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23.95mm"/>
    </style:style>
    <style:style style:name="co5" style:family="table-column">
      <style:table-column-properties fo:break-before="auto" style:column-width="29.21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14.52mm"/>
    </style:style>
    <style:style style:name="co8" style:family="table-column">
      <style:table-column-properties fo:break-before="auto" style:column-width="33.5mm"/>
    </style:style>
    <style:style style:name="co9" style:family="table-column">
      <style:table-column-properties fo:break-before="auto" style:column-width="76.52mm"/>
    </style:style>
    <style:style style:name="co10" style:family="table-column">
      <style:table-column-properties fo:break-before="auto" style:column-width="39.21mm"/>
    </style:style>
    <style:style style:name="co11" style:family="table-column">
      <style:table-column-properties fo:break-before="auto" style:column-width="42.47mm"/>
    </style:style>
    <style:style style:name="co12" style:family="table-column">
      <style:table-column-properties fo:break-before="auto" style:column-width="32.95mm"/>
    </style:style>
    <style:style style:name="co13" style:family="table-column">
      <style:table-column-properties fo:break-before="auto" style:column-width="34.03mm"/>
    </style:style>
    <style:style style:name="co14" style:family="table-column">
      <style:table-column-properties fo:break-before="auto" style:column-width="44.93mm"/>
    </style:style>
    <style:style style:name="co15" style:family="table-column">
      <style:table-column-properties fo:break-before="auto" style:column-width="60.45mm"/>
    </style:style>
    <style:style style:name="co16" style:family="table-column">
      <style:table-column-properties fo:break-before="auto" style:column-width="69.71mm"/>
    </style:style>
    <style:style style:name="co17" style:family="table-column">
      <style:table-column-properties fo:break-before="auto" style:column-width="29.4mm"/>
    </style:style>
    <style:style style:name="co18" style:family="table-column">
      <style:table-column-properties fo:break-before="auto" style:column-width="27.78mm"/>
    </style:style>
    <style:style style:name="co19" style:family="table-column">
      <style:table-column-properties fo:break-before="auto" style:column-width="40.48mm"/>
    </style:style>
    <style:style style:name="co20" style:family="table-column">
      <style:table-column-properties fo:break-before="auto" style:column-width="44.19mm"/>
    </style:style>
    <style:style style:name="co21" style:family="table-column">
      <style:table-column-properties fo:break-before="auto" style:column-width="40.66mm"/>
    </style:style>
    <style:style style:name="co22" style:family="table-column">
      <style:table-column-properties fo:break-before="auto" style:column-width="60.8mm"/>
    </style:style>
    <style:style style:name="co23" style:family="table-column">
      <style:table-column-properties fo:break-before="auto" style:column-width="27.59mm"/>
    </style:style>
    <style:style style:name="co24" style:family="table-column">
      <style:table-column-properties fo:break-before="auto" style:column-width="20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33mm" fo:break-before="auto" style:use-optimal-row-height="true"/>
    </style:style>
    <style:style style:name="ro3" style:family="table-row">
      <style:table-row-properties style:row-height="7.92mm" fo:break-before="auto" style:use-optimal-row-height="true"/>
    </style:style>
    <style:style style:name="ro4" style:family="table-row">
      <style:table-row-properties style:row-height="7.88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11.62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4.52mm" fo:break-before="auto" style:use-optimal-row-height="false"/>
    </style:style>
    <style:style style:name="ro10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Adopción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cccccc" fo:background-color="#93c47d" style:text-align-source="fix" style:repeat-content="false" fo:border-left="0.06pt solid #cccccc" fo:border-right="0.51pt solid #cccccc" fo:border-top="0.06pt solid #cccccc"/>
      <style:paragraph-properties fo:text-align="center" fo:margin-left="0mm"/>
      <style:text-properties style:text-outline="false" style:text-line-through-style="none" style:text-line-through-type="none" fo:font-size="9pt" fo:language="es" fo:country="CL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cccccc" style:text-align-source="fix" style:repeat-content="false" fo:border-left="0.06pt solid #cccccc" fo:border-right="0.51pt solid #cccccc" fo:border-top="0.06pt solid #cccccc"/>
      <style:paragraph-properties fo:text-align="justify"/>
      <style:text-properties style:text-outline="false" style:text-line-through-style="none" style:text-line-through-type="none" fo:font-size="9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cccccc" fo:background-color="#93c47d" style:text-align-source="fix" style:repeat-content="false" fo:border-left="0.06pt solid #cccccc" fo:border-right="0.51pt solid #cccccc" fo:border-top="0.06pt solid #cccccc" style:vertical-align="middle"/>
      <style:paragraph-properties fo:text-align="center" fo:margin-left="0mm"/>
      <style:text-properties style:text-outline="false" style:text-line-through-style="none" style:text-line-through-type="none" fo:font-size="9pt" fo:language="es" fo:country="CL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ce7" style:family="table-cell" style:parent-style-name="Default">
      <style:table-cell-properties fo:border-bottom="0.06pt solid #cccccc" fo:background-color="#93c47d" style:text-align-source="fix" style:repeat-content="false" fo:wrap-option="wrap" fo:border-left="0.06pt solid #cccccc" fo:border-right="0.51pt solid #cccccc" fo:border-top="0.06pt solid #cccccc"/>
      <style:paragraph-properties fo:text-align="center" fo:margin-left="0mm"/>
      <style:text-properties style:text-outline="false" style:text-line-through-style="none" style:text-line-through-type="none" fo:font-size="9pt" fo:language="es" fo:country="CL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4">
      <style:table-cell-properties fo:border-bottom="0.06pt solid #cccccc" style:text-align-source="fix" style:repeat-content="false" fo:border-left="0.06pt solid #cccccc" fo:border-right="0.51pt solid #cccccc" fo:border-top="0.06pt solid #cccccc"/>
      <style:paragraph-properties fo:text-align="end" fo:margin-left="0mm"/>
      <style:text-properties style:text-outline="false" style:text-line-through-style="none" style:text-line-through-type="none" fo:font-size="9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cccccc" style:text-align-source="fix" style:repeat-content="false" fo:border-left="0.06pt solid #cccccc" fo:border-right="0.51pt solid #cccccc" fo:border-top="0.06pt solid #cccccc"/>
      <style:paragraph-properties fo:text-align="end" fo:margin-left="0mm"/>
      <style:text-properties style:text-outline="false" style:text-line-through-style="none" style:text-line-through-type="none" fo:font-size="9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cccccc" fo:background-color="#93c47d" style:text-align-source="fix" style:repeat-content="false" fo:wrap-option="wrap" fo:border-left="0.06pt solid #cccccc" fo:border-right="0.51pt solid #cccccc" fo:border-top="0.06pt solid #cccccc" style:vertical-align="middle"/>
      <style:paragraph-properties fo:text-align="center" fo:margin-left="0mm"/>
      <style:text-properties style:text-outline="false" style:text-line-through-style="none" style:text-line-through-type="none" fo:font-size="9pt" fo:language="es" fo:country="CL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4">
      <style:table-cell-properties fo:border-bottom="0.06pt solid #cccccc" style:text-align-source="fix" style:repeat-content="false" fo:border-left="0.06pt solid #cccccc" fo:border-right="0.51pt solid #cccccc" fo:border-top="0.06pt solid #cccccc"/>
      <style:paragraph-properties fo:text-align="end" fo:margin-left="0mm"/>
      <style:text-properties style:text-outline="false" style:text-line-through-style="none" style:text-line-through-type="none" fo:font-size="9pt" fo:language="es" fo:country="CL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4"/>
    <style:style style:name="ce15" style:family="table-cell" style:parent-style-name="Default" style:data-style-name="N11">
      <style:table-cell-properties fo:border-bottom="0.06pt solid #cccccc" style:text-align-source="fix" style:repeat-content="false" fo:border-left="0.06pt solid #cccccc" fo:border-right="0.51pt solid #cccccc" fo:border-top="0.06pt solid #cccccc"/>
      <style:paragraph-properties fo:text-align="end" fo:margin-left="0mm"/>
      <style:text-properties style:text-outline="false" style:text-line-through-style="none" style:text-line-through-type="none" fo:font-size="9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99pt ridge #000000" fo:border-left="0.99pt ridge #000000" fo:border-right="none" fo:border-top="0.99pt ridge #000000"/>
    </style:style>
    <style:style style:name="ce17" style:family="table-cell" style:parent-style-name="Default">
      <style:table-cell-properties fo:border-bottom="none" style:text-align-source="fix" style:repeat-content="false" fo:border-left="0.99pt groove #000000" fo:border-right="none" fo:border-top="0.99pt groov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99pt groove #000000" fo:border-right="none" fo:border-top="none"/>
    </style:style>
    <style:style style:name="ce19" style:family="table-cell" style:parent-style-name="Default">
      <style:table-cell-properties fo:border-bottom="none" style:text-align-source="fix" style:repeat-content="false" fo:border-left="0.99pt groove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99pt groove #000000" fo:border-left="0.99pt groove #000000" fo:border-right="none" fo:border-top="none"/>
    </style:style>
    <style:style style:name="ce21" style:family="table-cell" style:parent-style-name="Default">
      <style:table-cell-properties style:text-align-source="fix" style:repeat-content="false" fo:border="0.06pt solid #b2b2b2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6pt solid #b2b2b2"/>
    </style:style>
    <style:style style:name="ce23" style:family="table-cell" style:parent-style-name="Default">
      <style:table-cell-properties style:text-align-source="fix" style:repeat-content="false" fo:border="0.06pt solid #b2b2b2"/>
      <style:paragraph-properties fo:text-align="start" fo:margin-left="3.53mm"/>
    </style:style>
    <style:style style:name="ce24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99pt groove #b2b2b2" style:text-align-source="fix" style:repeat-content="false" fo:border-left="0.99pt groove #b2b2b2" fo:border-right="0.99pt groove #b2b2b2" fo:border-top="0.99pt groov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99pt groove #b2b2b2"/>
    </style:style>
    <style:style style:name="ce27" style:family="table-cell" style:parent-style-name="Default">
      <style:table-cell-properties style:text-align-source="fix" style:repeat-content="false" fo:border="0.99pt groove #b2b2b2"/>
      <style:paragraph-properties fo:text-align="start" fo:margin-left="3.53m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99pt groove #b2b2b2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99pt groove #000000" style:text-align-source="fix" style:repeat-content="false" fo:border-left="none" fo:border-right="none" fo:border-top="none" style:vertical-align="middle"/>
      <style:paragraph-properties fo:text-align="end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none" fo:border-right="none" fo:border-top="0.99pt groov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122">
      <style:table-cell-properties fo:border-bottom="0.99pt groove #000000" fo:border-left="none" fo:border-right="none" fo:border-top="none"/>
    </style:style>
    <style:style style:name="ce35" style:family="table-cell" style:parent-style-name="Default">
      <style:table-cell-properties style:text-align-source="fix" style:repeat-content="false" fo:border="0.06pt solid #b2b2b2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b2b2b2" style:vertical-align="middle"/>
      <style:paragraph-properties fo:text-align="start" fo:margin-left="0mm"/>
    </style:style>
    <style:style style:name="ce37" style:family="table-cell" style:parent-style-name="Default">
      <style:table-cell-properties fo:border-bottom="0.99pt ridge #000000" fo:border-left="none" fo:border-right="none" fo:border-top="0.99pt ridge #000000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99pt groov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06pt solid #b2b2b2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order="0.06pt solid #b2b2b2"/>
      <style:paragraph-properties fo:text-align="start" fo:margin-left="0mm"/>
    </style:style>
    <style:style style:name="ce42" style:family="table-cell" style:parent-style-name="Default">
      <style:table-cell-properties fo:border-bottom="0.99pt ridge #000000" fo:border-left="none" fo:border-right="0.99pt ridge #000000" fo:border-top="0.99pt ridge #000000"/>
    </style:style>
    <style:style style:name="ce43" style:family="table-cell" style:parent-style-name="Default">
      <style:table-cell-properties fo:border-bottom="none" style:text-align-source="fix" style:repeat-content="false" fo:wrap-option="wrap" fo:border-left="none" fo:border-right="0.99pt groove #000000" fo:border-top="0.99pt groov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 style:data-style-name="N122">
      <style:table-cell-properties fo:border-bottom="none" fo:border-left="none" fo:border-right="0.99pt groove #000000" fo:border-top="none"/>
    </style:style>
    <style:style style:name="ce45" style:family="table-cell" style:parent-style-name="Default">
      <style:table-cell-properties fo:border-bottom="none" style:text-align-source="fix" style:repeat-content="false" fo:wrap-option="wrap" fo:border-left="none" fo:border-right="0.99pt groove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 style:data-style-name="N122">
      <style:table-cell-properties fo:border-bottom="0.99pt groove #000000" fo:border-left="none" fo:border-right="0.99pt groove #000000" fo:border-top="none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666666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66666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4">
      <style:table-cell-properties fo:background-color="#ffffff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666666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3434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3434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3434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6666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3434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>
      <style:table-cell-properties fo:border-bottom="0.74pt solid #999999" style:diagonal-bl-tr="none" style:diagonal-tl-br="none" fo:border-left="none" fo:border-right="none" style:rotation-align="none" fo:border-top="0.74pt solid #99999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0" style:family="table-cell" style:parent-style-name="Default" style:data-style-name="N11">
      <style:table-cell-properties fo:background-color="#ffffff" style:diagonal-bl-tr="none" style:diagonal-tl-br="none" style:text-align-source="value-type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66666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fo:border-bottom="0.74pt solid #999999" style:diagonal-bl-tr="none" style:diagonal-tl-br="none" fo:border-left="none" fo:border-right="0.74pt solid #999999" style:rotation-align="none" fo:border-top="0.74pt solid #99999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2" style:family="table-cell" style:parent-style-name="Default" style:data-style-name="N4">
      <style:table-cell-properties fo:background-color="#ffffff" style:diagonal-bl-tr="none" style:diagonal-tl-br="none" style:text-align-source="value-type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66666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43434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434343" style:text-outline="false" style:text-line-through-style="none" style:text-line-through-type="none" style:font-name="Arial" fo:font-size="9pt" fo:font-style="normal" fo:text-shadow="none" style:text-underline-style="none" fo:font-weight="normal" style:font-name-asian="Noto Sans CJK SC Regular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3434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value-type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66666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7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666666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43434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3434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 style:data-style-name="N4">
      <style:table-cell-properties fo:background-color="#ffffff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43434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 style:data-style-name="N3">
      <style:table-cell-properties fo:background-color="#ffffff" style:diagonal-bl-tr="none" style:diagonal-tl-br="none" style:text-align-source="value-type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3434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4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5" style:family="table-cell" style:parent-style-name="Campo_20_de_20_la_20_tabla_20_dinámica">
      <style:table-cell-properties fo:border-bottom="0.99pt solid #000000" fo:border-left="2.01pt solid #000000" fo:border-right="0.99pt solid #000000" fo:border-top="2.01pt solid #000000"/>
    </style:style>
    <style:style style:name="ce76" style:family="table-cell" style:parent-style-name="Categoría_20_de_20_la_20_tabla_20_dinámica" style:data-style-name="N0">
      <style:table-cell-properties fo:border-bottom="none" fo:border-left="2.01pt solid #000000" fo:border-right="0.99pt solid #000000" fo:border-top="0.99pt solid #000000"/>
    </style:style>
    <style:style style:name="ce77" style:family="table-cell" style:parent-style-name="Categoría_20_de_20_la_20_tabla_20_dinámica" style:data-style-name="N0">
      <style:table-cell-properties fo:border-bottom="none" fo:border-left="2.01pt solid #000000" fo:border-right="0.99pt solid #000000" fo:border-top="none"/>
    </style:style>
    <style:style style:name="ce78" style:family="table-cell" style:parent-style-name="Categoría_20_de_20_la_20_tabla_20_dinámica" style:data-style-name="N0">
      <style:table-cell-properties fo:border-bottom="0.99pt solid #000000" fo:border-left="2.01pt solid #000000" fo:border-right="0.99pt solid #000000" fo:border-top="none"/>
    </style:style>
    <style:style style:name="ce79" style:family="table-cell" style:parent-style-name="Categoría_20_de_20_la_20_tabla_20_dinámica" style:data-style-name="N0">
      <style:table-cell-properties fo:border-bottom="2.01pt solid #000000" fo:border-left="2.01pt solid #000000" fo:border-right="0.99pt solid #000000" fo:border-top="none"/>
    </style:style>
    <style:style style:name="ce80" style:family="table-cell" style:parent-style-name="Default">
      <style:table-cell-properties fo:border="0.99pt solid #000000"/>
    </style:style>
    <style:style style:name="ce81" style:family="table-cell" style:parent-style-name="Campo_20_de_20_la_20_tabla_20_dinámica">
      <style:table-cell-properties fo:border-bottom="0.99pt solid #000000" fo:border-left="0.99pt solid #000000" fo:border-right="0.99pt solid #000000" fo:border-top="2.01pt solid #000000"/>
    </style:style>
    <style:style style:name="ce82" style:family="table-cell" style:parent-style-name="Categoría_20_de_20_la_20_tabla_20_dinámica" style:data-style-name="N0">
      <style:table-cell-properties fo:border-bottom="none" fo:border-left="0.99pt solid #000000" fo:border-right="0.99pt solid #000000" fo:border-top="0.99pt solid #000000"/>
    </style:style>
    <style:style style:name="ce83" style:family="table-cell" style:parent-style-name="Categoría_20_de_20_la_20_tabla_20_dinámica" style:data-style-name="N0">
      <style:table-cell-properties fo:border-bottom="none" fo:border-left="0.99pt solid #000000" fo:border-right="0.99pt solid #000000" fo:border-top="none"/>
    </style:style>
    <style:style style:name="ce84" style:family="table-cell" style:parent-style-name="Categoría_20_de_20_la_20_tabla_20_dinámica" style:data-style-name="N0">
      <style:table-cell-properties fo:border-bottom="0.99pt solid #000000" fo:border-left="0.99pt solid #000000" fo:border-right="0.99pt solid #000000" fo:border-top="none"/>
    </style:style>
    <style:style style:name="ce85" style:family="table-cell" style:parent-style-name="Categoría_20_de_20_la_20_tabla_20_dinámica" style:data-style-name="N0">
      <style:table-cell-properties fo:border-bottom="2.01pt solid #000000" fo:border-left="0.99pt solid #000000" fo:border-right="0.99pt solid #000000" fo:border-top="none"/>
    </style:style>
    <style:style style:name="ce86" style:family="table-cell" style:parent-style-name="Esquina_20_de_20_la_20_tabla_20_dinámica">
      <style:table-cell-properties fo:border-bottom="0.99pt solid #000000" fo:border-left="0.99pt solid #000000" fo:border-right="2.01pt solid #000000" fo:border-top="2.01pt solid #000000"/>
    </style:style>
    <style:style style:name="ce87" style:family="table-cell" style:parent-style-name="Valor_20_de_20_la_20_tabla_20_dinámica" style:data-style-name="N4">
      <style:table-cell-properties fo:border-bottom="none" fo:border-left="0.99pt solid #000000" fo:border-right="2.01pt solid #000000" fo:border-top="0.99pt solid #000000"/>
    </style:style>
    <style:style style:name="ce88" style:family="table-cell" style:parent-style-name="Valor_20_de_20_la_20_tabla_20_dinámica" style:data-style-name="N4">
      <style:table-cell-properties fo:border-bottom="none" fo:border-left="0.99pt solid #000000" fo:border-right="2.01pt solid #000000" fo:border-top="none"/>
    </style:style>
    <style:style style:name="ce89" style:family="table-cell" style:parent-style-name="Valor_20_de_20_la_20_tabla_20_dinámica" style:data-style-name="N4">
      <style:table-cell-properties fo:border-bottom="0.99pt solid #000000" fo:border-left="0.99pt solid #000000" fo:border-right="2.01pt solid #000000" fo:border-top="none"/>
    </style:style>
    <style:style style:name="ce90" style:family="table-cell" style:parent-style-name="Valor_20_de_20_la_20_tabla_20_dinámica" style:data-style-name="N4">
      <style:table-cell-properties fo:border-bottom="2.01pt solid #000000" fo:border-left="0.99pt solid #000000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Hectare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8"/>
        <table:table-column table:style-name="co4" table:number-columns-repeated="2" table:default-cell-style-name="Default"/>
        <table:table-column table:style-name="co1" table:default-cell-style-name="Default"/>
        <table:table-column table:style-name="co1" table:number-columns-repeated="3" table:default-cell-style-name="ce8"/>
        <table:table-column table:style-name="co1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Default"/>
          <table:table-cell table:style-name="ce1"/>
          <table:table-cell table:style-name="ce3" office:value-type="string" calcext:value-type="string" table:number-columns-spanned="3" table:number-rows-spanned="1">
            <text:p>ADOPCIÓN de AP</text:p>
          </table:table-cell>
          <table:covered-table-cell table:number-columns-repeated="2" table:style-name="ce1"/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/>
          <table:table-cell table:style-name="ce1"/>
          <table:table-cell table:style-name="ce1" office:value-type="string" calcext:value-type="string">
            <text:p>5 años</text:p>
          </table:table-cell>
          <table:table-cell table:style-name="ce1" office:value-type="string" calcext:value-type="string">
            <text:p>10 años</text:p>
          </table:table-cell>
          <table:table-cell table:style-name="ce1" office:value-type="string" calcext:value-type="string">
            <text:p>20 años</text:p>
          </table:table-cell>
          <table:table-cell/>
          <table:table-cell table:style-name="ce13" office:value-type="string" calcext:value-type="string" table:number-columns-spanned="3" table:number-rows-spanned="1">
            <text:p>Numero de Unidades productivas x UMA</text:p>
          </table:table-cell>
          <table:covered-table-cell table:number-columns-repeated="2" table:style-name="Default"/>
          <table:table-cell table:style-name="Default"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Escenario 1</text:p>
          </table:table-cell>
          <table:table-cell table:style-name="ce6" table:formula="of:=[.E3]/2" office:value-type="percentage" office:value="0.13" calcext:value-type="percentage">
            <text:p>13,00%</text:p>
          </table:table-cell>
          <table:table-cell table:style-name="ce6" table:formula="of:=[.F3]/2" office:value-type="percentage" office:value="0.26" calcext:value-type="percentage">
            <text:p>26,00%</text:p>
          </table:table-cell>
          <table:table-cell table:style-name="ce6" office:value-type="percentage" office:value="0.52" calcext:value-type="percentage">
            <text:p>52,00%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Escenario 2</text:p>
          </table:table-cell>
          <table:table-cell table:style-name="ce6" table:formula="of:=[.E4]/2" office:value-type="percentage" office:value="0.0675" calcext:value-type="percentage">
            <text:p>6,75%</text:p>
          </table:table-cell>
          <table:table-cell table:style-name="ce6" table:formula="of:=[.F4]/2" office:value-type="percentage" office:value="0.135" calcext:value-type="percentage">
            <text:p>13,50%</text:p>
          </table:table-cell>
          <table:table-cell table:style-name="ce6" table:formula="of:=0.27" office:value-type="percentage" office:value="0.27" calcext:value-type="percentage">
            <text:p>27,00%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Escenario 3</text:p>
          </table:table-cell>
          <table:table-cell table:style-name="ce6" table:formula="of:=[.E5]/2" office:value-type="percentage" office:value="0.03" calcext:value-type="percentage">
            <text:p>3,00%</text:p>
          </table:table-cell>
          <table:table-cell table:style-name="ce6" table:formula="of:=[.F5]/2" office:value-type="percentage" office:value="0.06" calcext:value-type="percentage">
            <text:p>6,00%</text:p>
          </table:table-cell>
          <table:table-cell table:style-name="ce6" table:formula="of:=0.12" office:value-type="percentage" office:value="0.12" calcext:value-type="percentage">
            <text:p>12,00%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CLASIFICACIÓN</text:p>
          </table:table-cell>
          <table:table-cell table:style-name="ce1" office:value-type="string" calcext:value-type="string">
            <text:p>TIPO_ESPECIE</text:p>
          </table:table-cell>
          <table:table-cell table:style-name="ce7" office:value-type="string" calcext:value-type="string">
            <text:p>Iot Accesos x Hora</text:p>
          </table:table-cell>
          <table:table-cell table:style-name="ce7" office:value-type="string" calcext:value-type="string">
            <text:p>IoT MB Mes x UMA</text:p>
          </table:table-cell>
          <table:table-cell table:style-name="ce7" office:value-type="string" calcext:value-type="string">
            <text:p>Internet Transacciona Accesos x hora</text:p>
          </table:table-cell>
          <table:table-cell table:style-name="ce7" office:value-type="string" calcext:value-type="string">
            <text:p>Internet Transaccional MB x UMA / mes</text:p>
          </table:table-cell>
          <table:table-cell table:style-name="ce7" office:value-type="string" calcext:value-type="string">
            <text:p>Internet Video Stream Accesos x hora</text:p>
          </table:table-cell>
          <table:table-cell table:style-name="ce7" office:value-type="string" calcext:value-type="string">
            <text:p>Internet Video Streaml GB x UMA / mes</text:p>
          </table:table-cell>
          <table:table-cell table:style-name="ce7" office:value-type="string" calcext:value-type="string">
            <text:p>Ind Adopcion</text:p>
          </table:table-cell>
          <table:table-cell table:style-name="ce7" office:value-type="string" calcext:value-type="string">
            <text:p>Adopción Actual</text:p>
          </table:table-cell>
          <table:table-cell table:style-name="ce1" office:value-type="string" calcext:value-type="string">
            <text:p>Ha</text:p>
          </table:table-cell>
          <table:table-cell table:style-name="ce7" office:value-type="string" calcext:value-type="string">
            <text:p>Cantidad de Uma</text:p>
          </table:table-cell>
          <table:table-cell table:style-name="ce7" office:value-type="string" calcext:value-type="string">
            <text:p>5 años</text:p>
          </table:table-cell>
          <table:table-cell table:style-name="ce7" office:value-type="string" calcext:value-type="string">
            <text:p>10 años</text:p>
          </table:table-cell>
          <table:table-cell table:style-name="ce7" office:value-type="string" calcext:value-type="string">
            <text:p>20 años</text:p>
          </table:table-cell>
          <table:table-cell table:style-name="ce1" office:value-type="string" calcext:value-type="string">
            <text:p>SIN TECNIFICAR</text:p>
          </table:table-cell>
          <table:table-cell table:style-name="ce1" office:value-type="string" calcext:value-type="string">
            <text:p>TECNIFICADO</text:p>
          </table:table-cell>
          <table:table-cell table:style-name="ce1" office:value-type="string" calcext:value-type="string">
            <text:p>% TEC</text:p>
          </table:table-cell>
        </table:table-row>
        <table:table-row table:style-name="ro1">
          <table:table-cell/>
          <table:table-cell office:value-type="string" calcext:value-type="string">
            <text:p>FRUTA FRESCA</text:p>
          </table:table-cell>
          <table:table-cell office:value-type="string" calcext:value-type="string">
            <text:p>CEREZO</text:p>
          </table:table-cell>
          <table:table-cell table:formula="of:=[TEstimacionesxUnidadProductiva.$D39]*[.$K$2]" office:value-type="float" office:value="29279" calcext:value-type="float">
            <text:p>29.279,00</text:p>
          </table:table-cell>
          <table:table-cell table:formula="of:=[TEstimacionesxUnidadProductiva.$F39]*[.$K$2]" office:value-type="float" office:value="9298.51963583006" calcext:value-type="float">
            <text:p>9.298,52</text:p>
          </table:table-cell>
          <table:table-cell table:style-name="ce8" table:formula="of:=[TEstimacionesxUnidadProductiva.$D45]*[.$K$2]" office:value-type="float" office:value="4690" calcext:value-type="float">
            <text:p>4.690,00</text:p>
          </table:table-cell>
          <table:table-cell table:style-name="ce8" table:formula="of:=[TEstimacionesxUnidadProductiva.$F45]*[.$K$2]" office:value-type="float" office:value="173837.578289918" calcext:value-type="float">
            <text:p>173.837,58</text:p>
          </table:table-cell>
          <table:table-cell table:style-name="ce8" table:formula="of:=[TEstimacionesxUnidadProductiva.$D48]*[.$K$2]" office:value-type="float" office:value="4020" calcext:value-type="float">
            <text:p>4.020,00</text:p>
          </table:table-cell>
          <table:table-cell table:formula="of:=[TEstimacionesxUnidadProductiva.$F48]*[.$K$2]" office:value-type="float" office:value="4599.44641358567" calcext:value-type="float">
            <text:p>4.599,45</text:p>
          </table:table-cell>
          <table:table-cell table:style-name="ce14" table:formula="of:=[.M8]*[.K8]" office:value-type="float" office:value="12.1545" calcext:value-type="float">
            <text:p>12,15</text:p>
          </table:table-cell>
          <table:table-cell table:style-name="ce6" table:formula="of:=[.$D$32]" office:value-type="percentage" office:value="0.005" calcext:value-type="percentage">
            <text:p>0,50%</text:p>
          </table:table-cell>
          <table:table-cell table:style-name="ce9" office:value-type="float" office:value="24309" calcext:value-type="float">
            <text:p>24309</text:p>
          </table:table-cell>
          <table:table-cell table:formula="of:=[.L8]/10" office:value-type="float" office:value="2430.9" calcext:value-type="float">
            <text:p>2430,9</text:p>
          </table:table-cell>
          <table:table-cell table:style-name="ce6" table:number-columns-repeated="3"/>
          <table:table-cell table:style-name="ce9" office:value-type="float" office:value="5809" calcext:value-type="float">
            <text:p>5809</text:p>
          </table:table-cell>
          <table:table-cell table:style-name="ce9" office:value-type="float" office:value="18500" calcext:value-type="float">
            <text:p>18500</text:p>
          </table:table-cell>
          <table:table-cell table:style-name="ce15" office:value-type="percentage" office:value="0.761" calcext:value-type="percentage">
            <text:p>76,1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UELAS</text:p>
          </table:table-cell>
          <table:table-cell table:formula="of:=[TEstimacionesxUnidadProductiva.$D66]*[.$K$2]" office:value-type="float" office:value="29279" calcext:value-type="float">
            <text:p>29.279,00</text:p>
          </table:table-cell>
          <table:table-cell table:formula="of:=[TEstimacionesxUnidadProductiva.$F66]" office:value-type="float" office:value="109.379235259335" calcext:value-type="float">
            <text:p>109,38</text:p>
          </table:table-cell>
          <table:table-cell table:style-name="ce8" table:formula="of:=[TEstimacionesxUnidadProductiva.$D72]" office:value-type="float" office:value="70" calcext:value-type="float">
            <text:p>70,00</text:p>
          </table:table-cell>
          <table:table-cell table:style-name="ce8" table:formula="of:=[TEstimacionesxUnidadProductiva.$F72]" office:value-type="float" office:value="2705.77852896852" calcext:value-type="float">
            <text:p>2.705,78</text:p>
          </table:table-cell>
          <table:table-cell table:style-name="ce8" table:formula="of:=[TEstimacionesxUnidadProductiva.$D75]" office:value-type="float" office:value="60" calcext:value-type="float">
            <text:p>60,00</text:p>
          </table:table-cell>
          <table:table-cell table:formula="of:=[TEstimacionesxUnidadProductiva.$F75]" office:value-type="float" office:value="54.5441665189504" calcext:value-type="float">
            <text:p>54,54</text:p>
          </table:table-cell>
          <table:table-cell table:style-name="ce14" table:formula="of:=[.M9]*[.K9]" office:value-type="float" office:value="8.984" calcext:value-type="float">
            <text:p>8,98</text:p>
          </table:table-cell>
          <table:table-cell table:style-name="ce6" table:formula="of:=[.$D$32]" office:value-type="percentage" office:value="0.005" calcext:value-type="percentage">
            <text:p>0,50%</text:p>
          </table:table-cell>
          <table:table-cell table:style-name="ce9" office:value-type="float" office:value="17968" calcext:value-type="float">
            <text:p>17968</text:p>
          </table:table-cell>
          <table:table-cell table:formula="of:=[.L9]/10" office:value-type="float" office:value="1796.8" calcext:value-type="float">
            <text:p>1796,8</text:p>
          </table:table-cell>
          <table:table-cell table:style-name="ce6" table:number-columns-repeated="3"/>
          <table:table-cell table:style-name="ce9" office:value-type="float" office:value="6743" calcext:value-type="float">
            <text:p>6743</text:p>
          </table:table-cell>
          <table:table-cell table:style-name="ce9" office:value-type="float" office:value="11225" calcext:value-type="float">
            <text:p>11225</text:p>
          </table:table-cell>
          <table:table-cell table:style-name="ce15" office:value-type="percentage" office:value="0.6247" calcext:value-type="percentage">
            <text:p>62,47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ÍTRICOS</text:p>
          </table:table-cell>
          <table:table-cell table:formula="of:=[TEstimacionesxUnidadProductiva.$D93]" office:value-type="float" office:value="437" calcext:value-type="float">
            <text:p>437,00</text:p>
          </table:table-cell>
          <table:table-cell table:formula="of:=[TEstimacionesxUnidadProductiva.$F93]" office:value-type="float" office:value="150.300474479864" calcext:value-type="float">
            <text:p>150,30</text:p>
          </table:table-cell>
          <table:table-cell table:style-name="ce8" table:formula="of:=[TEstimacionesxUnidadProductiva.$D99]" office:value-type="float" office:value="70" calcext:value-type="float">
            <text:p>70,00</text:p>
          </table:table-cell>
          <table:table-cell table:style-name="ce8" table:formula="of:=[TEstimacionesxUnidadProductiva.$F99]" office:value-type="float" office:value="3718.07131195579" calcext:value-type="float">
            <text:p>3.718,07</text:p>
          </table:table-cell>
          <table:table-cell table:style-name="ce8" table:formula="of:=[TEstimacionesxUnidadProductiva.$D102]" office:value-type="float" office:value="60" calcext:value-type="float">
            <text:p>60,00</text:p>
          </table:table-cell>
          <table:table-cell table:formula="of:=[TEstimacionesxUnidadProductiva.$F102]" office:value-type="float" office:value="74.9503695876983" calcext:value-type="float">
            <text:p>74,95</text:p>
          </table:table-cell>
          <table:table-cell table:style-name="ce14" table:formula="of:=[.M10]*[.K10]" office:value-type="float" office:value="11.491" calcext:value-type="float">
            <text:p>11,49</text:p>
          </table:table-cell>
          <table:table-cell table:style-name="ce6" table:formula="of:=[.$D$32]" office:value-type="percentage" office:value="0.005" calcext:value-type="percentage">
            <text:p>0,50%</text:p>
          </table:table-cell>
          <table:table-cell table:style-name="ce9" office:value-type="float" office:value="22982" calcext:value-type="float">
            <text:p>22982</text:p>
          </table:table-cell>
          <table:table-cell table:formula="of:=[.L10]/10" office:value-type="float" office:value="2298.2" calcext:value-type="float">
            <text:p>2298,2</text:p>
          </table:table-cell>
          <table:table-cell table:style-name="ce6" table:number-columns-repeated="3"/>
          <table:table-cell table:style-name="ce9" office:value-type="float" office:value="4094" calcext:value-type="float">
            <text:p>4094</text:p>
          </table:table-cell>
          <table:table-cell table:style-name="ce9" office:value-type="float" office:value="18889" calcext:value-type="float">
            <text:p>18889</text:p>
          </table:table-cell>
          <table:table-cell table:style-name="ce15" office:value-type="percentage" office:value="0.8219" calcext:value-type="percentage">
            <text:p>82,1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RAZNOS Y NECTARINAS</text:p>
          </table:table-cell>
          <table:table-cell table:formula="of:=[TEstimacionesxUnidadProductiva.$D120]" office:value-type="float" office:value="437" calcext:value-type="float">
            <text:p>437,00</text:p>
          </table:table-cell>
          <table:table-cell table:formula="of:=[TEstimacionesxUnidadProductiva.$F120]" office:value-type="float" office:value="100.310989042616" calcext:value-type="float">
            <text:p>100,31</text:p>
          </table:table-cell>
          <table:table-cell table:style-name="ce8" table:formula="of:=[TEstimacionesxUnidadProductiva.$D126]" office:value-type="float" office:value="70" calcext:value-type="float">
            <text:p>70,00</text:p>
          </table:table-cell>
          <table:table-cell table:style-name="ce8" table:formula="of:=[TEstimacionesxUnidadProductiva.$F126]" office:value-type="float" office:value="2481.45198425988" calcext:value-type="float">
            <text:p>2.481,45</text:p>
          </table:table-cell>
          <table:table-cell table:style-name="ce8" table:formula="of:=[TEstimacionesxUnidadProductiva.$D129]" office:value-type="float" office:value="60" calcext:value-type="float">
            <text:p>60,00</text:p>
          </table:table-cell>
          <table:table-cell table:formula="of:=[TEstimacionesxUnidadProductiva.$F129]" office:value-type="float" office:value="50.0221022486447" calcext:value-type="float">
            <text:p>50,02</text:p>
          </table:table-cell>
          <table:table-cell table:style-name="ce14" table:formula="of:=[.M11]*[.K11]" office:value-type="float" office:value="6.1915" calcext:value-type="float">
            <text:p>6,19</text:p>
          </table:table-cell>
          <table:table-cell table:style-name="ce6" table:formula="of:=[.$D$32]" office:value-type="percentage" office:value="0.005" calcext:value-type="percentage">
            <text:p>0,50%</text:p>
          </table:table-cell>
          <table:table-cell table:style-name="ce9" office:value-type="float" office:value="12383" calcext:value-type="float">
            <text:p>12383</text:p>
          </table:table-cell>
          <table:table-cell table:formula="of:=[.L11]/10" office:value-type="float" office:value="1238.3" calcext:value-type="float">
            <text:p>1238,3</text:p>
          </table:table-cell>
          <table:table-cell table:style-name="ce6" table:number-columns-repeated="3"/>
          <table:table-cell table:style-name="ce9" office:value-type="float" office:value="5188" calcext:value-type="float">
            <text:p>5188</text:p>
          </table:table-cell>
          <table:table-cell table:style-name="ce9" office:value-type="float" office:value="7195" calcext:value-type="float">
            <text:p>7195</text:p>
          </table:table-cell>
          <table:table-cell table:style-name="ce15" office:value-type="percentage" office:value="0.581" calcext:value-type="percentage">
            <text:p>58,1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WI</text:p>
          </table:table-cell>
          <table:table-cell table:formula="of:=[TEstimacionesxUnidadProductiva.$D147]" office:value-type="float" office:value="437" calcext:value-type="float">
            <text:p>437,00</text:p>
          </table:table-cell>
          <table:table-cell table:formula="of:=[TEstimacionesxUnidadProductiva.$F147]" office:value-type="float" office:value="131.458443439174" calcext:value-type="float">
            <text:p>131,46</text:p>
          </table:table-cell>
          <table:table-cell table:style-name="ce8" table:formula="of:=[TEstimacionesxUnidadProductiva.$D153]" office:value-type="float" office:value="70" calcext:value-type="float">
            <text:p>70,00</text:p>
          </table:table-cell>
          <table:table-cell table:style-name="ce8" table:formula="of:=[TEstimacionesxUnidadProductiva.$F153]" office:value-type="float" office:value="3251.96489869391" calcext:value-type="float">
            <text:p>3.251,96</text:p>
          </table:table-cell>
          <table:table-cell table:style-name="ce8" table:formula="of:=[TEstimacionesxUnidadProductiva.$D156]" office:value-type="float" office:value="60" calcext:value-type="float">
            <text:p>60,00</text:p>
          </table:table-cell>
          <table:table-cell table:formula="of:=[TEstimacionesxUnidadProductiva.$F156]" office:value-type="float" office:value="65.5544099596947" calcext:value-type="float">
            <text:p>65,55</text:p>
          </table:table-cell>
          <table:table-cell table:style-name="ce14" table:formula="of:=[.M12]*[.K12]" office:value-type="float" office:value="4.758" calcext:value-type="float">
            <text:p>4,76</text:p>
          </table:table-cell>
          <table:table-cell table:style-name="ce6" table:formula="of:=[.$D$32]" office:value-type="percentage" office:value="0.005" calcext:value-type="percentage">
            <text:p>0,50%</text:p>
          </table:table-cell>
          <table:table-cell table:style-name="ce9" office:value-type="float" office:value="9516" calcext:value-type="float">
            <text:p>9516</text:p>
          </table:table-cell>
          <table:table-cell table:formula="of:=[.L12]/10" office:value-type="float" office:value="951.6" calcext:value-type="float">
            <text:p>951,6</text:p>
          </table:table-cell>
          <table:table-cell table:style-name="ce6" table:number-columns-repeated="3"/>
          <table:table-cell table:style-name="ce9" office:value-type="float" office:value="2559" calcext:value-type="float">
            <text:p>2559</text:p>
          </table:table-cell>
          <table:table-cell table:style-name="ce9" office:value-type="float" office:value="6957" calcext:value-type="float">
            <text:p>6957</text:p>
          </table:table-cell>
          <table:table-cell table:style-name="ce15" office:value-type="percentage" office:value="0.7311" calcext:value-type="percentage">
            <text:p>73,1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LIVO</text:p>
          </table:table-cell>
          <table:table-cell table:formula="of:=[TEstimacionesxUnidadProductiva.$D174]" office:value-type="float" office:value="437" calcext:value-type="float">
            <text:p>437,00</text:p>
          </table:table-cell>
          <table:table-cell table:formula="of:=[TEstimacionesxUnidadProductiva.$F174]" office:value-type="float" office:value="171.321374748828" calcext:value-type="float">
            <text:p>171,32</text:p>
          </table:table-cell>
          <table:table-cell table:style-name="ce8" table:formula="of:=[TEstimacionesxUnidadProductiva.$D180]" office:value-type="float" office:value="70" calcext:value-type="float">
            <text:p>70,00</text:p>
          </table:table-cell>
          <table:table-cell table:style-name="ce8" table:formula="of:=[TEstimacionesxUnidadProductiva.$F180]" office:value-type="float" office:value="4238.07769591427" calcext:value-type="float">
            <text:p>4.238,08</text:p>
          </table:table-cell>
          <table:table-cell table:style-name="ce8" table:formula="of:=[TEstimacionesxUnidadProductiva.$D183]" office:value-type="float" office:value="60" calcext:value-type="float">
            <text:p>60,00</text:p>
          </table:table-cell>
          <table:table-cell table:formula="of:=[TEstimacionesxUnidadProductiva.$F183]" office:value-type="float" office:value="68.6484539341144" calcext:value-type="float">
            <text:p>68,65</text:p>
          </table:table-cell>
          <table:table-cell table:style-name="ce14" table:formula="of:=[.M13]*[.K13]" office:value-type="float" office:value="10.1715" calcext:value-type="float">
            <text:p>10,17</text:p>
          </table:table-cell>
          <table:table-cell table:style-name="ce6" table:formula="of:=[.$D$32]" office:value-type="percentage" office:value="0.005" calcext:value-type="percentage">
            <text:p>0,50%</text:p>
          </table:table-cell>
          <table:table-cell table:style-name="ce9" office:value-type="float" office:value="20343" calcext:value-type="float">
            <text:p>20343</text:p>
          </table:table-cell>
          <table:table-cell table:formula="of:=[.L13]/10" office:value-type="float" office:value="2034.3" calcext:value-type="float">
            <text:p>2034,3</text:p>
          </table:table-cell>
          <table:table-cell table:style-name="ce6" table:number-columns-repeated="3"/>
          <table:table-cell table:style-name="ce9" office:value-type="float" office:value="1563" calcext:value-type="float">
            <text:p>1563</text:p>
          </table:table-cell>
          <table:table-cell table:style-name="ce9" office:value-type="float" office:value="18780" calcext:value-type="float">
            <text:p>18780</text:p>
          </table:table-cell>
          <table:table-cell table:style-name="ce15" office:value-type="percentage" office:value="0.9232" calcext:value-type="percentage">
            <text:p>92,32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TAS</text:p>
          </table:table-cell>
          <table:table-cell table:formula="of:=[TEstimacionesxUnidadProductiva.$D201]" office:value-type="float" office:value="437" calcext:value-type="float">
            <text:p>437,00</text:p>
          </table:table-cell>
          <table:table-cell table:formula="of:=[TEstimacionesxUnidadProductiva.$F201]" office:value-type="float" office:value="176.592163167699" calcext:value-type="float">
            <text:p>176,59</text:p>
          </table:table-cell>
          <table:table-cell table:style-name="ce8" table:formula="of:=[TEstimacionesxUnidadProductiva.$D207]" office:value-type="float" office:value="70" calcext:value-type="float">
            <text:p>70,00</text:p>
          </table:table-cell>
          <table:table-cell table:style-name="ce8" table:formula="of:=[TEstimacionesxUnidadProductiva.$F207]" office:value-type="float" office:value="4368.46429169457" calcext:value-type="float">
            <text:p>4.368,46</text:p>
          </table:table-cell>
          <table:table-cell table:style-name="ce8" table:formula="of:=[TEstimacionesxUnidadProductiva.$D210]" office:value-type="float" office:value="60" calcext:value-type="float">
            <text:p>60,00</text:p>
          </table:table-cell>
          <table:table-cell table:formula="of:=[TEstimacionesxUnidadProductiva.$F210]" office:value-type="float" office:value="88.0612515796373" calcext:value-type="float">
            <text:p>88,06</text:p>
          </table:table-cell>
          <table:table-cell table:style-name="ce14" table:formula="of:=[.M14]*[.K14]" office:value-type="float" office:value="14.9665" calcext:value-type="float">
            <text:p>14,97</text:p>
          </table:table-cell>
          <table:table-cell table:style-name="ce6" table:formula="of:=[.$D$32]" office:value-type="percentage" office:value="0.005" calcext:value-type="percentage">
            <text:p>0,50%</text:p>
          </table:table-cell>
          <table:table-cell table:style-name="ce9" office:value-type="float" office:value="29933" calcext:value-type="float">
            <text:p>29933</text:p>
          </table:table-cell>
          <table:table-cell table:formula="of:=[.L14]/10" office:value-type="float" office:value="2993.3" calcext:value-type="float">
            <text:p>2993,3</text:p>
          </table:table-cell>
          <table:table-cell table:style-name="ce6" table:number-columns-repeated="3"/>
          <table:table-cell table:style-name="ce9" office:value-type="float" office:value="1539" calcext:value-type="float">
            <text:p>1539</text:p>
          </table:table-cell>
          <table:table-cell table:style-name="ce9" office:value-type="float" office:value="28394" calcext:value-type="float">
            <text:p>28394</text:p>
          </table:table-cell>
          <table:table-cell table:style-name="ce15" office:value-type="percentage" office:value="0.9486" calcext:value-type="percentage">
            <text:p>94,86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MÁCEAS</text:p>
          </table:table-cell>
          <table:table-cell table:formula="of:=[TEstimacionesxUnidadProductiva.$D228]" office:value-type="float" office:value="437" calcext:value-type="float">
            <text:p>437,00</text:p>
          </table:table-cell>
          <table:table-cell table:formula="of:=[TEstimacionesxUnidadProductiva.$F228]" office:value-type="float" office:value="92.9443359375" calcext:value-type="float">
            <text:p>92,94</text:p>
          </table:table-cell>
          <table:table-cell table:style-name="ce8" table:formula="of:=[TEstimacionesxUnidadProductiva.$D234]" office:value-type="float" office:value="70" calcext:value-type="float">
            <text:p>70,00</text:p>
          </table:table-cell>
          <table:table-cell table:style-name="ce8" table:formula="of:=[TEstimacionesxUnidadProductiva.$F234]" office:value-type="float" office:value="2299.21875" calcext:value-type="float">
            <text:p>2.299,22</text:p>
          </table:table-cell>
          <table:table-cell table:style-name="ce8" table:formula="of:=[TEstimacionesxUnidadProductiva.$D237]" office:value-type="float" office:value="60" calcext:value-type="float">
            <text:p>60,00</text:p>
          </table:table-cell>
          <table:table-cell table:formula="of:=[TEstimacionesxUnidadProductiva.$F237]" office:value-type="float" office:value="46.3485717773438" calcext:value-type="float">
            <text:p>46,35</text:p>
          </table:table-cell>
          <table:table-cell table:style-name="ce14" table:formula="of:=[.M15]*[.K15]" office:value-type="float" office:value="22.6835" calcext:value-type="float">
            <text:p>22,68</text:p>
          </table:table-cell>
          <table:table-cell table:style-name="ce6" table:formula="of:=[.$D$32]" office:value-type="percentage" office:value="0.005" calcext:value-type="percentage">
            <text:p>0,50%</text:p>
          </table:table-cell>
          <table:table-cell table:style-name="ce9" office:value-type="float" office:value="45367" calcext:value-type="float">
            <text:p>45367</text:p>
          </table:table-cell>
          <table:table-cell table:formula="of:=[.L15]/10" office:value-type="float" office:value="4536.7" calcext:value-type="float">
            <text:p>4536,7</text:p>
          </table:table-cell>
          <table:table-cell table:style-name="ce6" table:number-columns-repeated="3"/>
          <table:table-cell table:style-name="ce9" office:value-type="float" office:value="20619" calcext:value-type="float">
            <text:p>20619</text:p>
          </table:table-cell>
          <table:table-cell table:style-name="ce9" office:value-type="float" office:value="24748" calcext:value-type="float">
            <text:p>24748</text:p>
          </table:table-cell>
          <table:table-cell table:style-name="ce15" office:value-type="percentage" office:value="0.5455" calcext:value-type="percentage">
            <text:p>54,55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VA DE MESA</text:p>
          </table:table-cell>
          <table:table-cell table:formula="of:=[TEstimacionesxUnidadProductiva.$D255]" office:value-type="float" office:value="437" calcext:value-type="float">
            <text:p>437,00</text:p>
          </table:table-cell>
          <table:table-cell table:formula="of:=[TEstimacionesxUnidadProductiva.$F255]" office:value-type="float" office:value="170.844098632158" calcext:value-type="float">
            <text:p>170,84</text:p>
          </table:table-cell>
          <table:table-cell table:style-name="ce8" table:formula="of:=[TEstimacionesxUnidadProductiva.$D261]" office:value-type="float" office:value="70" calcext:value-type="float">
            <text:p>70,00</text:p>
          </table:table-cell>
          <table:table-cell table:style-name="ce8" table:formula="of:=[TEstimacionesxUnidadProductiva.$F261]" office:value-type="float" office:value="4226.27103566644" calcext:value-type="float">
            <text:p>4.226,27</text:p>
          </table:table-cell>
          <table:table-cell table:style-name="ce8" table:formula="of:=[TEstimacionesxUnidadProductiva.$D264]" office:value-type="float" office:value="60" calcext:value-type="float">
            <text:p>60,00</text:p>
          </table:table-cell>
          <table:table-cell table:formula="of:=[TEstimacionesxUnidadProductiva.$F264]" office:value-type="float" office:value="85.1948630147066" calcext:value-type="float">
            <text:p>85,19</text:p>
          </table:table-cell>
          <table:table-cell table:style-name="ce14" table:formula="of:=[.M16]*[.K16]" office:value-type="float" office:value="24.291" calcext:value-type="float">
            <text:p>24,29</text:p>
          </table:table-cell>
          <table:table-cell table:style-name="ce6" table:formula="of:=[.$D$32]" office:value-type="percentage" office:value="0.005" calcext:value-type="percentage">
            <text:p>0,50%</text:p>
          </table:table-cell>
          <table:table-cell table:style-name="ce9" office:value-type="float" office:value="48582" calcext:value-type="float">
            <text:p>48582</text:p>
          </table:table-cell>
          <table:table-cell table:formula="of:=[.L16]/10" office:value-type="float" office:value="4858.2" calcext:value-type="float">
            <text:p>4858,2</text:p>
          </table:table-cell>
          <table:table-cell table:style-name="ce6" table:number-columns-repeated="3"/>
          <table:table-cell table:style-name="ce9" office:value-type="float" office:value="3843" calcext:value-type="float">
            <text:p>3843</text:p>
          </table:table-cell>
          <table:table-cell table:style-name="ce9" office:value-type="float" office:value="44739" calcext:value-type="float">
            <text:p>44739</text:p>
          </table:table-cell>
          <table:table-cell table:style-name="ce15" office:value-type="percentage" office:value="0.9209" calcext:value-type="percentage">
            <text:p>92,09%</text:p>
          </table:table-cell>
        </table:table-row>
        <table:table-row table:style-name="ro1">
          <table:table-cell/>
          <table:table-cell office:value-type="string" calcext:value-type="string">
            <text:p>FRUTALES MENORES</text:p>
          </table:table-cell>
          <table:table-cell office:value-type="string" calcext:value-type="string">
            <text:p>ARÁNDANO</text:p>
          </table:table-cell>
          <table:table-cell table:formula="of:=[TEstimacionesxUnidadProductiva.$D282]" office:value-type="float" office:value="437" calcext:value-type="float">
            <text:p>437,00</text:p>
          </table:table-cell>
          <table:table-cell table:formula="of:=[TEstimacionesxUnidadProductiva.$F282]" office:value-type="float" office:value="185.888671875" calcext:value-type="float">
            <text:p>185,89</text:p>
          </table:table-cell>
          <table:table-cell table:style-name="ce8" table:formula="of:=[TEstimacionesxUnidadProductiva.$D288]" office:value-type="float" office:value="70" calcext:value-type="float">
            <text:p>70,00</text:p>
          </table:table-cell>
          <table:table-cell table:style-name="ce8" table:formula="of:=[TEstimacionesxUnidadProductiva.$F288]" office:value-type="float" office:value="4598.4375" calcext:value-type="float">
            <text:p>4.598,44</text:p>
          </table:table-cell>
          <table:table-cell table:style-name="ce8" table:formula="of:=[TEstimacionesxUnidadProductiva.$D291]" office:value-type="float" office:value="60" calcext:value-type="float">
            <text:p>60,00</text:p>
          </table:table-cell>
          <table:table-cell table:formula="of:=[TEstimacionesxUnidadProductiva.$F291]" office:value-type="float" office:value="92.6971435546875" calcext:value-type="float">
            <text:p>92,70</text:p>
          </table:table-cell>
          <table:table-cell table:style-name="ce14" table:formula="of:=[.M17]*[.K17]" office:value-type="float" office:value="7.9" calcext:value-type="float">
            <text:p>7,90</text:p>
          </table:table-cell>
          <table:table-cell table:style-name="ce6" table:formula="of:=[.$D$32]" office:value-type="percentage" office:value="0.005" calcext:value-type="percentage">
            <text:p>0,50%</text:p>
          </table:table-cell>
          <table:table-cell table:style-name="ce9" office:value-type="float" office:value="15800" calcext:value-type="float">
            <text:p>15800</text:p>
          </table:table-cell>
          <table:table-cell table:formula="of:=[.L17]/10" office:value-type="float" office:value="1580" calcext:value-type="float">
            <text:p>1580</text:p>
          </table:table-cell>
          <table:table-cell table:style-name="ce6" table:number-columns-repeated="3"/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5695" calcext:value-type="float">
            <text:p>15695</text:p>
          </table:table-cell>
          <table:table-cell table:style-name="ce15" office:value-type="percentage" office:value="0.9934" calcext:value-type="percentage">
            <text:p>99,3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IES Y ESPECIES MENORES</text:p>
          </table:table-cell>
          <table:table-cell table:formula="of:=[TEstimacionesxUnidadProductiva.$D309]" office:value-type="float" office:value="437" calcext:value-type="float">
            <text:p>437,00</text:p>
          </table:table-cell>
          <table:table-cell table:formula="of:=[TEstimacionesxUnidadProductiva.$F309]" office:value-type="float" office:value="93.110345021559" calcext:value-type="float">
            <text:p>93,11</text:p>
          </table:table-cell>
          <table:table-cell table:style-name="ce8" table:formula="of:=[TEstimacionesxUnidadProductiva.$D315]" office:value-type="float" office:value="70" calcext:value-type="float">
            <text:p>70,00</text:p>
          </table:table-cell>
          <table:table-cell table:style-name="ce8" table:formula="of:=[TEstimacionesxUnidadProductiva.$F315]" office:value-type="float" office:value="2303.32541443403" calcext:value-type="float">
            <text:p>2.303,33</text:p>
          </table:table-cell>
          <table:table-cell table:style-name="ce8" table:formula="of:=[TEstimacionesxUnidadProductiva.$D318]" office:value-type="float" office:value="60" calcext:value-type="float">
            <text:p>60,00</text:p>
          </table:table-cell>
          <table:table-cell table:formula="of:=[TEstimacionesxUnidadProductiva.$F318]" office:value-type="float" office:value="46.4313555626125" calcext:value-type="float">
            <text:p>46,43</text:p>
          </table:table-cell>
          <table:table-cell table:style-name="ce14" table:formula="of:=[.M18]*[.K18]" office:value-type="float" office:value="4.449" calcext:value-type="float">
            <text:p>4,45</text:p>
          </table:table-cell>
          <table:table-cell table:style-name="ce6" table:formula="of:=[.$D$32]" office:value-type="percentage" office:value="0.005" calcext:value-type="percentage">
            <text:p>0,50%</text:p>
          </table:table-cell>
          <table:table-cell table:style-name="ce9" office:value-type="float" office:value="8898" calcext:value-type="float">
            <text:p>8898</text:p>
          </table:table-cell>
          <table:table-cell table:formula="of:=[.L18]/10" office:value-type="float" office:value="889.8" calcext:value-type="float">
            <text:p>889,8</text:p>
          </table:table-cell>
          <table:table-cell table:style-name="ce6" table:number-columns-repeated="3"/>
          <table:table-cell table:style-name="ce9" office:value-type="float" office:value="4037" calcext:value-type="float">
            <text:p>4037</text:p>
          </table:table-cell>
          <table:table-cell table:style-name="ce9" office:value-type="float" office:value="4861" calcext:value-type="float">
            <text:p>4861</text:p>
          </table:table-cell>
          <table:table-cell table:style-name="ce15" office:value-type="percentage" office:value="0.5463" calcext:value-type="percentage">
            <text:p>54,63%</text:p>
          </table:table-cell>
        </table:table-row>
        <table:table-row table:style-name="ro1">
          <table:table-cell/>
          <table:table-cell office:value-type="string" calcext:value-type="string">
            <text:p>FRUTOS SECOS</text:p>
          </table:table-cell>
          <table:table-cell office:value-type="string" calcext:value-type="string">
            <text:p>ALMENDRO</text:p>
          </table:table-cell>
          <table:table-cell table:formula="of:=[TEstimacionesxUnidadProductiva.$D336]" office:value-type="float" office:value="437" calcext:value-type="float">
            <text:p>437,00</text:p>
          </table:table-cell>
          <table:table-cell table:formula="of:=[TEstimacionesxUnidadProductiva.$F336]" office:value-type="float" office:value="142.498047529094" calcext:value-type="float">
            <text:p>142,50</text:p>
          </table:table-cell>
          <table:table-cell table:style-name="ce8" table:formula="of:=[TEstimacionesxUnidadProductiva.$D342]" office:value-type="float" office:value="70" calcext:value-type="float">
            <text:p>70,00</text:p>
          </table:table-cell>
          <table:table-cell table:style-name="ce8" table:formula="of:=[TEstimacionesxUnidadProductiva.$F342]" office:value-type="float" office:value="3525.0580835566" calcext:value-type="float">
            <text:p>3.525,06</text:p>
          </table:table-cell>
          <table:table-cell table:style-name="ce8" table:formula="of:=[TEstimacionesxUnidadProductiva.$D345]" office:value-type="float" office:value="60" calcext:value-type="float">
            <text:p>60,00</text:p>
          </table:table-cell>
          <table:table-cell table:formula="of:=[TEstimacionesxUnidadProductiva.$F345]" office:value-type="float" office:value="71.0595316800669" calcext:value-type="float">
            <text:p>71,06</text:p>
          </table:table-cell>
          <table:table-cell table:style-name="ce14" table:formula="of:=[.M19]*[.K19]" office:value-type="float" office:value="4.057" calcext:value-type="float">
            <text:p>4,06</text:p>
          </table:table-cell>
          <table:table-cell table:style-name="ce6" table:formula="of:=[.$D$32]" office:value-type="percentage" office:value="0.005" calcext:value-type="percentage">
            <text:p>0,50%</text:p>
          </table:table-cell>
          <table:table-cell table:style-name="ce9" office:value-type="float" office:value="8114" calcext:value-type="float">
            <text:p>8114</text:p>
          </table:table-cell>
          <table:table-cell table:formula="of:=[.L19]/10" office:value-type="float" office:value="811.4" calcext:value-type="float">
            <text:p>811,4</text:p>
          </table:table-cell>
          <table:table-cell table:style-name="ce6" table:number-columns-repeated="3"/>
          <table:table-cell table:style-name="ce9" office:value-type="float" office:value="1750" calcext:value-type="float">
            <text:p>1750</text:p>
          </table:table-cell>
          <table:table-cell table:style-name="ce9" office:value-type="float" office:value="6364" calcext:value-type="float">
            <text:p>6364</text:p>
          </table:table-cell>
          <table:table-cell table:style-name="ce15" office:value-type="percentage" office:value="0.7843" calcext:value-type="percentage">
            <text:p>78,4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LLANO Y CASTAÑO</text:p>
          </table:table-cell>
          <table:table-cell table:formula="of:=[TEstimacionesxUnidadProductiva.$D363]" office:value-type="float" office:value="437" calcext:value-type="float">
            <text:p>437,00</text:p>
          </table:table-cell>
          <table:table-cell table:formula="of:=[TEstimacionesxUnidadProductiva.$F363]" office:value-type="float" office:value="129.881357140615" calcext:value-type="float">
            <text:p>129,88</text:p>
          </table:table-cell>
          <table:table-cell table:style-name="ce8" table:formula="of:=[TEstimacionesxUnidadProductiva.$D369]" office:value-type="float" office:value="70" calcext:value-type="float">
            <text:p>70,00</text:p>
          </table:table-cell>
          <table:table-cell table:style-name="ce8" table:formula="of:=[TEstimacionesxUnidadProductiva.$F369]" office:value-type="float" office:value="3212.95158657066" calcext:value-type="float">
            <text:p>3.212,95</text:p>
          </table:table-cell>
          <table:table-cell table:style-name="ce8" table:formula="of:=[TEstimacionesxUnidadProductiva.$D372]" office:value-type="float" office:value="60" calcext:value-type="float">
            <text:p>60,00</text:p>
          </table:table-cell>
          <table:table-cell table:formula="of:=[TEstimacionesxUnidadProductiva.$F372]" office:value-type="float" office:value="64.7679639996416" calcext:value-type="float">
            <text:p>64,77</text:p>
          </table:table-cell>
          <table:table-cell table:style-name="ce14" table:formula="of:=[.M20]*[.K20]" office:value-type="float" office:value="7.036" calcext:value-type="float">
            <text:p>7,04</text:p>
          </table:table-cell>
          <table:table-cell table:style-name="ce6" table:formula="of:=[.$D$32]" office:value-type="percentage" office:value="0.005" calcext:value-type="percentage">
            <text:p>0,50%</text:p>
          </table:table-cell>
          <table:table-cell table:style-name="ce9" office:value-type="float" office:value="14072" calcext:value-type="float">
            <text:p>14072</text:p>
          </table:table-cell>
          <table:table-cell table:formula="of:=[.L20]/10" office:value-type="float" office:value="1407.2" calcext:value-type="float">
            <text:p>1407,2</text:p>
          </table:table-cell>
          <table:table-cell table:style-name="ce6" table:number-columns-repeated="3"/>
          <table:table-cell table:style-name="ce9" office:value-type="float" office:value="3891" calcext:value-type="float">
            <text:p>3891</text:p>
          </table:table-cell>
          <table:table-cell table:style-name="ce9" office:value-type="float" office:value="10181" calcext:value-type="float">
            <text:p>10181</text:p>
          </table:table-cell>
          <table:table-cell table:style-name="ce15" office:value-type="percentage" office:value="0.7235" calcext:value-type="percentage">
            <text:p>72,35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EZ</text:p>
          </table:table-cell>
          <table:table-cell table:formula="of:=[TEstimacionesxUnidadProductiva.$D390]" office:value-type="float" office:value="437" calcext:value-type="float">
            <text:p>437,00</text:p>
          </table:table-cell>
          <table:table-cell table:formula="of:=[TEstimacionesxUnidadProductiva.$F390]" office:value-type="float" office:value="151.732302829873" calcext:value-type="float">
            <text:p>151,73</text:p>
          </table:table-cell>
          <table:table-cell table:style-name="ce8" table:formula="of:=[TEstimacionesxUnidadProductiva.$D396]" office:value-type="float" office:value="70" calcext:value-type="float">
            <text:p>70,00</text:p>
          </table:table-cell>
          <table:table-cell table:style-name="ce8" table:formula="of:=[TEstimacionesxUnidadProductiva.$F396]" office:value-type="float" office:value="3753.49129269926" calcext:value-type="float">
            <text:p>3.753,49</text:p>
          </table:table-cell>
          <table:table-cell table:style-name="ce8" table:formula="of:=[TEstimacionesxUnidadProductiva.$D399]" office:value-type="float" office:value="60" calcext:value-type="float">
            <text:p>60,00</text:p>
          </table:table-cell>
          <table:table-cell table:formula="of:=[TEstimacionesxUnidadProductiva.$F399]" office:value-type="float" office:value="75.6643797356413" calcext:value-type="float">
            <text:p>75,66</text:p>
          </table:table-cell>
          <table:table-cell table:style-name="ce14" table:formula="of:=[.M21]*[.K21]" office:value-type="float" office:value="15.5235" calcext:value-type="float">
            <text:p>15,52</text:p>
          </table:table-cell>
          <table:table-cell table:style-name="ce6" table:formula="of:=[.$D$32]" office:value-type="percentage" office:value="0.005" calcext:value-type="percentage">
            <text:p>0,50%</text:p>
          </table:table-cell>
          <table:table-cell table:style-name="ce9" office:value-type="float" office:value="31047" calcext:value-type="float">
            <text:p>31047</text:p>
          </table:table-cell>
          <table:table-cell table:formula="of:=[.L21]/10" office:value-type="float" office:value="3104.7" calcext:value-type="float">
            <text:p>3104,7</text:p>
          </table:table-cell>
          <table:table-cell table:style-name="ce6" table:number-columns-repeated="3"/>
          <table:table-cell table:style-name="ce9" office:value-type="float" office:value="5314" calcext:value-type="float">
            <text:p>5314</text:p>
          </table:table-cell>
          <table:table-cell table:style-name="ce9" office:value-type="float" office:value="25733" calcext:value-type="float">
            <text:p>25733</text:p>
          </table:table-cell>
          <table:table-cell table:style-name="ce15" office:value-type="percentage" office:value="0.8288" calcext:value-type="percentage">
            <text:p>82,88%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VITIVINICOLA</text:p>
          </table:table-cell>
          <table:table-cell table:formula="of:=AVERAGE([.D8:.D21])*[TIndicadores.$J$43]/100" office:value-type="float" office:value="3453.93463344302" calcext:value-type="float">
            <text:p>3.453,93</text:p>
          </table:table-cell>
          <table:table-cell table:formula="of:=AVERAGE([.E8:.E21])*[TIndicadores.$J$43]/100" office:value-type="float" office:value="601.159671061861" calcext:value-type="float">
            <text:p>601,16</text:p>
          </table:table-cell>
          <table:table-cell table:style-name="ce8" table:formula="of:=AVERAGE([.F8:.F21])*[TIndicadores.$J$43]/100" office:value-type="float" office:value="303.157172930016" calcext:value-type="float">
            <text:p>303,16</text:p>
          </table:table-cell>
          <table:table-cell table:style-name="ce8" table:formula="of:=AVERAGE([.G8:.G21])*[TIndicadores.$J$43]/100" office:value-type="float" office:value="11829.6335842979" calcext:value-type="float">
            <text:p>11.829,63</text:p>
          </table:table-cell>
          <table:table-cell table:style-name="ce8" table:formula="of:=AVERAGE([.H8:.H21])*[TIndicadores.$J$43]/100" office:value-type="float" office:value="259.849005368585" calcext:value-type="float">
            <text:p>259,85</text:p>
          </table:table-cell>
          <table:table-cell table:formula="of:=AVERAGE([.I8:.I21])*[TIndicadores.$J$43]/100" office:value-type="float" office:value="296.844519031819" calcext:value-type="float">
            <text:p>296,84</text:p>
          </table:table-cell>
          <table:table-cell table:style-name="ce14" table:formula="of:=[.M22]*[.K22]" office:value-type="float" office:value="69.86" calcext:value-type="float">
            <text:p>69,86</text:p>
          </table:table-cell>
          <table:table-cell table:style-name="ce6" table:formula="of:=[.$D$32]" office:value-type="percentage" office:value="0.005" calcext:value-type="percentage">
            <text:p>0,50%</text:p>
          </table:table-cell>
          <table:table-cell table:style-name="ce9" table:formula="of:=139720" office:value-type="float" office:value="139720" calcext:value-type="float">
            <text:p>139720</text:p>
          </table:table-cell>
          <table:table-cell table:formula="of:=[.L22]/10" office:value-type="float" office:value="13972" calcext:value-type="float">
            <text:p>13972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string" calcext:value-type="string">
            <text:p>HORTALIZAS</text:p>
          </table:table-cell>
          <table:table-cell table:formula="of:=AVERAGE([.D8:.D21])*[TIndicadores.$J$44]/100" office:value-type="float" office:value="281.979968745684" calcext:value-type="float">
            <text:p>281,98</text:p>
          </table:table-cell>
          <table:table-cell table:formula="of:=AVERAGE([.E8:.E21])*[TIndicadores.$J$44]/100" office:value-type="float" office:value="49.0788052604834" calcext:value-type="float">
            <text:p>49,08</text:p>
          </table:table-cell>
          <table:table-cell table:style-name="ce8" table:formula="of:=AVERAGE([.F8:.F21])*[TIndicadores.$J$44]/100" office:value-type="float" office:value="24.749817011627" calcext:value-type="float">
            <text:p>24,75</text:p>
          </table:table-cell>
          <table:table-cell table:style-name="ce8" table:formula="of:=AVERAGE([.G8:.G21])*[TIndicadores.$J$44]/100" office:value-type="float" office:value="965.773838356645" calcext:value-type="float">
            <text:p>965,77</text:p>
          </table:table-cell>
          <table:table-cell table:style-name="ce8" table:formula="of:=AVERAGE([.H8:.H21])*[TIndicadores.$J$44]/100" office:value-type="float" office:value="21.2141288671089" calcext:value-type="float">
            <text:p>21,21</text:p>
          </table:table-cell>
          <table:table-cell table:formula="of:=AVERAGE([.I8:.I21])*[TIndicadores.$J$44]/100" office:value-type="float" office:value="24.2344505852678" calcext:value-type="float">
            <text:p>24,23</text:p>
          </table:table-cell>
          <table:table-cell table:style-name="ce14" table:formula="of:=[.M23]*[.K23]" office:value-type="float" office:value="42.595" calcext:value-type="float">
            <text:p>42,60</text:p>
          </table:table-cell>
          <table:table-cell table:style-name="ce6" table:formula="of:=[.$D$32]" office:value-type="percentage" office:value="0.005" calcext:value-type="percentage">
            <text:p>0,50%</text:p>
          </table:table-cell>
          <table:table-cell table:style-name="ce9" office:value-type="float" office:value="85190" calcext:value-type="float">
            <text:p>85190</text:p>
          </table:table-cell>
          <table:table-cell table:formula="of:=[.L23]/10" office:value-type="float" office:value="8519" calcext:value-type="float">
            <text:p>8519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CULTIVOS ANUALES Y PERMANENTES</text:p>
          </table:table-cell>
          <table:table-cell table:formula="of:=AVERAGE([.D8:.D21])*[TIndicadores.$J$45]/100" office:value-type="float" office:value="140.989984372842" calcext:value-type="float">
            <text:p>140,99</text:p>
          </table:table-cell>
          <table:table-cell table:formula="of:=AVERAGE([.E8:.E21])*[TIndicadores.$J$45]/100" office:value-type="float" office:value="24.5394026302417" calcext:value-type="float">
            <text:p>24,54</text:p>
          </table:table-cell>
          <table:table-cell table:style-name="ce8" table:formula="of:=AVERAGE([.F8:.F21])*[TIndicadores.$J$45]/100" office:value-type="float" office:value="12.3749085058135" calcext:value-type="float">
            <text:p>12,37</text:p>
          </table:table-cell>
          <table:table-cell table:style-name="ce8" table:formula="of:=AVERAGE([.G8:.G21])*[TIndicadores.$J$45]/100" office:value-type="float" office:value="482.886919178323" calcext:value-type="float">
            <text:p>482,89</text:p>
          </table:table-cell>
          <table:table-cell table:style-name="ce8" table:formula="of:=AVERAGE([.H8:.H21])*[TIndicadores.$J$45]/100" office:value-type="float" office:value="10.6070644335544" calcext:value-type="float">
            <text:p>10,61</text:p>
          </table:table-cell>
          <table:table-cell table:formula="of:=AVERAGE([.I8:.I21])*[TIndicadores.$J$45]/100" office:value-type="float" office:value="12.1172252926339" calcext:value-type="float">
            <text:p>12,12</text:p>
          </table:table-cell>
          <table:table-cell table:style-name="ce14" table:formula="of:=[.M24]*[.K24]" office:value-type="float" office:value="644.935" calcext:value-type="float">
            <text:p>644,94</text:p>
          </table:table-cell>
          <table:table-cell table:style-name="ce6" table:formula="of:=[.$D$32]" office:value-type="percentage" office:value="0.005" calcext:value-type="percentage">
            <text:p>0,50%</text:p>
          </table:table-cell>
          <table:table-cell table:style-name="ce9" office:value-type="float" office:value="1289870" calcext:value-type="float">
            <text:p>1289870</text:p>
          </table:table-cell>
          <table:table-cell table:formula="of:=[.L24]/10" office:value-type="float" office:value="128987" calcext:value-type="float">
            <text:p>128987</text:p>
          </table:table-cell>
          <table:table-cell table:number-columns-repeated="6"/>
        </table:table-row>
        <table:table-row table:style-name="ro1" table:number-rows-repeated="7">
          <table:table-cell table:number-columns-repeated="3"/>
          <table:table-cell table:style-name="ce9" table:number-columns-repeated="3"/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Adopción</text:p>
          </table:table-cell>
          <table:table-cell table:style-name="ce10" office:value-type="percentage" office:value="0.005" calcext:value-type="percentage">
            <text:p>0,50%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IoT</text:p>
          </table:table-cell>
          <table:covered-table-cell table:style-name="Default"/>
          <table:table-cell table:style-name="ce11" office:value-type="string" calcext:value-type="string" table:number-columns-spanned="2" table:number-rows-spanned="1">
            <text:p>Actual</text:p>
          </table:table-cell>
          <table:covered-table-cell table:style-name="Default"/>
          <table:table-cell table:style-name="ce11" office:value-type="string" calcext:value-type="string" table:number-columns-spanned="2" table:number-rows-spanned="1">
            <text:p>5 años</text:p>
          </table:table-cell>
          <table:covered-table-cell/>
          <table:table-cell table:style-name="ce11" office:value-type="string" calcext:value-type="string" table:number-columns-spanned="2" table:number-rows-spanned="1">
            <text:p>10 años</text:p>
          </table:table-cell>
          <table:covered-table-cell table:style-name="Default"/>
          <table:table-cell table:style-name="ce11" office:value-type="string" calcext:value-type="string" table:number-columns-spanned="2" table:number-rows-spanned="1">
            <text:p>20 años</text:p>
          </table:table-cell>
          <table:covered-table-cell table:style-name="Default"/>
          <table:table-cell table:number-columns-repeated="8"/>
        </table:table-row>
        <table:table-row table:style-name="ro4">
          <table:table-cell/>
          <table:table-cell table:style-name="ce1" office:value-type="string" calcext:value-type="string">
            <text:p>CLASIFICACIÓN</text:p>
          </table:table-cell>
          <table:table-cell table:style-name="ce1" office:value-type="string" calcext:value-type="string">
            <text:p>TIPO_ESPECIE</text:p>
          </table:table-cell>
          <table:table-cell table:style-name="ce7" office:value-type="string" calcext:value-type="string">
            <text:p>Accesos x Hora</text:p>
          </table:table-cell>
          <table:table-cell table:style-name="ce7" office:value-type="string" calcext:value-type="string">
            <text:p>MB Mes x UMA</text:p>
          </table:table-cell>
          <table:table-cell table:style-name="ce7" office:value-type="string" calcext:value-type="string">
            <text:p>Accesos x Hora</text:p>
          </table:table-cell>
          <table:table-cell table:style-name="ce7" office:value-type="string" calcext:value-type="string">
            <text:p>MB Mes x UMA</text:p>
          </table:table-cell>
          <table:table-cell table:style-name="ce7" office:value-type="string" calcext:value-type="string">
            <text:p>Accesos x Hora</text:p>
          </table:table-cell>
          <table:table-cell table:style-name="ce7" office:value-type="string" calcext:value-type="string">
            <text:p>MB Mes x UMA</text:p>
          </table:table-cell>
          <table:table-cell table:style-name="ce7" office:value-type="string" calcext:value-type="string">
            <text:p>Accesos x Hora</text:p>
          </table:table-cell>
          <table:table-cell table:style-name="ce7" office:value-type="string" calcext:value-type="string">
            <text:p>MB Mes x UMA</text:p>
          </table:table-cell>
          <table:table-cell table:style-name="ce8" table:number-columns-repeated="5"/>
          <table:table-cell table:number-columns-repeated="3"/>
        </table:table-row>
        <table:table-row table:style-name="ro1">
          <table:table-cell/>
          <table:table-cell office:value-type="string" calcext:value-type="string">
            <text:p>FRUTA FRESCA</text:p>
          </table:table-cell>
          <table:table-cell office:value-type="string" calcext:value-type="string">
            <text:p>CEREZO</text:p>
          </table:table-cell>
          <table:table-cell table:formula="of:=VLOOKUP([.$C36];[.$C$8:.$S$24];2;0)*VLOOKUP([.$C36];[.$C$8:.$S$24];9;0)" office:value-type="float" office:value="146.395" calcext:value-type="float">
            <text:p>146,40</text:p>
          </table:table-cell>
          <table:table-cell table:formula="of:=VLOOKUP([.$C36];[.$C$8:.$S$24];3;0)*VLOOKUP([.$C36];[.$C$8:.$S$24];9;0)" office:value-type="float" office:value="46.4925981791503" calcext:value-type="float">
            <text:p>46,49</text:p>
          </table:table-cell>
          <table:table-cell table:style-name="ce8" table:number-columns-repeated="3"/>
          <table:table-cell table:number-columns-repeated="3"/>
          <table:table-cell table:style-name="ce8" table:number-columns-repeated="5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IRUELAS</text:p>
          </table:table-cell>
          <table:table-cell table:formula="of:=VLOOKUP([.$C37];[.$C$8:.$S$24];2;0)*VLOOKUP([.$C37];[.$C$8:.$S$24];9;0)" office:value-type="float" office:value="146.395" calcext:value-type="float">
            <text:p>146,40</text:p>
          </table:table-cell>
          <table:table-cell table:formula="of:=VLOOKUP([.$C37];[.$C$8:.$S$24];3;0)*VLOOKUP([.$C37];[.$C$8:.$S$24];9;0)" office:value-type="float" office:value="0.546896176296676" calcext:value-type="float">
            <text:p>0,55</text:p>
          </table:table-cell>
          <table:table-cell table:style-name="ce8" table:number-columns-repeated="3"/>
          <table:table-cell table:number-columns-repeated="3"/>
          <table:table-cell table:style-name="ce8" table:number-columns-repeated="5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ÍTRICOS</text:p>
          </table:table-cell>
          <table:table-cell table:formula="of:=VLOOKUP([.$C38];[.$C$8:.$S$24];2;0)*VLOOKUP([.$C38];[.$C$8:.$S$24];9;0)" office:value-type="float" office:value="2.185" calcext:value-type="float">
            <text:p>2,19</text:p>
          </table:table-cell>
          <table:table-cell table:formula="of:=VLOOKUP([.$C38];[.$C$8:.$S$24];3;0)*VLOOKUP([.$C38];[.$C$8:.$S$24];9;0)" office:value-type="float" office:value="0.751502372399322" calcext:value-type="float">
            <text:p>0,75</text:p>
          </table:table-cell>
          <table:table-cell table:style-name="ce8" table:number-columns-repeated="3"/>
          <table:table-cell table:number-columns-repeated="3"/>
          <table:table-cell table:style-name="ce8" table:number-columns-repeated="5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URAZNOS Y NECTARINAS</text:p>
          </table:table-cell>
          <table:table-cell table:formula="of:=VLOOKUP([.$C39];[.$C$8:.$S$24];2;0)*VLOOKUP([.$C39];[.$C$8:.$S$24];9;0)" office:value-type="float" office:value="2.185" calcext:value-type="float">
            <text:p>2,19</text:p>
          </table:table-cell>
          <table:table-cell table:formula="of:=VLOOKUP([.$C39];[.$C$8:.$S$24];3;0)*VLOOKUP([.$C39];[.$C$8:.$S$24];9;0)" office:value-type="float" office:value="0.501554945213078" calcext:value-type="float">
            <text:p>0,50</text:p>
          </table:table-cell>
          <table:table-cell table:style-name="ce8" table:number-columns-repeated="3"/>
          <table:table-cell table:number-columns-repeated="3"/>
          <table:table-cell table:style-name="ce8" table:number-columns-repeated="5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IWI</text:p>
          </table:table-cell>
          <table:table-cell table:formula="of:=VLOOKUP([.$C40];[.$C$8:.$S$24];2;0)*VLOOKUP([.$C40];[.$C$8:.$S$24];9;0)" office:value-type="float" office:value="2.185" calcext:value-type="float">
            <text:p>2,19</text:p>
          </table:table-cell>
          <table:table-cell table:formula="of:=VLOOKUP([.$C40];[.$C$8:.$S$24];3;0)*VLOOKUP([.$C40];[.$C$8:.$S$24];9;0)" office:value-type="float" office:value="0.657292217195873" calcext:value-type="float">
            <text:p>0,66</text:p>
          </table:table-cell>
          <table:table-cell table:style-name="ce8" table:number-columns-repeated="3"/>
          <table:table-cell table:number-columns-repeated="3"/>
          <table:table-cell table:style-name="ce8" table:number-columns-repeated="5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LIVO</text:p>
          </table:table-cell>
          <table:table-cell table:formula="of:=VLOOKUP([.$C41];[.$C$8:.$S$24];2;0)*VLOOKUP([.$C41];[.$C$8:.$S$24];9;0)" office:value-type="float" office:value="2.185" calcext:value-type="float">
            <text:p>2,19</text:p>
          </table:table-cell>
          <table:table-cell table:formula="of:=VLOOKUP([.$C41];[.$C$8:.$S$24];3;0)*VLOOKUP([.$C41];[.$C$8:.$S$24];9;0)" office:value-type="float" office:value="0.856606873744139" calcext:value-type="float">
            <text:p>0,86</text:p>
          </table:table-cell>
          <table:table-cell table:style-name="ce8" table:number-columns-repeated="3"/>
          <table:table-cell table:number-columns-repeated="3"/>
          <table:table-cell table:style-name="ce8" table:number-columns-repeated="5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LTAS</text:p>
          </table:table-cell>
          <table:table-cell table:formula="of:=VLOOKUP([.$C42];[.$C$8:.$S$24];2;0)*VLOOKUP([.$C42];[.$C$8:.$S$24];9;0)" office:value-type="float" office:value="2.185" calcext:value-type="float">
            <text:p>2,19</text:p>
          </table:table-cell>
          <table:table-cell table:formula="of:=VLOOKUP([.$C42];[.$C$8:.$S$24];3;0)*VLOOKUP([.$C42];[.$C$8:.$S$24];9;0)" office:value-type="float" office:value="0.882960815838496" calcext:value-type="float">
            <text:p>0,88</text:p>
          </table:table-cell>
          <table:table-cell table:style-name="ce8" table:number-columns-repeated="3"/>
          <table:table-cell table:number-columns-repeated="3"/>
          <table:table-cell table:style-name="ce8" table:number-columns-repeated="5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MÁCEAS</text:p>
          </table:table-cell>
          <table:table-cell table:formula="of:=VLOOKUP([.$C43];[.$C$8:.$S$24];2;0)*VLOOKUP([.$C43];[.$C$8:.$S$24];9;0)" office:value-type="float" office:value="2.185" calcext:value-type="float">
            <text:p>2,19</text:p>
          </table:table-cell>
          <table:table-cell table:formula="of:=VLOOKUP([.$C43];[.$C$8:.$S$24];3;0)*VLOOKUP([.$C43];[.$C$8:.$S$24];9;0)" office:value-type="float" office:value="0.4647216796875" calcext:value-type="float">
            <text:p>0,46</text:p>
          </table:table-cell>
          <table:table-cell table:style-name="ce8" table:number-columns-repeated="3"/>
          <table:table-cell table:number-columns-repeated="3"/>
          <table:table-cell table:style-name="ce8" table:number-columns-repeated="5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VA DE MESA</text:p>
          </table:table-cell>
          <table:table-cell table:formula="of:=VLOOKUP([.$C44];[.$C$8:.$S$24];2;0)*VLOOKUP([.$C44];[.$C$8:.$S$24];9;0)" office:value-type="float" office:value="2.185" calcext:value-type="float">
            <text:p>2,19</text:p>
          </table:table-cell>
          <table:table-cell table:formula="of:=VLOOKUP([.$C44];[.$C$8:.$S$24];3;0)*VLOOKUP([.$C44];[.$C$8:.$S$24];9;0)" office:value-type="float" office:value="0.854220493160792" calcext:value-type="float">
            <text:p>0,85</text:p>
          </table:table-cell>
          <table:table-cell table:style-name="ce8" table:number-columns-repeated="3"/>
          <table:table-cell table:number-columns-repeated="3"/>
          <table:table-cell table:style-name="ce8" table:number-columns-repeated="5"/>
          <table:table-cell table:number-columns-repeated="3"/>
        </table:table-row>
        <table:table-row table:style-name="ro1">
          <table:table-cell/>
          <table:table-cell office:value-type="string" calcext:value-type="string">
            <text:p>FRUTALES MENORES</text:p>
          </table:table-cell>
          <table:table-cell office:value-type="string" calcext:value-type="string">
            <text:p>ARÁNDANO</text:p>
          </table:table-cell>
          <table:table-cell table:formula="of:=VLOOKUP([.$C45];[.$C$8:.$S$24];2;0)*VLOOKUP([.$C45];[.$C$8:.$S$24];9;0)" office:value-type="float" office:value="2.185" calcext:value-type="float">
            <text:p>2,19</text:p>
          </table:table-cell>
          <table:table-cell table:formula="of:=VLOOKUP([.$C45];[.$C$8:.$S$24];3;0)*VLOOKUP([.$C45];[.$C$8:.$S$24];9;0)" office:value-type="float" office:value="0.929443359375" calcext:value-type="float">
            <text:p>0,93</text:p>
          </table:table-cell>
          <table:table-cell table:style-name="ce8" table:number-columns-repeated="3"/>
          <table:table-cell table:number-columns-repeated="3"/>
          <table:table-cell table:style-name="ce8" table:number-columns-repeated="5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RRIES Y ESPECIES MENORES</text:p>
          </table:table-cell>
          <table:table-cell table:formula="of:=VLOOKUP([.$C46];[.$C$8:.$S$24];2;0)*VLOOKUP([.$C46];[.$C$8:.$S$24];9;0)" office:value-type="float" office:value="2.185" calcext:value-type="float">
            <text:p>2,19</text:p>
          </table:table-cell>
          <table:table-cell table:formula="of:=VLOOKUP([.$C46];[.$C$8:.$S$24];3;0)*VLOOKUP([.$C46];[.$C$8:.$S$24];9;0)" office:value-type="float" office:value="0.465551725107795" calcext:value-type="float">
            <text:p>0,47</text:p>
          </table:table-cell>
          <table:table-cell table:style-name="ce8" table:number-columns-repeated="3"/>
          <table:table-cell table:number-columns-repeated="3"/>
          <table:table-cell table:style-name="ce8" table:number-columns-repeated="5"/>
          <table:table-cell table:number-columns-repeated="3"/>
        </table:table-row>
        <table:table-row table:style-name="ro1">
          <table:table-cell/>
          <table:table-cell office:value-type="string" calcext:value-type="string">
            <text:p>FRUTOS SECOS</text:p>
          </table:table-cell>
          <table:table-cell office:value-type="string" calcext:value-type="string">
            <text:p>ALMENDRO</text:p>
          </table:table-cell>
          <table:table-cell table:formula="of:=VLOOKUP([.$C47];[.$C$8:.$S$24];2;0)*VLOOKUP([.$C47];[.$C$8:.$S$24];9;0)" office:value-type="float" office:value="2.185" calcext:value-type="float">
            <text:p>2,19</text:p>
          </table:table-cell>
          <table:table-cell table:formula="of:=VLOOKUP([.$C47];[.$C$8:.$S$24];3;0)*VLOOKUP([.$C47];[.$C$8:.$S$24];9;0)" office:value-type="float" office:value="0.71249023764547" calcext:value-type="float">
            <text:p>0,71</text:p>
          </table:table-cell>
          <table:table-cell table:style-name="ce8" table:number-columns-repeated="3"/>
          <table:table-cell table:number-columns-repeated="3"/>
          <table:table-cell table:style-name="ce8" table:number-columns-repeated="5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VELLANO Y CASTAÑO</text:p>
          </table:table-cell>
          <table:table-cell table:formula="of:=VLOOKUP([.$C48];[.$C$8:.$S$24];2;0)*VLOOKUP([.$C48];[.$C$8:.$S$24];9;0)" office:value-type="float" office:value="2.185" calcext:value-type="float">
            <text:p>2,19</text:p>
          </table:table-cell>
          <table:table-cell table:formula="of:=VLOOKUP([.$C48];[.$C$8:.$S$24];3;0)*VLOOKUP([.$C48];[.$C$8:.$S$24];9;0)" office:value-type="float" office:value="0.649406785703073" calcext:value-type="float">
            <text:p>0,65</text:p>
          </table:table-cell>
          <table:table-cell table:style-name="ce8" table:number-columns-repeated="3"/>
          <table:table-cell table:number-columns-repeated="3"/>
          <table:table-cell table:style-name="ce8" table:number-columns-repeated="5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UEZ</text:p>
          </table:table-cell>
          <table:table-cell table:formula="of:=VLOOKUP([.$C49];[.$C$8:.$S$24];2;0)*VLOOKUP([.$C49];[.$C$8:.$S$24];9;0)" office:value-type="float" office:value="2.185" calcext:value-type="float">
            <text:p>2,19</text:p>
          </table:table-cell>
          <table:table-cell table:formula="of:=VLOOKUP([.$C49];[.$C$8:.$S$24];3;0)*VLOOKUP([.$C49];[.$C$8:.$S$24];9;0)" office:value-type="float" office:value="0.758661514149364" calcext:value-type="float">
            <text:p>0,76</text:p>
          </table:table-cell>
          <table:table-cell table:style-name="ce8" table:number-columns-repeated="3"/>
          <table:table-cell table:number-columns-repeated="3"/>
          <table:table-cell table:style-name="ce8" table:number-columns-repeated="5"/>
          <table:table-cell table:number-columns-repeated="3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TOTAL</text:p>
          </table:table-cell>
          <table:table-cell table:style-name="ce12" table:formula="of:=SUM([.D36:.D49])" office:value-type="float" office:value="319.01" calcext:value-type="float">
            <text:p>319,01</text:p>
          </table:table-cell>
          <table:table-cell table:style-name="ce12" table:formula="of:=SUM([.E36:.E49])" office:value-type="float" office:value="55.5239073746669" calcext:value-type="float">
            <text:p>55,52</text:p>
          </table:table-cell>
          <table:table-cell table:style-name="ce12" table:number-columns-repeated="6"/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10" table:number-rows-spanned="1">
            <text:p>EXTRAPOLACIÓN A OTROS CULTIVOS</text:p>
          </table:table-cell>
          <table:covered-table-cell table:style-name="ce1"/>
          <table:covered-table-cell table:number-columns-repeated="8" table:style-name="ce12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ITIVINICOLA</text:p>
          </table:table-cell>
          <table:table-cell table:formula="of:=VLOOKUP([.$C52];[.$C$8:.$S$24];2;0)*VLOOKUP([.$C52];[.$C$8:.$S$24];9;0)" office:value-type="float" office:value="17.2696731672151" calcext:value-type="float">
            <text:p>17,27</text:p>
          </table:table-cell>
          <table:table-cell table:formula="of:=VLOOKUP([.$C52];[.$C$8:.$S$24];3;0)*VLOOKUP([.$C52];[.$C$8:.$S$24];9;0)" office:value-type="float" office:value="3.0057983553093" calcext:value-type="float">
            <text:p>3,01</text:p>
          </table:table-cell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ORTALIZAS</text:p>
          </table:table-cell>
          <table:table-cell table:formula="of:=VLOOKUP([.$C53];[.$C$8:.$S$24];2;0)*VLOOKUP([.$C53];[.$C$8:.$S$24];9;0)" office:value-type="float" office:value="1.40989984372842" calcext:value-type="float">
            <text:p>1,41</text:p>
          </table:table-cell>
          <table:table-cell table:formula="of:=VLOOKUP([.$C53];[.$C$8:.$S$24];3;0)*VLOOKUP([.$C53];[.$C$8:.$S$24];9;0)" office:value-type="float" office:value="0.245394026302417" calcext:value-type="float">
            <text:p>0,25</text:p>
          </table:table-cell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4">
          <table:table-cell table:number-columns-repeated="2"/>
          <table:table-cell office:value-type="string" calcext:value-type="string">
            <text:p>CULTIVOS ANUALES Y PERMANENTES</text:p>
          </table:table-cell>
          <table:table-cell table:formula="of:=VLOOKUP([.$C54];[.$C$8:.$S$24];2;0)*VLOOKUP([.$C54];[.$C$8:.$S$24];9;0)" office:value-type="float" office:value="0.704949921864209" calcext:value-type="float">
            <text:p>0,70</text:p>
          </table:table-cell>
          <table:table-cell table:formula="of:=VLOOKUP([.$C54];[.$C$8:.$S$24];3;0)*VLOOKUP([.$C54];[.$C$8:.$S$24];9;0)" office:value-type="float" office:value="0.122697013151208" calcext:value-type="float">
            <text:p>0,12</text:p>
          </table:table-cell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TOTAL</text:p>
          </table:table-cell>
          <table:table-cell table:style-name="ce12" table:formula="of:=SUM([.D52:.D54])" office:value-type="float" office:value="19.3845229328077" calcext:value-type="float">
            <text:p>19,38</text:p>
          </table:table-cell>
          <table:table-cell table:style-name="ce12" table:formula="of:=SUM([.E52:.E54])" office:value-type="float" office:value="3.37388939476293" calcext:value-type="float">
            <text:p>3,37</text:p>
          </table:table-cell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6"/>
          <table:table-cell table:style-name="ce8" table:number-columns-repeated="4"/>
          <table:table-cell table:number-columns-repeated="4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Internet Transaccional</text:p>
          </table:table-cell>
          <table:covered-table-cell table:style-name="Default"/>
          <table:table-cell table:style-name="ce11" office:value-type="string" calcext:value-type="string" table:number-columns-spanned="2" table:number-rows-spanned="1">
            <text:p>Actual</text:p>
          </table:table-cell>
          <table:covered-table-cell table:style-name="Default"/>
          <table:table-cell table:style-name="ce11" office:value-type="string" calcext:value-type="string" table:number-columns-spanned="2" table:number-rows-spanned="1">
            <text:p>5 años</text:p>
          </table:table-cell>
          <table:covered-table-cell/>
          <table:table-cell table:style-name="ce11" office:value-type="string" calcext:value-type="string" table:number-columns-spanned="2" table:number-rows-spanned="1">
            <text:p>10 años</text:p>
          </table:table-cell>
          <table:covered-table-cell table:style-name="Default"/>
          <table:table-cell table:style-name="ce11" office:value-type="string" calcext:value-type="string" table:number-columns-spanned="2" table:number-rows-spanned="1">
            <text:p>20 años</text:p>
          </table:table-cell>
          <table:covered-table-cell table:style-name="Default"/>
          <table:table-cell table:style-name="ce8" table:number-columns-repeated="4"/>
          <table:table-cell table:number-columns-repeated="4"/>
        </table:table-row>
        <table:table-row table:style-name="ro4">
          <table:table-cell/>
          <table:table-cell table:style-name="ce1" office:value-type="string" calcext:value-type="string">
            <text:p>CLASIFICACIÓN</text:p>
          </table:table-cell>
          <table:table-cell table:style-name="ce1" office:value-type="string" calcext:value-type="string">
            <text:p>TIPO_ESPECIE</text:p>
          </table:table-cell>
          <table:table-cell table:style-name="ce7" office:value-type="string" calcext:value-type="string">
            <text:p>Accesos x Hora</text:p>
          </table:table-cell>
          <table:table-cell table:style-name="ce7" office:value-type="string" calcext:value-type="string">
            <text:p><text:s/>MB x UMA / mes</text:p>
          </table:table-cell>
          <table:table-cell table:style-name="ce7" office:value-type="string" calcext:value-type="string">
            <text:p>Accesos x Hora</text:p>
          </table:table-cell>
          <table:table-cell table:style-name="ce7" office:value-type="string" calcext:value-type="string">
            <text:p><text:s/>MB x UMA / mes</text:p>
          </table:table-cell>
          <table:table-cell table:style-name="ce7" office:value-type="string" calcext:value-type="string">
            <text:p>Accesos x Hora</text:p>
          </table:table-cell>
          <table:table-cell table:style-name="ce7" office:value-type="string" calcext:value-type="string">
            <text:p><text:s/>MB x UMA / mes</text:p>
          </table:table-cell>
          <table:table-cell table:style-name="ce7" office:value-type="string" calcext:value-type="string">
            <text:p>Accesos x Hora</text:p>
          </table:table-cell>
          <table:table-cell table:style-name="ce7" office:value-type="string" calcext:value-type="string">
            <text:p>MB Mes x UMA</text:p>
          </table:table-cell>
          <table:table-cell table:style-name="ce8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FRUTA FRESCA</text:p>
          </table:table-cell>
          <table:table-cell office:value-type="string" calcext:value-type="string">
            <text:p>CEREZO</text:p>
          </table:table-cell>
          <table:table-cell table:formula="of:=VLOOKUP([.$C61];[.$C$8:.$S$24];4;0)*VLOOKUP([.$C61];[.$C$8:.$S$24];9;0)" office:value-type="float" office:value="23.45" calcext:value-type="float">
            <text:p>23,45</text:p>
          </table:table-cell>
          <table:table-cell table:formula="of:=VLOOKUP([.$C61];[.$C$8:.$S$24];5;0)*VLOOKUP([.$C61];[.$C$8:.$S$24];9;0)" office:value-type="float" office:value="869.187891449589" calcext:value-type="float">
            <text:p>869,19</text:p>
          </table:table-cell>
          <table:table-cell table:number-columns-repeated="6"/>
          <table:table-cell table:style-name="ce8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IRUELAS</text:p>
          </table:table-cell>
          <table:table-cell table:formula="of:=VLOOKUP([.$C62];[.$C$8:.$S$24];4;0)*VLOOKUP([.$C62];[.$C$8:.$S$24];9;0)" office:value-type="float" office:value="0.35" calcext:value-type="float">
            <text:p>0,35</text:p>
          </table:table-cell>
          <table:table-cell table:formula="of:=VLOOKUP([.$C62];[.$C$8:.$S$24];5;0)*VLOOKUP([.$C62];[.$C$8:.$S$24];9;0)" office:value-type="float" office:value="13.5288926448426" calcext:value-type="float">
            <text:p>13,53</text:p>
          </table:table-cell>
          <table:table-cell table:number-columns-repeated="6"/>
          <table:table-cell table:style-name="ce8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ÍTRICOS</text:p>
          </table:table-cell>
          <table:table-cell table:formula="of:=VLOOKUP([.$C63];[.$C$8:.$S$24];4;0)*VLOOKUP([.$C63];[.$C$8:.$S$24];9;0)" office:value-type="float" office:value="0.35" calcext:value-type="float">
            <text:p>0,35</text:p>
          </table:table-cell>
          <table:table-cell table:formula="of:=VLOOKUP([.$C63];[.$C$8:.$S$24];5;0)*VLOOKUP([.$C63];[.$C$8:.$S$24];9;0)" office:value-type="float" office:value="18.590356559779" calcext:value-type="float">
            <text:p>18,59</text:p>
          </table:table-cell>
          <table:table-cell table:number-columns-repeated="6"/>
          <table:table-cell table:style-name="ce8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URAZNOS Y NECTARINAS</text:p>
          </table:table-cell>
          <table:table-cell table:formula="of:=VLOOKUP([.$C64];[.$C$8:.$S$24];4;0)*VLOOKUP([.$C64];[.$C$8:.$S$24];9;0)" office:value-type="float" office:value="0.35" calcext:value-type="float">
            <text:p>0,35</text:p>
          </table:table-cell>
          <table:table-cell table:formula="of:=VLOOKUP([.$C64];[.$C$8:.$S$24];5;0)*VLOOKUP([.$C64];[.$C$8:.$S$24];9;0)" office:value-type="float" office:value="12.4072599212994" calcext:value-type="float">
            <text:p>12,41</text:p>
          </table:table-cell>
          <table:table-cell table:number-columns-repeated="6"/>
          <table:table-cell table:style-name="ce8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IWI</text:p>
          </table:table-cell>
          <table:table-cell table:formula="of:=VLOOKUP([.$C65];[.$C$8:.$S$24];4;0)*VLOOKUP([.$C65];[.$C$8:.$S$24];9;0)" office:value-type="float" office:value="0.35" calcext:value-type="float">
            <text:p>0,35</text:p>
          </table:table-cell>
          <table:table-cell table:formula="of:=VLOOKUP([.$C65];[.$C$8:.$S$24];5;0)*VLOOKUP([.$C65];[.$C$8:.$S$24];9;0)" office:value-type="float" office:value="16.2598244934695" calcext:value-type="float">
            <text:p>16,26</text:p>
          </table:table-cell>
          <table:table-cell table:number-columns-repeated="6"/>
          <table:table-cell table:style-name="ce8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LIVO</text:p>
          </table:table-cell>
          <table:table-cell table:formula="of:=VLOOKUP([.$C66];[.$C$8:.$S$24];4;0)*VLOOKUP([.$C66];[.$C$8:.$S$24];9;0)" office:value-type="float" office:value="0.35" calcext:value-type="float">
            <text:p>0,35</text:p>
          </table:table-cell>
          <table:table-cell table:formula="of:=VLOOKUP([.$C66];[.$C$8:.$S$24];5;0)*VLOOKUP([.$C66];[.$C$8:.$S$24];9;0)" office:value-type="float" office:value="21.1903884795713" calcext:value-type="float">
            <text:p>21,19</text:p>
          </table:table-cell>
          <table:table-cell table:number-columns-repeated="6"/>
          <table:table-cell table:style-name="ce8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LTAS</text:p>
          </table:table-cell>
          <table:table-cell table:formula="of:=VLOOKUP([.$C67];[.$C$8:.$S$24];4;0)*VLOOKUP([.$C67];[.$C$8:.$S$24];9;0)" office:value-type="float" office:value="0.35" calcext:value-type="float">
            <text:p>0,35</text:p>
          </table:table-cell>
          <table:table-cell table:formula="of:=VLOOKUP([.$C67];[.$C$8:.$S$24];5;0)*VLOOKUP([.$C67];[.$C$8:.$S$24];9;0)" office:value-type="float" office:value="21.8423214584729" calcext:value-type="float">
            <text:p>21,84</text:p>
          </table:table-cell>
          <table:table-cell table:number-columns-repeated="6"/>
          <table:table-cell table:style-name="ce8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MÁCEAS</text:p>
          </table:table-cell>
          <table:table-cell table:formula="of:=VLOOKUP([.$C68];[.$C$8:.$S$24];4;0)*VLOOKUP([.$C68];[.$C$8:.$S$24];9;0)" office:value-type="float" office:value="0.35" calcext:value-type="float">
            <text:p>0,35</text:p>
          </table:table-cell>
          <table:table-cell table:formula="of:=VLOOKUP([.$C68];[.$C$8:.$S$24];5;0)*VLOOKUP([.$C68];[.$C$8:.$S$24];9;0)" office:value-type="float" office:value="11.49609375" calcext:value-type="float">
            <text:p>11,50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UVA DE MESA</text:p>
          </table:table-cell>
          <table:table-cell table:formula="of:=VLOOKUP([.$C69];[.$C$8:.$S$24];4;0)*VLOOKUP([.$C69];[.$C$8:.$S$24];9;0)" office:value-type="float" office:value="0.35" calcext:value-type="float">
            <text:p>0,35</text:p>
          </table:table-cell>
          <table:table-cell table:formula="of:=VLOOKUP([.$C69];[.$C$8:.$S$24];5;0)*VLOOKUP([.$C69];[.$C$8:.$S$24];9;0)" office:value-type="float" office:value="21.1313551783322" calcext:value-type="float">
            <text:p>21,13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FRUTALES MENORES</text:p>
          </table:table-cell>
          <table:table-cell office:value-type="string" calcext:value-type="string">
            <text:p>ARÁNDANO</text:p>
          </table:table-cell>
          <table:table-cell table:formula="of:=VLOOKUP([.$C70];[.$C$8:.$S$24];4;0)*VLOOKUP([.$C70];[.$C$8:.$S$24];9;0)" office:value-type="float" office:value="0.35" calcext:value-type="float">
            <text:p>0,35</text:p>
          </table:table-cell>
          <table:table-cell table:formula="of:=VLOOKUP([.$C70];[.$C$8:.$S$24];5;0)*VLOOKUP([.$C70];[.$C$8:.$S$24];9;0)" office:value-type="float" office:value="22.9921875" calcext:value-type="float">
            <text:p>22,99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ERRIES Y ESPECIES MENORES</text:p>
          </table:table-cell>
          <table:table-cell table:formula="of:=VLOOKUP([.$C71];[.$C$8:.$S$24];4;0)*VLOOKUP([.$C71];[.$C$8:.$S$24];9;0)" office:value-type="float" office:value="0.35" calcext:value-type="float">
            <text:p>0,35</text:p>
          </table:table-cell>
          <table:table-cell table:formula="of:=VLOOKUP([.$C71];[.$C$8:.$S$24];5;0)*VLOOKUP([.$C71];[.$C$8:.$S$24];9;0)" office:value-type="float" office:value="11.5166270721701" calcext:value-type="float">
            <text:p>11,52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FRUTOS SECOS</text:p>
          </table:table-cell>
          <table:table-cell office:value-type="string" calcext:value-type="string">
            <text:p>ALMENDRO</text:p>
          </table:table-cell>
          <table:table-cell table:formula="of:=VLOOKUP([.$C72];[.$C$8:.$S$24];4;0)*VLOOKUP([.$C72];[.$C$8:.$S$24];9;0)" office:value-type="float" office:value="0.35" calcext:value-type="float">
            <text:p>0,35</text:p>
          </table:table-cell>
          <table:table-cell table:formula="of:=VLOOKUP([.$C72];[.$C$8:.$S$24];5;0)*VLOOKUP([.$C72];[.$C$8:.$S$24];9;0)" office:value-type="float" office:value="17.625290417783" calcext:value-type="float">
            <text:p>17,63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VELLANO Y CASTAÑO</text:p>
          </table:table-cell>
          <table:table-cell table:formula="of:=VLOOKUP([.$C73];[.$C$8:.$S$24];4;0)*VLOOKUP([.$C73];[.$C$8:.$S$24];9;0)" office:value-type="float" office:value="0.35" calcext:value-type="float">
            <text:p>0,35</text:p>
          </table:table-cell>
          <table:table-cell table:formula="of:=VLOOKUP([.$C73];[.$C$8:.$S$24];5;0)*VLOOKUP([.$C73];[.$C$8:.$S$24];9;0)" office:value-type="float" office:value="16.0647579328533" calcext:value-type="float">
            <text:p>16,06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UEZ</text:p>
          </table:table-cell>
          <table:table-cell table:formula="of:=VLOOKUP([.$C74];[.$C$8:.$S$24];4;0)*VLOOKUP([.$C74];[.$C$8:.$S$24];9;0)" office:value-type="float" office:value="0.35" calcext:value-type="float">
            <text:p>0,35</text:p>
          </table:table-cell>
          <table:table-cell table:formula="of:=VLOOKUP([.$C74];[.$C$8:.$S$24];5;0)*VLOOKUP([.$C74];[.$C$8:.$S$24];9;0)" office:value-type="float" office:value="18.7674564634963" calcext:value-type="float">
            <text:p>18,77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TOTAL</text:p>
          </table:table-cell>
          <table:table-cell table:style-name="ce12" table:formula="of:=SUM([.D61:.D74])" office:value-type="float" office:value="28" calcext:value-type="float">
            <text:p>28,00</text:p>
          </table:table-cell>
          <table:table-cell table:style-name="ce12" table:formula="of:=SUM([.E61:.E74])" office:value-type="float" office:value="1092.60070332166" calcext:value-type="float">
            <text:p>1.092,60</text:p>
          </table:table-cell>
          <table:table-cell table:number-columns-repeated="3"/>
          <table:table-cell table:style-name="Default"/>
          <table:table-cell table:style-name="ce12" table:number-columns-repeated="2"/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10" table:number-rows-spanned="1">
            <text:p>EXTRAPOLACIÓN A OTROS CULTIVOS</text:p>
          </table:table-cell>
          <table:covered-table-cell table:style-name="ce1"/>
          <table:covered-table-cell table:number-columns-repeated="8" table:style-name="ce12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ITIVINICOLA</text:p>
          </table:table-cell>
          <table:table-cell table:formula="of:=VLOOKUP([.$C77];[.$C$8:.$S$24];4;0)*VLOOKUP([.$C77];[.$C$8:.$S$24];9;0)" office:value-type="float" office:value="1.51578586465008" calcext:value-type="float">
            <text:p>1,52</text:p>
          </table:table-cell>
          <table:table-cell table:formula="of:=VLOOKUP([.$C77];[.$C$8:.$S$24];3;0)*VLOOKUP([.$C77];[.$C$8:.$S$24];9;0)" office:value-type="float" office:value="3.0057983553093" calcext:value-type="float">
            <text:p>3,01</text:p>
          </table:table-cell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ORTALIZAS</text:p>
          </table:table-cell>
          <table:table-cell table:formula="of:=VLOOKUP([.$C78];[.$C$8:.$S$24];4;0)*VLOOKUP([.$C78];[.$C$8:.$S$24];9;0)" office:value-type="float" office:value="0.123749085058135" calcext:value-type="float">
            <text:p>0,12</text:p>
          </table:table-cell>
          <table:table-cell table:formula="of:=VLOOKUP([.$C78];[.$C$8:.$S$24];3;0)*VLOOKUP([.$C78];[.$C$8:.$S$24];9;0)" office:value-type="float" office:value="0.245394026302417" calcext:value-type="float">
            <text:p>0,25</text:p>
          </table:table-cell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4">
          <table:table-cell table:number-columns-repeated="2"/>
          <table:table-cell office:value-type="string" calcext:value-type="string">
            <text:p>CULTIVOS ANUALES Y PERMANENTES</text:p>
          </table:table-cell>
          <table:table-cell table:formula="of:=VLOOKUP([.$C79];[.$C$8:.$S$24];4;0)*VLOOKUP([.$C79];[.$C$8:.$S$24];9;0)" office:value-type="float" office:value="0.0618745425290676" calcext:value-type="float">
            <text:p>0,06</text:p>
          </table:table-cell>
          <table:table-cell table:formula="of:=VLOOKUP([.$C79];[.$C$8:.$S$24];3;0)*VLOOKUP([.$C79];[.$C$8:.$S$24];9;0)" office:value-type="float" office:value="0.122697013151208" calcext:value-type="float">
            <text:p>0,12</text:p>
          </table:table-cell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TOTAL</text:p>
          </table:table-cell>
          <table:table-cell table:style-name="ce12" table:formula="of:=SUM([.D77:.D79])" office:value-type="float" office:value="1.70140949223728" calcext:value-type="float">
            <text:p>1,70</text:p>
          </table:table-cell>
          <table:table-cell table:style-name="ce12" table:formula="of:=SUM([.E77:.E79])" office:value-type="float" office:value="3.37388939476293" calcext:value-type="float">
            <text:p>3,37</text:p>
          </table:table-cell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Internet Video Streaming</text:p>
          </table:table-cell>
          <table:covered-table-cell table:style-name="Default"/>
          <table:table-cell table:style-name="ce11" office:value-type="string" calcext:value-type="string" table:number-columns-spanned="2" table:number-rows-spanned="1">
            <text:p>Actual</text:p>
          </table:table-cell>
          <table:covered-table-cell table:style-name="Default"/>
          <table:table-cell table:style-name="ce11" office:value-type="string" calcext:value-type="string" table:number-columns-spanned="2" table:number-rows-spanned="1">
            <text:p>5 años</text:p>
          </table:table-cell>
          <table:covered-table-cell/>
          <table:table-cell table:style-name="ce11" office:value-type="string" calcext:value-type="string" table:number-columns-spanned="2" table:number-rows-spanned="1">
            <text:p>10 años</text:p>
          </table:table-cell>
          <table:covered-table-cell table:style-name="Default"/>
          <table:table-cell table:style-name="ce11" office:value-type="string" calcext:value-type="string" table:number-columns-spanned="2" table:number-rows-spanned="1">
            <text:p>20 años</text:p>
          </table:table-cell>
          <table:covered-table-cell table:style-name="Default"/>
          <table:table-cell table:number-columns-repeated="8"/>
        </table:table-row>
        <table:table-row table:style-name="ro4">
          <table:table-cell/>
          <table:table-cell table:style-name="ce1" office:value-type="string" calcext:value-type="string">
            <text:p>CLASIFICACIÓN</text:p>
          </table:table-cell>
          <table:table-cell table:style-name="ce1" office:value-type="string" calcext:value-type="string">
            <text:p>TIPO_ESPECIE</text:p>
          </table:table-cell>
          <table:table-cell table:style-name="ce7" office:value-type="string" calcext:value-type="string">
            <text:p>Accesos x Hora</text:p>
          </table:table-cell>
          <table:table-cell table:style-name="ce7" office:value-type="string" calcext:value-type="string">
            <text:p><text:s/>MB x UMA / mes</text:p>
          </table:table-cell>
          <table:table-cell table:style-name="ce7" office:value-type="string" calcext:value-type="string">
            <text:p>Accesos x Hora</text:p>
          </table:table-cell>
          <table:table-cell table:style-name="ce7" office:value-type="string" calcext:value-type="string">
            <text:p><text:s/>MB x UMA / mes</text:p>
          </table:table-cell>
          <table:table-cell table:style-name="ce7" office:value-type="string" calcext:value-type="string">
            <text:p>Accesos x Hora</text:p>
          </table:table-cell>
          <table:table-cell table:style-name="ce7" office:value-type="string" calcext:value-type="string">
            <text:p><text:s/>MB x UMA / mes</text:p>
          </table:table-cell>
          <table:table-cell table:style-name="ce7" office:value-type="string" calcext:value-type="string">
            <text:p>Accesos x Hora</text:p>
          </table:table-cell>
          <table:table-cell table:style-name="ce7" office:value-type="string" calcext:value-type="string">
            <text:p>MB Mes x UM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UTA FRESCA</text:p>
          </table:table-cell>
          <table:table-cell office:value-type="string" calcext:value-type="string">
            <text:p>CEREZO</text:p>
          </table:table-cell>
          <table:table-cell table:formula="of:=VLOOKUP([.$C61];[.$C$8:.$S$24];6;0)*VLOOKUP([.$C61];[.$C$8:.$S$24];9;0)" office:value-type="float" office:value="20.1" calcext:value-type="float">
            <text:p>20,10</text:p>
          </table:table-cell>
          <table:table-cell table:formula="of:=VLOOKUP([.$C61];[.$C$8:.$S$24];7;0)*VLOOKUP([.$C61];[.$C$8:.$S$24];9;0)" office:value-type="float" office:value="22.9972320679283" calcext:value-type="float">
            <text:p>23,0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IRUELAS</text:p>
          </table:table-cell>
          <table:table-cell table:formula="of:=VLOOKUP([.$C62];[.$C$8:.$S$24];6;0)*VLOOKUP([.$C62];[.$C$8:.$S$24];9;0)" office:value-type="float" office:value="0.3" calcext:value-type="float">
            <text:p>0,30</text:p>
          </table:table-cell>
          <table:table-cell table:formula="of:=VLOOKUP([.$C62];[.$C$8:.$S$24];7;0)*VLOOKUP([.$C62];[.$C$8:.$S$24];9;0)" office:value-type="float" office:value="0.272720832594752" calcext:value-type="float">
            <text:p>0,2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ÍTRICOS</text:p>
          </table:table-cell>
          <table:table-cell table:formula="of:=VLOOKUP([.$C63];[.$C$8:.$S$24];6;0)*VLOOKUP([.$C63];[.$C$8:.$S$24];9;0)" office:value-type="float" office:value="0.3" calcext:value-type="float">
            <text:p>0,30</text:p>
          </table:table-cell>
          <table:table-cell table:formula="of:=VLOOKUP([.$C63];[.$C$8:.$S$24];7;0)*VLOOKUP([.$C63];[.$C$8:.$S$24];9;0)" office:value-type="float" office:value="0.374751847938492" calcext:value-type="float">
            <text:p>0,3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URAZNOS Y NECTARINAS</text:p>
          </table:table-cell>
          <table:table-cell table:formula="of:=VLOOKUP([.$C64];[.$C$8:.$S$24];6;0)*VLOOKUP([.$C64];[.$C$8:.$S$24];9;0)" office:value-type="float" office:value="0.3" calcext:value-type="float">
            <text:p>0,30</text:p>
          </table:table-cell>
          <table:table-cell table:formula="of:=VLOOKUP([.$C64];[.$C$8:.$S$24];7;0)*VLOOKUP([.$C64];[.$C$8:.$S$24];9;0)" office:value-type="float" office:value="0.250110511243224" calcext:value-type="float">
            <text:p>0,2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KIWI</text:p>
          </table:table-cell>
          <table:table-cell table:formula="of:=VLOOKUP([.$C65];[.$C$8:.$S$24];6;0)*VLOOKUP([.$C65];[.$C$8:.$S$24];9;0)" office:value-type="float" office:value="0.3" calcext:value-type="float">
            <text:p>0,30</text:p>
          </table:table-cell>
          <table:table-cell table:formula="of:=VLOOKUP([.$C65];[.$C$8:.$S$24];7;0)*VLOOKUP([.$C65];[.$C$8:.$S$24];9;0)" office:value-type="float" office:value="0.327772049798474" calcext:value-type="float">
            <text:p>0,3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OLIVO</text:p>
          </table:table-cell>
          <table:table-cell table:formula="of:=VLOOKUP([.$C66];[.$C$8:.$S$24];6;0)*VLOOKUP([.$C66];[.$C$8:.$S$24];9;0)" office:value-type="float" office:value="0.3" calcext:value-type="float">
            <text:p>0,30</text:p>
          </table:table-cell>
          <table:table-cell table:formula="of:=VLOOKUP([.$C66];[.$C$8:.$S$24];7;0)*VLOOKUP([.$C66];[.$C$8:.$S$24];9;0)" office:value-type="float" office:value="0.343242269670572" calcext:value-type="float">
            <text:p>0,3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LTAS</text:p>
          </table:table-cell>
          <table:table-cell table:formula="of:=VLOOKUP([.$C67];[.$C$8:.$S$24];6;0)*VLOOKUP([.$C67];[.$C$8:.$S$24];9;0)" office:value-type="float" office:value="0.3" calcext:value-type="float">
            <text:p>0,30</text:p>
          </table:table-cell>
          <table:table-cell table:formula="of:=VLOOKUP([.$C67];[.$C$8:.$S$24];7;0)*VLOOKUP([.$C67];[.$C$8:.$S$24];9;0)" office:value-type="float" office:value="0.440306257898186" calcext:value-type="float">
            <text:p>0,4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OMÁCEAS</text:p>
          </table:table-cell>
          <table:table-cell table:formula="of:=VLOOKUP([.$C68];[.$C$8:.$S$24];6;0)*VLOOKUP([.$C68];[.$C$8:.$S$24];9;0)" office:value-type="float" office:value="0.3" calcext:value-type="float">
            <text:p>0,30</text:p>
          </table:table-cell>
          <table:table-cell table:formula="of:=VLOOKUP([.$C68];[.$C$8:.$S$24];7;0)*VLOOKUP([.$C68];[.$C$8:.$S$24];9;0)" office:value-type="float" office:value="0.231742858886719" calcext:value-type="float">
            <text:p>0,23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UVA DE MESA</text:p>
          </table:table-cell>
          <table:table-cell table:formula="of:=VLOOKUP([.$C69];[.$C$8:.$S$24];6;0)*VLOOKUP([.$C69];[.$C$8:.$S$24];9;0)" office:value-type="float" office:value="0.3" calcext:value-type="float">
            <text:p>0,30</text:p>
          </table:table-cell>
          <table:table-cell table:formula="of:=VLOOKUP([.$C69];[.$C$8:.$S$24];7;0)*VLOOKUP([.$C69];[.$C$8:.$S$24];9;0)" office:value-type="float" office:value="0.425974315073533" calcext:value-type="float">
            <text:p>0,43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FRUTALES MENORES</text:p>
          </table:table-cell>
          <table:table-cell office:value-type="string" calcext:value-type="string">
            <text:p>ARÁNDANO</text:p>
          </table:table-cell>
          <table:table-cell table:formula="of:=VLOOKUP([.$C70];[.$C$8:.$S$24];6;0)*VLOOKUP([.$C70];[.$C$8:.$S$24];9;0)" office:value-type="float" office:value="0.3" calcext:value-type="float">
            <text:p>0,30</text:p>
          </table:table-cell>
          <table:table-cell table:formula="of:=VLOOKUP([.$C70];[.$C$8:.$S$24];7;0)*VLOOKUP([.$C70];[.$C$8:.$S$24];9;0)" office:value-type="float" office:value="0.463485717773438" calcext:value-type="float">
            <text:p>0,46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ERRIES Y ESPECIES MENORES</text:p>
          </table:table-cell>
          <table:table-cell table:formula="of:=VLOOKUP([.$C71];[.$C$8:.$S$24];6;0)*VLOOKUP([.$C71];[.$C$8:.$S$24];9;0)" office:value-type="float" office:value="0.3" calcext:value-type="float">
            <text:p>0,30</text:p>
          </table:table-cell>
          <table:table-cell table:formula="of:=VLOOKUP([.$C71];[.$C$8:.$S$24];7;0)*VLOOKUP([.$C71];[.$C$8:.$S$24];9;0)" office:value-type="float" office:value="0.232156777813063" calcext:value-type="float">
            <text:p>0,23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FRUTOS SECOS</text:p>
          </table:table-cell>
          <table:table-cell office:value-type="string" calcext:value-type="string">
            <text:p>ALMENDRO</text:p>
          </table:table-cell>
          <table:table-cell table:formula="of:=VLOOKUP([.$C72];[.$C$8:.$S$24];6;0)*VLOOKUP([.$C72];[.$C$8:.$S$24];9;0)" office:value-type="float" office:value="0.3" calcext:value-type="float">
            <text:p>0,30</text:p>
          </table:table-cell>
          <table:table-cell table:formula="of:=VLOOKUP([.$C72];[.$C$8:.$S$24];7;0)*VLOOKUP([.$C72];[.$C$8:.$S$24];9;0)" office:value-type="float" office:value="0.355297658400334" calcext:value-type="float">
            <text:p>0,36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VELLANO Y CASTAÑO</text:p>
          </table:table-cell>
          <table:table-cell table:formula="of:=VLOOKUP([.$C73];[.$C$8:.$S$24];6;0)*VLOOKUP([.$C73];[.$C$8:.$S$24];9;0)" office:value-type="float" office:value="0.3" calcext:value-type="float">
            <text:p>0,30</text:p>
          </table:table-cell>
          <table:table-cell table:formula="of:=VLOOKUP([.$C73];[.$C$8:.$S$24];7;0)*VLOOKUP([.$C73];[.$C$8:.$S$24];9;0)" office:value-type="float" office:value="0.323839819998208" calcext:value-type="float">
            <text:p>0,32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UEZ</text:p>
          </table:table-cell>
          <table:table-cell table:formula="of:=VLOOKUP([.$C74];[.$C$8:.$S$24];6;0)*VLOOKUP([.$C74];[.$C$8:.$S$24];9;0)" office:value-type="float" office:value="0.3" calcext:value-type="float">
            <text:p>0,30</text:p>
          </table:table-cell>
          <table:table-cell table:formula="of:=VLOOKUP([.$C74];[.$C$8:.$S$24];7;0)*VLOOKUP([.$C74];[.$C$8:.$S$24];9;0)" office:value-type="float" office:value="0.378321898678207" calcext:value-type="float">
            <text:p>0,38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TOTAL</text:p>
          </table:table-cell>
          <table:table-cell table:style-name="ce12" table:formula="of:=SUM([.D84:.D97])" office:value-type="float" office:value="24" calcext:value-type="float">
            <text:p>24,00</text:p>
          </table:table-cell>
          <table:table-cell table:style-name="ce12" table:formula="of:=SUM([.E84:.E97])" office:value-type="float" office:value="27.4169548836955" calcext:value-type="float">
            <text:p>27,42</text:p>
          </table:table-cell>
          <table:table-cell table:number-columns-repeated="3"/>
          <table:table-cell table:style-name="Default"/>
          <table:table-cell table:style-name="ce12" table:number-columns-repeated="2"/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10" table:number-rows-spanned="1">
            <text:p>|</text:p>
          </table:table-cell>
          <table:covered-table-cell table:style-name="ce1"/>
          <table:covered-table-cell table:number-columns-repeated="8" table:style-name="ce12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ITIVINICOLA</text:p>
          </table:table-cell>
          <table:table-cell table:formula="of:=VLOOKUP([.$C77];[.$C$8:.$S$24];6;0)*VLOOKUP([.$C77];[.$C$8:.$S$24];9;0)" office:value-type="float" office:value="1.29924502684293" calcext:value-type="float">
            <text:p>1,30</text:p>
          </table:table-cell>
          <table:table-cell table:formula="of:=VLOOKUP([.$C77];[.$C$8:.$S$24];7;0)*VLOOKUP([.$C77];[.$C$8:.$S$24];9;0)" office:value-type="float" office:value="1.4842225951591" calcext:value-type="float">
            <text:p>1,48</text:p>
          </table:table-cell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ORTALIZAS</text:p>
          </table:table-cell>
          <table:table-cell table:formula="of:=VLOOKUP([.$C78];[.$C$8:.$S$24];6;0)*VLOOKUP([.$C78];[.$C$8:.$S$24];9;0)" office:value-type="float" office:value="0.106070644335544" calcext:value-type="float">
            <text:p>0,11</text:p>
          </table:table-cell>
          <table:table-cell table:formula="of:=VLOOKUP([.$C78];[.$C$8:.$S$24];7;0)*VLOOKUP([.$C78];[.$C$8:.$S$24];9;0)" office:value-type="float" office:value="0.121172252926339" calcext:value-type="float">
            <text:p>0,12</text:p>
          </table:table-cell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4">
          <table:table-cell table:number-columns-repeated="2"/>
          <table:table-cell office:value-type="string" calcext:value-type="string">
            <text:p>CULTIVOS ANUALES Y PERMANENTES</text:p>
          </table:table-cell>
          <table:table-cell table:formula="of:=VLOOKUP([.$C79];[.$C$8:.$S$24];6;0)*VLOOKUP([.$C79];[.$C$8:.$S$24];9;0)" office:value-type="float" office:value="0.0530353221677722" calcext:value-type="float">
            <text:p>0,05</text:p>
          </table:table-cell>
          <table:table-cell table:formula="of:=VLOOKUP([.$C79];[.$C$8:.$S$24];7;0)*VLOOKUP([.$C79];[.$C$8:.$S$24];9;0)" office:value-type="float" office:value="0.0605861264631695" calcext:value-type="float">
            <text:p>0,06</text:p>
          </table:table-cell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TOTAL</text:p>
          </table:table-cell>
          <table:table-cell table:style-name="ce12" table:formula="of:=SUM([.D100:.D102])" office:value-type="float" office:value="1.45835099334624" calcext:value-type="float">
            <text:p>1,46</text:p>
          </table:table-cell>
          <table:table-cell table:style-name="ce12" table:formula="of:=SUM([.E100:.E102])" office:value-type="float" office:value="1.66598097454861" calcext:value-type="float">
            <text:p>1,67</text:p>
          </table:table-cell>
          <table:table-cell table:number-columns-repeated="3"/>
          <table:table-cell table:style-name="Default" table:number-columns-repeated="3"/>
          <table:table-cell table:number-columns-repeated="8"/>
        </table:table-row>
      </table:table>
      <table:table table:name="TEstimacionesxUnidadProductiva" table:style-name="ta1">
        <office:forms form:automatic-focus="false" form:apply-design-mode="false"/>
        <table:shapes>
          <draw:frame draw:z-index="0" draw:style-name="gr1" draw:text-style-name="P1" svg:width="159.89mm" svg:height="89.81mm" svg:x="382.96mm" svg:y="54.36mm">
            <loext:p draw:notify-on-update-of-ranges="TEstimacionesxUnidadProductiva.L6:TEstimacionesxUnidadProductiva.L8 TEstimacionesxUnidadProductiva.M5:TEstimacionesxUnidadProductiva.M5 TEstimacionesxUnidadProductiva.M6:TEstimacionesxUnidadProductiva.M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18"/>
        <table:table-column table:style-name="co9" table:default-cell-style-name="ce27"/>
        <table:table-column table:style-name="co8" table:default-cell-style-name="ce14"/>
        <table:table-column table:style-name="co10" table:default-cell-style-name="Default"/>
        <table:table-column table:style-name="co11" table:default-cell-style-name="ce14"/>
        <table:table-column table:style-name="co12" table:default-cell-style-name="ce14"/>
        <table:table-column table:style-name="co13" table:default-cell-style-name="ce44"/>
        <table:table-column table:style-name="co1" table:number-columns-repeated="1016" table:default-cell-style-name="Default"/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/>
          <table:table-cell table:style-name="ce21" office:value-type="string" calcext:value-type="string">
            <text:p>Servicio</text:p>
          </table:table-cell>
          <table:table-cell table:style-name="ce21" office:value-type="string" calcext:value-type="string">
            <text:p>Tamaño en Bytes</text:p>
          </table:table-cell>
          <table:table-cell table:style-name="ce35" office:value-type="string" calcext:value-type="string" table:number-columns-spanned="4" table:number-rows-spanned="1">
            <text:p>Estimación</text:p>
          </table:table-cell>
          <table:covered-table-cell table:number-columns-repeated="3" table:style-name="ce40"/>
          <table:table-cell table:number-columns-repeated="1016"/>
        </table:table-row>
        <table:table-row table:style-name="ro1">
          <table:table-cell table:style-name="Default"/>
          <table:table-cell table:style-name="ce22" office:value-type="string" calcext:value-type="string">
            <text:p>Sistemas de Posicionamiento global</text:p>
          </table:table-cell>
          <table:table-cell table:style-name="ce22" office:value-type="float" office:value="64" calcext:value-type="float">
            <text:p>64</text:p>
          </table:table-cell>
          <table:table-cell table:style-name="ce36" office:value-type="string" calcext:value-type="string" table:number-columns-spanned="4" table:number-rows-spanned="1">
            <text:p>Envío de 8 datos con punto flotante, 2 enteros largos y caracteres de control</text:p>
          </table:table-cell>
          <table:covered-table-cell table:number-columns-repeated="3" table:style-name="ce41"/>
          <table:table-cell table:number-columns-repeated="1016"/>
        </table:table-row>
        <table:table-row table:style-name="ro1">
          <table:table-cell table:style-name="Default"/>
          <table:table-cell table:style-name="ce22" office:value-type="string" calcext:value-type="string">
            <text:p>Sistemas de Información Geográfica del Predio</text:p>
          </table:table-cell>
          <table:table-cell table:style-name="ce22" table:formula="of:=128*1024" office:value-type="float" office:value="131072" calcext:value-type="float">
            <text:p>131072</text:p>
          </table:table-cell>
          <table:table-cell table:style-name="ce36" office:value-type="string" calcext:value-type="string" table:number-columns-spanned="4" table:number-rows-spanned="1">
            <text:p>Fotografía de resolución media mas datos de control</text:p>
          </table:table-cell>
          <table:covered-table-cell table:number-columns-repeated="3" table:style-name="ce41"/>
          <table:table-cell table:number-columns-repeated="1016"/>
        </table:table-row>
        <table:table-row table:style-name="ro1">
          <table:table-cell table:style-name="Default"/>
          <table:table-cell table:style-name="ce22" office:value-type="string" calcext:value-type="string">
            <text:p>Teledetección y Robótica</text:p>
          </table:table-cell>
          <table:table-cell table:style-name="ce22" table:formula="of:=512*1024" office:value-type="float" office:value="524288" calcext:value-type="float">
            <text:p>524288</text:p>
          </table:table-cell>
          <table:table-cell table:style-name="ce36" office:value-type="string" calcext:value-type="string" table:number-columns-spanned="4" table:number-rows-spanned="1">
            <text:p>Fotografía de resolución media alta mas datos de control</text:p>
          </table:table-cell>
          <table:covered-table-cell table:number-columns-repeated="3" table:style-name="ce41"/>
          <table:table-cell table:number-columns-repeated="4"/>
          <table:table-cell table:style-name="ce48" office:value-type="string" calcext:value-type="string">
            <text:p>Trafico Mensual</text:p>
          </table:table-cell>
          <table:table-cell table:style-name="ce48" office:value-type="string" calcext:value-type="string">
            <text:p>MB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ce22" office:value-type="string" calcext:value-type="string">
            <text:p>Monitoreo de Riego</text:p>
          </table:table-cell>
          <table:table-cell table:style-name="ce22"/>
          <table:table-cell table:style-name="ce36" table:number-columns-spanned="4" table:number-rows-spanned="1"/>
          <table:covered-table-cell table:number-columns-repeated="3" table:style-name="ce41"/>
          <table:table-cell table:number-columns-repeated="4"/>
          <table:table-cell office:value-type="string" calcext:value-type="string">
            <text:p>IoT</text:p>
          </table:table-cell>
          <table:table-cell table:style-name="ce14" table:formula="of:=[.F66]" office:value-type="float" office:value="109.379235259335" calcext:value-type="float">
            <text:p>109,38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ce23" office:value-type="string" calcext:value-type="string">
            <text:p>Humedad de suelo</text:p>
          </table:table-cell>
          <table:table-cell table:style-name="ce22" office:value-type="float" office:value="128" calcext:value-type="float">
            <text:p>128</text:p>
          </table:table-cell>
          <table:table-cell table:style-name="ce36" office:value-type="string" calcext:value-type="string" table:number-columns-spanned="4" table:number-rows-spanned="1">
            <text:p>Envío de 8 datos con punto flotante, 2 enteros largos y caracteres de control</text:p>
          </table:table-cell>
          <table:covered-table-cell table:number-columns-repeated="3" table:style-name="ce41"/>
          <table:table-cell table:number-columns-repeated="4"/>
          <table:table-cell office:value-type="string" calcext:value-type="string">
            <text:p>Internet Transaccional</text:p>
          </table:table-cell>
          <table:table-cell table:style-name="ce14" table:formula="of:=[.F72]" office:value-type="float" office:value="2705.77852896852" calcext:value-type="float">
            <text:p>2.705,78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ce23" office:value-type="string" calcext:value-type="string">
            <text:p>Dendrómetros</text:p>
          </table:table-cell>
          <table:table-cell table:style-name="ce22" office:value-type="float" office:value="64" calcext:value-type="float">
            <text:p>64</text:p>
          </table:table-cell>
          <table:table-cell table:style-name="ce36" office:value-type="string" calcext:value-type="string" table:number-columns-spanned="4" table:number-rows-spanned="1">
            <text:p>Envío de 4 datos con punto flotante, 2 enteros largos y caracteres de control</text:p>
          </table:table-cell>
          <table:covered-table-cell table:number-columns-repeated="3" table:style-name="ce41"/>
          <table:table-cell table:number-columns-repeated="4"/>
          <table:table-cell office:value-type="string" calcext:value-type="string">
            <text:p>Internet con VideoStreaming</text:p>
          </table:table-cell>
          <table:table-cell table:style-name="ce14" table:formula="of:=[.F75]*1024" office:value-type="float" office:value="55853.2265154052" calcext:value-type="float">
            <text:p>55.853,23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ce23" office:value-type="string" calcext:value-type="string">
            <text:p>Humedad de la hoja</text:p>
          </table:table-cell>
          <table:table-cell table:style-name="ce22" office:value-type="float" office:value="64" calcext:value-type="float">
            <text:p>64</text:p>
          </table:table-cell>
          <table:table-cell table:style-name="ce36" office:value-type="string" calcext:value-type="string" table:number-columns-spanned="4" table:number-rows-spanned="1">
            <text:p>Envío de 4 datos con punto flotante, 2 enteros largos y caracteres de control</text:p>
          </table:table-cell>
          <table:covered-table-cell table:number-columns-repeated="3" table:style-name="ce41"/>
          <table:table-cell table:number-columns-repeated="1016"/>
        </table:table-row>
        <table:table-row table:style-name="ro1">
          <table:table-cell table:style-name="Default"/>
          <table:table-cell table:style-name="ce23" office:value-type="string" calcext:value-type="string">
            <text:p>Temperatura y Humedad Relativa</text:p>
          </table:table-cell>
          <table:table-cell table:style-name="ce22" office:value-type="float" office:value="128" calcext:value-type="float">
            <text:p>128</text:p>
          </table:table-cell>
          <table:table-cell table:style-name="ce36" office:value-type="string" calcext:value-type="string" table:number-columns-spanned="4" table:number-rows-spanned="1">
            <text:p>Envío de 8 datos con punto flotante, 2 enteros largos y caracteres de control</text:p>
          </table:table-cell>
          <table:covered-table-cell table:number-columns-repeated="3" table:style-name="ce41"/>
          <table:table-cell table:number-columns-repeated="1016"/>
        </table:table-row>
        <table:table-row table:style-name="ro1">
          <table:table-cell table:style-name="Default"/>
          <table:table-cell table:style-name="ce23" office:value-type="string" calcext:value-type="string">
            <text:p>Válvulas <text:s/>Inalámbricas</text:p>
          </table:table-cell>
          <table:table-cell table:style-name="ce22" office:value-type="float" office:value="64" calcext:value-type="float">
            <text:p>64</text:p>
          </table:table-cell>
          <table:table-cell table:style-name="ce36" office:value-type="string" calcext:value-type="string" table:number-columns-spanned="4" table:number-rows-spanned="1">
            <text:p>Envío de 4 datos con punto flotante, 2 enteros largos y caracteres de control</text:p>
          </table:table-cell>
          <table:covered-table-cell table:number-columns-repeated="3" table:style-name="ce41"/>
          <table:table-cell table:number-columns-repeated="1016"/>
        </table:table-row>
        <table:table-row table:style-name="ro1">
          <table:table-cell table:style-name="Default"/>
          <table:table-cell table:style-name="ce23" office:value-type="string" calcext:value-type="string">
            <text:p>Dendrómetro</text:p>
          </table:table-cell>
          <table:table-cell table:style-name="ce22" office:value-type="float" office:value="64" calcext:value-type="float">
            <text:p>64</text:p>
          </table:table-cell>
          <table:table-cell table:style-name="ce36" office:value-type="string" calcext:value-type="string" table:number-columns-spanned="4" table:number-rows-spanned="1">
            <text:p>Envío de 4 datos con punto flotante, 2 enteros largos y caracteres de control</text:p>
          </table:table-cell>
          <table:covered-table-cell table:number-columns-repeated="3" table:style-name="ce41"/>
          <table:table-cell table:number-columns-repeated="1016"/>
        </table:table-row>
        <table:table-row table:style-name="ro1">
          <table:table-cell table:style-name="Default"/>
          <table:table-cell table:style-name="ce23" office:value-type="string" calcext:value-type="string">
            <text:p>Control de Compuertas y Válvulas</text:p>
          </table:table-cell>
          <table:table-cell table:style-name="ce22" office:value-type="float" office:value="128" calcext:value-type="float">
            <text:p>128</text:p>
          </table:table-cell>
          <table:table-cell table:style-name="ce36" office:value-type="string" calcext:value-type="string" table:number-columns-spanned="4" table:number-rows-spanned="1">
            <text:p>Envío de 8 datos con punto flotante, 2 enteros largos y caracteres de control</text:p>
          </table:table-cell>
          <table:covered-table-cell table:number-columns-repeated="3" table:style-name="ce41"/>
          <table:table-cell table:number-columns-repeated="1016"/>
        </table:table-row>
        <table:table-row table:style-name="ro1">
          <table:table-cell table:style-name="Default"/>
          <table:table-cell table:style-name="ce23" office:value-type="string" calcext:value-type="string">
            <text:p>Sensores de Flujo</text:p>
          </table:table-cell>
          <table:table-cell table:style-name="ce22" office:value-type="float" office:value="64" calcext:value-type="float">
            <text:p>64</text:p>
          </table:table-cell>
          <table:table-cell table:style-name="ce36" office:value-type="string" calcext:value-type="string" table:number-columns-spanned="4" table:number-rows-spanned="1">
            <text:p>Envío de 4 datos con punto flotante, 2 enteros largos y caracteres de control</text:p>
          </table:table-cell>
          <table:covered-table-cell table:number-columns-repeated="3" table:style-name="ce41"/>
          <table:table-cell table:number-columns-repeated="1016"/>
        </table:table-row>
        <table:table-row table:style-name="ro1">
          <table:table-cell table:style-name="Default"/>
          <table:table-cell table:style-name="ce23" office:value-type="string" calcext:value-type="string">
            <text:p>Tableros de Riego</text:p>
          </table:table-cell>
          <table:table-cell table:style-name="ce22" office:value-type="float" office:value="64" calcext:value-type="float">
            <text:p>64</text:p>
          </table:table-cell>
          <table:table-cell table:style-name="ce36" office:value-type="string" calcext:value-type="string" table:number-columns-spanned="4" table:number-rows-spanned="1">
            <text:p>Envío de 4 datos con punto flotante, 2 enteros largos y caracteres de control</text:p>
          </table:table-cell>
          <table:covered-table-cell table:number-columns-repeated="3" table:style-name="ce41"/>
          <table:table-cell table:number-columns-repeated="1016"/>
        </table:table-row>
        <table:table-row table:style-name="ro1">
          <table:table-cell table:style-name="Default"/>
          <table:table-cell table:style-name="ce23" office:value-type="string" calcext:value-type="string">
            <text:p>Sensores de Nivel</text:p>
          </table:table-cell>
          <table:table-cell table:style-name="ce22" office:value-type="float" office:value="64" calcext:value-type="float">
            <text:p>64</text:p>
          </table:table-cell>
          <table:table-cell table:style-name="ce36" office:value-type="string" calcext:value-type="string" table:number-columns-spanned="4" table:number-rows-spanned="1">
            <text:p>Envío de 4 datos con punto flotante, 2 enteros largos y caracteres de control</text:p>
          </table:table-cell>
          <table:covered-table-cell table:number-columns-repeated="3" table:style-name="ce41"/>
          <table:table-cell table:number-columns-repeated="1016"/>
        </table:table-row>
        <table:table-row table:style-name="ro1">
          <table:table-cell table:style-name="Default"/>
          <table:table-cell table:style-name="ce22" office:value-type="string" calcext:value-type="string">
            <text:p>Monitoreo de la cadena de frio</text:p>
          </table:table-cell>
          <table:table-cell table:style-name="ce22" office:value-type="float" office:value="64" calcext:value-type="float">
            <text:p>64</text:p>
          </table:table-cell>
          <table:table-cell table:style-name="ce36" office:value-type="string" calcext:value-type="string" table:number-columns-spanned="4" table:number-rows-spanned="1">
            <text:p>Envío de 4 datos con punto flotante, 2 enteros largos y caracteres de control</text:p>
          </table:table-cell>
          <table:covered-table-cell table:number-columns-repeated="3" table:style-name="ce41"/>
          <table:table-cell table:number-columns-repeated="1016"/>
        </table:table-row>
        <table:table-row table:style-name="ro1">
          <table:table-cell table:style-name="Default"/>
          <table:table-cell table:style-name="ce22" office:value-type="string" calcext:value-type="string">
            <text:p>Aplicaciones agrícolas móviles</text:p>
          </table:table-cell>
          <table:table-cell table:style-name="ce22" office:value-type="float" office:value="2048" calcext:value-type="float">
            <text:p>2048</text:p>
          </table:table-cell>
          <table:table-cell table:style-name="ce36" office:value-type="string" calcext:value-type="string" table:number-columns-spanned="4" table:number-rows-spanned="1">
            <text:p>Transacción XML</text:p>
          </table:table-cell>
          <table:covered-table-cell table:number-columns-repeated="3" table:style-name="ce41"/>
          <table:table-cell table:number-columns-repeated="1016"/>
        </table:table-row>
        <table:table-row table:style-name="ro1">
          <table:table-cell table:style-name="Default"/>
          <table:table-cell table:style-name="ce22" office:value-type="string" calcext:value-type="string">
            <text:p>Aplicaciones de ofimática</text:p>
          </table:table-cell>
          <table:table-cell table:style-name="ce22" office:value-type="float" office:value="2048" calcext:value-type="float">
            <text:p>2048</text:p>
          </table:table-cell>
          <table:table-cell table:style-name="ce36" office:value-type="string" calcext:value-type="string" table:number-columns-spanned="4" table:number-rows-spanned="1">
            <text:p>Transacción HTML</text:p>
          </table:table-cell>
          <table:covered-table-cell table:number-columns-repeated="3" table:style-name="ce41"/>
          <table:table-cell table:number-columns-repeated="1016"/>
        </table:table-row>
        <table:table-row table:style-name="ro1">
          <table:table-cell table:style-name="Default"/>
          <table:table-cell table:style-name="ce22" office:value-type="string" calcext:value-type="string">
            <text:p>Aplicaciones de TeleVigilancia</text:p>
          </table:table-cell>
          <table:table-cell table:style-name="ce22" table:formula="of:=320*240*5/10" office:value-type="float" office:value="38400" calcext:value-type="float">
            <text:p>38400</text:p>
          </table:table-cell>
          <table:table-cell table:style-name="ce36" office:value-type="string" calcext:value-type="string" table:number-columns-spanned="4" table:number-rows-spanned="1">
            <text:p>5 Frames segundo de resolución 320x240 con compresión de radio 1/10</text:p>
          </table:table-cell>
          <table:covered-table-cell table:number-columns-repeated="3" table:style-name="ce41"/>
          <table:table-cell table:number-columns-repeated="1016"/>
        </table:table-row>
        <table:table-row table:style-name="ro1" table:number-rows-repeated="3"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6"/>
          <table:table-cell table:style-name="ce24" office:value-type="string" calcext:value-type="string">
            <text:p>Especie</text:p>
          </table:table-cell>
          <table:table-cell table:style-name="ce31" office:value-type="string" calcext:value-type="string" table:number-columns-spanned="5" table:number-rows-spanned="1">
            <text:p>CEREZO</text:p>
          </table:table-cell>
          <table:covered-table-cell table:number-columns-repeated="3" table:style-name="ce37"/>
          <table:covered-table-cell table:style-name="ce42"/>
          <table:table-cell table:number-columns-repeated="1016"/>
        </table:table-row>
        <table:table-row table:style-name="ro5">
          <table:table-cell table:style-name="ce17" office:value-type="string" calcext:value-type="string">
            <text:p>Cantidad Estimada</text:p>
          </table:table-cell>
          <table:table-cell table:style-name="ce25" office:value-type="string" calcext:value-type="string">
            <text:p>Servicio IoT</text:p>
          </table:table-cell>
          <table:table-cell table:style-name="ce32" office:value-type="string" calcext:value-type="string">
            <text:p>Cantidad</text:p>
          </table:table-cell>
          <table:table-cell table:style-name="ce38" office:value-type="string" calcext:value-type="string">
            <text:p>Accesos / Hora</text:p>
          </table:table-cell>
          <table:table-cell table:style-name="ce38" office:value-type="string" calcext:value-type="string">
            <text:p>Tráfico / hora (Kbyte)</text:p>
          </table:table-cell>
          <table:table-cell table:style-name="ce32" office:value-type="string" calcext:value-type="string">
            <text:p>Tráfico Mensual MB</text:p>
          </table:table-cell>
          <table:table-cell table:style-name="ce43" office:value-type="string" calcext:value-type="string">
            <text:p>Banda Ancha Promedio (Kbps)</text:p>
          </table:table-cell>
          <table:table-cell table:style-name="ce47"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Sistemas de Posicionamiento global</text:p>
          </table:table-cell>
          <table:table-cell table:formula="of:=[TEstimacionesxUnidadProductiva.A26]*VLOOKUP([TEstimacionesxUnidadProductiva.$C$24];[TIndicadores.$I$26:.$N$39];2;0)/100" office:value-type="float" office:value="2.96226836347399" calcext:value-type="float">
            <text:p>2,96</text:p>
          </table:table-cell>
          <table:table-cell table:formula="of:=60" office:value-type="float" office:value="60" calcext:value-type="float">
            <text:p>60</text:p>
          </table:table-cell>
          <table:table-cell table:formula="of:=[.D26]*[.C26]*VLOOKUP([.B26];[.$B$3:.$C$20];2;0)/1024" office:value-type="float" office:value="11.1085063630275" calcext:value-type="float">
            <text:p>11,11</text:p>
          </table:table-cell>
          <table:table-cell table:formula="of:=[.E26]*24*30/1024" office:value-type="float" office:value="7.81066853650369" calcext:value-type="float">
            <text:p>7,81</text:p>
          </table:table-cell>
          <table:table-cell table:formula="of:=[.E26]*8/(60*60)" office:value-type="float" office:value="0.0246855696956166" calcext:value-type="float">
            <text:p>0,0247</text:p>
          </table:table-cell>
          <table:table-cell table:number-columns-repeated="1016"/>
        </table:table-row>
        <table:table-row table:style-name="ro1">
          <table:table-cell/>
          <table:table-cell table:style-name="ce26" office:value-type="string" calcext:value-type="string">
            <text:p>Monitoreo de Riego</text:p>
          </table:table-cell>
          <table:table-cell table:number-columns-repeated="1021"/>
        </table:table-row>
        <table:table-row table:style-name="ro1">
          <table:table-cell table:formula="of:=10*10" office:value-type="float" office:value="100" calcext:value-type="float">
            <text:p>100</text:p>
          </table:table-cell>
          <table:table-cell office:value-type="string" calcext:value-type="string">
            <text:p>Humedad de suelo</text:p>
          </table:table-cell>
          <table:table-cell table:formula="of:=[TEstimacionesxUnidadProductiva.A28]*VLOOKUP([TEstimacionesxUnidadProductiva.$C$24];[TIndicadores.$I$26:.$N$39];3;0)/100" office:value-type="float" office:value="74.7368527423778" calcext:value-type="float">
            <text:p>74,74</text:p>
          </table:table-cell>
          <table:table-cell table:formula="of:=60/12" office:value-type="float" office:value="5" calcext:value-type="float">
            <text:p>5</text:p>
          </table:table-cell>
          <table:table-cell table:formula="of:=[.D28]*[.C28]*VLOOKUP([.B28];[.$B$3:.$C$20];2;0)/1024" office:value-type="float" office:value="46.7105329639861" calcext:value-type="float">
            <text:p>46,71</text:p>
          </table:table-cell>
          <table:table-cell table:formula="of:=[.E28]*24*30/1024" office:value-type="float" office:value="32.8433434903028" calcext:value-type="float">
            <text:p>32,84</text:p>
          </table:table-cell>
          <table:table-cell table:formula="of:=[.E28]*8/(60*60)" office:value-type="float" office:value="0.103801184364414" calcext:value-type="float">
            <text:p>0,1038</text:p>
          </table:table-cell>
          <table:table-cell table:number-columns-repeated="1016"/>
        </table:table-row>
        <table:table-row table:style-name="ro1">
          <table:table-cell table:formula="of:=2*10" office:value-type="float" office:value="20" calcext:value-type="float">
            <text:p>20</text:p>
          </table:table-cell>
          <table:table-cell office:value-type="string" calcext:value-type="string">
            <text:p>Dendrómetros</text:p>
          </table:table-cell>
          <table:table-cell table:formula="of:=[TEstimacionesxUnidadProductiva.A29]*VLOOKUP([TEstimacionesxUnidadProductiva.$C$24];[TIndicadores.$I$26:.$N$39];3;0)/100" office:value-type="float" office:value="14.9473705484756" calcext:value-type="float">
            <text:p>14,95</text:p>
          </table:table-cell>
          <table:table-cell table:formula="of:=1" office:value-type="float" office:value="1" calcext:value-type="float">
            <text:p>1</text:p>
          </table:table-cell>
          <table:table-cell table:formula="of:=[.D29]*[.C29]*VLOOKUP([.B29];[.$B$3:.$C$20];2;0)/1024" office:value-type="float" office:value="0.934210659279722" calcext:value-type="float">
            <text:p>0,93</text:p>
          </table:table-cell>
          <table:table-cell table:formula="of:=[.E29]*24*30/1024" office:value-type="float" office:value="0.656866869806055" calcext:value-type="float">
            <text:p>0,66</text:p>
          </table:table-cell>
          <table:table-cell table:formula="of:=[.E29]*8/(60*60)" office:value-type="float" office:value="0.00207602368728827" calcext:value-type="float">
            <text:p>0,0021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medad de la hoja</text:p>
          </table:table-cell>
          <table:table-cell table:formula="of:=[TEstimacionesxUnidadProductiva.A30]*VLOOKUP([TEstimacionesxUnidadProductiva.$C$24];[TIndicadores.$I$26:.$N$39];3;0)/100" office:value-type="float" office:value="14.9473705484756" calcext:value-type="float">
            <text:p>14,95</text:p>
          </table:table-cell>
          <table:table-cell table:formula="of:=60/12" office:value-type="float" office:value="5" calcext:value-type="float">
            <text:p>5</text:p>
          </table:table-cell>
          <table:table-cell table:formula="of:=[.D30]*[.C30]*VLOOKUP([.B30];[.$B$3:.$C$20];2;0)/1024" office:value-type="float" office:value="4.67105329639861" calcext:value-type="float">
            <text:p>4,67</text:p>
          </table:table-cell>
          <table:table-cell table:formula="of:=[.E30]*24*30/1024" office:value-type="float" office:value="3.28433434903027" calcext:value-type="float">
            <text:p>3,28</text:p>
          </table:table-cell>
          <table:table-cell table:formula="of:=[.E30]*8/(60*60)" office:value-type="float" office:value="0.0103801184364414" calcext:value-type="float">
            <text:p>0,0104</text:p>
          </table:table-cell>
          <table:table-cell table:number-columns-repeated="1016"/>
        </table:table-row>
        <table:table-row table:style-name="ro1">
          <table:table-cell table:formula="of:=10" office:value-type="float" office:value="10" calcext:value-type="float">
            <text:p>10</text:p>
          </table:table-cell>
          <table:table-cell office:value-type="string" calcext:value-type="string">
            <text:p>Temperatura y Humedad Relativa</text:p>
          </table:table-cell>
          <table:table-cell table:formula="of:=[TEstimacionesxUnidadProductiva.A31]*VLOOKUP([TEstimacionesxUnidadProductiva.$C$24];[TIndicadores.$I$26:.$N$39];3;0)/100" office:value-type="float" office:value="7.47368527423778" calcext:value-type="float">
            <text:p>7,47</text:p>
          </table:table-cell>
          <table:table-cell table:formula="of:=60/12" office:value-type="float" office:value="5" calcext:value-type="float">
            <text:p>5</text:p>
          </table:table-cell>
          <table:table-cell table:formula="of:=[.D31]*[.C31]*VLOOKUP([.B31];[.$B$3:.$C$20];2;0)/1024" office:value-type="float" office:value="4.67105329639861" calcext:value-type="float">
            <text:p>4,67</text:p>
          </table:table-cell>
          <table:table-cell table:formula="of:=[.E31]*24*30/1024" office:value-type="float" office:value="3.28433434903027" calcext:value-type="float">
            <text:p>3,28</text:p>
          </table:table-cell>
          <table:table-cell table:formula="of:=[.E31]*8/(60*60)" office:value-type="float" office:value="0.0103801184364414" calcext:value-type="float">
            <text:p>0,0104</text:p>
          </table:table-cell>
          <table:table-cell table:number-columns-repeated="1016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Válvulas <text:s/>Inalámbricas</text:p>
          </table:table-cell>
          <table:table-cell table:formula="of:=[TEstimacionesxUnidadProductiva.A32]*VLOOKUP([TEstimacionesxUnidadProductiva.$C$24];[TIndicadores.$I$26:.$N$39];3;0)/100" office:value-type="float" office:value="14.9473705484756" calcext:value-type="float">
            <text:p>14,95</text:p>
          </table:table-cell>
          <table:table-cell table:formula="of:=60" office:value-type="float" office:value="60" calcext:value-type="float">
            <text:p>60</text:p>
          </table:table-cell>
          <table:table-cell table:formula="of:=[.D32]*[.C32]*VLOOKUP([.B32];[.$B$3:.$C$20];2;0)/1024" office:value-type="float" office:value="56.0526395567833" calcext:value-type="float">
            <text:p>56,05</text:p>
          </table:table-cell>
          <table:table-cell table:formula="of:=[.E32]*24*30/1024" office:value-type="float" office:value="39.4120121883633" calcext:value-type="float">
            <text:p>39,41</text:p>
          </table:table-cell>
          <table:table-cell table:formula="of:=[.E32]*8/(60*60)" office:value-type="float" office:value="0.124561421237296" calcext:value-type="float">
            <text:p>0,124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ndrómetro</text:p>
          </table:table-cell>
          <table:table-cell table:formula="of:=[TEstimacionesxUnidadProductiva.A33]*VLOOKUP([TEstimacionesxUnidadProductiva.$C$24];[TIndicadores.$I$26:.$N$39];3;0)/100" office:value-type="float" office:value="7.47368527423778" calcext:value-type="float">
            <text:p>7,47</text:p>
          </table:table-cell>
          <table:table-cell office:value-type="float" office:value="1" calcext:value-type="float">
            <text:p>1</text:p>
          </table:table-cell>
          <table:table-cell table:formula="of:=[.D33]*[.C33]*VLOOKUP([.B33];[.$B$3:.$C$20];2;0)/1024" office:value-type="float" office:value="0.467105329639861" calcext:value-type="float">
            <text:p>0,47</text:p>
          </table:table-cell>
          <table:table-cell table:formula="of:=[.E33]*24*30/1024" office:value-type="float" office:value="0.328433434903027" calcext:value-type="float">
            <text:p>0,33</text:p>
          </table:table-cell>
          <table:table-cell table:formula="of:=[.E33]*8/(60*60)" office:value-type="float" office:value="0.00103801184364414" calcext:value-type="float">
            <text:p>0,001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rol de Compuertas y Válvulas</text:p>
          </table:table-cell>
          <table:table-cell table:formula="of:=[TEstimacionesxUnidadProductiva.A34]*VLOOKUP([TEstimacionesxUnidadProductiva.$C$24];[TIndicadores.$I$26:.$N$39];3;0)/100" office:value-type="float" office:value="1.49473705484756" calcext:value-type="float">
            <text:p>1,49</text:p>
          </table:table-cell>
          <table:table-cell table:formula="of:=60" office:value-type="float" office:value="60" calcext:value-type="float">
            <text:p>60</text:p>
          </table:table-cell>
          <table:table-cell table:formula="of:=[.D34]*[.C34]*VLOOKUP([.B34];[.$B$3:.$C$20];2;0)/1024" office:value-type="float" office:value="11.2105279113567" calcext:value-type="float">
            <text:p>11,21</text:p>
          </table:table-cell>
          <table:table-cell table:formula="of:=[.E34]*24*30/1024" office:value-type="float" office:value="7.88240243767266" calcext:value-type="float">
            <text:p>7,88</text:p>
          </table:table-cell>
          <table:table-cell table:formula="of:=[.E34]*8/(60*60)" office:value-type="float" office:value="0.0249122842474593" calcext:value-type="float">
            <text:p>0,0249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nsores de Flujo</text:p>
          </table:table-cell>
          <table:table-cell table:formula="of:=[TEstimacionesxUnidadProductiva.A35]*VLOOKUP([TEstimacionesxUnidadProductiva.$C$24];[TIndicadores.$I$26:.$N$39];3;0)/100" office:value-type="float" office:value="7.47368527423778" calcext:value-type="float">
            <text:p>7,47</text:p>
          </table:table-cell>
          <table:table-cell table:formula="of:=60" office:value-type="float" office:value="60" calcext:value-type="float">
            <text:p>60</text:p>
          </table:table-cell>
          <table:table-cell table:formula="of:=[.D35]*[.C35]*VLOOKUP([.B35];[.$B$3:.$C$20];2;0)/1024" office:value-type="float" office:value="28.0263197783917" calcext:value-type="float">
            <text:p>28,03</text:p>
          </table:table-cell>
          <table:table-cell table:formula="of:=[.E35]*24*30/1024" office:value-type="float" office:value="19.7060060941816" calcext:value-type="float">
            <text:p>19,71</text:p>
          </table:table-cell>
          <table:table-cell table:formula="of:=[.E35]*8/(60*60)" office:value-type="float" office:value="0.0622807106186482" calcext:value-type="float">
            <text:p>0,062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bleros de Riego</text:p>
          </table:table-cell>
          <table:table-cell table:formula="of:=[TEstimacionesxUnidadProductiva.A36]*VLOOKUP([TEstimacionesxUnidadProductiva.$C$24];[TIndicadores.$I$26:.$N$39];3;0)/100" office:value-type="float" office:value="2.98947410969511" calcext:value-type="float">
            <text:p>2,99</text:p>
          </table:table-cell>
          <table:table-cell table:formula="of:=60" office:value-type="float" office:value="60" calcext:value-type="float">
            <text:p>60</text:p>
          </table:table-cell>
          <table:table-cell table:formula="of:=[.D36]*[.C36]*VLOOKUP([.B36];[.$B$3:.$C$20];2;0)/1024" office:value-type="float" office:value="11.2105279113567" calcext:value-type="float">
            <text:p>11,21</text:p>
          </table:table-cell>
          <table:table-cell table:formula="of:=[.E36]*24*30/1024" office:value-type="float" office:value="7.88240243767266" calcext:value-type="float">
            <text:p>7,88</text:p>
          </table:table-cell>
          <table:table-cell table:formula="of:=[.E36]*8/(60*60)" office:value-type="float" office:value="0.0249122842474593" calcext:value-type="float">
            <text:p>0,024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sores de Nivel</text:p>
          </table:table-cell>
          <table:table-cell table:formula="of:=[TEstimacionesxUnidadProductiva.A37]*VLOOKUP([TEstimacionesxUnidadProductiva.$C$24];[TIndicadores.$I$26:.$N$39];3;0)/100" office:value-type="float" office:value="2.98947410969511" calcext:value-type="float">
            <text:p>2,99</text:p>
          </table:table-cell>
          <table:table-cell table:formula="of:=60" office:value-type="float" office:value="60" calcext:value-type="float">
            <text:p>60</text:p>
          </table:table-cell>
          <table:table-cell table:formula="of:=[.D37]*[.C37]*VLOOKUP([.B37];[.$B$3:.$C$20];2;0)/1024" office:value-type="float" office:value="11.2105279113567" calcext:value-type="float">
            <text:p>11,21</text:p>
          </table:table-cell>
          <table:table-cell table:formula="of:=[.E37]*24*30/1024" office:value-type="float" office:value="7.88240243767266" calcext:value-type="float">
            <text:p>7,88</text:p>
          </table:table-cell>
          <table:table-cell table:formula="of:=[.E37]*8/(60*60)" office:value-type="float" office:value="0.0249122842474593" calcext:value-type="float">
            <text:p>0,024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Monitoreo de la cadena de frio</text:p>
          </table:table-cell>
          <table:table-cell table:formula="of:=[TEstimacionesxUnidadProductiva.A38]*VLOOKUP([TEstimacionesxUnidadProductiva.$C$24];[TIndicadores.$I$26:.$N$39];2;0)/100" office:value-type="float" office:value="2.96226836347399" calcext:value-type="float">
            <text:p>2,96</text:p>
          </table:table-cell>
          <table:table-cell table:formula="of:=60" office:value-type="float" office:value="60" calcext:value-type="float">
            <text:p>60</text:p>
          </table:table-cell>
          <table:table-cell table:formula="of:=[.D38]*[.C38]*VLOOKUP([.B38];[.$B$3:.$C$20];2;0)/1024" office:value-type="float" office:value="11.1085063630275" calcext:value-type="float">
            <text:p>11,11</text:p>
          </table:table-cell>
          <table:table-cell table:formula="of:=[.E38]*24*30/1024" office:value-type="float" office:value="7.81066853650369" calcext:value-type="float">
            <text:p>7,81</text:p>
          </table:table-cell>
          <table:table-cell table:formula="of:=[.E38]*8/(60*60)" office:value-type="float" office:value="0.0246855696956166" calcext:value-type="float">
            <text:p>0,0247</text:p>
          </table:table-cell>
          <table:table-cell table:number-columns-repeated="1016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formula="of:=SUM([.C26:.C38])" office:value-type="float" office:value="155.398242211704" calcext:value-type="float">
            <text:p>155,40</text:p>
          </table:table-cell>
          <table:table-cell table:style-name="ce14" table:formula="of:=SUM([.D26:.D38])" office:value-type="float" office:value="437" calcext:value-type="float">
            <text:p>437,00</text:p>
          </table:table-cell>
          <table:table-cell table:formula="of:=SUM([.E26:.E38])" office:value-type="float" office:value="197.381511341003" calcext:value-type="float">
            <text:p>197,38</text:p>
          </table:table-cell>
          <table:table-cell table:formula="of:=SUM([.F26:.F38])" office:value-type="float" office:value="138.783875161643" calcext:value-type="float">
            <text:p>138,78</text:p>
          </table:table-cell>
          <table:table-cell table:formula="of:=SUM([.G26:.G38])" office:value-type="float" office:value="0.438625580757784" calcext:value-type="float">
            <text:p>0,4386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Cantidad Estimada</text:p>
          </table:table-cell>
          <table:table-cell table:style-name="ce29" office:value-type="string" calcext:value-type="string">
            <text:p>Servicio Internet Transaccional</text:p>
          </table:table-cell>
          <table:table-cell table:style-name="ce33" office:value-type="string" calcext:value-type="string">
            <text:p>Cantidad</text:p>
          </table:table-cell>
          <table:table-cell table:style-name="ce39" office:value-type="string" calcext:value-type="string">
            <text:p>Accesos / Hora</text:p>
          </table:table-cell>
          <table:table-cell table:style-name="ce39" office:value-type="string" calcext:value-type="string">
            <text:p>Tráfico / hora (Mbyte)</text:p>
          </table:table-cell>
          <table:table-cell table:style-name="ce33" office:value-type="string" calcext:value-type="string">
            <text:p>Tráfico Mensual MB</text:p>
          </table:table-cell>
          <table:table-cell table:style-name="ce45" office:value-type="string" calcext:value-type="string">
            <text:p>Banda Ancha Promedio (Mbp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Sistemas de Información Geográfica del Predio</text:p>
          </table:table-cell>
          <table:table-cell table:formula="of:=[TEstimacionesxUnidadProductiva.A41]*VLOOKUP([TEstimacionesxUnidadProductiva.$C$24];[TIndicadores.$I$26:.$N$39];2;0)/100" office:value-type="float" office:value="0.740567090868497" calcext:value-type="float">
            <text:p>0,74</text:p>
          </table:table-cell>
          <table:table-cell office:value-type="float" office:value="10" calcext:value-type="float">
            <text:p>10</text:p>
          </table:table-cell>
          <table:table-cell table:formula="of:=[.D41]*[.C41]*VLOOKUP([.B41];[.$B$3:.$C$20];2;0)/(1024*1024)" office:value-type="float" office:value="0.925708863585622" calcext:value-type="float">
            <text:p>0,93</text:p>
          </table:table-cell>
          <table:table-cell table:formula="of:=[.E41]*24*30" office:value-type="float" office:value="666.510381781648" calcext:value-type="float">
            <text:p>666,51</text:p>
          </table:table-cell>
          <table:table-cell table:formula="of:=[.E41]*8/(60*60)" office:value-type="float" office:value="0.00205713080796805" calcext:value-type="float">
            <text:p>0,002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Teledetección y Robótica</text:p>
          </table:table-cell>
          <table:table-cell table:formula="of:=[TEstimacionesxUnidadProductiva.A42]*VLOOKUP([TEstimacionesxUnidadProductiva.$C$24];[TIndicadores.$I$26:.$N$39];4;0)/100" office:value-type="float" office:value="0.515327990543341" calcext:value-type="float">
            <text:p>0,52</text:p>
          </table:table-cell>
          <table:table-cell office:value-type="float" office:value="10" calcext:value-type="float">
            <text:p>10</text:p>
          </table:table-cell>
          <table:table-cell table:formula="of:=[.D42]*[.C42]*VLOOKUP([.B42];[.$B$3:.$C$20];2;0)/(1024*1024)" office:value-type="float" office:value="2.5766399527167" calcext:value-type="float">
            <text:p>2,58</text:p>
          </table:table-cell>
          <table:table-cell table:formula="of:=[.E42]*24*30" office:value-type="float" office:value="1855.18076595603" calcext:value-type="float">
            <text:p>1.855,18</text:p>
          </table:table-cell>
          <table:table-cell table:formula="of:=[.E42]*8/(60*60)" office:value-type="float" office:value="0.00572586656159267" calcext:value-type="float">
            <text:p>0,005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Aplicaciones agrícolas móviles</text:p>
          </table:table-cell>
          <table:table-cell table:formula="of:=[TEstimacionesxUnidadProductiva.A43]*VLOOKUP([TEstimacionesxUnidadProductiva.$C$24];[TIndicadores.$I$26:.$N$39];2;0)/100" office:value-type="float" office:value="1.481134181737" calcext:value-type="float">
            <text:p>1,48</text:p>
          </table:table-cell>
          <table:table-cell office:value-type="float" office:value="20" calcext:value-type="float">
            <text:p>20</text:p>
          </table:table-cell>
          <table:table-cell table:formula="of:=[.D43]*[.C43]*VLOOKUP([.B43];[.$B$3:.$C$20];2;0)/(1024*1024)" office:value-type="float" office:value="0.0578568039741014" calcext:value-type="float">
            <text:p>0,06</text:p>
          </table:table-cell>
          <table:table-cell table:formula="of:=[.E43]*24*30" office:value-type="float" office:value="41.656898861353" calcext:value-type="float">
            <text:p>41,66</text:p>
          </table:table-cell>
          <table:table-cell table:formula="of:=[.E43]*8/(60*60)" office:value-type="float" office:value="0.000128570675498003" calcext:value-type="float">
            <text:p>0,000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plicaciones de ofimática</text:p>
          </table:table-cell>
          <table:table-cell table:formula="of:=[TEstimacionesxUnidadProductiva.A44]*VLOOKUP([TEstimacionesxUnidadProductiva.$C$24];[TIndicadores.$I$26:.$N$39];2;0)/100" office:value-type="float" office:value="0.740567090868497" calcext:value-type="float">
            <text:p>0,74</text:p>
          </table:table-cell>
          <table:table-cell office:value-type="float" office:value="30" calcext:value-type="float">
            <text:p>30</text:p>
          </table:table-cell>
          <table:table-cell table:formula="of:=[.D44]*[.C44]*VLOOKUP([.B44];[.$B$3:.$C$20];2;0)/(1024*1024)" office:value-type="float" office:value="0.043392602980576" calcext:value-type="float">
            <text:p>0,04</text:p>
          </table:table-cell>
          <table:table-cell table:formula="of:=[.E44]*24*30" office:value-type="float" office:value="31.2426741460147" calcext:value-type="float">
            <text:p>31,24</text:p>
          </table:table-cell>
          <table:table-cell table:formula="of:=[.E44]*8/(60*60)" office:value-type="float" office:value="0.0000964280066235023" calcext:value-type="float">
            <text:p>0,0001</text:p>
          </table:table-cell>
          <table:table-cell table:number-columns-repeated="1016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formula="of:=SUM([.C41:.C44])" office:value-type="float" office:value="3.47759635401733" calcext:value-type="float">
            <text:p>3,48</text:p>
          </table:table-cell>
          <table:table-cell table:style-name="ce14" table:formula="of:=SUM([.D41:.D44])" office:value-type="float" office:value="70" calcext:value-type="float">
            <text:p>70,00</text:p>
          </table:table-cell>
          <table:table-cell table:formula="of:=SUM([.E41:.E44])" office:value-type="float" office:value="3.603598223257" calcext:value-type="float">
            <text:p>3,60</text:p>
          </table:table-cell>
          <table:table-cell table:formula="of:=SUM([.F41:.F44])" office:value-type="float" office:value="2594.59072074504" calcext:value-type="float">
            <text:p>2.594,59</text:p>
          </table:table-cell>
          <table:table-cell table:formula="of:=SUM([.G41:.G44])" office:value-type="float" office:value="0.00800799605168223" calcext:value-type="float">
            <text:p>0,0080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Cantidad Estimada</text:p>
          </table:table-cell>
          <table:table-cell table:style-name="ce29" office:value-type="string" calcext:value-type="string">
            <text:p>Servicio Internet Tradicional</text:p>
          </table:table-cell>
          <table:table-cell table:style-name="ce33" office:value-type="string" calcext:value-type="string">
            <text:p>Cantidad</text:p>
          </table:table-cell>
          <table:table-cell table:style-name="ce39" office:value-type="string" calcext:value-type="string">
            <text:p>Accesos / Hora</text:p>
          </table:table-cell>
          <table:table-cell table:style-name="ce39" office:value-type="string" calcext:value-type="string">
            <text:p>Tráfico / hora (Mbyte)</text:p>
          </table:table-cell>
          <table:table-cell table:style-name="ce33" office:value-type="string" calcext:value-type="string">
            <text:p>Tráfico Mensual GB</text:p>
          </table:table-cell>
          <table:table-cell table:style-name="ce45" office:value-type="string" calcext:value-type="string">
            <text:p>Banda Ancha Promedio (Mbp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plicaciones de TeleVigilancia</text:p>
          </table:table-cell>
          <table:table-cell table:formula="of:=[TEstimacionesxUnidadProductiva.A47]*VLOOKUP([TEstimacionesxUnidadProductiva.$C$24];[TIndicadores.$I$26:.$N$39];2;0)/100" office:value-type="float" office:value="0.740567090868497" calcext:value-type="float">
            <text:p>0,74</text:p>
          </table:table-cell>
          <table:table-cell office:value-type="float" office:value="60" calcext:value-type="float">
            <text:p>60</text:p>
          </table:table-cell>
          <table:table-cell table:formula="of:=[.D47]*[.C47]*60*VLOOKUP([.B47];[.$B$3:.$C$20];2;0)/(1024*1024)" office:value-type="float" office:value="97.6333567062961" calcext:value-type="float">
            <text:p>97,63</text:p>
          </table:table-cell>
          <table:table-cell table:formula="of:=[.E47]*24*30/1024" office:value-type="float" office:value="68.6484539341144" calcext:value-type="float">
            <text:p>68,65</text:p>
          </table:table-cell>
          <table:table-cell table:formula="of:=[.E47]*8/(60*60)" office:value-type="float" office:value="0.21696301490288" calcext:value-type="float">
            <text:p>0,2170</text:p>
          </table:table-cell>
          <table:table-cell table:number-columns-repeated="1016"/>
        </table:table-row>
        <table:table-row table:style-name="ro1">
          <table:table-cell table:style-name="ce20"/>
          <table:table-cell table:style-name="ce30" office:value-type="string" calcext:value-type="string">
            <text:p>TOTAL</text:p>
          </table:table-cell>
          <table:table-cell table:style-name="ce34" table:formula="of:=SUM([.C47:.C47])" office:value-type="float" office:value="0.740567090868497" calcext:value-type="float">
            <text:p>0,7406</text:p>
          </table:table-cell>
          <table:table-cell table:style-name="ce34" table:formula="of:=SUM([.D47:.D47])" office:value-type="float" office:value="60" calcext:value-type="float">
            <text:p>60,0000</text:p>
          </table:table-cell>
          <table:table-cell table:style-name="ce34" table:formula="of:=SUM([.E47:.E47])" office:value-type="float" office:value="97.6333567062961" calcext:value-type="float">
            <text:p>97,6334</text:p>
          </table:table-cell>
          <table:table-cell table:style-name="ce34" table:formula="of:=SUM([.F47:.F47])" office:value-type="float" office:value="68.6484539341144" calcext:value-type="float">
            <text:p>68,6485</text:p>
          </table:table-cell>
          <table:table-cell table:style-name="ce46" table:formula="of:=SUM([.G47:.G47])" office:value-type="float" office:value="0.21696301490288" calcext:value-type="float">
            <text:p>0,2170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6"/>
          <table:table-cell table:style-name="ce24" office:value-type="string" calcext:value-type="string">
            <text:p>Especie</text:p>
          </table:table-cell>
          <table:table-cell table:style-name="ce31" office:value-type="string" calcext:value-type="string" table:number-columns-spanned="5" table:number-rows-spanned="1">
            <text:p>CIRUELAS</text:p>
          </table:table-cell>
          <table:covered-table-cell table:number-columns-repeated="3" table:style-name="ce37"/>
          <table:covered-table-cell table:style-name="ce42"/>
          <table:table-cell table:number-columns-repeated="1016"/>
        </table:table-row>
        <table:table-row table:style-name="ro5">
          <table:table-cell table:style-name="ce17" office:value-type="string" calcext:value-type="string">
            <text:p>Cantidad Estimada</text:p>
          </table:table-cell>
          <table:table-cell table:style-name="ce25" office:value-type="string" calcext:value-type="string">
            <text:p>Servicio IoT</text:p>
          </table:table-cell>
          <table:table-cell table:style-name="ce32" office:value-type="string" calcext:value-type="string">
            <text:p>Cantidad</text:p>
          </table:table-cell>
          <table:table-cell table:style-name="ce38" office:value-type="string" calcext:value-type="string">
            <text:p>Accesos / Hora</text:p>
          </table:table-cell>
          <table:table-cell table:style-name="ce38" office:value-type="string" calcext:value-type="string">
            <text:p>Tráfico / hora (Kbyte)</text:p>
          </table:table-cell>
          <table:table-cell table:style-name="ce32" office:value-type="string" calcext:value-type="string">
            <text:p>Tráfico Mensual MB</text:p>
          </table:table-cell>
          <table:table-cell table:style-name="ce43" office:value-type="string" calcext:value-type="string">
            <text:p>Banda Ancha Promedio (Kbps)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Sistemas de Posicionamiento global</text:p>
          </table:table-cell>
          <table:table-cell table:formula="of:=[TEstimacionesxUnidadProductiva.A53]*VLOOKUP([TEstimacionesxUnidadProductiva.$C$51];[TIndicadores.$I$26:.$N$39];2;0)/100" office:value-type="float" office:value="2.3536503683858" calcext:value-type="float">
            <text:p>2,35</text:p>
          </table:table-cell>
          <table:table-cell table:formula="of:=60" office:value-type="float" office:value="60" calcext:value-type="float">
            <text:p>60</text:p>
          </table:table-cell>
          <table:table-cell table:formula="of:=[.D53]*[.C53]*VLOOKUP([.B53];[.$B$3:.$C$20];2;0)/1024" office:value-type="float" office:value="8.82618888144675" calcext:value-type="float">
            <text:p>8,83</text:p>
          </table:table-cell>
          <table:table-cell table:formula="of:=[.E53]*24*30/1024" office:value-type="float" office:value="6.20591405726725" calcext:value-type="float">
            <text:p>6,21</text:p>
          </table:table-cell>
          <table:table-cell table:formula="of:=[.E53]*8/(60*60)" office:value-type="float" office:value="0.0196137530698817" calcext:value-type="float">
            <text:p>0,0196</text:p>
          </table:table-cell>
          <table:table-cell table:number-columns-repeated="1016"/>
        </table:table-row>
        <table:table-row table:style-name="ro1">
          <table:table-cell/>
          <table:table-cell table:style-name="ce26" office:value-type="string" calcext:value-type="string">
            <text:p>Monitoreo de Riego</text:p>
          </table:table-cell>
          <table:table-cell table:number-columns-repeated="1021"/>
        </table:table-row>
        <table:table-row table:style-name="ro1">
          <table:table-cell table:formula="of:=10*10" office:value-type="float" office:value="100" calcext:value-type="float">
            <text:p>100</text:p>
          </table:table-cell>
          <table:table-cell office:value-type="string" calcext:value-type="string">
            <text:p>Humedad de suelo</text:p>
          </table:table-cell>
          <table:table-cell table:formula="of:=[TEstimacionesxUnidadProductiva.A55]*VLOOKUP([TEstimacionesxUnidadProductiva.$C$51];[TIndicadores.$I$26:.$N$39];2;0)/100" office:value-type="float" office:value="58.841259209645" calcext:value-type="float">
            <text:p>58,84</text:p>
          </table:table-cell>
          <table:table-cell table:formula="of:=60/12" office:value-type="float" office:value="5" calcext:value-type="float">
            <text:p>5</text:p>
          </table:table-cell>
          <table:table-cell table:formula="of:=[.D55]*[.C55]*VLOOKUP([.B55];[.$B$3:.$C$20];2;0)/1024" office:value-type="float" office:value="36.7757870060281" calcext:value-type="float">
            <text:p>36,78</text:p>
          </table:table-cell>
          <table:table-cell table:formula="of:=[.E55]*24*30/1024" office:value-type="float" office:value="25.8579752386135" calcext:value-type="float">
            <text:p>25,86</text:p>
          </table:table-cell>
          <table:table-cell table:formula="of:=[.E55]*8/(60*60)" office:value-type="float" office:value="0.081723971124507" calcext:value-type="float">
            <text:p>0,0817</text:p>
          </table:table-cell>
          <table:table-cell table:number-columns-repeated="1016"/>
        </table:table-row>
        <table:table-row table:style-name="ro1">
          <table:table-cell table:formula="of:=2*10" office:value-type="float" office:value="20" calcext:value-type="float">
            <text:p>20</text:p>
          </table:table-cell>
          <table:table-cell office:value-type="string" calcext:value-type="string">
            <text:p>Dendrómetros</text:p>
          </table:table-cell>
          <table:table-cell table:formula="of:=[TEstimacionesxUnidadProductiva.A56]*VLOOKUP([TEstimacionesxUnidadProductiva.$C$51];[TIndicadores.$I$26:.$N$39];2;0)/100" office:value-type="float" office:value="11.768251841929" calcext:value-type="float">
            <text:p>11,77</text:p>
          </table:table-cell>
          <table:table-cell table:formula="of:=1" office:value-type="float" office:value="1" calcext:value-type="float">
            <text:p>1</text:p>
          </table:table-cell>
          <table:table-cell table:formula="of:=[.D56]*[.C56]*VLOOKUP([.B56];[.$B$3:.$C$20];2;0)/1024" office:value-type="float" office:value="0.735515740120563" calcext:value-type="float">
            <text:p>0,74</text:p>
          </table:table-cell>
          <table:table-cell table:formula="of:=[.E56]*24*30/1024" office:value-type="float" office:value="0.517159504772271" calcext:value-type="float">
            <text:p>0,52</text:p>
          </table:table-cell>
          <table:table-cell table:formula="of:=[.E56]*8/(60*60)" office:value-type="float" office:value="0.00163447942249014" calcext:value-type="float">
            <text:p>0,0016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medad de la hoja</text:p>
          </table:table-cell>
          <table:table-cell table:formula="of:=[TEstimacionesxUnidadProductiva.A57]*VLOOKUP([TEstimacionesxUnidadProductiva.$C$51];[TIndicadores.$I$26:.$N$39];2;0)/100" office:value-type="float" office:value="11.768251841929" calcext:value-type="float">
            <text:p>11,77</text:p>
          </table:table-cell>
          <table:table-cell table:formula="of:=60/12" office:value-type="float" office:value="5" calcext:value-type="float">
            <text:p>5</text:p>
          </table:table-cell>
          <table:table-cell table:formula="of:=[.D57]*[.C57]*VLOOKUP([.B57];[.$B$3:.$C$20];2;0)/1024" office:value-type="float" office:value="3.67757870060281" calcext:value-type="float">
            <text:p>3,68</text:p>
          </table:table-cell>
          <table:table-cell table:formula="of:=[.E57]*24*30/1024" office:value-type="float" office:value="2.58579752386135" calcext:value-type="float">
            <text:p>2,59</text:p>
          </table:table-cell>
          <table:table-cell table:formula="of:=[.E57]*8/(60*60)" office:value-type="float" office:value="0.0081723971124507" calcext:value-type="float">
            <text:p>0,0082</text:p>
          </table:table-cell>
          <table:table-cell table:number-columns-repeated="1016"/>
        </table:table-row>
        <table:table-row table:style-name="ro1">
          <table:table-cell table:formula="of:=10" office:value-type="float" office:value="10" calcext:value-type="float">
            <text:p>10</text:p>
          </table:table-cell>
          <table:table-cell office:value-type="string" calcext:value-type="string">
            <text:p>Temperatura y Humedad Relativa</text:p>
          </table:table-cell>
          <table:table-cell table:formula="of:=[TEstimacionesxUnidadProductiva.A58]*VLOOKUP([TEstimacionesxUnidadProductiva.$C$51];[TIndicadores.$I$26:.$N$39];2;0)/100" office:value-type="float" office:value="5.8841259209645" calcext:value-type="float">
            <text:p>5,88</text:p>
          </table:table-cell>
          <table:table-cell table:formula="of:=60/12" office:value-type="float" office:value="5" calcext:value-type="float">
            <text:p>5</text:p>
          </table:table-cell>
          <table:table-cell table:formula="of:=[.D58]*[.C58]*VLOOKUP([.B58];[.$B$3:.$C$20];2;0)/1024" office:value-type="float" office:value="3.67757870060281" calcext:value-type="float">
            <text:p>3,68</text:p>
          </table:table-cell>
          <table:table-cell table:formula="of:=[.E58]*24*30/1024" office:value-type="float" office:value="2.58579752386135" calcext:value-type="float">
            <text:p>2,59</text:p>
          </table:table-cell>
          <table:table-cell table:formula="of:=[.E58]*8/(60*60)" office:value-type="float" office:value="0.0081723971124507" calcext:value-type="float">
            <text:p>0,0082</text:p>
          </table:table-cell>
          <table:table-cell table:number-columns-repeated="1016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Válvulas <text:s/>Inalámbricas</text:p>
          </table:table-cell>
          <table:table-cell table:formula="of:=[TEstimacionesxUnidadProductiva.A59]*VLOOKUP([TEstimacionesxUnidadProductiva.$C$51];[TIndicadores.$I$26:.$N$39];2;0)/100" office:value-type="float" office:value="11.768251841929" calcext:value-type="float">
            <text:p>11,77</text:p>
          </table:table-cell>
          <table:table-cell table:formula="of:=60" office:value-type="float" office:value="60" calcext:value-type="float">
            <text:p>60</text:p>
          </table:table-cell>
          <table:table-cell table:formula="of:=[.D59]*[.C59]*VLOOKUP([.B59];[.$B$3:.$C$20];2;0)/1024" office:value-type="float" office:value="44.1309444072338" calcext:value-type="float">
            <text:p>44,13</text:p>
          </table:table-cell>
          <table:table-cell table:formula="of:=[.E59]*24*30/1024" office:value-type="float" office:value="31.0295702863362" calcext:value-type="float">
            <text:p>31,03</text:p>
          </table:table-cell>
          <table:table-cell table:formula="of:=[.E59]*8/(60*60)" office:value-type="float" office:value="0.0980687653494084" calcext:value-type="float">
            <text:p>0,0981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ndrómetro</text:p>
          </table:table-cell>
          <table:table-cell table:formula="of:=[TEstimacionesxUnidadProductiva.A60]*VLOOKUP([TEstimacionesxUnidadProductiva.$C$51];[TIndicadores.$I$26:.$N$39];2;0)/100" office:value-type="float" office:value="5.8841259209645" calcext:value-type="float">
            <text:p>5,88</text:p>
          </table:table-cell>
          <table:table-cell office:value-type="float" office:value="1" calcext:value-type="float">
            <text:p>1</text:p>
          </table:table-cell>
          <table:table-cell table:formula="of:=[.D60]*[.C60]*VLOOKUP([.B60];[.$B$3:.$C$20];2;0)/1024" office:value-type="float" office:value="0.367757870060281" calcext:value-type="float">
            <text:p>0,37</text:p>
          </table:table-cell>
          <table:table-cell table:formula="of:=[.E60]*24*30/1024" office:value-type="float" office:value="0.258579752386135" calcext:value-type="float">
            <text:p>0,26</text:p>
          </table:table-cell>
          <table:table-cell table:formula="of:=[.E60]*8/(60*60)" office:value-type="float" office:value="0.00081723971124507" calcext:value-type="float">
            <text:p>0,000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rol de Compuertas y Válvulas</text:p>
          </table:table-cell>
          <table:table-cell table:formula="of:=[TEstimacionesxUnidadProductiva.A61]*VLOOKUP([TEstimacionesxUnidadProductiva.$C$51];[TIndicadores.$I$26:.$N$39];2;0)/100" office:value-type="float" office:value="1.1768251841929" calcext:value-type="float">
            <text:p>1,18</text:p>
          </table:table-cell>
          <table:table-cell table:formula="of:=60" office:value-type="float" office:value="60" calcext:value-type="float">
            <text:p>60</text:p>
          </table:table-cell>
          <table:table-cell table:formula="of:=[.D61]*[.C61]*VLOOKUP([.B61];[.$B$3:.$C$20];2;0)/1024" office:value-type="float" office:value="8.82618888144675" calcext:value-type="float">
            <text:p>8,83</text:p>
          </table:table-cell>
          <table:table-cell table:formula="of:=[.E61]*24*30/1024" office:value-type="float" office:value="6.20591405726725" calcext:value-type="float">
            <text:p>6,21</text:p>
          </table:table-cell>
          <table:table-cell table:formula="of:=[.E61]*8/(60*60)" office:value-type="float" office:value="0.0196137530698817" calcext:value-type="float">
            <text:p>0,019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nsores de Flujo</text:p>
          </table:table-cell>
          <table:table-cell table:formula="of:=[TEstimacionesxUnidadProductiva.A62]*VLOOKUP([TEstimacionesxUnidadProductiva.$C$51];[TIndicadores.$I$26:.$N$39];2;0)/100" office:value-type="float" office:value="5.8841259209645" calcext:value-type="float">
            <text:p>5,88</text:p>
          </table:table-cell>
          <table:table-cell table:formula="of:=60" office:value-type="float" office:value="60" calcext:value-type="float">
            <text:p>60</text:p>
          </table:table-cell>
          <table:table-cell table:formula="of:=[.D62]*[.C62]*VLOOKUP([.B62];[.$B$3:.$C$20];2;0)/1024" office:value-type="float" office:value="22.0654722036169" calcext:value-type="float">
            <text:p>22,07</text:p>
          </table:table-cell>
          <table:table-cell table:formula="of:=[.E62]*24*30/1024" office:value-type="float" office:value="15.5147851431681" calcext:value-type="float">
            <text:p>15,51</text:p>
          </table:table-cell>
          <table:table-cell table:formula="of:=[.E62]*8/(60*60)" office:value-type="float" office:value="0.0490343826747042" calcext:value-type="float">
            <text:p>0,049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bleros de Riego</text:p>
          </table:table-cell>
          <table:table-cell table:formula="of:=[TEstimacionesxUnidadProductiva.A63]*VLOOKUP([TEstimacionesxUnidadProductiva.$C$51];[TIndicadores.$I$26:.$N$39];2;0)/100" office:value-type="float" office:value="2.3536503683858" calcext:value-type="float">
            <text:p>2,35</text:p>
          </table:table-cell>
          <table:table-cell table:formula="of:=60" office:value-type="float" office:value="60" calcext:value-type="float">
            <text:p>60</text:p>
          </table:table-cell>
          <table:table-cell table:formula="of:=[.D63]*[.C63]*VLOOKUP([.B63];[.$B$3:.$C$20];2;0)/1024" office:value-type="float" office:value="8.82618888144675" calcext:value-type="float">
            <text:p>8,83</text:p>
          </table:table-cell>
          <table:table-cell table:formula="of:=[.E63]*24*30/1024" office:value-type="float" office:value="6.20591405726725" calcext:value-type="float">
            <text:p>6,21</text:p>
          </table:table-cell>
          <table:table-cell table:formula="of:=[.E63]*8/(60*60)" office:value-type="float" office:value="0.0196137530698817" calcext:value-type="float">
            <text:p>0,019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sores de Nivel</text:p>
          </table:table-cell>
          <table:table-cell table:formula="of:=[TEstimacionesxUnidadProductiva.A64]*VLOOKUP([TEstimacionesxUnidadProductiva.$C$51];[TIndicadores.$I$26:.$N$39];2;0)/100" office:value-type="float" office:value="2.3536503683858" calcext:value-type="float">
            <text:p>2,35</text:p>
          </table:table-cell>
          <table:table-cell table:formula="of:=60" office:value-type="float" office:value="60" calcext:value-type="float">
            <text:p>60</text:p>
          </table:table-cell>
          <table:table-cell table:formula="of:=[.D64]*[.C64]*VLOOKUP([.B64];[.$B$3:.$C$20];2;0)/1024" office:value-type="float" office:value="8.82618888144675" calcext:value-type="float">
            <text:p>8,83</text:p>
          </table:table-cell>
          <table:table-cell table:formula="of:=[.E64]*24*30/1024" office:value-type="float" office:value="6.20591405726725" calcext:value-type="float">
            <text:p>6,21</text:p>
          </table:table-cell>
          <table:table-cell table:formula="of:=[.E64]*8/(60*60)" office:value-type="float" office:value="0.0196137530698817" calcext:value-type="float">
            <text:p>0,019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Monitoreo de la cadena de frio</text:p>
          </table:table-cell>
          <table:table-cell table:formula="of:=[TEstimacionesxUnidadProductiva.A65]*VLOOKUP([TEstimacionesxUnidadProductiva.$C$51];[TIndicadores.$I$26:.$N$39];2;0)/100" office:value-type="float" office:value="2.3536503683858" calcext:value-type="float">
            <text:p>2,35</text:p>
          </table:table-cell>
          <table:table-cell table:formula="of:=60" office:value-type="float" office:value="60" calcext:value-type="float">
            <text:p>60</text:p>
          </table:table-cell>
          <table:table-cell table:formula="of:=[.D65]*[.C65]*VLOOKUP([.B65];[.$B$3:.$C$20];2;0)/1024" office:value-type="float" office:value="8.82618888144675" calcext:value-type="float">
            <text:p>8,83</text:p>
          </table:table-cell>
          <table:table-cell table:formula="of:=[.E65]*24*30/1024" office:value-type="float" office:value="6.20591405726725" calcext:value-type="float">
            <text:p>6,21</text:p>
          </table:table-cell>
          <table:table-cell table:formula="of:=[.E65]*8/(60*60)" office:value-type="float" office:value="0.0196137530698817" calcext:value-type="float">
            <text:p>0,0196</text:p>
          </table:table-cell>
          <table:table-cell table:number-columns-repeated="1016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formula="of:=SUM([.C53:.C65])" office:value-type="float" office:value="122.389819156062" calcext:value-type="float">
            <text:p>122,39</text:p>
          </table:table-cell>
          <table:table-cell table:style-name="ce14" table:formula="of:=SUM([.D53:.D65])" office:value-type="float" office:value="437" calcext:value-type="float">
            <text:p>437,00</text:p>
          </table:table-cell>
          <table:table-cell table:formula="of:=SUM([.E53:.E65])" office:value-type="float" office:value="155.561579035499" calcext:value-type="float">
            <text:p>155,56</text:p>
          </table:table-cell>
          <table:table-cell table:formula="of:=SUM([.F53:.F65])" office:value-type="float" office:value="109.379235259335" calcext:value-type="float">
            <text:p>109,38</text:p>
          </table:table-cell>
          <table:table-cell table:formula="of:=SUM([.G53:.G65])" office:value-type="float" office:value="0.345692397856664" calcext:value-type="float">
            <text:p>0,3457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Cantidad Estimada</text:p>
          </table:table-cell>
          <table:table-cell table:style-name="ce29" office:value-type="string" calcext:value-type="string">
            <text:p>Servicio Internet Transaccional</text:p>
          </table:table-cell>
          <table:table-cell table:style-name="ce33" office:value-type="string" calcext:value-type="string">
            <text:p>Cantidad</text:p>
          </table:table-cell>
          <table:table-cell table:style-name="ce39" office:value-type="string" calcext:value-type="string">
            <text:p>Accesos / Hora</text:p>
          </table:table-cell>
          <table:table-cell table:style-name="ce39" office:value-type="string" calcext:value-type="string">
            <text:p>Tráfico / hora (Mbyte)</text:p>
          </table:table-cell>
          <table:table-cell table:style-name="ce33" office:value-type="string" calcext:value-type="string">
            <text:p>Tráfico Mensual MB</text:p>
          </table:table-cell>
          <table:table-cell table:style-name="ce45" office:value-type="string" calcext:value-type="string">
            <text:p>Banda Ancha Promedio (Mbp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Sistemas de Información Geográfica del Predio</text:p>
          </table:table-cell>
          <table:table-cell table:formula="of:=[TEstimacionesxUnidadProductiva.A68]*VLOOKUP([TEstimacionesxUnidadProductiva.$C$51];[TIndicadores.$I$26:.$N$39];2;0)/100" office:value-type="float" office:value="0.58841259209645" calcext:value-type="float">
            <text:p>0,59</text:p>
          </table:table-cell>
          <table:table-cell office:value-type="float" office:value="10" calcext:value-type="float">
            <text:p>10</text:p>
          </table:table-cell>
          <table:table-cell table:formula="of:=[.D68]*[.C68]*VLOOKUP([.B68];[.$B$3:.$C$20];2;0)/(1024*1024)" office:value-type="float" office:value="0.735515740120563" calcext:value-type="float">
            <text:p>0,74</text:p>
          </table:table-cell>
          <table:table-cell table:formula="of:=[.E68]*24*30" office:value-type="float" office:value="529.571332886805" calcext:value-type="float">
            <text:p>529,57</text:p>
          </table:table-cell>
          <table:table-cell table:formula="of:=[.E68]*8/(60*60)" office:value-type="float" office:value="0.00163447942249014" calcext:value-type="float">
            <text:p>0,001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Teledetección y Robótica</text:p>
          </table:table-cell>
          <table:table-cell table:formula="of:=[TEstimacionesxUnidadProductiva.A69]*VLOOKUP([TEstimacionesxUnidadProductiva.$C$51];[TIndicadores.$I$26:.$N$39];2;0)/100" office:value-type="float" office:value="0.58841259209645" calcext:value-type="float">
            <text:p>0,59</text:p>
          </table:table-cell>
          <table:table-cell office:value-type="float" office:value="10" calcext:value-type="float">
            <text:p>10</text:p>
          </table:table-cell>
          <table:table-cell table:formula="of:=[.D69]*[.C69]*VLOOKUP([.B69];[.$B$3:.$C$20];2;0)/(1024*1024)" office:value-type="float" office:value="2.94206296048225" calcext:value-type="float">
            <text:p>2,94</text:p>
          </table:table-cell>
          <table:table-cell table:formula="of:=[.E69]*24*30" office:value-type="float" office:value="2118.28533154722" calcext:value-type="float">
            <text:p>2.118,29</text:p>
          </table:table-cell>
          <table:table-cell table:formula="of:=[.E69]*8/(60*60)" office:value-type="float" office:value="0.00653791768996056" calcext:value-type="float">
            <text:p>0,006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Aplicaciones agrícolas móviles</text:p>
          </table:table-cell>
          <table:table-cell table:formula="of:=[TEstimacionesxUnidadProductiva.A70]*VLOOKUP([TEstimacionesxUnidadProductiva.$C$51];[TIndicadores.$I$26:.$N$39];2;0)/100" office:value-type="float" office:value="1.1768251841929" calcext:value-type="float">
            <text:p>1,18</text:p>
          </table:table-cell>
          <table:table-cell office:value-type="float" office:value="20" calcext:value-type="float">
            <text:p>20</text:p>
          </table:table-cell>
          <table:table-cell table:formula="of:=[.D70]*[.C70]*VLOOKUP([.B70];[.$B$3:.$C$20];2;0)/(1024*1024)" office:value-type="float" office:value="0.0459697337575352" calcext:value-type="float">
            <text:p>0,05</text:p>
          </table:table-cell>
          <table:table-cell table:formula="of:=[.E70]*24*30" office:value-type="float" office:value="33.0982083054253" calcext:value-type="float">
            <text:p>33,10</text:p>
          </table:table-cell>
          <table:table-cell table:formula="of:=[.E70]*8/(60*60)" office:value-type="float" office:value="0.000102154963905634" calcext:value-type="float">
            <text:p>0,000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plicaciones de ofimática</text:p>
          </table:table-cell>
          <table:table-cell table:formula="of:=[TEstimacionesxUnidadProductiva.A71]*VLOOKUP([TEstimacionesxUnidadProductiva.$C$51];[TIndicadores.$I$26:.$N$39];2;0)/100" office:value-type="float" office:value="0.58841259209645" calcext:value-type="float">
            <text:p>0,59</text:p>
          </table:table-cell>
          <table:table-cell office:value-type="float" office:value="30" calcext:value-type="float">
            <text:p>30</text:p>
          </table:table-cell>
          <table:table-cell table:formula="of:=[.D71]*[.C71]*VLOOKUP([.B71];[.$B$3:.$C$20];2;0)/(1024*1024)" office:value-type="float" office:value="0.0344773003181514" calcext:value-type="float">
            <text:p>0,03</text:p>
          </table:table-cell>
          <table:table-cell table:formula="of:=[.E71]*24*30" office:value-type="float" office:value="24.823656229069" calcext:value-type="float">
            <text:p>24,82</text:p>
          </table:table-cell>
          <table:table-cell table:formula="of:=[.E71]*8/(60*60)" office:value-type="float" office:value="0.0000766162229292253" calcext:value-type="float">
            <text:p>0,0001</text:p>
          </table:table-cell>
          <table:table-cell table:number-columns-repeated="1016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formula="of:=[TEstimacionesxUnidadProductiva.A72]*VLOOKUP([TEstimacionesxUnidadProductiva.$C$51];[TIndicadores.$I$26:.$N$39];2;0)/100" office:value-type="float" office:value="0" calcext:value-type="float">
            <text:p>0,00</text:p>
          </table:table-cell>
          <table:table-cell table:style-name="ce14" table:formula="of:=SUM([.D68:.D71])" office:value-type="float" office:value="70" calcext:value-type="float">
            <text:p>70,00</text:p>
          </table:table-cell>
          <table:table-cell table:formula="of:=SUM([.E68:.E71])" office:value-type="float" office:value="3.7580257346785" calcext:value-type="float">
            <text:p>3,76</text:p>
          </table:table-cell>
          <table:table-cell table:formula="of:=SUM([.F68:.F71])" office:value-type="float" office:value="2705.77852896852" calcext:value-type="float">
            <text:p>2.705,78</text:p>
          </table:table-cell>
          <table:table-cell table:formula="of:=SUM([.G68:.G71])" office:value-type="float" office:value="0.00835116829928555" calcext:value-type="float">
            <text:p>0,0084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Cantidad Estimada</text:p>
          </table:table-cell>
          <table:table-cell table:style-name="ce29" office:value-type="string" calcext:value-type="string">
            <text:p>Servicio Internet Tradicional</text:p>
          </table:table-cell>
          <table:table-cell table:style-name="ce33" office:value-type="string" calcext:value-type="string">
            <text:p>Cantidad</text:p>
          </table:table-cell>
          <table:table-cell table:style-name="ce39" office:value-type="string" calcext:value-type="string">
            <text:p>Accesos / Hora</text:p>
          </table:table-cell>
          <table:table-cell table:style-name="ce39" office:value-type="string" calcext:value-type="string">
            <text:p>Tráfico / hora (Mbyte)</text:p>
          </table:table-cell>
          <table:table-cell table:style-name="ce33" office:value-type="string" calcext:value-type="string">
            <text:p>Tráfico Mensual GB</text:p>
          </table:table-cell>
          <table:table-cell table:style-name="ce45" office:value-type="string" calcext:value-type="string">
            <text:p>Banda Ancha Promedio (Mbp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plicaciones de TeleVigilancia</text:p>
          </table:table-cell>
          <table:table-cell table:formula="of:=[TEstimacionesxUnidadProductiva.A74]*VLOOKUP([TEstimacionesxUnidadProductiva.$C$51];[TIndicadores.$I$26:.$N$39];2;0)/100" office:value-type="float" office:value="0.58841259209645" calcext:value-type="float">
            <text:p>0,59</text:p>
          </table:table-cell>
          <table:table-cell office:value-type="float" office:value="60" calcext:value-type="float">
            <text:p>60</text:p>
          </table:table-cell>
          <table:table-cell table:formula="of:=[.D74]*[.C74]*60*VLOOKUP([.B74];[.$B$3:.$C$20];2;0)/(1024*1024)" office:value-type="float" office:value="77.5739257158406" calcext:value-type="float">
            <text:p>77,57</text:p>
          </table:table-cell>
          <table:table-cell table:formula="of:=[.E74]*24*30/1024" office:value-type="float" office:value="54.5441665189504" calcext:value-type="float">
            <text:p>54,54</text:p>
          </table:table-cell>
          <table:table-cell table:formula="of:=[.E74]*8/(60*60)" office:value-type="float" office:value="0.172386501590757" calcext:value-type="float">
            <text:p>0,1724</text:p>
          </table:table-cell>
          <table:table-cell table:number-columns-repeated="1016"/>
        </table:table-row>
        <table:table-row table:style-name="ro1">
          <table:table-cell table:style-name="ce20"/>
          <table:table-cell table:style-name="ce30" office:value-type="string" calcext:value-type="string">
            <text:p>TOTAL</text:p>
          </table:table-cell>
          <table:table-cell table:style-name="ce34" table:formula="of:=SUM([.C74:.C74])" office:value-type="float" office:value="0.58841259209645" calcext:value-type="float">
            <text:p>0,5884</text:p>
          </table:table-cell>
          <table:table-cell table:style-name="ce34" table:formula="of:=SUM([.D74:.D74])" office:value-type="float" office:value="60" calcext:value-type="float">
            <text:p>60,0000</text:p>
          </table:table-cell>
          <table:table-cell table:style-name="ce34" table:formula="of:=SUM([.E74:.E74])" office:value-type="float" office:value="77.5739257158406" calcext:value-type="float">
            <text:p>77,5739</text:p>
          </table:table-cell>
          <table:table-cell table:style-name="ce34" table:formula="of:=SUM([.F74:.F74])" office:value-type="float" office:value="54.5441665189504" calcext:value-type="float">
            <text:p>54,5442</text:p>
          </table:table-cell>
          <table:table-cell table:style-name="ce46" table:formula="of:=SUM([.G74:.G74])" office:value-type="float" office:value="0.172386501590757" calcext:value-type="float">
            <text:p>0,1724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6"/>
          <table:table-cell table:style-name="ce24" office:value-type="string" calcext:value-type="string">
            <text:p>Especie</text:p>
          </table:table-cell>
          <table:table-cell table:style-name="ce31" office:value-type="string" calcext:value-type="string" table:number-columns-spanned="5" table:number-rows-spanned="1">
            <text:p>CÍTRICOS</text:p>
          </table:table-cell>
          <table:covered-table-cell table:number-columns-repeated="3" table:style-name="ce37"/>
          <table:covered-table-cell table:style-name="ce42"/>
          <table:table-cell table:number-columns-repeated="1016"/>
        </table:table-row>
        <table:table-row table:style-name="ro5">
          <table:table-cell table:style-name="ce17" office:value-type="string" calcext:value-type="string">
            <text:p>Cantidad Estimada</text:p>
          </table:table-cell>
          <table:table-cell table:style-name="ce25" office:value-type="string" calcext:value-type="string">
            <text:p>Servicio IoT</text:p>
          </table:table-cell>
          <table:table-cell table:style-name="ce32" office:value-type="string" calcext:value-type="string">
            <text:p>Cantidad</text:p>
          </table:table-cell>
          <table:table-cell table:style-name="ce38" office:value-type="string" calcext:value-type="string">
            <text:p>Accesos / Hora</text:p>
          </table:table-cell>
          <table:table-cell table:style-name="ce38" office:value-type="string" calcext:value-type="string">
            <text:p>Tráfico / hora (Kbyte)</text:p>
          </table:table-cell>
          <table:table-cell table:style-name="ce32" office:value-type="string" calcext:value-type="string">
            <text:p>Tráfico Mensual MB</text:p>
          </table:table-cell>
          <table:table-cell table:style-name="ce43" office:value-type="string" calcext:value-type="string">
            <text:p>Banda Ancha Promedio (Kbps)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Sistemas de Posicionamiento global</text:p>
          </table:table-cell>
          <table:table-cell table:formula="of:=[TEstimacionesxUnidadProductiva.A80]*VLOOKUP([TEstimacionesxUnidadProductiva.$C$78];[TIndicadores.$I$26:.$N$39];2;0)/100" office:value-type="float" office:value="3.23420406340701" calcext:value-type="float">
            <text:p>3,23</text:p>
          </table:table-cell>
          <table:table-cell table:formula="of:=60" office:value-type="float" office:value="60" calcext:value-type="float">
            <text:p>60</text:p>
          </table:table-cell>
          <table:table-cell table:formula="of:=[.D80]*[.C80]*VLOOKUP([.B80];[.$B$3:.$C$20];2;0)/1024" office:value-type="float" office:value="12.1282652377763" calcext:value-type="float">
            <text:p>12,13</text:p>
          </table:table-cell>
          <table:table-cell table:formula="of:=[.E80]*24*30/1024" office:value-type="float" office:value="8.52768649531146" calcext:value-type="float">
            <text:p>8,53</text:p>
          </table:table-cell>
          <table:table-cell table:formula="of:=[.E80]*8/(60*60)" office:value-type="float" office:value="0.0269517005283918" calcext:value-type="float">
            <text:p>0,0270</text:p>
          </table:table-cell>
          <table:table-cell table:number-columns-repeated="1016"/>
        </table:table-row>
        <table:table-row table:style-name="ro1">
          <table:table-cell/>
          <table:table-cell table:style-name="ce26" office:value-type="string" calcext:value-type="string">
            <text:p>Monitoreo de Riego</text:p>
          </table:table-cell>
          <table:table-cell table:number-columns-repeated="1021"/>
        </table:table-row>
        <table:table-row table:style-name="ro1">
          <table:table-cell table:formula="of:=10*10" office:value-type="float" office:value="100" calcext:value-type="float">
            <text:p>100</text:p>
          </table:table-cell>
          <table:table-cell office:value-type="string" calcext:value-type="string">
            <text:p>Humedad de suelo</text:p>
          </table:table-cell>
          <table:table-cell table:formula="of:=[TEstimacionesxUnidadProductiva.A82]*VLOOKUP([TEstimacionesxUnidadProductiva.$C$78];[TIndicadores.$I$26:.$N$39];2;0)/100" office:value-type="float" office:value="80.8551015851753" calcext:value-type="float">
            <text:p>80,86</text:p>
          </table:table-cell>
          <table:table-cell table:formula="of:=60/12" office:value-type="float" office:value="5" calcext:value-type="float">
            <text:p>5</text:p>
          </table:table-cell>
          <table:table-cell table:formula="of:=[.D82]*[.C82]*VLOOKUP([.B82];[.$B$3:.$C$20];2;0)/1024" office:value-type="float" office:value="50.5344384907346" calcext:value-type="float">
            <text:p>50,53</text:p>
          </table:table-cell>
          <table:table-cell table:formula="of:=[.E82]*24*30/1024" office:value-type="float" office:value="35.5320270637977" calcext:value-type="float">
            <text:p>35,53</text:p>
          </table:table-cell>
          <table:table-cell table:formula="of:=[.E82]*8/(60*60)" office:value-type="float" office:value="0.112298752201632" calcext:value-type="float">
            <text:p>0,1123</text:p>
          </table:table-cell>
          <table:table-cell table:number-columns-repeated="1016"/>
        </table:table-row>
        <table:table-row table:style-name="ro1">
          <table:table-cell table:formula="of:=2*10" office:value-type="float" office:value="20" calcext:value-type="float">
            <text:p>20</text:p>
          </table:table-cell>
          <table:table-cell office:value-type="string" calcext:value-type="string">
            <text:p>Dendrómetros</text:p>
          </table:table-cell>
          <table:table-cell table:formula="of:=[TEstimacionesxUnidadProductiva.A83]*VLOOKUP([TEstimacionesxUnidadProductiva.$C$78];[TIndicadores.$I$26:.$N$39];2;0)/100" office:value-type="float" office:value="16.1710203170351" calcext:value-type="float">
            <text:p>16,17</text:p>
          </table:table-cell>
          <table:table-cell table:formula="of:=1" office:value-type="float" office:value="1" calcext:value-type="float">
            <text:p>1</text:p>
          </table:table-cell>
          <table:table-cell table:formula="of:=[.D83]*[.C83]*VLOOKUP([.B83];[.$B$3:.$C$20];2;0)/1024" office:value-type="float" office:value="1.01068876981469" calcext:value-type="float">
            <text:p>1,01</text:p>
          </table:table-cell>
          <table:table-cell table:formula="of:=[.E83]*24*30/1024" office:value-type="float" office:value="0.710640541275954" calcext:value-type="float">
            <text:p>0,71</text:p>
          </table:table-cell>
          <table:table-cell table:formula="of:=[.E83]*8/(60*60)" office:value-type="float" office:value="0.00224597504403265" calcext:value-type="float">
            <text:p>0,0022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medad de la hoja</text:p>
          </table:table-cell>
          <table:table-cell table:formula="of:=[TEstimacionesxUnidadProductiva.A84]*VLOOKUP([TEstimacionesxUnidadProductiva.$C$78];[TIndicadores.$I$26:.$N$39];2;0)/100" office:value-type="float" office:value="16.1710203170351" calcext:value-type="float">
            <text:p>16,17</text:p>
          </table:table-cell>
          <table:table-cell table:formula="of:=60/12" office:value-type="float" office:value="5" calcext:value-type="float">
            <text:p>5</text:p>
          </table:table-cell>
          <table:table-cell table:formula="of:=[.D84]*[.C84]*VLOOKUP([.B84];[.$B$3:.$C$20];2;0)/1024" office:value-type="float" office:value="5.05344384907346" calcext:value-type="float">
            <text:p>5,05</text:p>
          </table:table-cell>
          <table:table-cell table:formula="of:=[.E84]*24*30/1024" office:value-type="float" office:value="3.55320270637977" calcext:value-type="float">
            <text:p>3,55</text:p>
          </table:table-cell>
          <table:table-cell table:formula="of:=[.E84]*8/(60*60)" office:value-type="float" office:value="0.0112298752201632" calcext:value-type="float">
            <text:p>0,0112</text:p>
          </table:table-cell>
          <table:table-cell table:number-columns-repeated="1016"/>
        </table:table-row>
        <table:table-row table:style-name="ro1">
          <table:table-cell table:formula="of:=10" office:value-type="float" office:value="10" calcext:value-type="float">
            <text:p>10</text:p>
          </table:table-cell>
          <table:table-cell office:value-type="string" calcext:value-type="string">
            <text:p>Temperatura y Humedad Relativa</text:p>
          </table:table-cell>
          <table:table-cell table:formula="of:=[TEstimacionesxUnidadProductiva.A85]*VLOOKUP([TEstimacionesxUnidadProductiva.$C$78];[TIndicadores.$I$26:.$N$39];2;0)/100" office:value-type="float" office:value="8.08551015851753" calcext:value-type="float">
            <text:p>8,09</text:p>
          </table:table-cell>
          <table:table-cell table:formula="of:=60/12" office:value-type="float" office:value="5" calcext:value-type="float">
            <text:p>5</text:p>
          </table:table-cell>
          <table:table-cell table:formula="of:=[.D85]*[.C85]*VLOOKUP([.B85];[.$B$3:.$C$20];2;0)/1024" office:value-type="float" office:value="5.05344384907346" calcext:value-type="float">
            <text:p>5,05</text:p>
          </table:table-cell>
          <table:table-cell table:formula="of:=[.E85]*24*30/1024" office:value-type="float" office:value="3.55320270637977" calcext:value-type="float">
            <text:p>3,55</text:p>
          </table:table-cell>
          <table:table-cell table:formula="of:=[.E85]*8/(60*60)" office:value-type="float" office:value="0.0112298752201632" calcext:value-type="float">
            <text:p>0,0112</text:p>
          </table:table-cell>
          <table:table-cell table:number-columns-repeated="1016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Válvulas <text:s/>Inalámbricas</text:p>
          </table:table-cell>
          <table:table-cell table:formula="of:=[TEstimacionesxUnidadProductiva.A86]*VLOOKUP([TEstimacionesxUnidadProductiva.$C$78];[TIndicadores.$I$26:.$N$39];2;0)/100" office:value-type="float" office:value="16.1710203170351" calcext:value-type="float">
            <text:p>16,17</text:p>
          </table:table-cell>
          <table:table-cell table:formula="of:=60" office:value-type="float" office:value="60" calcext:value-type="float">
            <text:p>60</text:p>
          </table:table-cell>
          <table:table-cell table:formula="of:=[.D86]*[.C86]*VLOOKUP([.B86];[.$B$3:.$C$20];2;0)/1024" office:value-type="float" office:value="60.6413261888815" calcext:value-type="float">
            <text:p>60,64</text:p>
          </table:table-cell>
          <table:table-cell table:formula="of:=[.E86]*24*30/1024" office:value-type="float" office:value="42.6384324765573" calcext:value-type="float">
            <text:p>42,64</text:p>
          </table:table-cell>
          <table:table-cell table:formula="of:=[.E86]*8/(60*60)" office:value-type="float" office:value="0.134758502641959" calcext:value-type="float">
            <text:p>0,1348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ndrómetro</text:p>
          </table:table-cell>
          <table:table-cell table:formula="of:=[TEstimacionesxUnidadProductiva.A87]*VLOOKUP([TEstimacionesxUnidadProductiva.$C$78];[TIndicadores.$I$26:.$N$39];2;0)/100" office:value-type="float" office:value="8.08551015851753" calcext:value-type="float">
            <text:p>8,09</text:p>
          </table:table-cell>
          <table:table-cell office:value-type="float" office:value="1" calcext:value-type="float">
            <text:p>1</text:p>
          </table:table-cell>
          <table:table-cell table:formula="of:=[.D87]*[.C87]*VLOOKUP([.B87];[.$B$3:.$C$20];2;0)/1024" office:value-type="float" office:value="0.505344384907345" calcext:value-type="float">
            <text:p>0,51</text:p>
          </table:table-cell>
          <table:table-cell table:formula="of:=[.E87]*24*30/1024" office:value-type="float" office:value="0.355320270637977" calcext:value-type="float">
            <text:p>0,36</text:p>
          </table:table-cell>
          <table:table-cell table:formula="of:=[.E87]*8/(60*60)" office:value-type="float" office:value="0.00112298752201632" calcext:value-type="float">
            <text:p>0,00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rol de Compuertas y Válvulas</text:p>
          </table:table-cell>
          <table:table-cell table:formula="of:=[TEstimacionesxUnidadProductiva.A88]*VLOOKUP([TEstimacionesxUnidadProductiva.$C$78];[TIndicadores.$I$26:.$N$39];2;0)/100" office:value-type="float" office:value="1.61710203170351" calcext:value-type="float">
            <text:p>1,62</text:p>
          </table:table-cell>
          <table:table-cell table:formula="of:=60" office:value-type="float" office:value="60" calcext:value-type="float">
            <text:p>60</text:p>
          </table:table-cell>
          <table:table-cell table:formula="of:=[.D88]*[.C88]*VLOOKUP([.B88];[.$B$3:.$C$20];2;0)/1024" office:value-type="float" office:value="12.1282652377763" calcext:value-type="float">
            <text:p>12,13</text:p>
          </table:table-cell>
          <table:table-cell table:formula="of:=[.E88]*24*30/1024" office:value-type="float" office:value="8.52768649531146" calcext:value-type="float">
            <text:p>8,53</text:p>
          </table:table-cell>
          <table:table-cell table:formula="of:=[.E88]*8/(60*60)" office:value-type="float" office:value="0.0269517005283918" calcext:value-type="float">
            <text:p>0,0270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nsores de Flujo</text:p>
          </table:table-cell>
          <table:table-cell table:formula="of:=[TEstimacionesxUnidadProductiva.A89]*VLOOKUP([TEstimacionesxUnidadProductiva.$C$78];[TIndicadores.$I$26:.$N$39];2;0)/100" office:value-type="float" office:value="8.08551015851753" calcext:value-type="float">
            <text:p>8,09</text:p>
          </table:table-cell>
          <table:table-cell table:formula="of:=60" office:value-type="float" office:value="60" calcext:value-type="float">
            <text:p>60</text:p>
          </table:table-cell>
          <table:table-cell table:formula="of:=[.D89]*[.C89]*VLOOKUP([.B89];[.$B$3:.$C$20];2;0)/1024" office:value-type="float" office:value="30.3206630944407" calcext:value-type="float">
            <text:p>30,32</text:p>
          </table:table-cell>
          <table:table-cell table:formula="of:=[.E89]*24*30/1024" office:value-type="float" office:value="21.3192162382786" calcext:value-type="float">
            <text:p>21,32</text:p>
          </table:table-cell>
          <table:table-cell table:formula="of:=[.E89]*8/(60*60)" office:value-type="float" office:value="0.0673792513209794" calcext:value-type="float">
            <text:p>0,067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bleros de Riego</text:p>
          </table:table-cell>
          <table:table-cell table:formula="of:=[TEstimacionesxUnidadProductiva.A90]*VLOOKUP([TEstimacionesxUnidadProductiva.$C$78];[TIndicadores.$I$26:.$N$39];2;0)/100" office:value-type="float" office:value="3.23420406340701" calcext:value-type="float">
            <text:p>3,23</text:p>
          </table:table-cell>
          <table:table-cell table:formula="of:=60" office:value-type="float" office:value="60" calcext:value-type="float">
            <text:p>60</text:p>
          </table:table-cell>
          <table:table-cell table:formula="of:=[.D90]*[.C90]*VLOOKUP([.B90];[.$B$3:.$C$20];2;0)/1024" office:value-type="float" office:value="12.1282652377763" calcext:value-type="float">
            <text:p>12,13</text:p>
          </table:table-cell>
          <table:table-cell table:formula="of:=[.E90]*24*30/1024" office:value-type="float" office:value="8.52768649531146" calcext:value-type="float">
            <text:p>8,53</text:p>
          </table:table-cell>
          <table:table-cell table:formula="of:=[.E90]*8/(60*60)" office:value-type="float" office:value="0.0269517005283918" calcext:value-type="float">
            <text:p>0,027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sores de Nivel</text:p>
          </table:table-cell>
          <table:table-cell table:formula="of:=[TEstimacionesxUnidadProductiva.A91]*VLOOKUP([TEstimacionesxUnidadProductiva.$C$78];[TIndicadores.$I$26:.$N$39];2;0)/100" office:value-type="float" office:value="3.23420406340701" calcext:value-type="float">
            <text:p>3,23</text:p>
          </table:table-cell>
          <table:table-cell table:formula="of:=60" office:value-type="float" office:value="60" calcext:value-type="float">
            <text:p>60</text:p>
          </table:table-cell>
          <table:table-cell table:formula="of:=[.D91]*[.C91]*VLOOKUP([.B91];[.$B$3:.$C$20];2;0)/1024" office:value-type="float" office:value="12.1282652377763" calcext:value-type="float">
            <text:p>12,13</text:p>
          </table:table-cell>
          <table:table-cell table:formula="of:=[.E91]*24*30/1024" office:value-type="float" office:value="8.52768649531146" calcext:value-type="float">
            <text:p>8,53</text:p>
          </table:table-cell>
          <table:table-cell table:formula="of:=[.E91]*8/(60*60)" office:value-type="float" office:value="0.0269517005283918" calcext:value-type="float">
            <text:p>0,027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Monitoreo de la cadena de frio</text:p>
          </table:table-cell>
          <table:table-cell table:formula="of:=[TEstimacionesxUnidadProductiva.A92]*VLOOKUP([TEstimacionesxUnidadProductiva.$C$78];[TIndicadores.$I$26:.$N$39];2;0)/100" office:value-type="float" office:value="3.23420406340701" calcext:value-type="float">
            <text:p>3,23</text:p>
          </table:table-cell>
          <table:table-cell table:formula="of:=60" office:value-type="float" office:value="60" calcext:value-type="float">
            <text:p>60</text:p>
          </table:table-cell>
          <table:table-cell table:formula="of:=[.D92]*[.C92]*VLOOKUP([.B92];[.$B$3:.$C$20];2;0)/1024" office:value-type="float" office:value="12.1282652377763" calcext:value-type="float">
            <text:p>12,13</text:p>
          </table:table-cell>
          <table:table-cell table:formula="of:=[.E92]*24*30/1024" office:value-type="float" office:value="8.52768649531146" calcext:value-type="float">
            <text:p>8,53</text:p>
          </table:table-cell>
          <table:table-cell table:formula="of:=[.E92]*8/(60*60)" office:value-type="float" office:value="0.0269517005283918" calcext:value-type="float">
            <text:p>0,0270</text:p>
          </table:table-cell>
          <table:table-cell table:number-columns-repeated="1016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formula="of:=SUM([.C80:.C92])" office:value-type="float" office:value="168.178611297165" calcext:value-type="float">
            <text:p>168,18</text:p>
          </table:table-cell>
          <table:table-cell table:style-name="ce14" table:formula="of:=SUM([.D80:.D92])" office:value-type="float" office:value="437" calcext:value-type="float">
            <text:p>437,00</text:p>
          </table:table-cell>
          <table:table-cell table:formula="of:=SUM([.E80:.E92])" office:value-type="float" office:value="213.760674815807" calcext:value-type="float">
            <text:p>213,76</text:p>
          </table:table-cell>
          <table:table-cell table:formula="of:=SUM([.F80:.F92])" office:value-type="float" office:value="150.300474479864" calcext:value-type="float">
            <text:p>150,30</text:p>
          </table:table-cell>
          <table:table-cell table:formula="of:=SUM([.G80:.G92])" office:value-type="float" office:value="0.475023721812905" calcext:value-type="float">
            <text:p>0,4750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Cantidad Estimada</text:p>
          </table:table-cell>
          <table:table-cell table:style-name="ce29" office:value-type="string" calcext:value-type="string">
            <text:p>Servicio Internet Transaccional</text:p>
          </table:table-cell>
          <table:table-cell table:style-name="ce33" office:value-type="string" calcext:value-type="string">
            <text:p>Cantidad</text:p>
          </table:table-cell>
          <table:table-cell table:style-name="ce39" office:value-type="string" calcext:value-type="string">
            <text:p>Accesos / Hora</text:p>
          </table:table-cell>
          <table:table-cell table:style-name="ce39" office:value-type="string" calcext:value-type="string">
            <text:p>Tráfico / hora (Mbyte)</text:p>
          </table:table-cell>
          <table:table-cell table:style-name="ce33" office:value-type="string" calcext:value-type="string">
            <text:p>Tráfico Mensual MB</text:p>
          </table:table-cell>
          <table:table-cell table:style-name="ce45" office:value-type="string" calcext:value-type="string">
            <text:p>Banda Ancha Promedio (Mbp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Sistemas de Información Geográfica del Predio</text:p>
          </table:table-cell>
          <table:table-cell table:formula="of:=[TEstimacionesxUnidadProductiva.A95]*VLOOKUP([TEstimacionesxUnidadProductiva.$C$78];[TIndicadores.$I$26:.$N$39];2;0)/100" office:value-type="float" office:value="0.808551015851753" calcext:value-type="float">
            <text:p>0,81</text:p>
          </table:table-cell>
          <table:table-cell office:value-type="float" office:value="10" calcext:value-type="float">
            <text:p>10</text:p>
          </table:table-cell>
          <table:table-cell table:formula="of:=[.D95]*[.C95]*VLOOKUP([.B95];[.$B$3:.$C$20];2;0)/(1024*1024)" office:value-type="float" office:value="1.01068876981469" calcext:value-type="float">
            <text:p>1,01</text:p>
          </table:table-cell>
          <table:table-cell table:formula="of:=[.E95]*24*30" office:value-type="float" office:value="727.695914266578" calcext:value-type="float">
            <text:p>727,70</text:p>
          </table:table-cell>
          <table:table-cell table:formula="of:=[.E95]*8/(60*60)" office:value-type="float" office:value="0.00224597504403265" calcext:value-type="float">
            <text:p>0,002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Teledetección y Robótica</text:p>
          </table:table-cell>
          <table:table-cell table:formula="of:=[TEstimacionesxUnidadProductiva.A96]*VLOOKUP([TEstimacionesxUnidadProductiva.$C$78];[TIndicadores.$I$26:.$N$39];2;0)/100" office:value-type="float" office:value="0.808551015851753" calcext:value-type="float">
            <text:p>0,81</text:p>
          </table:table-cell>
          <table:table-cell office:value-type="float" office:value="10" calcext:value-type="float">
            <text:p>10</text:p>
          </table:table-cell>
          <table:table-cell table:formula="of:=[.D96]*[.C96]*VLOOKUP([.B96];[.$B$3:.$C$20];2;0)/(1024*1024)" office:value-type="float" office:value="4.04275507925876" calcext:value-type="float">
            <text:p>4,04</text:p>
          </table:table-cell>
          <table:table-cell table:formula="of:=[.E96]*24*30" office:value-type="float" office:value="2910.78365706631" calcext:value-type="float">
            <text:p>2.910,78</text:p>
          </table:table-cell>
          <table:table-cell table:formula="of:=[.E96]*8/(60*60)" office:value-type="float" office:value="0.00898390017613059" calcext:value-type="float">
            <text:p>0,009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Aplicaciones agrícolas móviles</text:p>
          </table:table-cell>
          <table:table-cell table:formula="of:=[TEstimacionesxUnidadProductiva.A97]*VLOOKUP([TEstimacionesxUnidadProductiva.$C$78];[TIndicadores.$I$26:.$N$39];2;0)/100" office:value-type="float" office:value="1.61710203170351" calcext:value-type="float">
            <text:p>1,62</text:p>
          </table:table-cell>
          <table:table-cell office:value-type="float" office:value="20" calcext:value-type="float">
            <text:p>20</text:p>
          </table:table-cell>
          <table:table-cell table:formula="of:=[.D97]*[.C97]*VLOOKUP([.B97];[.$B$3:.$C$20];2;0)/(1024*1024)" office:value-type="float" office:value="0.0631680481134182" calcext:value-type="float">
            <text:p>0,06</text:p>
          </table:table-cell>
          <table:table-cell table:formula="of:=[.E97]*24*30" office:value-type="float" office:value="45.4809946416611" calcext:value-type="float">
            <text:p>45,48</text:p>
          </table:table-cell>
          <table:table-cell table:formula="of:=[.E97]*8/(60*60)" office:value-type="float" office:value="0.00014037344025204" calcext:value-type="float">
            <text:p>0,000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plicaciones de ofimática</text:p>
          </table:table-cell>
          <table:table-cell table:formula="of:=[TEstimacionesxUnidadProductiva.A98]*VLOOKUP([TEstimacionesxUnidadProductiva.$C$78];[TIndicadores.$I$26:.$N$39];2;0)/100" office:value-type="float" office:value="0.808551015851753" calcext:value-type="float">
            <text:p>0,81</text:p>
          </table:table-cell>
          <table:table-cell office:value-type="float" office:value="30" calcext:value-type="float">
            <text:p>30</text:p>
          </table:table-cell>
          <table:table-cell table:formula="of:=[.D98]*[.C98]*VLOOKUP([.B98];[.$B$3:.$C$20];2;0)/(1024*1024)" office:value-type="float" office:value="0.0473760360850636" calcext:value-type="float">
            <text:p>0,05</text:p>
          </table:table-cell>
          <table:table-cell table:formula="of:=[.E98]*24*30" office:value-type="float" office:value="34.1107459812458" calcext:value-type="float">
            <text:p>34,11</text:p>
          </table:table-cell>
          <table:table-cell table:formula="of:=[.E98]*8/(60*60)" office:value-type="float" office:value="0.00010528008018903" calcext:value-type="float">
            <text:p>0,0001</text:p>
          </table:table-cell>
          <table:table-cell table:number-columns-repeated="1016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formula="of:=SUM([.C95:.C98])" office:value-type="float" office:value="4.04275507925876" calcext:value-type="float">
            <text:p>4,04</text:p>
          </table:table-cell>
          <table:table-cell table:style-name="ce14" table:formula="of:=SUM([.D95:.D98])" office:value-type="float" office:value="70" calcext:value-type="float">
            <text:p>70,00</text:p>
          </table:table-cell>
          <table:table-cell table:formula="of:=SUM([.E95:.E98])" office:value-type="float" office:value="5.16398793327194" calcext:value-type="float">
            <text:p>5,16</text:p>
          </table:table-cell>
          <table:table-cell table:formula="of:=SUM([.F95:.F98])" office:value-type="float" office:value="3718.07131195579" calcext:value-type="float">
            <text:p>3.718,07</text:p>
          </table:table-cell>
          <table:table-cell table:formula="of:=SUM([.G95:.G98])" office:value-type="float" office:value="0.0114755287406043" calcext:value-type="float">
            <text:p>0,0115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Cantidad Estimada</text:p>
          </table:table-cell>
          <table:table-cell table:style-name="ce29" office:value-type="string" calcext:value-type="string">
            <text:p>Servicio Internet Tradicional</text:p>
          </table:table-cell>
          <table:table-cell table:style-name="ce33" office:value-type="string" calcext:value-type="string">
            <text:p>Cantidad</text:p>
          </table:table-cell>
          <table:table-cell table:style-name="ce39" office:value-type="string" calcext:value-type="string">
            <text:p>Accesos / Hora</text:p>
          </table:table-cell>
          <table:table-cell table:style-name="ce39" office:value-type="string" calcext:value-type="string">
            <text:p>Tráfico / hora (Mbyte)</text:p>
          </table:table-cell>
          <table:table-cell table:style-name="ce33" office:value-type="string" calcext:value-type="string">
            <text:p>Tráfico Mensual GB</text:p>
          </table:table-cell>
          <table:table-cell table:style-name="ce45" office:value-type="string" calcext:value-type="string">
            <text:p>Banda Ancha Promedio (Mbp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plicaciones de TeleVigilancia</text:p>
          </table:table-cell>
          <table:table-cell table:formula="of:=[TEstimacionesxUnidadProductiva.A101]*VLOOKUP([TEstimacionesxUnidadProductiva.$C$78];[TIndicadores.$I$26:.$N$39];2;0)/100" office:value-type="float" office:value="0.808551015851753" calcext:value-type="float">
            <text:p>0,81</text:p>
          </table:table-cell>
          <table:table-cell office:value-type="float" office:value="60" calcext:value-type="float">
            <text:p>60</text:p>
          </table:table-cell>
          <table:table-cell table:formula="of:=[.D101]*[.C101]*60*VLOOKUP([.B101];[.$B$3:.$C$20];2;0)/(1024*1024)" office:value-type="float" office:value="106.596081191393" calcext:value-type="float">
            <text:p>106,60</text:p>
          </table:table-cell>
          <table:table-cell table:formula="of:=[.E101]*24*30/1024" office:value-type="float" office:value="74.9503695876983" calcext:value-type="float">
            <text:p>74,95</text:p>
          </table:table-cell>
          <table:table-cell table:formula="of:=[.E101]*8/(60*60)" office:value-type="float" office:value="0.236880180425318" calcext:value-type="float">
            <text:p>0,2369</text:p>
          </table:table-cell>
          <table:table-cell table:number-columns-repeated="1016"/>
        </table:table-row>
        <table:table-row table:style-name="ro1">
          <table:table-cell table:style-name="ce20"/>
          <table:table-cell table:style-name="ce30" office:value-type="string" calcext:value-type="string">
            <text:p>TOTAL</text:p>
          </table:table-cell>
          <table:table-cell table:style-name="ce34" table:formula="of:=SUM([.C101:.C101])" office:value-type="float" office:value="0.808551015851753" calcext:value-type="float">
            <text:p>0,8086</text:p>
          </table:table-cell>
          <table:table-cell table:style-name="ce34" table:formula="of:=SUM([.D101:.D101])" office:value-type="float" office:value="60" calcext:value-type="float">
            <text:p>60,0000</text:p>
          </table:table-cell>
          <table:table-cell table:style-name="ce34" table:formula="of:=SUM([.E101:.E101])" office:value-type="float" office:value="106.596081191393" calcext:value-type="float">
            <text:p>106,5961</text:p>
          </table:table-cell>
          <table:table-cell table:style-name="ce34" table:formula="of:=SUM([.F101:.F101])" office:value-type="float" office:value="74.9503695876983" calcext:value-type="float">
            <text:p>74,9504</text:p>
          </table:table-cell>
          <table:table-cell table:style-name="ce46" table:formula="of:=SUM([.G101:.G101])" office:value-type="float" office:value="0.236880180425318" calcext:value-type="float">
            <text:p>0,2369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6"/>
          <table:table-cell table:style-name="ce24" office:value-type="string" calcext:value-type="string">
            <text:p>Especie</text:p>
          </table:table-cell>
          <table:table-cell table:style-name="ce31" office:value-type="string" calcext:value-type="string" table:number-columns-spanned="5" table:number-rows-spanned="1">
            <text:p>DURAZNOS Y NECTARINAS</text:p>
          </table:table-cell>
          <table:covered-table-cell table:number-columns-repeated="3" table:style-name="ce37"/>
          <table:covered-table-cell table:style-name="ce42"/>
          <table:table-cell table:number-columns-repeated="1016"/>
        </table:table-row>
        <table:table-row table:style-name="ro5">
          <table:table-cell table:style-name="ce17" office:value-type="string" calcext:value-type="string">
            <text:p>Cantidad Estimada</text:p>
          </table:table-cell>
          <table:table-cell table:style-name="ce25" office:value-type="string" calcext:value-type="string">
            <text:p>Servicio IoT</text:p>
          </table:table-cell>
          <table:table-cell table:style-name="ce32" office:value-type="string" calcext:value-type="string">
            <text:p>Cantidad</text:p>
          </table:table-cell>
          <table:table-cell table:style-name="ce38" office:value-type="string" calcext:value-type="string">
            <text:p>Accesos / Hora</text:p>
          </table:table-cell>
          <table:table-cell table:style-name="ce38" office:value-type="string" calcext:value-type="string">
            <text:p>Tráfico / hora (Kbyte)</text:p>
          </table:table-cell>
          <table:table-cell table:style-name="ce32" office:value-type="string" calcext:value-type="string">
            <text:p>Tráfico Mensual MB</text:p>
          </table:table-cell>
          <table:table-cell table:style-name="ce43" office:value-type="string" calcext:value-type="string">
            <text:p>Banda Ancha Promedio (Kbps)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Sistemas de Posicionamiento global</text:p>
          </table:table-cell>
          <table:table-cell table:formula="of:=[TEstimacionesxUnidadProductiva.A107]*VLOOKUP([TEstimacionesxUnidadProductiva.$C$105];[TIndicadores.$I$26:.$N$39];2;0)/100" office:value-type="float" office:value="2.15851752623353" calcext:value-type="float">
            <text:p>2,16</text:p>
          </table:table-cell>
          <table:table-cell table:formula="of:=60" office:value-type="float" office:value="60" calcext:value-type="float">
            <text:p>60</text:p>
          </table:table-cell>
          <table:table-cell table:formula="of:=[.D107]*[.C107]*VLOOKUP([.B107];[.$B$3:.$C$20];2;0)/1024" office:value-type="float" office:value="8.09444072337575" calcext:value-type="float">
            <text:p>8,09</text:p>
          </table:table-cell>
          <table:table-cell table:formula="of:=[.E107]*24*30/1024" office:value-type="float" office:value="5.69140363362358" calcext:value-type="float">
            <text:p>5,69</text:p>
          </table:table-cell>
          <table:table-cell table:formula="of:=[.E107]*8/(60*60)" office:value-type="float" office:value="0.0179876460519461" calcext:value-type="float">
            <text:p>0,0180</text:p>
          </table:table-cell>
          <table:table-cell table:number-columns-repeated="1016"/>
        </table:table-row>
        <table:table-row table:style-name="ro1">
          <table:table-cell/>
          <table:table-cell table:style-name="ce26" office:value-type="string" calcext:value-type="string">
            <text:p>Monitoreo de Riego</text:p>
          </table:table-cell>
          <table:table-cell table:number-columns-repeated="1021"/>
        </table:table-row>
        <table:table-row table:style-name="ro1">
          <table:table-cell table:formula="of:=10*10" office:value-type="float" office:value="100" calcext:value-type="float">
            <text:p>100</text:p>
          </table:table-cell>
          <table:table-cell office:value-type="string" calcext:value-type="string">
            <text:p>Humedad de suelo</text:p>
          </table:table-cell>
          <table:table-cell table:formula="of:=[TEstimacionesxUnidadProductiva.A109]*VLOOKUP([TEstimacionesxUnidadProductiva.$C$105];[TIndicadores.$I$26:.$N$39];2;0)/100" office:value-type="float" office:value="53.9629381558384" calcext:value-type="float">
            <text:p>53,96</text:p>
          </table:table-cell>
          <table:table-cell table:formula="of:=60/12" office:value-type="float" office:value="5" calcext:value-type="float">
            <text:p>5</text:p>
          </table:table-cell>
          <table:table-cell table:formula="of:=[.D109]*[.C109]*VLOOKUP([.B109];[.$B$3:.$C$20];2;0)/1024" office:value-type="float" office:value="33.726836347399" calcext:value-type="float">
            <text:p>33,73</text:p>
          </table:table-cell>
          <table:table-cell table:formula="of:=[.E109]*24*30/1024" office:value-type="float" office:value="23.7141818067649" calcext:value-type="float">
            <text:p>23,71</text:p>
          </table:table-cell>
          <table:table-cell table:formula="of:=[.E109]*8/(60*60)" office:value-type="float" office:value="0.0749485252164422" calcext:value-type="float">
            <text:p>0,0749</text:p>
          </table:table-cell>
          <table:table-cell table:number-columns-repeated="1016"/>
        </table:table-row>
        <table:table-row table:style-name="ro1">
          <table:table-cell table:formula="of:=2*10" office:value-type="float" office:value="20" calcext:value-type="float">
            <text:p>20</text:p>
          </table:table-cell>
          <table:table-cell office:value-type="string" calcext:value-type="string">
            <text:p>Dendrómetros</text:p>
          </table:table-cell>
          <table:table-cell table:formula="of:=[TEstimacionesxUnidadProductiva.A110]*VLOOKUP([TEstimacionesxUnidadProductiva.$C$105];[TIndicadores.$I$26:.$N$39];2;0)/100" office:value-type="float" office:value="10.7925876311677" calcext:value-type="float">
            <text:p>10,79</text:p>
          </table:table-cell>
          <table:table-cell table:formula="of:=1" office:value-type="float" office:value="1" calcext:value-type="float">
            <text:p>1</text:p>
          </table:table-cell>
          <table:table-cell table:formula="of:=[.D110]*[.C110]*VLOOKUP([.B110];[.$B$3:.$C$20];2;0)/1024" office:value-type="float" office:value="0.674536726947979" calcext:value-type="float">
            <text:p>0,67</text:p>
          </table:table-cell>
          <table:table-cell table:formula="of:=[.E110]*24*30/1024" office:value-type="float" office:value="0.474283636135298" calcext:value-type="float">
            <text:p>0,47</text:p>
          </table:table-cell>
          <table:table-cell table:formula="of:=[.E110]*8/(60*60)" office:value-type="float" office:value="0.00149897050432884" calcext:value-type="float">
            <text:p>0,0015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medad de la hoja</text:p>
          </table:table-cell>
          <table:table-cell table:formula="of:=[TEstimacionesxUnidadProductiva.A111]*VLOOKUP([TEstimacionesxUnidadProductiva.$C$105];[TIndicadores.$I$26:.$N$39];2;0)/100" office:value-type="float" office:value="10.7925876311677" calcext:value-type="float">
            <text:p>10,79</text:p>
          </table:table-cell>
          <table:table-cell table:formula="of:=60/12" office:value-type="float" office:value="5" calcext:value-type="float">
            <text:p>5</text:p>
          </table:table-cell>
          <table:table-cell table:formula="of:=[.D111]*[.C111]*VLOOKUP([.B111];[.$B$3:.$C$20];2;0)/1024" office:value-type="float" office:value="3.3726836347399" calcext:value-type="float">
            <text:p>3,37</text:p>
          </table:table-cell>
          <table:table-cell table:formula="of:=[.E111]*24*30/1024" office:value-type="float" office:value="2.37141818067649" calcext:value-type="float">
            <text:p>2,37</text:p>
          </table:table-cell>
          <table:table-cell table:formula="of:=[.E111]*8/(60*60)" office:value-type="float" office:value="0.00749485252164422" calcext:value-type="float">
            <text:p>0,0075</text:p>
          </table:table-cell>
          <table:table-cell table:number-columns-repeated="1016"/>
        </table:table-row>
        <table:table-row table:style-name="ro1">
          <table:table-cell table:formula="of:=10" office:value-type="float" office:value="10" calcext:value-type="float">
            <text:p>10</text:p>
          </table:table-cell>
          <table:table-cell office:value-type="string" calcext:value-type="string">
            <text:p>Temperatura y Humedad Relativa</text:p>
          </table:table-cell>
          <table:table-cell table:formula="of:=[TEstimacionesxUnidadProductiva.A112]*VLOOKUP([TEstimacionesxUnidadProductiva.$C$105];[TIndicadores.$I$26:.$N$39];2;0)/100" office:value-type="float" office:value="5.39629381558384" calcext:value-type="float">
            <text:p>5,40</text:p>
          </table:table-cell>
          <table:table-cell table:formula="of:=60/12" office:value-type="float" office:value="5" calcext:value-type="float">
            <text:p>5</text:p>
          </table:table-cell>
          <table:table-cell table:formula="of:=[.D112]*[.C112]*VLOOKUP([.B112];[.$B$3:.$C$20];2;0)/1024" office:value-type="float" office:value="3.3726836347399" calcext:value-type="float">
            <text:p>3,37</text:p>
          </table:table-cell>
          <table:table-cell table:formula="of:=[.E112]*24*30/1024" office:value-type="float" office:value="2.37141818067649" calcext:value-type="float">
            <text:p>2,37</text:p>
          </table:table-cell>
          <table:table-cell table:formula="of:=[.E112]*8/(60*60)" office:value-type="float" office:value="0.00749485252164422" calcext:value-type="float">
            <text:p>0,0075</text:p>
          </table:table-cell>
          <table:table-cell table:number-columns-repeated="1016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Válvulas <text:s/>Inalámbricas</text:p>
          </table:table-cell>
          <table:table-cell table:formula="of:=[TEstimacionesxUnidadProductiva.A113]*VLOOKUP([TEstimacionesxUnidadProductiva.$C$105];[TIndicadores.$I$26:.$N$39];2;0)/100" office:value-type="float" office:value="10.7925876311677" calcext:value-type="float">
            <text:p>10,79</text:p>
          </table:table-cell>
          <table:table-cell table:formula="of:=60" office:value-type="float" office:value="60" calcext:value-type="float">
            <text:p>60</text:p>
          </table:table-cell>
          <table:table-cell table:formula="of:=[.D113]*[.C113]*VLOOKUP([.B113];[.$B$3:.$C$20];2;0)/1024" office:value-type="float" office:value="40.4722036168788" calcext:value-type="float">
            <text:p>40,47</text:p>
          </table:table-cell>
          <table:table-cell table:formula="of:=[.E113]*24*30/1024" office:value-type="float" office:value="28.4570181681179" calcext:value-type="float">
            <text:p>28,46</text:p>
          </table:table-cell>
          <table:table-cell table:formula="of:=[.E113]*8/(60*60)" office:value-type="float" office:value="0.0899382302597306" calcext:value-type="float">
            <text:p>0,0899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ndrómetro</text:p>
          </table:table-cell>
          <table:table-cell table:formula="of:=[TEstimacionesxUnidadProductiva.A114]*VLOOKUP([TEstimacionesxUnidadProductiva.$C$105];[TIndicadores.$I$26:.$N$39];2;0)/100" office:value-type="float" office:value="5.39629381558384" calcext:value-type="float">
            <text:p>5,40</text:p>
          </table:table-cell>
          <table:table-cell office:value-type="float" office:value="1" calcext:value-type="float">
            <text:p>1</text:p>
          </table:table-cell>
          <table:table-cell table:formula="of:=[.D114]*[.C114]*VLOOKUP([.B114];[.$B$3:.$C$20];2;0)/1024" office:value-type="float" office:value="0.33726836347399" calcext:value-type="float">
            <text:p>0,34</text:p>
          </table:table-cell>
          <table:table-cell table:formula="of:=[.E114]*24*30/1024" office:value-type="float" office:value="0.237141818067649" calcext:value-type="float">
            <text:p>0,24</text:p>
          </table:table-cell>
          <table:table-cell table:formula="of:=[.E114]*8/(60*60)" office:value-type="float" office:value="0.000749485252164422" calcext:value-type="float">
            <text:p>0,000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rol de Compuertas y Válvulas</text:p>
          </table:table-cell>
          <table:table-cell table:formula="of:=[TEstimacionesxUnidadProductiva.A115]*VLOOKUP([TEstimacionesxUnidadProductiva.$C$105];[TIndicadores.$I$26:.$N$39];2;0)/100" office:value-type="float" office:value="1.07925876311677" calcext:value-type="float">
            <text:p>1,08</text:p>
          </table:table-cell>
          <table:table-cell table:formula="of:=60" office:value-type="float" office:value="60" calcext:value-type="float">
            <text:p>60</text:p>
          </table:table-cell>
          <table:table-cell table:formula="of:=[.D115]*[.C115]*VLOOKUP([.B115];[.$B$3:.$C$20];2;0)/1024" office:value-type="float" office:value="8.09444072337575" calcext:value-type="float">
            <text:p>8,09</text:p>
          </table:table-cell>
          <table:table-cell table:formula="of:=[.E115]*24*30/1024" office:value-type="float" office:value="5.69140363362358" calcext:value-type="float">
            <text:p>5,69</text:p>
          </table:table-cell>
          <table:table-cell table:formula="of:=[.E115]*8/(60*60)" office:value-type="float" office:value="0.0179876460519461" calcext:value-type="float">
            <text:p>0,0180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nsores de Flujo</text:p>
          </table:table-cell>
          <table:table-cell table:formula="of:=[TEstimacionesxUnidadProductiva.A116]*VLOOKUP([TEstimacionesxUnidadProductiva.$C$105];[TIndicadores.$I$26:.$N$39];2;0)/100" office:value-type="float" office:value="5.39629381558384" calcext:value-type="float">
            <text:p>5,40</text:p>
          </table:table-cell>
          <table:table-cell table:formula="of:=60" office:value-type="float" office:value="60" calcext:value-type="float">
            <text:p>60</text:p>
          </table:table-cell>
          <table:table-cell table:formula="of:=[.D116]*[.C116]*VLOOKUP([.B116];[.$B$3:.$C$20];2;0)/1024" office:value-type="float" office:value="20.2361018084394" calcext:value-type="float">
            <text:p>20,24</text:p>
          </table:table-cell>
          <table:table-cell table:formula="of:=[.E116]*24*30/1024" office:value-type="float" office:value="14.2285090840589" calcext:value-type="float">
            <text:p>14,23</text:p>
          </table:table-cell>
          <table:table-cell table:formula="of:=[.E116]*8/(60*60)" office:value-type="float" office:value="0.0449691151298653" calcext:value-type="float">
            <text:p>0,045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bleros de Riego</text:p>
          </table:table-cell>
          <table:table-cell table:formula="of:=[TEstimacionesxUnidadProductiva.A117]*VLOOKUP([TEstimacionesxUnidadProductiva.$C$105];[TIndicadores.$I$26:.$N$39];2;0)/100" office:value-type="float" office:value="2.15851752623353" calcext:value-type="float">
            <text:p>2,16</text:p>
          </table:table-cell>
          <table:table-cell table:formula="of:=60" office:value-type="float" office:value="60" calcext:value-type="float">
            <text:p>60</text:p>
          </table:table-cell>
          <table:table-cell table:formula="of:=[.D117]*[.C117]*VLOOKUP([.B117];[.$B$3:.$C$20];2;0)/1024" office:value-type="float" office:value="8.09444072337575" calcext:value-type="float">
            <text:p>8,09</text:p>
          </table:table-cell>
          <table:table-cell table:formula="of:=[.E117]*24*30/1024" office:value-type="float" office:value="5.69140363362358" calcext:value-type="float">
            <text:p>5,69</text:p>
          </table:table-cell>
          <table:table-cell table:formula="of:=[.E117]*8/(60*60)" office:value-type="float" office:value="0.0179876460519461" calcext:value-type="float">
            <text:p>0,018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sores de Nivel</text:p>
          </table:table-cell>
          <table:table-cell table:formula="of:=[TEstimacionesxUnidadProductiva.A118]*VLOOKUP([TEstimacionesxUnidadProductiva.$C$105];[TIndicadores.$I$26:.$N$39];2;0)/100" office:value-type="float" office:value="2.15851752623353" calcext:value-type="float">
            <text:p>2,16</text:p>
          </table:table-cell>
          <table:table-cell table:formula="of:=60" office:value-type="float" office:value="60" calcext:value-type="float">
            <text:p>60</text:p>
          </table:table-cell>
          <table:table-cell table:formula="of:=[.D118]*[.C118]*VLOOKUP([.B118];[.$B$3:.$C$20];2;0)/1024" office:value-type="float" office:value="8.09444072337575" calcext:value-type="float">
            <text:p>8,09</text:p>
          </table:table-cell>
          <table:table-cell table:formula="of:=[.E118]*24*30/1024" office:value-type="float" office:value="5.69140363362358" calcext:value-type="float">
            <text:p>5,69</text:p>
          </table:table-cell>
          <table:table-cell table:formula="of:=[.E118]*8/(60*60)" office:value-type="float" office:value="0.0179876460519461" calcext:value-type="float">
            <text:p>0,018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Monitoreo de la cadena de frio</text:p>
          </table:table-cell>
          <table:table-cell table:formula="of:=[TEstimacionesxUnidadProductiva.A119]*VLOOKUP([TEstimacionesxUnidadProductiva.$C$105];[TIndicadores.$I$26:.$N$39];2;0)/100" office:value-type="float" office:value="2.15851752623353" calcext:value-type="float">
            <text:p>2,16</text:p>
          </table:table-cell>
          <table:table-cell table:formula="of:=60" office:value-type="float" office:value="60" calcext:value-type="float">
            <text:p>60</text:p>
          </table:table-cell>
          <table:table-cell table:formula="of:=[.D119]*[.C119]*VLOOKUP([.B119];[.$B$3:.$C$20];2;0)/1024" office:value-type="float" office:value="8.09444072337575" calcext:value-type="float">
            <text:p>8,09</text:p>
          </table:table-cell>
          <table:table-cell table:formula="of:=[.E119]*24*30/1024" office:value-type="float" office:value="5.69140363362358" calcext:value-type="float">
            <text:p>5,69</text:p>
          </table:table-cell>
          <table:table-cell table:formula="of:=[.E119]*8/(60*60)" office:value-type="float" office:value="0.0179876460519461" calcext:value-type="float">
            <text:p>0,0180</text:p>
          </table:table-cell>
          <table:table-cell table:number-columns-repeated="1016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formula="of:=SUM([.C107:.C119])" office:value-type="float" office:value="112.242911364144" calcext:value-type="float">
            <text:p>112,24</text:p>
          </table:table-cell>
          <table:table-cell table:style-name="ce14" table:formula="of:=SUM([.D107:.D119])" office:value-type="float" office:value="437" calcext:value-type="float">
            <text:p>437,00</text:p>
          </table:table-cell>
          <table:table-cell table:formula="of:=SUM([.E107:.E119])" office:value-type="float" office:value="142.664517749498" calcext:value-type="float">
            <text:p>142,66</text:p>
          </table:table-cell>
          <table:table-cell table:formula="of:=SUM([.F107:.F119])" office:value-type="float" office:value="100.310989042616" calcext:value-type="float">
            <text:p>100,31</text:p>
          </table:table-cell>
          <table:table-cell table:formula="of:=SUM([.G107:.G119])" office:value-type="float" office:value="0.31703226166555" calcext:value-type="float">
            <text:p>0,3170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Cantidad Estimada</text:p>
          </table:table-cell>
          <table:table-cell table:style-name="ce29" office:value-type="string" calcext:value-type="string">
            <text:p>Servicio Internet Transaccional</text:p>
          </table:table-cell>
          <table:table-cell table:style-name="ce33" office:value-type="string" calcext:value-type="string">
            <text:p>Cantidad</text:p>
          </table:table-cell>
          <table:table-cell table:style-name="ce39" office:value-type="string" calcext:value-type="string">
            <text:p>Accesos / Hora</text:p>
          </table:table-cell>
          <table:table-cell table:style-name="ce39" office:value-type="string" calcext:value-type="string">
            <text:p>Tráfico / hora (Mbyte)</text:p>
          </table:table-cell>
          <table:table-cell table:style-name="ce33" office:value-type="string" calcext:value-type="string">
            <text:p>Tráfico Mensual MB</text:p>
          </table:table-cell>
          <table:table-cell table:style-name="ce45" office:value-type="string" calcext:value-type="string">
            <text:p>Banda Ancha Promedio (Mbp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Sistemas de Información Geográfica del Predio</text:p>
          </table:table-cell>
          <table:table-cell table:formula="of:=[TEstimacionesxUnidadProductiva.A122]*VLOOKUP([TEstimacionesxUnidadProductiva.$C$105];[TIndicadores.$I$26:.$N$39];2;0)/100" office:value-type="float" office:value="0.539629381558384" calcext:value-type="float">
            <text:p>0,54</text:p>
          </table:table-cell>
          <table:table-cell office:value-type="float" office:value="10" calcext:value-type="float">
            <text:p>10</text:p>
          </table:table-cell>
          <table:table-cell table:formula="of:=[.D122]*[.C122]*VLOOKUP([.B122];[.$B$3:.$C$20];2;0)/(1024*1024)" office:value-type="float" office:value="0.67453672694798" calcext:value-type="float">
            <text:p>0,67</text:p>
          </table:table-cell>
          <table:table-cell table:formula="of:=[.E122]*24*30" office:value-type="float" office:value="485.666443402545" calcext:value-type="float">
            <text:p>485,67</text:p>
          </table:table-cell>
          <table:table-cell table:formula="of:=[.E122]*8/(60*60)" office:value-type="float" office:value="0.00149897050432884" calcext:value-type="float">
            <text:p>0,001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Teledetección y Robótica</text:p>
          </table:table-cell>
          <table:table-cell table:formula="of:=[TEstimacionesxUnidadProductiva.A123]*VLOOKUP([TEstimacionesxUnidadProductiva.$C$105];[TIndicadores.$I$26:.$N$39];2;0)/100" office:value-type="float" office:value="0.539629381558384" calcext:value-type="float">
            <text:p>0,54</text:p>
          </table:table-cell>
          <table:table-cell office:value-type="float" office:value="10" calcext:value-type="float">
            <text:p>10</text:p>
          </table:table-cell>
          <table:table-cell table:formula="of:=[.D123]*[.C123]*VLOOKUP([.B123];[.$B$3:.$C$20];2;0)/(1024*1024)" office:value-type="float" office:value="2.69814690779192" calcext:value-type="float">
            <text:p>2,70</text:p>
          </table:table-cell>
          <table:table-cell table:formula="of:=[.E123]*24*30" office:value-type="float" office:value="1942.66577361018" calcext:value-type="float">
            <text:p>1.942,67</text:p>
          </table:table-cell>
          <table:table-cell table:formula="of:=[.E123]*8/(60*60)" office:value-type="float" office:value="0.00599588201731537" calcext:value-type="float">
            <text:p>0,006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Aplicaciones agrícolas móviles</text:p>
          </table:table-cell>
          <table:table-cell table:formula="of:=[TEstimacionesxUnidadProductiva.A124]*VLOOKUP([TEstimacionesxUnidadProductiva.$C$105];[TIndicadores.$I$26:.$N$39];2;0)/100" office:value-type="float" office:value="1.07925876311677" calcext:value-type="float">
            <text:p>1,08</text:p>
          </table:table-cell>
          <table:table-cell office:value-type="float" office:value="20" calcext:value-type="float">
            <text:p>20</text:p>
          </table:table-cell>
          <table:table-cell table:formula="of:=[.D124]*[.C124]*VLOOKUP([.B124];[.$B$3:.$C$20];2;0)/(1024*1024)" office:value-type="float" office:value="0.0421585454342487" calcext:value-type="float">
            <text:p>0,04</text:p>
          </table:table-cell>
          <table:table-cell table:formula="of:=[.E124]*24*30" office:value-type="float" office:value="30.3541527126591" calcext:value-type="float">
            <text:p>30,35</text:p>
          </table:table-cell>
          <table:table-cell table:formula="of:=[.E124]*8/(60*60)" office:value-type="float" office:value="0.0000936856565205527" calcext:value-type="float">
            <text:p>0,000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plicaciones de ofimática</text:p>
          </table:table-cell>
          <table:table-cell table:formula="of:=[TEstimacionesxUnidadProductiva.A125]*VLOOKUP([TEstimacionesxUnidadProductiva.$C$105];[TIndicadores.$I$26:.$N$39];2;0)/100" office:value-type="float" office:value="0.539629381558384" calcext:value-type="float">
            <text:p>0,54</text:p>
          </table:table-cell>
          <table:table-cell office:value-type="float" office:value="30" calcext:value-type="float">
            <text:p>30</text:p>
          </table:table-cell>
          <table:table-cell table:formula="of:=[.D125]*[.C125]*VLOOKUP([.B125];[.$B$3:.$C$20];2;0)/(1024*1024)" office:value-type="float" office:value="0.0316189090756865" calcext:value-type="float">
            <text:p>0,03</text:p>
          </table:table-cell>
          <table:table-cell table:formula="of:=[.E125]*24*30" office:value-type="float" office:value="22.7656145344943" calcext:value-type="float">
            <text:p>22,77</text:p>
          </table:table-cell>
          <table:table-cell table:formula="of:=[.E125]*8/(60*60)" office:value-type="float" office:value="0.0000702642423904145" calcext:value-type="float">
            <text:p>0,0001</text:p>
          </table:table-cell>
          <table:table-cell table:number-columns-repeated="1016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formula="of:=SUM([.C122:.C125])" office:value-type="float" office:value="2.69814690779192" calcext:value-type="float">
            <text:p>2,70</text:p>
          </table:table-cell>
          <table:table-cell table:style-name="ce14" table:formula="of:=SUM([.D122:.D125])" office:value-type="float" office:value="70" calcext:value-type="float">
            <text:p>70,00</text:p>
          </table:table-cell>
          <table:table-cell table:formula="of:=SUM([.E122:.E125])" office:value-type="float" office:value="3.44646108924983" calcext:value-type="float">
            <text:p>3,45</text:p>
          </table:table-cell>
          <table:table-cell table:formula="of:=SUM([.F122:.F125])" office:value-type="float" office:value="2481.45198425988" calcext:value-type="float">
            <text:p>2.481,45</text:p>
          </table:table-cell>
          <table:table-cell table:formula="of:=SUM([.G122:.G125])" office:value-type="float" office:value="0.00765880242055518" calcext:value-type="float">
            <text:p>0,0077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Cantidad Estimada</text:p>
          </table:table-cell>
          <table:table-cell table:style-name="ce29" office:value-type="string" calcext:value-type="string">
            <text:p>Servicio Internet Tradicional</text:p>
          </table:table-cell>
          <table:table-cell table:style-name="ce33" office:value-type="string" calcext:value-type="string">
            <text:p>Cantidad</text:p>
          </table:table-cell>
          <table:table-cell table:style-name="ce39" office:value-type="string" calcext:value-type="string">
            <text:p>Accesos / Hora</text:p>
          </table:table-cell>
          <table:table-cell table:style-name="ce39" office:value-type="string" calcext:value-type="string">
            <text:p>Tráfico / hora (Mbyte)</text:p>
          </table:table-cell>
          <table:table-cell table:style-name="ce33" office:value-type="string" calcext:value-type="string">
            <text:p>Tráfico Mensual GB</text:p>
          </table:table-cell>
          <table:table-cell table:style-name="ce45" office:value-type="string" calcext:value-type="string">
            <text:p>Banda Ancha Promedio (Mbp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plicaciones de TeleVigilancia</text:p>
          </table:table-cell>
          <table:table-cell table:formula="of:=[TEstimacionesxUnidadProductiva.A128]*VLOOKUP([TEstimacionesxUnidadProductiva.$C$105];[TIndicadores.$I$26:.$N$39];2;0)/100" office:value-type="float" office:value="0.539629381558384" calcext:value-type="float">
            <text:p>0,54</text:p>
          </table:table-cell>
          <table:table-cell office:value-type="float" office:value="60" calcext:value-type="float">
            <text:p>60</text:p>
          </table:table-cell>
          <table:table-cell table:formula="of:=[.D128]*[.C128]*60*VLOOKUP([.B128];[.$B$3:.$C$20];2;0)/(1024*1024)" office:value-type="float" office:value="71.1425454202947" calcext:value-type="float">
            <text:p>71,14</text:p>
          </table:table-cell>
          <table:table-cell table:formula="of:=[.E128]*24*30/1024" office:value-type="float" office:value="50.0221022486447" calcext:value-type="float">
            <text:p>50,02</text:p>
          </table:table-cell>
          <table:table-cell table:formula="of:=[.E128]*8/(60*60)" office:value-type="float" office:value="0.158094545378433" calcext:value-type="float">
            <text:p>0,1581</text:p>
          </table:table-cell>
          <table:table-cell table:number-columns-repeated="1016"/>
        </table:table-row>
        <table:table-row table:style-name="ro1">
          <table:table-cell table:style-name="ce20"/>
          <table:table-cell table:style-name="ce30" office:value-type="string" calcext:value-type="string">
            <text:p>TOTAL</text:p>
          </table:table-cell>
          <table:table-cell table:style-name="ce34" table:formula="of:=SUM([.C128:.C128])" office:value-type="float" office:value="0.539629381558384" calcext:value-type="float">
            <text:p>0,5396</text:p>
          </table:table-cell>
          <table:table-cell table:style-name="ce34" table:formula="of:=SUM([.D128:.D128])" office:value-type="float" office:value="60" calcext:value-type="float">
            <text:p>60,0000</text:p>
          </table:table-cell>
          <table:table-cell table:style-name="ce34" table:formula="of:=SUM([.E128:.E128])" office:value-type="float" office:value="71.1425454202947" calcext:value-type="float">
            <text:p>71,1425</text:p>
          </table:table-cell>
          <table:table-cell table:style-name="ce34" table:formula="of:=SUM([.F128:.F128])" office:value-type="float" office:value="50.0221022486447" calcext:value-type="float">
            <text:p>50,0221</text:p>
          </table:table-cell>
          <table:table-cell table:style-name="ce46" table:formula="of:=SUM([.G128:.G128])" office:value-type="float" office:value="0.158094545378433" calcext:value-type="float">
            <text:p>0,1581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6"/>
          <table:table-cell table:style-name="ce24" office:value-type="string" calcext:value-type="string">
            <text:p>Especie</text:p>
          </table:table-cell>
          <table:table-cell table:style-name="ce31" office:value-type="string" calcext:value-type="string" table:number-columns-spanned="5" table:number-rows-spanned="1">
            <text:p>KIWI</text:p>
          </table:table-cell>
          <table:covered-table-cell table:number-columns-repeated="3" table:style-name="ce37"/>
          <table:covered-table-cell table:style-name="ce42"/>
          <table:table-cell table:number-columns-repeated="1016"/>
        </table:table-row>
        <table:table-row table:style-name="ro5">
          <table:table-cell table:style-name="ce17" office:value-type="string" calcext:value-type="string">
            <text:p>Cantidad Estimada</text:p>
          </table:table-cell>
          <table:table-cell table:style-name="ce25" office:value-type="string" calcext:value-type="string">
            <text:p>Servicio IoT</text:p>
          </table:table-cell>
          <table:table-cell table:style-name="ce32" office:value-type="string" calcext:value-type="string">
            <text:p>Cantidad</text:p>
          </table:table-cell>
          <table:table-cell table:style-name="ce38" office:value-type="string" calcext:value-type="string">
            <text:p>Accesos / Hora</text:p>
          </table:table-cell>
          <table:table-cell table:style-name="ce38" office:value-type="string" calcext:value-type="string">
            <text:p>Tráfico / hora (Kbyte)</text:p>
          </table:table-cell>
          <table:table-cell table:style-name="ce32" office:value-type="string" calcext:value-type="string">
            <text:p>Tráfico Mensual MB</text:p>
          </table:table-cell>
          <table:table-cell table:style-name="ce43" office:value-type="string" calcext:value-type="string">
            <text:p>Banda Ancha Promedio (Kbps)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Sistemas de Posicionamiento global</text:p>
          </table:table-cell>
          <table:table-cell table:formula="of:=[TEstimacionesxUnidadProductiva.A134]*VLOOKUP([TEstimacionesxUnidadProductiva.$C$132];[TIndicadores.$I$26:.$N$39];2;0)/100" office:value-type="float" office:value="2.82875641884349" calcext:value-type="float">
            <text:p>2,83</text:p>
          </table:table-cell>
          <table:table-cell table:formula="of:=60" office:value-type="float" office:value="60" calcext:value-type="float">
            <text:p>60</text:p>
          </table:table-cell>
          <table:table-cell table:formula="of:=[.D134]*[.C134]*VLOOKUP([.B134];[.$B$3:.$C$20];2;0)/1024" office:value-type="float" office:value="10.6078365706631" calcext:value-type="float">
            <text:p>10,61</text:p>
          </table:table-cell>
          <table:table-cell table:formula="of:=[.E134]*24*30/1024" office:value-type="float" office:value="7.45863508874749" calcext:value-type="float">
            <text:p>7,46</text:p>
          </table:table-cell>
          <table:table-cell table:formula="of:=[.E134]*8/(60*60)" office:value-type="float" office:value="0.0235729701570291" calcext:value-type="float">
            <text:p>0,0236</text:p>
          </table:table-cell>
          <table:table-cell table:number-columns-repeated="1016"/>
        </table:table-row>
        <table:table-row table:style-name="ro1">
          <table:table-cell/>
          <table:table-cell table:style-name="ce26" office:value-type="string" calcext:value-type="string">
            <text:p>Monitoreo de Riego</text:p>
          </table:table-cell>
          <table:table-cell table:number-columns-repeated="1021"/>
        </table:table-row>
        <table:table-row table:style-name="ro1">
          <table:table-cell table:formula="of:=10*10" office:value-type="float" office:value="100" calcext:value-type="float">
            <text:p>100</text:p>
          </table:table-cell>
          <table:table-cell office:value-type="string" calcext:value-type="string">
            <text:p>Humedad de suelo</text:p>
          </table:table-cell>
          <table:table-cell table:formula="of:=[TEstimacionesxUnidadProductiva.A136]*VLOOKUP([TEstimacionesxUnidadProductiva.$C$132];[TIndicadores.$I$26:.$N$39];2;0)/100" office:value-type="float" office:value="70.7189104710873" calcext:value-type="float">
            <text:p>70,72</text:p>
          </table:table-cell>
          <table:table-cell table:formula="of:=60/12" office:value-type="float" office:value="5" calcext:value-type="float">
            <text:p>5</text:p>
          </table:table-cell>
          <table:table-cell table:formula="of:=[.D136]*[.C136]*VLOOKUP([.B136];[.$B$3:.$C$20];2;0)/1024" office:value-type="float" office:value="44.1993190444296" calcext:value-type="float">
            <text:p>44,20</text:p>
          </table:table-cell>
          <table:table-cell table:formula="of:=[.E136]*24*30/1024" office:value-type="float" office:value="31.0776462031145" calcext:value-type="float">
            <text:p>31,08</text:p>
          </table:table-cell>
          <table:table-cell table:formula="of:=[.E136]*8/(60*60)" office:value-type="float" office:value="0.0982207089876213" calcext:value-type="float">
            <text:p>0,0982</text:p>
          </table:table-cell>
          <table:table-cell table:number-columns-repeated="1016"/>
        </table:table-row>
        <table:table-row table:style-name="ro1">
          <table:table-cell table:formula="of:=2*10" office:value-type="float" office:value="20" calcext:value-type="float">
            <text:p>20</text:p>
          </table:table-cell>
          <table:table-cell office:value-type="string" calcext:value-type="string">
            <text:p>Dendrómetros</text:p>
          </table:table-cell>
          <table:table-cell table:formula="of:=[TEstimacionesxUnidadProductiva.A137]*VLOOKUP([TEstimacionesxUnidadProductiva.$C$132];[TIndicadores.$I$26:.$N$39];2;0)/100" office:value-type="float" office:value="14.1437820942175" calcext:value-type="float">
            <text:p>14,14</text:p>
          </table:table-cell>
          <table:table-cell table:formula="of:=1" office:value-type="float" office:value="1" calcext:value-type="float">
            <text:p>1</text:p>
          </table:table-cell>
          <table:table-cell table:formula="of:=[.D137]*[.C137]*VLOOKUP([.B137];[.$B$3:.$C$20];2;0)/1024" office:value-type="float" office:value="0.883986380888591" calcext:value-type="float">
            <text:p>0,88</text:p>
          </table:table-cell>
          <table:table-cell table:formula="of:=[.E137]*24*30/1024" office:value-type="float" office:value="0.621552924062291" calcext:value-type="float">
            <text:p>0,62</text:p>
          </table:table-cell>
          <table:table-cell table:formula="of:=[.E137]*8/(60*60)" office:value-type="float" office:value="0.00196441417975243" calcext:value-type="float">
            <text:p>0,0020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medad de la hoja</text:p>
          </table:table-cell>
          <table:table-cell table:formula="of:=[TEstimacionesxUnidadProductiva.A138]*VLOOKUP([TEstimacionesxUnidadProductiva.$C$132];[TIndicadores.$I$26:.$N$39];2;0)/100" office:value-type="float" office:value="14.1437820942175" calcext:value-type="float">
            <text:p>14,14</text:p>
          </table:table-cell>
          <table:table-cell table:formula="of:=60/12" office:value-type="float" office:value="5" calcext:value-type="float">
            <text:p>5</text:p>
          </table:table-cell>
          <table:table-cell table:formula="of:=[.D138]*[.C138]*VLOOKUP([.B138];[.$B$3:.$C$20];2;0)/1024" office:value-type="float" office:value="4.41993190444296" calcext:value-type="float">
            <text:p>4,42</text:p>
          </table:table-cell>
          <table:table-cell table:formula="of:=[.E138]*24*30/1024" office:value-type="float" office:value="3.10776462031145" calcext:value-type="float">
            <text:p>3,11</text:p>
          </table:table-cell>
          <table:table-cell table:formula="of:=[.E138]*8/(60*60)" office:value-type="float" office:value="0.00982207089876213" calcext:value-type="float">
            <text:p>0,0098</text:p>
          </table:table-cell>
          <table:table-cell table:number-columns-repeated="1016"/>
        </table:table-row>
        <table:table-row table:style-name="ro1">
          <table:table-cell table:formula="of:=10" office:value-type="float" office:value="10" calcext:value-type="float">
            <text:p>10</text:p>
          </table:table-cell>
          <table:table-cell office:value-type="string" calcext:value-type="string">
            <text:p>Temperatura y Humedad Relativa</text:p>
          </table:table-cell>
          <table:table-cell table:formula="of:=[TEstimacionesxUnidadProductiva.A139]*VLOOKUP([TEstimacionesxUnidadProductiva.$C$132];[TIndicadores.$I$26:.$N$39];2;0)/100" office:value-type="float" office:value="7.07189104710873" calcext:value-type="float">
            <text:p>7,07</text:p>
          </table:table-cell>
          <table:table-cell table:formula="of:=60/12" office:value-type="float" office:value="5" calcext:value-type="float">
            <text:p>5</text:p>
          </table:table-cell>
          <table:table-cell table:formula="of:=[.D139]*[.C139]*VLOOKUP([.B139];[.$B$3:.$C$20];2;0)/1024" office:value-type="float" office:value="4.41993190444296" calcext:value-type="float">
            <text:p>4,42</text:p>
          </table:table-cell>
          <table:table-cell table:formula="of:=[.E139]*24*30/1024" office:value-type="float" office:value="3.10776462031145" calcext:value-type="float">
            <text:p>3,11</text:p>
          </table:table-cell>
          <table:table-cell table:formula="of:=[.E139]*8/(60*60)" office:value-type="float" office:value="0.00982207089876213" calcext:value-type="float">
            <text:p>0,0098</text:p>
          </table:table-cell>
          <table:table-cell table:number-columns-repeated="1016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Válvulas <text:s/>Inalámbricas</text:p>
          </table:table-cell>
          <table:table-cell table:formula="of:=[TEstimacionesxUnidadProductiva.A140]*VLOOKUP([TEstimacionesxUnidadProductiva.$C$132];[TIndicadores.$I$26:.$N$39];2;0)/100" office:value-type="float" office:value="14.1437820942175" calcext:value-type="float">
            <text:p>14,14</text:p>
          </table:table-cell>
          <table:table-cell table:formula="of:=60" office:value-type="float" office:value="60" calcext:value-type="float">
            <text:p>60</text:p>
          </table:table-cell>
          <table:table-cell table:formula="of:=[.D140]*[.C140]*VLOOKUP([.B140];[.$B$3:.$C$20];2;0)/1024" office:value-type="float" office:value="53.0391828533155" calcext:value-type="float">
            <text:p>53,04</text:p>
          </table:table-cell>
          <table:table-cell table:formula="of:=[.E140]*24*30/1024" office:value-type="float" office:value="37.2931754437375" calcext:value-type="float">
            <text:p>37,29</text:p>
          </table:table-cell>
          <table:table-cell table:formula="of:=[.E140]*8/(60*60)" office:value-type="float" office:value="0.117864850785146" calcext:value-type="float">
            <text:p>0,1179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ndrómetro</text:p>
          </table:table-cell>
          <table:table-cell table:formula="of:=[TEstimacionesxUnidadProductiva.A141]*VLOOKUP([TEstimacionesxUnidadProductiva.$C$132];[TIndicadores.$I$26:.$N$39];2;0)/100" office:value-type="float" office:value="7.07189104710873" calcext:value-type="float">
            <text:p>7,07</text:p>
          </table:table-cell>
          <table:table-cell office:value-type="float" office:value="1" calcext:value-type="float">
            <text:p>1</text:p>
          </table:table-cell>
          <table:table-cell table:formula="of:=[.D141]*[.C141]*VLOOKUP([.B141];[.$B$3:.$C$20];2;0)/1024" office:value-type="float" office:value="0.441993190444296" calcext:value-type="float">
            <text:p>0,44</text:p>
          </table:table-cell>
          <table:table-cell table:formula="of:=[.E141]*24*30/1024" office:value-type="float" office:value="0.310776462031145" calcext:value-type="float">
            <text:p>0,31</text:p>
          </table:table-cell>
          <table:table-cell table:formula="of:=[.E141]*8/(60*60)" office:value-type="float" office:value="0.000982207089876213" calcext:value-type="float">
            <text:p>0,001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rol de Compuertas y Válvulas</text:p>
          </table:table-cell>
          <table:table-cell table:formula="of:=[TEstimacionesxUnidadProductiva.A142]*VLOOKUP([TEstimacionesxUnidadProductiva.$C$132];[TIndicadores.$I$26:.$N$39];2;0)/100" office:value-type="float" office:value="1.41437820942175" calcext:value-type="float">
            <text:p>1,41</text:p>
          </table:table-cell>
          <table:table-cell table:formula="of:=60" office:value-type="float" office:value="60" calcext:value-type="float">
            <text:p>60</text:p>
          </table:table-cell>
          <table:table-cell table:formula="of:=[.D142]*[.C142]*VLOOKUP([.B142];[.$B$3:.$C$20];2;0)/1024" office:value-type="float" office:value="10.6078365706631" calcext:value-type="float">
            <text:p>10,61</text:p>
          </table:table-cell>
          <table:table-cell table:formula="of:=[.E142]*24*30/1024" office:value-type="float" office:value="7.45863508874749" calcext:value-type="float">
            <text:p>7,46</text:p>
          </table:table-cell>
          <table:table-cell table:formula="of:=[.E142]*8/(60*60)" office:value-type="float" office:value="0.0235729701570291" calcext:value-type="float">
            <text:p>0,023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nsores de Flujo</text:p>
          </table:table-cell>
          <table:table-cell table:formula="of:=[TEstimacionesxUnidadProductiva.A143]*VLOOKUP([TEstimacionesxUnidadProductiva.$C$132];[TIndicadores.$I$26:.$N$39];2;0)/100" office:value-type="float" office:value="7.07189104710873" calcext:value-type="float">
            <text:p>7,07</text:p>
          </table:table-cell>
          <table:table-cell table:formula="of:=60" office:value-type="float" office:value="60" calcext:value-type="float">
            <text:p>60</text:p>
          </table:table-cell>
          <table:table-cell table:formula="of:=[.D143]*[.C143]*VLOOKUP([.B143];[.$B$3:.$C$20];2;0)/1024" office:value-type="float" office:value="26.5195914266577" calcext:value-type="float">
            <text:p>26,52</text:p>
          </table:table-cell>
          <table:table-cell table:formula="of:=[.E143]*24*30/1024" office:value-type="float" office:value="18.6465877218687" calcext:value-type="float">
            <text:p>18,65</text:p>
          </table:table-cell>
          <table:table-cell table:formula="of:=[.E143]*8/(60*60)" office:value-type="float" office:value="0.0589324253925728" calcext:value-type="float">
            <text:p>0,058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bleros de Riego</text:p>
          </table:table-cell>
          <table:table-cell table:formula="of:=[TEstimacionesxUnidadProductiva.A144]*VLOOKUP([TEstimacionesxUnidadProductiva.$C$132];[TIndicadores.$I$26:.$N$39];2;0)/100" office:value-type="float" office:value="2.82875641884349" calcext:value-type="float">
            <text:p>2,83</text:p>
          </table:table-cell>
          <table:table-cell table:formula="of:=60" office:value-type="float" office:value="60" calcext:value-type="float">
            <text:p>60</text:p>
          </table:table-cell>
          <table:table-cell table:formula="of:=[.D144]*[.C144]*VLOOKUP([.B144];[.$B$3:.$C$20];2;0)/1024" office:value-type="float" office:value="10.6078365706631" calcext:value-type="float">
            <text:p>10,61</text:p>
          </table:table-cell>
          <table:table-cell table:formula="of:=[.E144]*24*30/1024" office:value-type="float" office:value="7.45863508874749" calcext:value-type="float">
            <text:p>7,46</text:p>
          </table:table-cell>
          <table:table-cell table:formula="of:=[.E144]*8/(60*60)" office:value-type="float" office:value="0.0235729701570291" calcext:value-type="float">
            <text:p>0,023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sores de Nivel</text:p>
          </table:table-cell>
          <table:table-cell table:formula="of:=[TEstimacionesxUnidadProductiva.A145]*VLOOKUP([TEstimacionesxUnidadProductiva.$C$132];[TIndicadores.$I$26:.$N$39];2;0)/100" office:value-type="float" office:value="2.82875641884349" calcext:value-type="float">
            <text:p>2,83</text:p>
          </table:table-cell>
          <table:table-cell table:formula="of:=60" office:value-type="float" office:value="60" calcext:value-type="float">
            <text:p>60</text:p>
          </table:table-cell>
          <table:table-cell table:formula="of:=[.D145]*[.C145]*VLOOKUP([.B145];[.$B$3:.$C$20];2;0)/1024" office:value-type="float" office:value="10.6078365706631" calcext:value-type="float">
            <text:p>10,61</text:p>
          </table:table-cell>
          <table:table-cell table:formula="of:=[.E145]*24*30/1024" office:value-type="float" office:value="7.45863508874749" calcext:value-type="float">
            <text:p>7,46</text:p>
          </table:table-cell>
          <table:table-cell table:formula="of:=[.E145]*8/(60*60)" office:value-type="float" office:value="0.0235729701570291" calcext:value-type="float">
            <text:p>0,023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Monitoreo de la cadena de frio</text:p>
          </table:table-cell>
          <table:table-cell table:formula="of:=[TEstimacionesxUnidadProductiva.A146]*VLOOKUP([TEstimacionesxUnidadProductiva.$C$132];[TIndicadores.$I$26:.$N$39];2;0)/100" office:value-type="float" office:value="2.82875641884349" calcext:value-type="float">
            <text:p>2,83</text:p>
          </table:table-cell>
          <table:table-cell table:formula="of:=60" office:value-type="float" office:value="60" calcext:value-type="float">
            <text:p>60</text:p>
          </table:table-cell>
          <table:table-cell table:formula="of:=[.D146]*[.C146]*VLOOKUP([.B146];[.$B$3:.$C$20];2;0)/1024" office:value-type="float" office:value="10.6078365706631" calcext:value-type="float">
            <text:p>10,61</text:p>
          </table:table-cell>
          <table:table-cell table:formula="of:=[.E146]*24*30/1024" office:value-type="float" office:value="7.45863508874749" calcext:value-type="float">
            <text:p>7,46</text:p>
          </table:table-cell>
          <table:table-cell table:formula="of:=[.E146]*8/(60*60)" office:value-type="float" office:value="0.0235729701570291" calcext:value-type="float">
            <text:p>0,0236</text:p>
          </table:table-cell>
          <table:table-cell table:number-columns-repeated="1016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formula="of:=SUM([.C134:.C146])" office:value-type="float" office:value="147.095333779862" calcext:value-type="float">
            <text:p>147,10</text:p>
          </table:table-cell>
          <table:table-cell table:style-name="ce14" table:formula="of:=SUM([.D134:.D146])" office:value-type="float" office:value="437" calcext:value-type="float">
            <text:p>437,00</text:p>
          </table:table-cell>
          <table:table-cell table:formula="of:=SUM([.E134:.E146])" office:value-type="float" office:value="186.963119557937" calcext:value-type="float">
            <text:p>186,96</text:p>
          </table:table-cell>
          <table:table-cell table:formula="of:=SUM([.F134:.F146])" office:value-type="float" office:value="131.458443439174" calcext:value-type="float">
            <text:p>131,46</text:p>
          </table:table-cell>
          <table:table-cell table:formula="of:=SUM([.G134:.G146])" office:value-type="float" office:value="0.415473599017638" calcext:value-type="float">
            <text:p>0,4155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Cantidad Estimada</text:p>
          </table:table-cell>
          <table:table-cell table:style-name="ce29" office:value-type="string" calcext:value-type="string">
            <text:p>Servicio Internet Transaccional</text:p>
          </table:table-cell>
          <table:table-cell table:style-name="ce33" office:value-type="string" calcext:value-type="string">
            <text:p>Cantidad</text:p>
          </table:table-cell>
          <table:table-cell table:style-name="ce39" office:value-type="string" calcext:value-type="string">
            <text:p>Accesos / Hora</text:p>
          </table:table-cell>
          <table:table-cell table:style-name="ce39" office:value-type="string" calcext:value-type="string">
            <text:p>Tráfico / hora (Mbyte)</text:p>
          </table:table-cell>
          <table:table-cell table:style-name="ce33" office:value-type="string" calcext:value-type="string">
            <text:p>Tráfico Mensual MB</text:p>
          </table:table-cell>
          <table:table-cell table:style-name="ce45" office:value-type="string" calcext:value-type="string">
            <text:p>Banda Ancha Promedio (Mbp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Sistemas de Información Geográfica del Predio</text:p>
          </table:table-cell>
          <table:table-cell table:formula="of:=[TEstimacionesxUnidadProductiva.A149]*VLOOKUP([TEstimacionesxUnidadProductiva.$C$132];[TIndicadores.$I$26:.$N$39];2;0)/100" office:value-type="float" office:value="0.707189104710873" calcext:value-type="float">
            <text:p>0,71</text:p>
          </table:table-cell>
          <table:table-cell office:value-type="float" office:value="10" calcext:value-type="float">
            <text:p>10</text:p>
          </table:table-cell>
          <table:table-cell table:formula="of:=[.D149]*[.C149]*VLOOKUP([.B149];[.$B$3:.$C$20];2;0)/(1024*1024)" office:value-type="float" office:value="0.883986380888591" calcext:value-type="float">
            <text:p>0,88</text:p>
          </table:table-cell>
          <table:table-cell table:formula="of:=[.E149]*24*30" office:value-type="float" office:value="636.470194239786" calcext:value-type="float">
            <text:p>636,47</text:p>
          </table:table-cell>
          <table:table-cell table:formula="of:=[.E149]*8/(60*60)" office:value-type="float" office:value="0.00196441417975243" calcext:value-type="float">
            <text:p>0,002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Teledetección y Robótica</text:p>
          </table:table-cell>
          <table:table-cell table:formula="of:=[TEstimacionesxUnidadProductiva.A150]*VLOOKUP([TEstimacionesxUnidadProductiva.$C$132];[TIndicadores.$I$26:.$N$39];2;0)/100" office:value-type="float" office:value="0.707189104710873" calcext:value-type="float">
            <text:p>0,71</text:p>
          </table:table-cell>
          <table:table-cell office:value-type="float" office:value="10" calcext:value-type="float">
            <text:p>10</text:p>
          </table:table-cell>
          <table:table-cell table:formula="of:=[.D150]*[.C150]*VLOOKUP([.B150];[.$B$3:.$C$20];2;0)/(1024*1024)" office:value-type="float" office:value="3.53594552355437" calcext:value-type="float">
            <text:p>3,54</text:p>
          </table:table-cell>
          <table:table-cell table:formula="of:=[.E150]*24*30" office:value-type="float" office:value="2545.88077695914" calcext:value-type="float">
            <text:p>2.545,88</text:p>
          </table:table-cell>
          <table:table-cell table:formula="of:=[.E150]*8/(60*60)" office:value-type="float" office:value="0.0078576567190097" calcext:value-type="float">
            <text:p>0,007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Aplicaciones agrícolas móviles</text:p>
          </table:table-cell>
          <table:table-cell table:formula="of:=[TEstimacionesxUnidadProductiva.A151]*VLOOKUP([TEstimacionesxUnidadProductiva.$C$132];[TIndicadores.$I$26:.$N$39];2;0)/100" office:value-type="float" office:value="1.41437820942175" calcext:value-type="float">
            <text:p>1,41</text:p>
          </table:table-cell>
          <table:table-cell office:value-type="float" office:value="20" calcext:value-type="float">
            <text:p>20</text:p>
          </table:table-cell>
          <table:table-cell table:formula="of:=[.D151]*[.C151]*VLOOKUP([.B151];[.$B$3:.$C$20];2;0)/(1024*1024)" office:value-type="float" office:value="0.055249148805537" calcext:value-type="float">
            <text:p>0,06</text:p>
          </table:table-cell>
          <table:table-cell table:formula="of:=[.E151]*24*30" office:value-type="float" office:value="39.7793871399866" calcext:value-type="float">
            <text:p>39,78</text:p>
          </table:table-cell>
          <table:table-cell table:formula="of:=[.E151]*8/(60*60)" office:value-type="float" office:value="0.000122775886234527" calcext:value-type="float">
            <text:p>0,000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plicaciones de ofimática</text:p>
          </table:table-cell>
          <table:table-cell table:formula="of:=[TEstimacionesxUnidadProductiva.A152]*VLOOKUP([TEstimacionesxUnidadProductiva.$C$132];[TIndicadores.$I$26:.$N$39];2;0)/100" office:value-type="float" office:value="0.707189104710873" calcext:value-type="float">
            <text:p>0,71</text:p>
          </table:table-cell>
          <table:table-cell office:value-type="float" office:value="30" calcext:value-type="float">
            <text:p>30</text:p>
          </table:table-cell>
          <table:table-cell table:formula="of:=[.D152]*[.C152]*VLOOKUP([.B152];[.$B$3:.$C$20];2;0)/(1024*1024)" office:value-type="float" office:value="0.0414368616041527" calcext:value-type="float">
            <text:p>0,04</text:p>
          </table:table-cell>
          <table:table-cell table:formula="of:=[.E152]*24*30" office:value-type="float" office:value="29.83454035499" calcext:value-type="float">
            <text:p>29,83</text:p>
          </table:table-cell>
          <table:table-cell table:formula="of:=[.E152]*8/(60*60)" office:value-type="float" office:value="0.0000920819146758949" calcext:value-type="float">
            <text:p>0,0001</text:p>
          </table:table-cell>
          <table:table-cell table:number-columns-repeated="1016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formula="of:=SUM([.C149:.C152])" office:value-type="float" office:value="3.53594552355437" calcext:value-type="float">
            <text:p>3,54</text:p>
          </table:table-cell>
          <table:table-cell table:style-name="ce14" table:formula="of:=SUM([.D149:.D152])" office:value-type="float" office:value="70" calcext:value-type="float">
            <text:p>70,00</text:p>
          </table:table-cell>
          <table:table-cell table:formula="of:=SUM([.E149:.E152])" office:value-type="float" office:value="4.51661791485265" calcext:value-type="float">
            <text:p>4,52</text:p>
          </table:table-cell>
          <table:table-cell table:formula="of:=SUM([.F149:.F152])" office:value-type="float" office:value="3251.96489869391" calcext:value-type="float">
            <text:p>3.251,96</text:p>
          </table:table-cell>
          <table:table-cell table:formula="of:=SUM([.G149:.G152])" office:value-type="float" office:value="0.0100369286996726" calcext:value-type="float">
            <text:p>0,0100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Cantidad Estimada</text:p>
          </table:table-cell>
          <table:table-cell table:style-name="ce29" office:value-type="string" calcext:value-type="string">
            <text:p>Servicio Internet Tradicional</text:p>
          </table:table-cell>
          <table:table-cell table:style-name="ce33" office:value-type="string" calcext:value-type="string">
            <text:p>Cantidad</text:p>
          </table:table-cell>
          <table:table-cell table:style-name="ce39" office:value-type="string" calcext:value-type="string">
            <text:p>Accesos / Hora</text:p>
          </table:table-cell>
          <table:table-cell table:style-name="ce39" office:value-type="string" calcext:value-type="string">
            <text:p>Tráfico / hora (Mbyte)</text:p>
          </table:table-cell>
          <table:table-cell table:style-name="ce33" office:value-type="string" calcext:value-type="string">
            <text:p>Tráfico Mensual GB</text:p>
          </table:table-cell>
          <table:table-cell table:style-name="ce45" office:value-type="string" calcext:value-type="string">
            <text:p>Banda Ancha Promedio (Mbp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plicaciones de TeleVigilancia</text:p>
          </table:table-cell>
          <table:table-cell table:formula="of:=[TEstimacionesxUnidadProductiva.A155]*VLOOKUP([TEstimacionesxUnidadProductiva.$C$132];[TIndicadores.$I$26:.$N$39];2;0)/100" office:value-type="float" office:value="0.707189104710873" calcext:value-type="float">
            <text:p>0,71</text:p>
          </table:table-cell>
          <table:table-cell office:value-type="float" office:value="60" calcext:value-type="float">
            <text:p>60</text:p>
          </table:table-cell>
          <table:table-cell table:formula="of:=[.D155]*[.C155]*60*VLOOKUP([.B155];[.$B$3:.$C$20];2;0)/(1024*1024)" office:value-type="float" office:value="93.2329386093436" calcext:value-type="float">
            <text:p>93,23</text:p>
          </table:table-cell>
          <table:table-cell table:formula="of:=[.E155]*24*30/1024" office:value-type="float" office:value="65.5544099596947" calcext:value-type="float">
            <text:p>65,55</text:p>
          </table:table-cell>
          <table:table-cell table:formula="of:=[.E155]*8/(60*60)" office:value-type="float" office:value="0.207184308020764" calcext:value-type="float">
            <text:p>0,2072</text:p>
          </table:table-cell>
          <table:table-cell table:number-columns-repeated="1016"/>
        </table:table-row>
        <table:table-row table:style-name="ro1">
          <table:table-cell table:style-name="ce20"/>
          <table:table-cell table:style-name="ce30" office:value-type="string" calcext:value-type="string">
            <text:p>TOTAL</text:p>
          </table:table-cell>
          <table:table-cell table:style-name="ce34" table:formula="of:=SUM([.C155:.C155])" office:value-type="float" office:value="0.707189104710873" calcext:value-type="float">
            <text:p>0,7072</text:p>
          </table:table-cell>
          <table:table-cell table:style-name="ce34" table:formula="of:=SUM([.D155:.D155])" office:value-type="float" office:value="60" calcext:value-type="float">
            <text:p>60,0000</text:p>
          </table:table-cell>
          <table:table-cell table:style-name="ce34" table:formula="of:=SUM([.E155:.E155])" office:value-type="float" office:value="93.2329386093436" calcext:value-type="float">
            <text:p>93,2329</text:p>
          </table:table-cell>
          <table:table-cell table:style-name="ce34" table:formula="of:=SUM([.F155:.F155])" office:value-type="float" office:value="65.5544099596947" calcext:value-type="float">
            <text:p>65,5544</text:p>
          </table:table-cell>
          <table:table-cell table:style-name="ce46" table:formula="of:=SUM([.G155:.G155])" office:value-type="float" office:value="0.207184308020764" calcext:value-type="float">
            <text:p>0,2072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6"/>
          <table:table-cell table:style-name="ce24" office:value-type="string" calcext:value-type="string">
            <text:p>Especie</text:p>
          </table:table-cell>
          <table:table-cell table:style-name="ce31" office:value-type="string" calcext:value-type="string" table:number-columns-spanned="5" table:number-rows-spanned="1">
            <text:p>OLIVO</text:p>
          </table:table-cell>
          <table:covered-table-cell table:number-columns-repeated="3" table:style-name="ce37"/>
          <table:covered-table-cell table:style-name="ce42"/>
          <table:table-cell table:number-columns-repeated="1016"/>
        </table:table-row>
        <table:table-row table:style-name="ro5">
          <table:table-cell table:style-name="ce17" office:value-type="string" calcext:value-type="string">
            <text:p>Cantidad Estimada</text:p>
          </table:table-cell>
          <table:table-cell table:style-name="ce25" office:value-type="string" calcext:value-type="string">
            <text:p>Servicio IoT</text:p>
          </table:table-cell>
          <table:table-cell table:style-name="ce32" office:value-type="string" calcext:value-type="string">
            <text:p>Cantidad</text:p>
          </table:table-cell>
          <table:table-cell table:style-name="ce38" office:value-type="string" calcext:value-type="string">
            <text:p>Accesos / Hora</text:p>
          </table:table-cell>
          <table:table-cell table:style-name="ce38" office:value-type="string" calcext:value-type="string">
            <text:p>Tráfico / hora (Kbyte)</text:p>
          </table:table-cell>
          <table:table-cell table:style-name="ce32" office:value-type="string" calcext:value-type="string">
            <text:p>Tráfico Mensual MB</text:p>
          </table:table-cell>
          <table:table-cell table:style-name="ce43" office:value-type="string" calcext:value-type="string">
            <text:p>Banda Ancha Promedio (Kbps)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Sistemas de Posicionamiento global</text:p>
          </table:table-cell>
          <table:table-cell table:formula="of:=[TEstimacionesxUnidadProductiva.A161]*VLOOKUP([TEstimacionesxUnidadProductiva.$C$159];[TIndicadores.$I$26:.$N$39];2;0)/100" office:value-type="float" office:value="3.68653717347622" calcext:value-type="float">
            <text:p>3,69</text:p>
          </table:table-cell>
          <table:table-cell table:formula="of:=60" office:value-type="float" office:value="60" calcext:value-type="float">
            <text:p>60</text:p>
          </table:table-cell>
          <table:table-cell table:formula="of:=[.D161]*[.C161]*VLOOKUP([.B161];[.$B$3:.$C$20];2;0)/1024" office:value-type="float" office:value="13.8245144005358" calcext:value-type="float">
            <text:p>13,82</text:p>
          </table:table-cell>
          <table:table-cell table:formula="of:=[.E161]*24*30/1024" office:value-type="float" office:value="9.72036168787676" calcext:value-type="float">
            <text:p>9,72</text:p>
          </table:table-cell>
          <table:table-cell table:formula="of:=[.E161]*8/(60*60)" office:value-type="float" office:value="0.0307211431123019" calcext:value-type="float">
            <text:p>0,0307</text:p>
          </table:table-cell>
          <table:table-cell table:number-columns-repeated="1016"/>
        </table:table-row>
        <table:table-row table:style-name="ro1">
          <table:table-cell/>
          <table:table-cell table:style-name="ce26" office:value-type="string" calcext:value-type="string">
            <text:p>Monitoreo de Riego</text:p>
          </table:table-cell>
          <table:table-cell table:number-columns-repeated="1021"/>
        </table:table-row>
        <table:table-row table:style-name="ro1">
          <table:table-cell table:formula="of:=10*10" office:value-type="float" office:value="100" calcext:value-type="float">
            <text:p>100</text:p>
          </table:table-cell>
          <table:table-cell office:value-type="string" calcext:value-type="string">
            <text:p>Humedad de suelo</text:p>
          </table:table-cell>
          <table:table-cell table:formula="of:=[TEstimacionesxUnidadProductiva.A163]*VLOOKUP([TEstimacionesxUnidadProductiva.$C$159];[TIndicadores.$I$26:.$N$39];2;0)/100" office:value-type="float" office:value="92.1634293369056" calcext:value-type="float">
            <text:p>92,16</text:p>
          </table:table-cell>
          <table:table-cell table:formula="of:=60/12" office:value-type="float" office:value="5" calcext:value-type="float">
            <text:p>5</text:p>
          </table:table-cell>
          <table:table-cell table:formula="of:=[.D163]*[.C163]*VLOOKUP([.B163];[.$B$3:.$C$20];2;0)/1024" office:value-type="float" office:value="57.602143335566" calcext:value-type="float">
            <text:p>57,60</text:p>
          </table:table-cell>
          <table:table-cell table:formula="of:=[.E163]*24*30/1024" office:value-type="float" office:value="40.5015070328198" calcext:value-type="float">
            <text:p>40,50</text:p>
          </table:table-cell>
          <table:table-cell table:formula="of:=[.E163]*8/(60*60)" office:value-type="float" office:value="0.128004762967924" calcext:value-type="float">
            <text:p>0,1280</text:p>
          </table:table-cell>
          <table:table-cell table:number-columns-repeated="1016"/>
        </table:table-row>
        <table:table-row table:style-name="ro1">
          <table:table-cell table:formula="of:=2*10" office:value-type="float" office:value="20" calcext:value-type="float">
            <text:p>20</text:p>
          </table:table-cell>
          <table:table-cell office:value-type="string" calcext:value-type="string">
            <text:p>Dendrómetros</text:p>
          </table:table-cell>
          <table:table-cell table:formula="of:=[TEstimacionesxUnidadProductiva.A164]*VLOOKUP([TEstimacionesxUnidadProductiva.$C$159];[TIndicadores.$I$26:.$N$39];2;0)/100" office:value-type="float" office:value="18.4326858673811" calcext:value-type="float">
            <text:p>18,43</text:p>
          </table:table-cell>
          <table:table-cell table:formula="of:=1" office:value-type="float" office:value="1" calcext:value-type="float">
            <text:p>1</text:p>
          </table:table-cell>
          <table:table-cell table:formula="of:=[.D164]*[.C164]*VLOOKUP([.B164];[.$B$3:.$C$20];2;0)/1024" office:value-type="float" office:value="1.15204286671132" calcext:value-type="float">
            <text:p>1,15</text:p>
          </table:table-cell>
          <table:table-cell table:formula="of:=[.E164]*24*30/1024" office:value-type="float" office:value="0.810030140656397" calcext:value-type="float">
            <text:p>0,81</text:p>
          </table:table-cell>
          <table:table-cell table:formula="of:=[.E164]*8/(60*60)" office:value-type="float" office:value="0.00256009525935849" calcext:value-type="float">
            <text:p>0,0026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medad de la hoja</text:p>
          </table:table-cell>
          <table:table-cell table:formula="of:=[TEstimacionesxUnidadProductiva.A165]*VLOOKUP([TEstimacionesxUnidadProductiva.$C$159];[TIndicadores.$I$26:.$N$39];2;0)/100" office:value-type="float" office:value="18.4326858673811" calcext:value-type="float">
            <text:p>18,43</text:p>
          </table:table-cell>
          <table:table-cell table:formula="of:=60/12" office:value-type="float" office:value="5" calcext:value-type="float">
            <text:p>5</text:p>
          </table:table-cell>
          <table:table-cell table:formula="of:=[.D165]*[.C165]*VLOOKUP([.B165];[.$B$3:.$C$20];2;0)/1024" office:value-type="float" office:value="5.7602143335566" calcext:value-type="float">
            <text:p>5,76</text:p>
          </table:table-cell>
          <table:table-cell table:formula="of:=[.E165]*24*30/1024" office:value-type="float" office:value="4.05015070328198" calcext:value-type="float">
            <text:p>4,05</text:p>
          </table:table-cell>
          <table:table-cell table:formula="of:=[.E165]*8/(60*60)" office:value-type="float" office:value="0.0128004762967924" calcext:value-type="float">
            <text:p>0,0128</text:p>
          </table:table-cell>
          <table:table-cell table:number-columns-repeated="1016"/>
        </table:table-row>
        <table:table-row table:style-name="ro1">
          <table:table-cell table:formula="of:=10" office:value-type="float" office:value="10" calcext:value-type="float">
            <text:p>10</text:p>
          </table:table-cell>
          <table:table-cell office:value-type="string" calcext:value-type="string">
            <text:p>Temperatura y Humedad Relativa</text:p>
          </table:table-cell>
          <table:table-cell table:formula="of:=[TEstimacionesxUnidadProductiva.A166]*VLOOKUP([TEstimacionesxUnidadProductiva.$C$159];[TIndicadores.$I$26:.$N$39];2;0)/100" office:value-type="float" office:value="9.21634293369056" calcext:value-type="float">
            <text:p>9,22</text:p>
          </table:table-cell>
          <table:table-cell table:formula="of:=60/12" office:value-type="float" office:value="5" calcext:value-type="float">
            <text:p>5</text:p>
          </table:table-cell>
          <table:table-cell table:formula="of:=[.D166]*[.C166]*VLOOKUP([.B166];[.$B$3:.$C$20];2;0)/1024" office:value-type="float" office:value="5.7602143335566" calcext:value-type="float">
            <text:p>5,76</text:p>
          </table:table-cell>
          <table:table-cell table:formula="of:=[.E166]*24*30/1024" office:value-type="float" office:value="4.05015070328198" calcext:value-type="float">
            <text:p>4,05</text:p>
          </table:table-cell>
          <table:table-cell table:formula="of:=[.E166]*8/(60*60)" office:value-type="float" office:value="0.0128004762967924" calcext:value-type="float">
            <text:p>0,0128</text:p>
          </table:table-cell>
          <table:table-cell table:number-columns-repeated="1016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Válvulas <text:s/>Inalámbricas</text:p>
          </table:table-cell>
          <table:table-cell table:formula="of:=[TEstimacionesxUnidadProductiva.A167]*VLOOKUP([TEstimacionesxUnidadProductiva.$C$159];[TIndicadores.$I$26:.$N$39];2;0)/100" office:value-type="float" office:value="18.4326858673811" calcext:value-type="float">
            <text:p>18,43</text:p>
          </table:table-cell>
          <table:table-cell table:formula="of:=60" office:value-type="float" office:value="60" calcext:value-type="float">
            <text:p>60</text:p>
          </table:table-cell>
          <table:table-cell table:formula="of:=[.D167]*[.C167]*VLOOKUP([.B167];[.$B$3:.$C$20];2;0)/1024" office:value-type="float" office:value="69.1225720026792" calcext:value-type="float">
            <text:p>69,12</text:p>
          </table:table-cell>
          <table:table-cell table:formula="of:=[.E167]*24*30/1024" office:value-type="float" office:value="48.6018084393838" calcext:value-type="float">
            <text:p>48,60</text:p>
          </table:table-cell>
          <table:table-cell table:formula="of:=[.E167]*8/(60*60)" office:value-type="float" office:value="0.153605715561509" calcext:value-type="float">
            <text:p>0,153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ndrómetro</text:p>
          </table:table-cell>
          <table:table-cell table:formula="of:=[TEstimacionesxUnidadProductiva.A168]*VLOOKUP([TEstimacionesxUnidadProductiva.$C$159];[TIndicadores.$I$26:.$N$39];2;0)/100" office:value-type="float" office:value="9.21634293369056" calcext:value-type="float">
            <text:p>9,22</text:p>
          </table:table-cell>
          <table:table-cell office:value-type="float" office:value="1" calcext:value-type="float">
            <text:p>1</text:p>
          </table:table-cell>
          <table:table-cell table:formula="of:=[.D168]*[.C168]*VLOOKUP([.B168];[.$B$3:.$C$20];2;0)/1024" office:value-type="float" office:value="0.57602143335566" calcext:value-type="float">
            <text:p>0,58</text:p>
          </table:table-cell>
          <table:table-cell table:formula="of:=[.E168]*24*30/1024" office:value-type="float" office:value="0.405015070328198" calcext:value-type="float">
            <text:p>0,41</text:p>
          </table:table-cell>
          <table:table-cell table:formula="of:=[.E168]*8/(60*60)" office:value-type="float" office:value="0.00128004762967924" calcext:value-type="float">
            <text:p>0,001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rol de Compuertas y Válvulas</text:p>
          </table:table-cell>
          <table:table-cell table:formula="of:=[TEstimacionesxUnidadProductiva.A169]*VLOOKUP([TEstimacionesxUnidadProductiva.$C$159];[TIndicadores.$I$26:.$N$39];2;0)/100" office:value-type="float" office:value="1.84326858673811" calcext:value-type="float">
            <text:p>1,84</text:p>
          </table:table-cell>
          <table:table-cell table:formula="of:=60" office:value-type="float" office:value="60" calcext:value-type="float">
            <text:p>60</text:p>
          </table:table-cell>
          <table:table-cell table:formula="of:=[.D169]*[.C169]*VLOOKUP([.B169];[.$B$3:.$C$20];2;0)/1024" office:value-type="float" office:value="13.8245144005358" calcext:value-type="float">
            <text:p>13,82</text:p>
          </table:table-cell>
          <table:table-cell table:formula="of:=[.E169]*24*30/1024" office:value-type="float" office:value="9.72036168787676" calcext:value-type="float">
            <text:p>9,72</text:p>
          </table:table-cell>
          <table:table-cell table:formula="of:=[.E169]*8/(60*60)" office:value-type="float" office:value="0.0307211431123019" calcext:value-type="float">
            <text:p>0,0307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nsores de Flujo</text:p>
          </table:table-cell>
          <table:table-cell table:formula="of:=[TEstimacionesxUnidadProductiva.A170]*VLOOKUP([TEstimacionesxUnidadProductiva.$C$159];[TIndicadores.$I$26:.$N$39];2;0)/100" office:value-type="float" office:value="9.21634293369056" calcext:value-type="float">
            <text:p>9,22</text:p>
          </table:table-cell>
          <table:table-cell table:formula="of:=60" office:value-type="float" office:value="60" calcext:value-type="float">
            <text:p>60</text:p>
          </table:table-cell>
          <table:table-cell table:formula="of:=[.D170]*[.C170]*VLOOKUP([.B170];[.$B$3:.$C$20];2;0)/1024" office:value-type="float" office:value="34.5612860013396" calcext:value-type="float">
            <text:p>34,56</text:p>
          </table:table-cell>
          <table:table-cell table:formula="of:=[.E170]*24*30/1024" office:value-type="float" office:value="24.3009042196919" calcext:value-type="float">
            <text:p>24,30</text:p>
          </table:table-cell>
          <table:table-cell table:formula="of:=[.E170]*8/(60*60)" office:value-type="float" office:value="0.0768028577807546" calcext:value-type="float">
            <text:p>0,0768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bleros de Riego</text:p>
          </table:table-cell>
          <table:table-cell table:formula="of:=[TEstimacionesxUnidadProductiva.A171]*VLOOKUP([TEstimacionesxUnidadProductiva.$C$159];[TIndicadores.$I$26:.$N$39];2;0)/100" office:value-type="float" office:value="3.68653717347622" calcext:value-type="float">
            <text:p>3,69</text:p>
          </table:table-cell>
          <table:table-cell table:formula="of:=60" office:value-type="float" office:value="60" calcext:value-type="float">
            <text:p>60</text:p>
          </table:table-cell>
          <table:table-cell table:formula="of:=[.D171]*[.C171]*VLOOKUP([.B171];[.$B$3:.$C$20];2;0)/1024" office:value-type="float" office:value="13.8245144005358" calcext:value-type="float">
            <text:p>13,82</text:p>
          </table:table-cell>
          <table:table-cell table:formula="of:=[.E171]*24*30/1024" office:value-type="float" office:value="9.72036168787676" calcext:value-type="float">
            <text:p>9,72</text:p>
          </table:table-cell>
          <table:table-cell table:formula="of:=[.E171]*8/(60*60)" office:value-type="float" office:value="0.0307211431123019" calcext:value-type="float">
            <text:p>0,030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sores de Nivel</text:p>
          </table:table-cell>
          <table:table-cell table:formula="of:=[TEstimacionesxUnidadProductiva.A172]*VLOOKUP([TEstimacionesxUnidadProductiva.$C$159];[TIndicadores.$I$26:.$N$39];2;0)/100" office:value-type="float" office:value="3.68653717347622" calcext:value-type="float">
            <text:p>3,69</text:p>
          </table:table-cell>
          <table:table-cell table:formula="of:=60" office:value-type="float" office:value="60" calcext:value-type="float">
            <text:p>60</text:p>
          </table:table-cell>
          <table:table-cell table:formula="of:=[.D172]*[.C172]*VLOOKUP([.B172];[.$B$3:.$C$20];2;0)/1024" office:value-type="float" office:value="13.8245144005358" calcext:value-type="float">
            <text:p>13,82</text:p>
          </table:table-cell>
          <table:table-cell table:formula="of:=[.E172]*24*30/1024" office:value-type="float" office:value="9.72036168787676" calcext:value-type="float">
            <text:p>9,72</text:p>
          </table:table-cell>
          <table:table-cell table:formula="of:=[.E172]*8/(60*60)" office:value-type="float" office:value="0.0307211431123019" calcext:value-type="float">
            <text:p>0,030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Monitoreo de la cadena de frio</text:p>
          </table:table-cell>
          <table:table-cell table:formula="of:=[TEstimacionesxUnidadProductiva.A173]*VLOOKUP([TEstimacionesxUnidadProductiva.$C$159];[TIndicadores.$I$26:.$N$39];2;0)/100" office:value-type="float" office:value="3.68653717347622" calcext:value-type="float">
            <text:p>3,69</text:p>
          </table:table-cell>
          <table:table-cell table:formula="of:=60" office:value-type="float" office:value="60" calcext:value-type="float">
            <text:p>60</text:p>
          </table:table-cell>
          <table:table-cell table:formula="of:=[.D173]*[.C173]*VLOOKUP([.B173];[.$B$3:.$C$20];2;0)/1024" office:value-type="float" office:value="13.8245144005358" calcext:value-type="float">
            <text:p>13,82</text:p>
          </table:table-cell>
          <table:table-cell table:formula="of:=[.E173]*24*30/1024" office:value-type="float" office:value="9.72036168787676" calcext:value-type="float">
            <text:p>9,72</text:p>
          </table:table-cell>
          <table:table-cell table:formula="of:=[.E173]*8/(60*60)" office:value-type="float" office:value="0.0307211431123019" calcext:value-type="float">
            <text:p>0,0307</text:p>
          </table:table-cell>
          <table:table-cell table:number-columns-repeated="1016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formula="of:=SUM([.C161:.C173])" office:value-type="float" office:value="191.699933020764" calcext:value-type="float">
            <text:p>191,70</text:p>
          </table:table-cell>
          <table:table-cell table:style-name="ce14" table:formula="of:=SUM([.D161:.D173])" office:value-type="float" office:value="437" calcext:value-type="float">
            <text:p>437,00</text:p>
          </table:table-cell>
          <table:table-cell table:formula="of:=SUM([.E161:.E173])" office:value-type="float" office:value="243.657066309444" calcext:value-type="float">
            <text:p>243,66</text:p>
          </table:table-cell>
          <table:table-cell table:formula="of:=SUM([.F161:.F173])" office:value-type="float" office:value="171.321374748828" calcext:value-type="float">
            <text:p>171,32</text:p>
          </table:table-cell>
          <table:table-cell table:formula="of:=SUM([.G161:.G173])" office:value-type="float" office:value="0.54146014735432" calcext:value-type="float">
            <text:p>0,5415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Cantidad Estimada</text:p>
          </table:table-cell>
          <table:table-cell table:style-name="ce29" office:value-type="string" calcext:value-type="string">
            <text:p>Servicio Internet Transaccional</text:p>
          </table:table-cell>
          <table:table-cell table:style-name="ce33" office:value-type="string" calcext:value-type="string">
            <text:p>Cantidad</text:p>
          </table:table-cell>
          <table:table-cell table:style-name="ce39" office:value-type="string" calcext:value-type="string">
            <text:p>Accesos / Hora</text:p>
          </table:table-cell>
          <table:table-cell table:style-name="ce39" office:value-type="string" calcext:value-type="string">
            <text:p>Tráfico / hora (Mbyte)</text:p>
          </table:table-cell>
          <table:table-cell table:style-name="ce33" office:value-type="string" calcext:value-type="string">
            <text:p>Tráfico Mensual MB</text:p>
          </table:table-cell>
          <table:table-cell table:style-name="ce45" office:value-type="string" calcext:value-type="string">
            <text:p>Banda Ancha Promedio (Mbp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Sistemas de Información Geográfica del Predio</text:p>
          </table:table-cell>
          <table:table-cell table:formula="of:=[TEstimacionesxUnidadProductiva.A176]*VLOOKUP([TEstimacionesxUnidadProductiva.$C$159];[TIndicadores.$I$26:.$N$39];2;0)/100" office:value-type="float" office:value="0.921634293369056" calcext:value-type="float">
            <text:p>0,92</text:p>
          </table:table-cell>
          <table:table-cell office:value-type="float" office:value="10" calcext:value-type="float">
            <text:p>10</text:p>
          </table:table-cell>
          <table:table-cell table:formula="of:=[.D176]*[.C176]*VLOOKUP([.B176];[.$B$3:.$C$20];2;0)/(1024*1024)" office:value-type="float" office:value="1.15204286671132" calcext:value-type="float">
            <text:p>1,15</text:p>
          </table:table-cell>
          <table:table-cell table:formula="of:=[.E176]*24*30" office:value-type="float" office:value="829.47086403215" calcext:value-type="float">
            <text:p>829,47</text:p>
          </table:table-cell>
          <table:table-cell table:formula="of:=[.E176]*8/(60*60)" office:value-type="float" office:value="0.00256009525935849" calcext:value-type="float">
            <text:p>0,002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Teledetección y Robótica</text:p>
          </table:table-cell>
          <table:table-cell table:formula="of:=[TEstimacionesxUnidadProductiva.A177]*VLOOKUP([TEstimacionesxUnidadProductiva.$C$159];[TIndicadores.$I$26:.$N$39];2;0)/100" office:value-type="float" office:value="0.921634293369056" calcext:value-type="float">
            <text:p>0,92</text:p>
          </table:table-cell>
          <table:table-cell office:value-type="float" office:value="10" calcext:value-type="float">
            <text:p>10</text:p>
          </table:table-cell>
          <table:table-cell table:formula="of:=[.D177]*[.C177]*VLOOKUP([.B177];[.$B$3:.$C$20];2;0)/(1024*1024)" office:value-type="float" office:value="4.60817146684528" calcext:value-type="float">
            <text:p>4,61</text:p>
          </table:table-cell>
          <table:table-cell table:formula="of:=[.E177]*24*30" office:value-type="float" office:value="3317.8834561286" calcext:value-type="float">
            <text:p>3.317,88</text:p>
          </table:table-cell>
          <table:table-cell table:formula="of:=[.E177]*8/(60*60)" office:value-type="float" office:value="0.010240381037434" calcext:value-type="float">
            <text:p>0,010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Aplicaciones agrícolas móviles</text:p>
          </table:table-cell>
          <table:table-cell table:formula="of:=[TEstimacionesxUnidadProductiva.A178]*VLOOKUP([TEstimacionesxUnidadProductiva.$C$159];[TIndicadores.$I$26:.$N$39];2;0)/100" office:value-type="float" office:value="1.84326858673811" calcext:value-type="float">
            <text:p>1,84</text:p>
          </table:table-cell>
          <table:table-cell office:value-type="float" office:value="20" calcext:value-type="float">
            <text:p>20</text:p>
          </table:table-cell>
          <table:table-cell table:formula="of:=[.D178]*[.C178]*VLOOKUP([.B178];[.$B$3:.$C$20];2;0)/(1024*1024)" office:value-type="float" office:value="0.0720026791694575" calcext:value-type="float">
            <text:p>0,07</text:p>
          </table:table-cell>
          <table:table-cell table:formula="of:=[.E178]*24*30" office:value-type="float" office:value="51.8419290020094" calcext:value-type="float">
            <text:p>51,84</text:p>
          </table:table-cell>
          <table:table-cell table:formula="of:=[.E178]*8/(60*60)" office:value-type="float" office:value="0.000160005953709906" calcext:value-type="float">
            <text:p>0,000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plicaciones de ofimática</text:p>
          </table:table-cell>
          <table:table-cell table:formula="of:=[TEstimacionesxUnidadProductiva.A179]*VLOOKUP([TEstimacionesxUnidadProductiva.$C$159];[TIndicadores.$I$26:.$N$39];2;0)/100" office:value-type="float" office:value="0.921634293369056" calcext:value-type="float">
            <text:p>0,92</text:p>
          </table:table-cell>
          <table:table-cell office:value-type="float" office:value="30" calcext:value-type="float">
            <text:p>30</text:p>
          </table:table-cell>
          <table:table-cell table:formula="of:=[.D179]*[.C179]*VLOOKUP([.B179];[.$B$3:.$C$20];2;0)/(1024*1024)" office:value-type="float" office:value="0.0540020093770931" calcext:value-type="float">
            <text:p>0,05</text:p>
          </table:table-cell>
          <table:table-cell table:formula="of:=[.E179]*24*30" office:value-type="float" office:value="38.881446751507" calcext:value-type="float">
            <text:p>38,88</text:p>
          </table:table-cell>
          <table:table-cell table:formula="of:=[.E179]*8/(60*60)" office:value-type="float" office:value="0.000120004465282429" calcext:value-type="float">
            <text:p>0,0001</text:p>
          </table:table-cell>
          <table:table-cell table:number-columns-repeated="1016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formula="of:=SUM([.C176:.C179])" office:value-type="float" office:value="4.60817146684528" calcext:value-type="float">
            <text:p>4,61</text:p>
          </table:table-cell>
          <table:table-cell table:style-name="ce14" table:formula="of:=SUM([.D176:.D179])" office:value-type="float" office:value="70" calcext:value-type="float">
            <text:p>70,00</text:p>
          </table:table-cell>
          <table:table-cell table:formula="of:=SUM([.E176:.E179])" office:value-type="float" office:value="5.88621902210315" calcext:value-type="float">
            <text:p>5,89</text:p>
          </table:table-cell>
          <table:table-cell table:formula="of:=SUM([.F176:.F179])" office:value-type="float" office:value="4238.07769591427" calcext:value-type="float">
            <text:p>4.238,08</text:p>
          </table:table-cell>
          <table:table-cell table:formula="of:=SUM([.G176:.G179])" office:value-type="float" office:value="0.0130804867157848" calcext:value-type="float">
            <text:p>0,0131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Cantidad Estimada</text:p>
          </table:table-cell>
          <table:table-cell table:style-name="ce29" office:value-type="string" calcext:value-type="string">
            <text:p>Servicio Internet Tradicional</text:p>
          </table:table-cell>
          <table:table-cell table:style-name="ce33" office:value-type="string" calcext:value-type="string">
            <text:p>Cantidad</text:p>
          </table:table-cell>
          <table:table-cell table:style-name="ce39" office:value-type="string" calcext:value-type="string">
            <text:p>Accesos / Hora</text:p>
          </table:table-cell>
          <table:table-cell table:style-name="ce39" office:value-type="string" calcext:value-type="string">
            <text:p>Tráfico / hora (Mbyte)</text:p>
          </table:table-cell>
          <table:table-cell table:style-name="ce33" office:value-type="string" calcext:value-type="string">
            <text:p>Tráfico Mensual GB</text:p>
          </table:table-cell>
          <table:table-cell table:style-name="ce45" office:value-type="string" calcext:value-type="string">
            <text:p>Banda Ancha Promedio (Mbp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plicaciones de TeleVigilancia</text:p>
          </table:table-cell>
          <table:table-cell table:formula="of:=[TEstimacionesxUnidadProductiva.A182]*VLOOKUP([TEstimacionesxUnidadProductiva.$C$24];[TIndicadores.$I$26:.$N$39];2;0)/100" office:value-type="float" office:value="0.740567090868497" calcext:value-type="float">
            <text:p>0,74</text:p>
          </table:table-cell>
          <table:table-cell office:value-type="float" office:value="60" calcext:value-type="float">
            <text:p>60</text:p>
          </table:table-cell>
          <table:table-cell table:formula="of:=[.D182]*[.C182]*60*VLOOKUP([.B182];[.$B$3:.$C$20];2;0)/(1024*1024)" office:value-type="float" office:value="97.6333567062961" calcext:value-type="float">
            <text:p>97,63</text:p>
          </table:table-cell>
          <table:table-cell table:formula="of:=[.E182]*24*30/1024" office:value-type="float" office:value="68.6484539341144" calcext:value-type="float">
            <text:p>68,65</text:p>
          </table:table-cell>
          <table:table-cell table:formula="of:=[.E182]*8/(60*60)" office:value-type="float" office:value="0.21696301490288" calcext:value-type="float">
            <text:p>0,2170</text:p>
          </table:table-cell>
          <table:table-cell table:number-columns-repeated="1016"/>
        </table:table-row>
        <table:table-row table:style-name="ro1">
          <table:table-cell table:style-name="ce20"/>
          <table:table-cell table:style-name="ce30" office:value-type="string" calcext:value-type="string">
            <text:p>TOTAL</text:p>
          </table:table-cell>
          <table:table-cell table:style-name="ce34" table:formula="of:=SUM([.C182:.C182])" office:value-type="float" office:value="0.740567090868497" calcext:value-type="float">
            <text:p>0,7406</text:p>
          </table:table-cell>
          <table:table-cell table:style-name="ce34" table:formula="of:=SUM([.D182:.D182])" office:value-type="float" office:value="60" calcext:value-type="float">
            <text:p>60,0000</text:p>
          </table:table-cell>
          <table:table-cell table:style-name="ce34" table:formula="of:=SUM([.E182:.E182])" office:value-type="float" office:value="97.6333567062961" calcext:value-type="float">
            <text:p>97,6334</text:p>
          </table:table-cell>
          <table:table-cell table:style-name="ce34" table:formula="of:=SUM([.F182:.F182])" office:value-type="float" office:value="68.6484539341144" calcext:value-type="float">
            <text:p>68,6485</text:p>
          </table:table-cell>
          <table:table-cell table:style-name="ce46" table:formula="of:=SUM([.G182:.G182])" office:value-type="float" office:value="0.21696301490288" calcext:value-type="float">
            <text:p>0,2170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6"/>
          <table:table-cell table:style-name="ce24" office:value-type="string" calcext:value-type="string">
            <text:p>Especie</text:p>
          </table:table-cell>
          <table:table-cell table:style-name="ce31" office:value-type="string" calcext:value-type="string" table:number-columns-spanned="5" table:number-rows-spanned="1">
            <text:p>PALTAS</text:p>
          </table:table-cell>
          <table:covered-table-cell table:number-columns-repeated="3" table:style-name="ce37"/>
          <table:covered-table-cell table:style-name="ce42"/>
          <table:table-cell table:number-columns-repeated="1016"/>
        </table:table-row>
        <table:table-row table:style-name="ro5">
          <table:table-cell table:style-name="ce17" office:value-type="string" calcext:value-type="string">
            <text:p>Cantidad Estimada</text:p>
          </table:table-cell>
          <table:table-cell table:style-name="ce25" office:value-type="string" calcext:value-type="string">
            <text:p>Servicio IoT</text:p>
          </table:table-cell>
          <table:table-cell table:style-name="ce32" office:value-type="string" calcext:value-type="string">
            <text:p>Cantidad</text:p>
          </table:table-cell>
          <table:table-cell table:style-name="ce38" office:value-type="string" calcext:value-type="string">
            <text:p>Accesos / Hora</text:p>
          </table:table-cell>
          <table:table-cell table:style-name="ce38" office:value-type="string" calcext:value-type="string">
            <text:p>Tráfico / hora (Kbyte)</text:p>
          </table:table-cell>
          <table:table-cell table:style-name="ce32" office:value-type="string" calcext:value-type="string">
            <text:p>Tráfico Mensual MB</text:p>
          </table:table-cell>
          <table:table-cell table:style-name="ce43" office:value-type="string" calcext:value-type="string">
            <text:p>Banda Ancha Promedio (Kbps)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Sistemas de Posicionamiento global</text:p>
          </table:table-cell>
          <table:table-cell table:formula="of:=[TEstimacionesxUnidadProductiva.A188]*VLOOKUP([TEstimacionesxUnidadProductiva.$C$186];[TIndicadores.$I$26:.$N$39];2;0)/100" office:value-type="float" office:value="3.79995534717571" calcext:value-type="float">
            <text:p>3,80</text:p>
          </table:table-cell>
          <table:table-cell table:formula="of:=60" office:value-type="float" office:value="60" calcext:value-type="float">
            <text:p>60</text:p>
          </table:table-cell>
          <table:table-cell table:formula="of:=[.D188]*[.C188]*VLOOKUP([.B188];[.$B$3:.$C$20];2;0)/1024" office:value-type="float" office:value="14.2498325519089" calcext:value-type="float">
            <text:p>14,25</text:p>
          </table:table-cell>
          <table:table-cell table:formula="of:=[.E188]*24*30/1024" office:value-type="float" office:value="10.019413513061" calcext:value-type="float">
            <text:p>10,02</text:p>
          </table:table-cell>
          <table:table-cell table:formula="of:=[.E188]*8/(60*60)" office:value-type="float" office:value="0.0316662945597976" calcext:value-type="float">
            <text:p>0,0317</text:p>
          </table:table-cell>
          <table:table-cell table:number-columns-repeated="1016"/>
        </table:table-row>
        <table:table-row table:style-name="ro1">
          <table:table-cell/>
          <table:table-cell table:style-name="ce26" office:value-type="string" calcext:value-type="string">
            <text:p>Monitoreo de Riego</text:p>
          </table:table-cell>
          <table:table-cell table:number-columns-repeated="1021"/>
        </table:table-row>
        <table:table-row table:style-name="ro1">
          <table:table-cell table:formula="of:=10*10" office:value-type="float" office:value="100" calcext:value-type="float">
            <text:p>100</text:p>
          </table:table-cell>
          <table:table-cell office:value-type="string" calcext:value-type="string">
            <text:p>Humedad de suelo</text:p>
          </table:table-cell>
          <table:table-cell table:formula="of:=[TEstimacionesxUnidadProductiva.A190]*VLOOKUP([TEstimacionesxUnidadProductiva.$C$186];[TIndicadores.$I$26:.$N$39];2;0)/100" office:value-type="float" office:value="94.9988836793927" calcext:value-type="float">
            <text:p>95,00</text:p>
          </table:table-cell>
          <table:table-cell table:formula="of:=60/12" office:value-type="float" office:value="5" calcext:value-type="float">
            <text:p>5</text:p>
          </table:table-cell>
          <table:table-cell table:formula="of:=[.D190]*[.C190]*VLOOKUP([.B190];[.$B$3:.$C$20];2;0)/1024" office:value-type="float" office:value="59.3743022996204" calcext:value-type="float">
            <text:p>59,37</text:p>
          </table:table-cell>
          <table:table-cell table:formula="of:=[.E190]*24*30/1024" office:value-type="float" office:value="41.7475563044206" calcext:value-type="float">
            <text:p>41,75</text:p>
          </table:table-cell>
          <table:table-cell table:formula="of:=[.E190]*8/(60*60)" office:value-type="float" office:value="0.131942893999157" calcext:value-type="float">
            <text:p>0,1319</text:p>
          </table:table-cell>
          <table:table-cell table:number-columns-repeated="1016"/>
        </table:table-row>
        <table:table-row table:style-name="ro1">
          <table:table-cell table:formula="of:=2*10" office:value-type="float" office:value="20" calcext:value-type="float">
            <text:p>20</text:p>
          </table:table-cell>
          <table:table-cell office:value-type="string" calcext:value-type="string">
            <text:p>Dendrómetros</text:p>
          </table:table-cell>
          <table:table-cell table:formula="of:=[TEstimacionesxUnidadProductiva.A191]*VLOOKUP([TEstimacionesxUnidadProductiva.$C$186];[TIndicadores.$I$26:.$N$39];2;0)/100" office:value-type="float" office:value="18.9997767358785" calcext:value-type="float">
            <text:p>19,00</text:p>
          </table:table-cell>
          <table:table-cell table:formula="of:=1" office:value-type="float" office:value="1" calcext:value-type="float">
            <text:p>1</text:p>
          </table:table-cell>
          <table:table-cell table:formula="of:=[.D191]*[.C191]*VLOOKUP([.B191];[.$B$3:.$C$20];2;0)/1024" office:value-type="float" office:value="1.18748604599241" calcext:value-type="float">
            <text:p>1,19</text:p>
          </table:table-cell>
          <table:table-cell table:formula="of:=[.E191]*24*30/1024" office:value-type="float" office:value="0.834951126088412" calcext:value-type="float">
            <text:p>0,83</text:p>
          </table:table-cell>
          <table:table-cell table:formula="of:=[.E191]*8/(60*60)" office:value-type="float" office:value="0.00263885787998313" calcext:value-type="float">
            <text:p>0,0026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medad de la hoja</text:p>
          </table:table-cell>
          <table:table-cell table:formula="of:=[TEstimacionesxUnidadProductiva.A192]*VLOOKUP([TEstimacionesxUnidadProductiva.$C$186];[TIndicadores.$I$26:.$N$39];2;0)/100" office:value-type="float" office:value="18.9997767358785" calcext:value-type="float">
            <text:p>19,00</text:p>
          </table:table-cell>
          <table:table-cell table:formula="of:=60/12" office:value-type="float" office:value="5" calcext:value-type="float">
            <text:p>5</text:p>
          </table:table-cell>
          <table:table-cell table:formula="of:=[.D192]*[.C192]*VLOOKUP([.B192];[.$B$3:.$C$20];2;0)/1024" office:value-type="float" office:value="5.93743022996205" calcext:value-type="float">
            <text:p>5,94</text:p>
          </table:table-cell>
          <table:table-cell table:formula="of:=[.E192]*24*30/1024" office:value-type="float" office:value="4.17475563044206" calcext:value-type="float">
            <text:p>4,17</text:p>
          </table:table-cell>
          <table:table-cell table:formula="of:=[.E192]*8/(60*60)" office:value-type="float" office:value="0.0131942893999157" calcext:value-type="float">
            <text:p>0,0132</text:p>
          </table:table-cell>
          <table:table-cell table:number-columns-repeated="1016"/>
        </table:table-row>
        <table:table-row table:style-name="ro1">
          <table:table-cell table:formula="of:=10" office:value-type="float" office:value="10" calcext:value-type="float">
            <text:p>10</text:p>
          </table:table-cell>
          <table:table-cell office:value-type="string" calcext:value-type="string">
            <text:p>Temperatura y Humedad Relativa</text:p>
          </table:table-cell>
          <table:table-cell table:formula="of:=[TEstimacionesxUnidadProductiva.A193]*VLOOKUP([TEstimacionesxUnidadProductiva.$C$186];[TIndicadores.$I$26:.$N$39];2;0)/100" office:value-type="float" office:value="9.49988836793927" calcext:value-type="float">
            <text:p>9,50</text:p>
          </table:table-cell>
          <table:table-cell table:formula="of:=60/12" office:value-type="float" office:value="5" calcext:value-type="float">
            <text:p>5</text:p>
          </table:table-cell>
          <table:table-cell table:formula="of:=[.D193]*[.C193]*VLOOKUP([.B193];[.$B$3:.$C$20];2;0)/1024" office:value-type="float" office:value="5.93743022996205" calcext:value-type="float">
            <text:p>5,94</text:p>
          </table:table-cell>
          <table:table-cell table:formula="of:=[.E193]*24*30/1024" office:value-type="float" office:value="4.17475563044206" calcext:value-type="float">
            <text:p>4,17</text:p>
          </table:table-cell>
          <table:table-cell table:formula="of:=[.E193]*8/(60*60)" office:value-type="float" office:value="0.0131942893999157" calcext:value-type="float">
            <text:p>0,0132</text:p>
          </table:table-cell>
          <table:table-cell table:number-columns-repeated="1016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Válvulas <text:s/>Inalámbricas</text:p>
          </table:table-cell>
          <table:table-cell table:formula="of:=[TEstimacionesxUnidadProductiva.A194]*VLOOKUP([TEstimacionesxUnidadProductiva.$C$186];[TIndicadores.$I$26:.$N$39];2;0)/100" office:value-type="float" office:value="18.9997767358785" calcext:value-type="float">
            <text:p>19,00</text:p>
          </table:table-cell>
          <table:table-cell table:formula="of:=60" office:value-type="float" office:value="60" calcext:value-type="float">
            <text:p>60</text:p>
          </table:table-cell>
          <table:table-cell table:formula="of:=[.D194]*[.C194]*VLOOKUP([.B194];[.$B$3:.$C$20];2;0)/1024" office:value-type="float" office:value="71.2491627595445" calcext:value-type="float">
            <text:p>71,25</text:p>
          </table:table-cell>
          <table:table-cell table:formula="of:=[.E194]*24*30/1024" office:value-type="float" office:value="50.0970675653048" calcext:value-type="float">
            <text:p>50,10</text:p>
          </table:table-cell>
          <table:table-cell table:formula="of:=[.E194]*8/(60*60)" office:value-type="float" office:value="0.158331472798988" calcext:value-type="float">
            <text:p>0,158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ndrómetro</text:p>
          </table:table-cell>
          <table:table-cell table:formula="of:=[TEstimacionesxUnidadProductiva.A195]*VLOOKUP([TEstimacionesxUnidadProductiva.$C$186];[TIndicadores.$I$26:.$N$39];2;0)/100" office:value-type="float" office:value="9.49988836793927" calcext:value-type="float">
            <text:p>9,50</text:p>
          </table:table-cell>
          <table:table-cell office:value-type="float" office:value="1" calcext:value-type="float">
            <text:p>1</text:p>
          </table:table-cell>
          <table:table-cell table:formula="of:=[.D195]*[.C195]*VLOOKUP([.B195];[.$B$3:.$C$20];2;0)/1024" office:value-type="float" office:value="0.593743022996205" calcext:value-type="float">
            <text:p>0,59</text:p>
          </table:table-cell>
          <table:table-cell table:formula="of:=[.E195]*24*30/1024" office:value-type="float" office:value="0.417475563044206" calcext:value-type="float">
            <text:p>0,42</text:p>
          </table:table-cell>
          <table:table-cell table:formula="of:=[.E195]*8/(60*60)" office:value-type="float" office:value="0.00131942893999157" calcext:value-type="float">
            <text:p>0,001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rol de Compuertas y Válvulas</text:p>
          </table:table-cell>
          <table:table-cell table:formula="of:=[TEstimacionesxUnidadProductiva.A196]*VLOOKUP([TEstimacionesxUnidadProductiva.$C$186];[TIndicadores.$I$26:.$N$39];2;0)/100" office:value-type="float" office:value="1.89997767358785" calcext:value-type="float">
            <text:p>1,90</text:p>
          </table:table-cell>
          <table:table-cell table:formula="of:=60" office:value-type="float" office:value="60" calcext:value-type="float">
            <text:p>60</text:p>
          </table:table-cell>
          <table:table-cell table:formula="of:=[.D196]*[.C196]*VLOOKUP([.B196];[.$B$3:.$C$20];2;0)/1024" office:value-type="float" office:value="14.2498325519089" calcext:value-type="float">
            <text:p>14,25</text:p>
          </table:table-cell>
          <table:table-cell table:formula="of:=[.E196]*24*30/1024" office:value-type="float" office:value="10.019413513061" calcext:value-type="float">
            <text:p>10,02</text:p>
          </table:table-cell>
          <table:table-cell table:formula="of:=[.E196]*8/(60*60)" office:value-type="float" office:value="0.0316662945597976" calcext:value-type="float">
            <text:p>0,0317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nsores de Flujo</text:p>
          </table:table-cell>
          <table:table-cell table:formula="of:=[TEstimacionesxUnidadProductiva.A197]*VLOOKUP([TEstimacionesxUnidadProductiva.$C$186];[TIndicadores.$I$26:.$N$39];2;0)/100" office:value-type="float" office:value="9.49988836793927" calcext:value-type="float">
            <text:p>9,50</text:p>
          </table:table-cell>
          <table:table-cell table:formula="of:=60" office:value-type="float" office:value="60" calcext:value-type="float">
            <text:p>60</text:p>
          </table:table-cell>
          <table:table-cell table:formula="of:=[.D197]*[.C197]*VLOOKUP([.B197];[.$B$3:.$C$20];2;0)/1024" office:value-type="float" office:value="35.6245813797723" calcext:value-type="float">
            <text:p>35,62</text:p>
          </table:table-cell>
          <table:table-cell table:formula="of:=[.E197]*24*30/1024" office:value-type="float" office:value="25.0485337826524" calcext:value-type="float">
            <text:p>25,05</text:p>
          </table:table-cell>
          <table:table-cell table:formula="of:=[.E197]*8/(60*60)" office:value-type="float" office:value="0.0791657363994939" calcext:value-type="float">
            <text:p>0,079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bleros de Riego</text:p>
          </table:table-cell>
          <table:table-cell table:formula="of:=[TEstimacionesxUnidadProductiva.A198]*VLOOKUP([TEstimacionesxUnidadProductiva.$C$186];[TIndicadores.$I$26:.$N$39];2;0)/100" office:value-type="float" office:value="3.79995534717571" calcext:value-type="float">
            <text:p>3,80</text:p>
          </table:table-cell>
          <table:table-cell table:formula="of:=60" office:value-type="float" office:value="60" calcext:value-type="float">
            <text:p>60</text:p>
          </table:table-cell>
          <table:table-cell table:formula="of:=[.D198]*[.C198]*VLOOKUP([.B198];[.$B$3:.$C$20];2;0)/1024" office:value-type="float" office:value="14.2498325519089" calcext:value-type="float">
            <text:p>14,25</text:p>
          </table:table-cell>
          <table:table-cell table:formula="of:=[.E198]*24*30/1024" office:value-type="float" office:value="10.019413513061" calcext:value-type="float">
            <text:p>10,02</text:p>
          </table:table-cell>
          <table:table-cell table:formula="of:=[.E198]*8/(60*60)" office:value-type="float" office:value="0.0316662945597976" calcext:value-type="float">
            <text:p>0,031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sores de Nivel</text:p>
          </table:table-cell>
          <table:table-cell table:formula="of:=[TEstimacionesxUnidadProductiva.A199]*VLOOKUP([TEstimacionesxUnidadProductiva.$C$186];[TIndicadores.$I$26:.$N$39];2;0)/100" office:value-type="float" office:value="3.79995534717571" calcext:value-type="float">
            <text:p>3,80</text:p>
          </table:table-cell>
          <table:table-cell table:formula="of:=60" office:value-type="float" office:value="60" calcext:value-type="float">
            <text:p>60</text:p>
          </table:table-cell>
          <table:table-cell table:formula="of:=[.D199]*[.C199]*VLOOKUP([.B199];[.$B$3:.$C$20];2;0)/1024" office:value-type="float" office:value="14.2498325519089" calcext:value-type="float">
            <text:p>14,25</text:p>
          </table:table-cell>
          <table:table-cell table:formula="of:=[.E199]*24*30/1024" office:value-type="float" office:value="10.019413513061" calcext:value-type="float">
            <text:p>10,02</text:p>
          </table:table-cell>
          <table:table-cell table:formula="of:=[.E199]*8/(60*60)" office:value-type="float" office:value="0.0316662945597976" calcext:value-type="float">
            <text:p>0,031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Monitoreo de la cadena de frio</text:p>
          </table:table-cell>
          <table:table-cell table:formula="of:=[TEstimacionesxUnidadProductiva.A200]*VLOOKUP([TEstimacionesxUnidadProductiva.$C$186];[TIndicadores.$I$26:.$N$39];2;0)/100" office:value-type="float" office:value="3.79995534717571" calcext:value-type="float">
            <text:p>3,80</text:p>
          </table:table-cell>
          <table:table-cell table:formula="of:=60" office:value-type="float" office:value="60" calcext:value-type="float">
            <text:p>60</text:p>
          </table:table-cell>
          <table:table-cell table:formula="of:=[.D200]*[.C200]*VLOOKUP([.B200];[.$B$3:.$C$20];2;0)/1024" office:value-type="float" office:value="14.2498325519089" calcext:value-type="float">
            <text:p>14,25</text:p>
          </table:table-cell>
          <table:table-cell table:formula="of:=[.E200]*24*30/1024" office:value-type="float" office:value="10.019413513061" calcext:value-type="float">
            <text:p>10,02</text:p>
          </table:table-cell>
          <table:table-cell table:formula="of:=[.E200]*8/(60*60)" office:value-type="float" office:value="0.0316662945597976" calcext:value-type="float">
            <text:p>0,0317</text:p>
          </table:table-cell>
          <table:table-cell table:number-columns-repeated="1016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formula="of:=SUM([.C188:.C200])" office:value-type="float" office:value="197.597678053137" calcext:value-type="float">
            <text:p>197,60</text:p>
          </table:table-cell>
          <table:table-cell table:style-name="ce14" table:formula="of:=SUM([.D188:.D200])" office:value-type="float" office:value="437" calcext:value-type="float">
            <text:p>437,00</text:p>
          </table:table-cell>
          <table:table-cell table:formula="of:=SUM([.E188:.E200])" office:value-type="float" office:value="251.153298727394" calcext:value-type="float">
            <text:p>251,15</text:p>
          </table:table-cell>
          <table:table-cell table:formula="of:=SUM([.F188:.F200])" office:value-type="float" office:value="176.592163167699" calcext:value-type="float">
            <text:p>176,59</text:p>
          </table:table-cell>
          <table:table-cell table:formula="of:=SUM([.G188:.G200])" office:value-type="float" office:value="0.558118441616432" calcext:value-type="float">
            <text:p>0,5581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Cantidad Estimada</text:p>
          </table:table-cell>
          <table:table-cell table:style-name="ce29" office:value-type="string" calcext:value-type="string">
            <text:p>Servicio Internet Transaccional</text:p>
          </table:table-cell>
          <table:table-cell table:style-name="ce33" office:value-type="string" calcext:value-type="string">
            <text:p>Cantidad</text:p>
          </table:table-cell>
          <table:table-cell table:style-name="ce39" office:value-type="string" calcext:value-type="string">
            <text:p>Accesos / Hora</text:p>
          </table:table-cell>
          <table:table-cell table:style-name="ce39" office:value-type="string" calcext:value-type="string">
            <text:p>Tráfico / hora (Mbyte)</text:p>
          </table:table-cell>
          <table:table-cell table:style-name="ce33" office:value-type="string" calcext:value-type="string">
            <text:p>Tráfico Mensual MB</text:p>
          </table:table-cell>
          <table:table-cell table:style-name="ce45" office:value-type="string" calcext:value-type="string">
            <text:p>Banda Ancha Promedio (Mbp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Sistemas de Información Geográfica del Predio</text:p>
          </table:table-cell>
          <table:table-cell table:formula="of:=[TEstimacionesxUnidadProductiva.A203]*VLOOKUP([TEstimacionesxUnidadProductiva.$C$186];[TIndicadores.$I$26:.$N$39];2;0)/100" office:value-type="float" office:value="0.949988836793927" calcext:value-type="float">
            <text:p>0,95</text:p>
          </table:table-cell>
          <table:table-cell office:value-type="float" office:value="10" calcext:value-type="float">
            <text:p>10</text:p>
          </table:table-cell>
          <table:table-cell table:formula="of:=[.D203]*[.C203]*VLOOKUP([.B203];[.$B$3:.$C$20];2;0)/(1024*1024)" office:value-type="float" office:value="1.18748604599241" calcext:value-type="float">
            <text:p>1,19</text:p>
          </table:table-cell>
          <table:table-cell table:formula="of:=[.E203]*24*30" office:value-type="float" office:value="854.989953114534" calcext:value-type="float">
            <text:p>854,99</text:p>
          </table:table-cell>
          <table:table-cell table:formula="of:=[.E203]*8/(60*60)" office:value-type="float" office:value="0.00263885787998313" calcext:value-type="float">
            <text:p>0,002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Teledetección y Robótica</text:p>
          </table:table-cell>
          <table:table-cell table:formula="of:=[TEstimacionesxUnidadProductiva.A204]*VLOOKUP([TEstimacionesxUnidadProductiva.$C$186];[TIndicadores.$I$26:.$N$39];2;0)/100" office:value-type="float" office:value="0.949988836793927" calcext:value-type="float">
            <text:p>0,95</text:p>
          </table:table-cell>
          <table:table-cell office:value-type="float" office:value="10" calcext:value-type="float">
            <text:p>10</text:p>
          </table:table-cell>
          <table:table-cell table:formula="of:=[.D204]*[.C204]*VLOOKUP([.B204];[.$B$3:.$C$20];2;0)/(1024*1024)" office:value-type="float" office:value="4.74994418396964" calcext:value-type="float">
            <text:p>4,75</text:p>
          </table:table-cell>
          <table:table-cell table:formula="of:=[.E204]*24*30" office:value-type="float" office:value="3419.95981245814" calcext:value-type="float">
            <text:p>3.419,96</text:p>
          </table:table-cell>
          <table:table-cell table:formula="of:=[.E204]*8/(60*60)" office:value-type="float" office:value="0.0105554315199325" calcext:value-type="float">
            <text:p>0,010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Aplicaciones agrícolas móviles</text:p>
          </table:table-cell>
          <table:table-cell table:formula="of:=[TEstimacionesxUnidadProductiva.A205]*VLOOKUP([TEstimacionesxUnidadProductiva.$C$186];[TIndicadores.$I$26:.$N$39];2;0)/100" office:value-type="float" office:value="1.89997767358785" calcext:value-type="float">
            <text:p>1,90</text:p>
          </table:table-cell>
          <table:table-cell office:value-type="float" office:value="20" calcext:value-type="float">
            <text:p>20</text:p>
          </table:table-cell>
          <table:table-cell table:formula="of:=[.D205]*[.C205]*VLOOKUP([.B205];[.$B$3:.$C$20];2;0)/(1024*1024)" office:value-type="float" office:value="0.0742178778745256" calcext:value-type="float">
            <text:p>0,07</text:p>
          </table:table-cell>
          <table:table-cell table:formula="of:=[.E205]*24*30" office:value-type="float" office:value="53.4368720696584" calcext:value-type="float">
            <text:p>53,44</text:p>
          </table:table-cell>
          <table:table-cell table:formula="of:=[.E205]*8/(60*60)" office:value-type="float" office:value="0.000164928617498946" calcext:value-type="float">
            <text:p>0,000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plicaciones de ofimática</text:p>
          </table:table-cell>
          <table:table-cell table:formula="of:=[TEstimacionesxUnidadProductiva.A206]*VLOOKUP([TEstimacionesxUnidadProductiva.$C$186];[TIndicadores.$I$26:.$N$39];2;0)/100" office:value-type="float" office:value="0.949988836793927" calcext:value-type="float">
            <text:p>0,95</text:p>
          </table:table-cell>
          <table:table-cell office:value-type="float" office:value="30" calcext:value-type="float">
            <text:p>30</text:p>
          </table:table-cell>
          <table:table-cell table:formula="of:=[.D206]*[.C206]*VLOOKUP([.B206];[.$B$3:.$C$20];2;0)/(1024*1024)" office:value-type="float" office:value="0.0556634084058942" calcext:value-type="float">
            <text:p>0,06</text:p>
          </table:table-cell>
          <table:table-cell table:formula="of:=[.E206]*24*30" office:value-type="float" office:value="40.0776540522438" calcext:value-type="float">
            <text:p>40,08</text:p>
          </table:table-cell>
          <table:table-cell table:formula="of:=[.E206]*8/(60*60)" office:value-type="float" office:value="0.000123696463124209" calcext:value-type="float">
            <text:p>0,0001</text:p>
          </table:table-cell>
          <table:table-cell table:number-columns-repeated="1016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formula="of:=SUM([.C203:.C206])" office:value-type="float" office:value="4.74994418396964" calcext:value-type="float">
            <text:p>4,75</text:p>
          </table:table-cell>
          <table:table-cell table:style-name="ce14" table:formula="of:=SUM([.D203:.D206])" office:value-type="float" office:value="70" calcext:value-type="float">
            <text:p>70,00</text:p>
          </table:table-cell>
          <table:table-cell table:formula="of:=SUM([.E203:.E206])" office:value-type="float" office:value="6.06731151624247" calcext:value-type="float">
            <text:p>6,07</text:p>
          </table:table-cell>
          <table:table-cell table:formula="of:=SUM([.F203:.F206])" office:value-type="float" office:value="4368.46429169457" calcext:value-type="float">
            <text:p>4.368,46</text:p>
          </table:table-cell>
          <table:table-cell table:formula="of:=SUM([.G203:.G206])" office:value-type="float" office:value="0.0134829144805388" calcext:value-type="float">
            <text:p>0,0135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Cantidad Estimada</text:p>
          </table:table-cell>
          <table:table-cell table:style-name="ce29" office:value-type="string" calcext:value-type="string">
            <text:p>Servicio Internet Tradicional</text:p>
          </table:table-cell>
          <table:table-cell table:style-name="ce33" office:value-type="string" calcext:value-type="string">
            <text:p>Cantidad</text:p>
          </table:table-cell>
          <table:table-cell table:style-name="ce39" office:value-type="string" calcext:value-type="string">
            <text:p>Accesos / Hora</text:p>
          </table:table-cell>
          <table:table-cell table:style-name="ce39" office:value-type="string" calcext:value-type="string">
            <text:p>Tráfico / hora (Mbyte)</text:p>
          </table:table-cell>
          <table:table-cell table:style-name="ce33" office:value-type="string" calcext:value-type="string">
            <text:p>Tráfico Mensual GB</text:p>
          </table:table-cell>
          <table:table-cell table:style-name="ce45" office:value-type="string" calcext:value-type="string">
            <text:p>Banda Ancha Promedio (Mbp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plicaciones de TeleVigilancia</text:p>
          </table:table-cell>
          <table:table-cell table:formula="of:=[TEstimacionesxUnidadProductiva.A209]*VLOOKUP([TEstimacionesxUnidadProductiva.$C$186];[TIndicadores.$I$26:.$N$39];2;0)/100" office:value-type="float" office:value="0.949988836793927" calcext:value-type="float">
            <text:p>0,95</text:p>
          </table:table-cell>
          <table:table-cell office:value-type="float" office:value="60" calcext:value-type="float">
            <text:p>60</text:p>
          </table:table-cell>
          <table:table-cell table:formula="of:=[.D209]*[.C209]*60*VLOOKUP([.B209];[.$B$3:.$C$20];2;0)/(1024*1024)" office:value-type="float" office:value="125.242668913262" calcext:value-type="float">
            <text:p>125,24</text:p>
          </table:table-cell>
          <table:table-cell table:formula="of:=[.E209]*24*30/1024" office:value-type="float" office:value="88.0612515796373" calcext:value-type="float">
            <text:p>88,06</text:p>
          </table:table-cell>
          <table:table-cell table:formula="of:=[.E209]*8/(60*60)" office:value-type="float" office:value="0.278317042029471" calcext:value-type="float">
            <text:p>0,2783</text:p>
          </table:table-cell>
          <table:table-cell table:number-columns-repeated="1016"/>
        </table:table-row>
        <table:table-row table:style-name="ro1">
          <table:table-cell table:style-name="ce20"/>
          <table:table-cell table:style-name="ce30" office:value-type="string" calcext:value-type="string">
            <text:p>TOTAL</text:p>
          </table:table-cell>
          <table:table-cell table:style-name="ce34" table:formula="of:=SUM([.C209:.C209])" office:value-type="float" office:value="0.949988836793927" calcext:value-type="float">
            <text:p>0,9500</text:p>
          </table:table-cell>
          <table:table-cell table:style-name="ce34" table:formula="of:=SUM([.D209:.D209])" office:value-type="float" office:value="60" calcext:value-type="float">
            <text:p>60,0000</text:p>
          </table:table-cell>
          <table:table-cell table:style-name="ce34" table:formula="of:=SUM([.E209:.E209])" office:value-type="float" office:value="125.242668913262" calcext:value-type="float">
            <text:p>125,2427</text:p>
          </table:table-cell>
          <table:table-cell table:style-name="ce34" table:formula="of:=SUM([.F209:.F209])" office:value-type="float" office:value="88.0612515796373" calcext:value-type="float">
            <text:p>88,0613</text:p>
          </table:table-cell>
          <table:table-cell table:style-name="ce46" table:formula="of:=SUM([.G209:.G209])" office:value-type="float" office:value="0.278317042029471" calcext:value-type="float">
            <text:p>0,2783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6"/>
          <table:table-cell table:style-name="ce24" office:value-type="string" calcext:value-type="string">
            <text:p>Especie</text:p>
          </table:table-cell>
          <table:table-cell table:style-name="ce31" office:value-type="string" calcext:value-type="string" table:number-columns-spanned="5" table:number-rows-spanned="1">
            <text:p>POMÁCEAS</text:p>
          </table:table-cell>
          <table:covered-table-cell table:number-columns-repeated="3" table:style-name="ce37"/>
          <table:covered-table-cell table:style-name="ce42"/>
          <table:table-cell table:number-columns-repeated="1016"/>
        </table:table-row>
        <table:table-row table:style-name="ro5">
          <table:table-cell table:style-name="ce17" office:value-type="string" calcext:value-type="string">
            <text:p>Cantidad Estimada</text:p>
          </table:table-cell>
          <table:table-cell table:style-name="ce25" office:value-type="string" calcext:value-type="string">
            <text:p>Servicio IoT</text:p>
          </table:table-cell>
          <table:table-cell table:style-name="ce32" office:value-type="string" calcext:value-type="string">
            <text:p>Cantidad</text:p>
          </table:table-cell>
          <table:table-cell table:style-name="ce38" office:value-type="string" calcext:value-type="string">
            <text:p>Accesos / Hora</text:p>
          </table:table-cell>
          <table:table-cell table:style-name="ce38" office:value-type="string" calcext:value-type="string">
            <text:p>Tráfico / hora (Kbyte)</text:p>
          </table:table-cell>
          <table:table-cell table:style-name="ce32" office:value-type="string" calcext:value-type="string">
            <text:p>Tráfico Mensual MB</text:p>
          </table:table-cell>
          <table:table-cell table:style-name="ce43" office:value-type="string" calcext:value-type="string">
            <text:p>Banda Ancha Promedio (Kbps)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Sistemas de Posicionamiento global</text:p>
          </table:table-cell>
          <table:table-cell table:formula="of:=[TEstimacionesxUnidadProductiva.A215]*VLOOKUP([TEstimacionesxUnidadProductiva.$C$213];[TIndicadores.$I$26:.$N$39];2;0)/100" office:value-type="float" office:value="2" calcext:value-type="float">
            <text:p>2,00</text:p>
          </table:table-cell>
          <table:table-cell table:formula="of:=60" office:value-type="float" office:value="60" calcext:value-type="float">
            <text:p>60</text:p>
          </table:table-cell>
          <table:table-cell table:formula="of:=[.D215]*[.C215]*VLOOKUP([.B215];[.$B$3:.$C$20];2;0)/1024" office:value-type="float" office:value="7.5" calcext:value-type="float">
            <text:p>7,50</text:p>
          </table:table-cell>
          <table:table-cell table:formula="of:=[.E215]*24*30/1024" office:value-type="float" office:value="5.2734375" calcext:value-type="float">
            <text:p>5,27</text:p>
          </table:table-cell>
          <table:table-cell table:formula="of:=[.E215]*8/(60*60)" office:value-type="float" office:value="0.0166666666666667" calcext:value-type="float">
            <text:p>0,0167</text:p>
          </table:table-cell>
          <table:table-cell table:number-columns-repeated="1016"/>
        </table:table-row>
        <table:table-row table:style-name="ro1">
          <table:table-cell/>
          <table:table-cell table:style-name="ce26" office:value-type="string" calcext:value-type="string">
            <text:p>Monitoreo de Riego</text:p>
          </table:table-cell>
          <table:table-cell table:number-columns-repeated="1021"/>
        </table:table-row>
        <table:table-row table:style-name="ro1">
          <table:table-cell table:formula="of:=10*10" office:value-type="float" office:value="100" calcext:value-type="float">
            <text:p>100</text:p>
          </table:table-cell>
          <table:table-cell office:value-type="string" calcext:value-type="string">
            <text:p>Humedad de suelo</text:p>
          </table:table-cell>
          <table:table-cell table:formula="of:=[TEstimacionesxUnidadProductiva.A217]*VLOOKUP([TEstimacionesxUnidadProductiva.$C$213];[TIndicadores.$I$26:.$N$39];2;0)/100" office:value-type="float" office:value="50" calcext:value-type="float">
            <text:p>50,00</text:p>
          </table:table-cell>
          <table:table-cell table:formula="of:=60/12" office:value-type="float" office:value="5" calcext:value-type="float">
            <text:p>5</text:p>
          </table:table-cell>
          <table:table-cell table:formula="of:=[.D217]*[.C217]*VLOOKUP([.B217];[.$B$3:.$C$20];2;0)/1024" office:value-type="float" office:value="31.25" calcext:value-type="float">
            <text:p>31,25</text:p>
          </table:table-cell>
          <table:table-cell table:formula="of:=[.E217]*24*30/1024" office:value-type="float" office:value="21.97265625" calcext:value-type="float">
            <text:p>21,97</text:p>
          </table:table-cell>
          <table:table-cell table:formula="of:=[.E217]*8/(60*60)" office:value-type="float" office:value="0.0694444444444444" calcext:value-type="float">
            <text:p>0,0694</text:p>
          </table:table-cell>
          <table:table-cell table:number-columns-repeated="1016"/>
        </table:table-row>
        <table:table-row table:style-name="ro1">
          <table:table-cell table:formula="of:=2*10" office:value-type="float" office:value="20" calcext:value-type="float">
            <text:p>20</text:p>
          </table:table-cell>
          <table:table-cell office:value-type="string" calcext:value-type="string">
            <text:p>Dendrómetros</text:p>
          </table:table-cell>
          <table:table-cell table:formula="of:=[TEstimacionesxUnidadProductiva.A218]*VLOOKUP([TEstimacionesxUnidadProductiva.$C$213];[TIndicadores.$I$26:.$N$39];2;0)/100" office:value-type="float" office:value="10" calcext:value-type="float">
            <text:p>10,00</text:p>
          </table:table-cell>
          <table:table-cell table:formula="of:=1" office:value-type="float" office:value="1" calcext:value-type="float">
            <text:p>1</text:p>
          </table:table-cell>
          <table:table-cell table:formula="of:=[.D218]*[.C218]*VLOOKUP([.B218];[.$B$3:.$C$20];2;0)/1024" office:value-type="float" office:value="0.625" calcext:value-type="float">
            <text:p>0,63</text:p>
          </table:table-cell>
          <table:table-cell table:formula="of:=[.E218]*24*30/1024" office:value-type="float" office:value="0.439453125" calcext:value-type="float">
            <text:p>0,44</text:p>
          </table:table-cell>
          <table:table-cell table:formula="of:=[.E218]*8/(60*60)" office:value-type="float" office:value="0.00138888888888889" calcext:value-type="float">
            <text:p>0,0014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medad de la hoja</text:p>
          </table:table-cell>
          <table:table-cell table:formula="of:=[TEstimacionesxUnidadProductiva.A219]*VLOOKUP([TEstimacionesxUnidadProductiva.$C$213];[TIndicadores.$I$26:.$N$39];2;0)/100" office:value-type="float" office:value="10" calcext:value-type="float">
            <text:p>10,00</text:p>
          </table:table-cell>
          <table:table-cell table:formula="of:=60/12" office:value-type="float" office:value="5" calcext:value-type="float">
            <text:p>5</text:p>
          </table:table-cell>
          <table:table-cell table:formula="of:=[.D219]*[.C219]*VLOOKUP([.B219];[.$B$3:.$C$20];2;0)/1024" office:value-type="float" office:value="3.125" calcext:value-type="float">
            <text:p>3,13</text:p>
          </table:table-cell>
          <table:table-cell table:formula="of:=[.E219]*24*30/1024" office:value-type="float" office:value="2.197265625" calcext:value-type="float">
            <text:p>2,20</text:p>
          </table:table-cell>
          <table:table-cell table:formula="of:=[.E219]*8/(60*60)" office:value-type="float" office:value="0.00694444444444444" calcext:value-type="float">
            <text:p>0,0069</text:p>
          </table:table-cell>
          <table:table-cell table:number-columns-repeated="1016"/>
        </table:table-row>
        <table:table-row table:style-name="ro1">
          <table:table-cell table:formula="of:=10" office:value-type="float" office:value="10" calcext:value-type="float">
            <text:p>10</text:p>
          </table:table-cell>
          <table:table-cell office:value-type="string" calcext:value-type="string">
            <text:p>Temperatura y Humedad Relativa</text:p>
          </table:table-cell>
          <table:table-cell table:formula="of:=[TEstimacionesxUnidadProductiva.A220]*VLOOKUP([TEstimacionesxUnidadProductiva.$C$213];[TIndicadores.$I$26:.$N$39];2;0)/100" office:value-type="float" office:value="5" calcext:value-type="float">
            <text:p>5,00</text:p>
          </table:table-cell>
          <table:table-cell table:formula="of:=60/12" office:value-type="float" office:value="5" calcext:value-type="float">
            <text:p>5</text:p>
          </table:table-cell>
          <table:table-cell table:formula="of:=[.D220]*[.C220]*VLOOKUP([.B220];[.$B$3:.$C$20];2;0)/1024" office:value-type="float" office:value="3.125" calcext:value-type="float">
            <text:p>3,13</text:p>
          </table:table-cell>
          <table:table-cell table:formula="of:=[.E220]*24*30/1024" office:value-type="float" office:value="2.197265625" calcext:value-type="float">
            <text:p>2,20</text:p>
          </table:table-cell>
          <table:table-cell table:formula="of:=[.E220]*8/(60*60)" office:value-type="float" office:value="0.00694444444444444" calcext:value-type="float">
            <text:p>0,0069</text:p>
          </table:table-cell>
          <table:table-cell table:number-columns-repeated="1016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Válvulas <text:s/>Inalámbricas</text:p>
          </table:table-cell>
          <table:table-cell table:formula="of:=[TEstimacionesxUnidadProductiva.A221]*VLOOKUP([TEstimacionesxUnidadProductiva.$C$213];[TIndicadores.$I$26:.$N$39];2;0)/100" office:value-type="float" office:value="10" calcext:value-type="float">
            <text:p>10,00</text:p>
          </table:table-cell>
          <table:table-cell table:formula="of:=60" office:value-type="float" office:value="60" calcext:value-type="float">
            <text:p>60</text:p>
          </table:table-cell>
          <table:table-cell table:formula="of:=[.D221]*[.C221]*VLOOKUP([.B221];[.$B$3:.$C$20];2;0)/1024" office:value-type="float" office:value="37.5" calcext:value-type="float">
            <text:p>37,50</text:p>
          </table:table-cell>
          <table:table-cell table:formula="of:=[.E221]*24*30/1024" office:value-type="float" office:value="26.3671875" calcext:value-type="float">
            <text:p>26,37</text:p>
          </table:table-cell>
          <table:table-cell table:formula="of:=[.E221]*8/(60*60)" office:value-type="float" office:value="0.0833333333333333" calcext:value-type="float">
            <text:p>0,083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ndrómetro</text:p>
          </table:table-cell>
          <table:table-cell table:formula="of:=[TEstimacionesxUnidadProductiva.A222]*VLOOKUP([TEstimacionesxUnidadProductiva.$C$213];[TIndicadores.$I$26:.$N$39];2;0)/100" office:value-type="float" office:value="5" calcext:value-type="float">
            <text:p>5,00</text:p>
          </table:table-cell>
          <table:table-cell office:value-type="float" office:value="1" calcext:value-type="float">
            <text:p>1</text:p>
          </table:table-cell>
          <table:table-cell table:formula="of:=[.D222]*[.C222]*VLOOKUP([.B222];[.$B$3:.$C$20];2;0)/1024" office:value-type="float" office:value="0.3125" calcext:value-type="float">
            <text:p>0,31</text:p>
          </table:table-cell>
          <table:table-cell table:formula="of:=[.E222]*24*30/1024" office:value-type="float" office:value="0.2197265625" calcext:value-type="float">
            <text:p>0,22</text:p>
          </table:table-cell>
          <table:table-cell table:formula="of:=[.E222]*8/(60*60)" office:value-type="float" office:value="0.000694444444444444" calcext:value-type="float">
            <text:p>0,000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rol de Compuertas y Válvulas</text:p>
          </table:table-cell>
          <table:table-cell table:formula="of:=[TEstimacionesxUnidadProductiva.A223]*VLOOKUP([TEstimacionesxUnidadProductiva.$C$213];[TIndicadores.$I$26:.$N$39];2;0)/100" office:value-type="float" office:value="1" calcext:value-type="float">
            <text:p>1,00</text:p>
          </table:table-cell>
          <table:table-cell table:formula="of:=60" office:value-type="float" office:value="60" calcext:value-type="float">
            <text:p>60</text:p>
          </table:table-cell>
          <table:table-cell table:formula="of:=[.D223]*[.C223]*VLOOKUP([.B223];[.$B$3:.$C$20];2;0)/1024" office:value-type="float" office:value="7.5" calcext:value-type="float">
            <text:p>7,50</text:p>
          </table:table-cell>
          <table:table-cell table:formula="of:=[.E223]*24*30/1024" office:value-type="float" office:value="5.2734375" calcext:value-type="float">
            <text:p>5,27</text:p>
          </table:table-cell>
          <table:table-cell table:formula="of:=[.E223]*8/(60*60)" office:value-type="float" office:value="0.0166666666666667" calcext:value-type="float">
            <text:p>0,0167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nsores de Flujo</text:p>
          </table:table-cell>
          <table:table-cell table:formula="of:=[TEstimacionesxUnidadProductiva.A224]*VLOOKUP([TEstimacionesxUnidadProductiva.$C$213];[TIndicadores.$I$26:.$N$39];2;0)/100" office:value-type="float" office:value="5" calcext:value-type="float">
            <text:p>5,00</text:p>
          </table:table-cell>
          <table:table-cell table:formula="of:=60" office:value-type="float" office:value="60" calcext:value-type="float">
            <text:p>60</text:p>
          </table:table-cell>
          <table:table-cell table:formula="of:=[.D224]*[.C224]*VLOOKUP([.B224];[.$B$3:.$C$20];2;0)/1024" office:value-type="float" office:value="18.75" calcext:value-type="float">
            <text:p>18,75</text:p>
          </table:table-cell>
          <table:table-cell table:formula="of:=[.E224]*24*30/1024" office:value-type="float" office:value="13.18359375" calcext:value-type="float">
            <text:p>13,18</text:p>
          </table:table-cell>
          <table:table-cell table:formula="of:=[.E224]*8/(60*60)" office:value-type="float" office:value="0.0416666666666667" calcext:value-type="float">
            <text:p>0,041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bleros de Riego</text:p>
          </table:table-cell>
          <table:table-cell table:formula="of:=[TEstimacionesxUnidadProductiva.A225]*VLOOKUP([TEstimacionesxUnidadProductiva.$C$213];[TIndicadores.$I$26:.$N$39];2;0)/100" office:value-type="float" office:value="2" calcext:value-type="float">
            <text:p>2,00</text:p>
          </table:table-cell>
          <table:table-cell table:formula="of:=60" office:value-type="float" office:value="60" calcext:value-type="float">
            <text:p>60</text:p>
          </table:table-cell>
          <table:table-cell table:formula="of:=[.D225]*[.C225]*VLOOKUP([.B225];[.$B$3:.$C$20];2;0)/1024" office:value-type="float" office:value="7.5" calcext:value-type="float">
            <text:p>7,50</text:p>
          </table:table-cell>
          <table:table-cell table:formula="of:=[.E225]*24*30/1024" office:value-type="float" office:value="5.2734375" calcext:value-type="float">
            <text:p>5,27</text:p>
          </table:table-cell>
          <table:table-cell table:formula="of:=[.E225]*8/(60*60)" office:value-type="float" office:value="0.0166666666666667" calcext:value-type="float">
            <text:p>0,016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sores de Nivel</text:p>
          </table:table-cell>
          <table:table-cell table:formula="of:=[TEstimacionesxUnidadProductiva.A226]*VLOOKUP([TEstimacionesxUnidadProductiva.$C$213];[TIndicadores.$I$26:.$N$39];2;0)/100" office:value-type="float" office:value="2" calcext:value-type="float">
            <text:p>2,00</text:p>
          </table:table-cell>
          <table:table-cell table:formula="of:=60" office:value-type="float" office:value="60" calcext:value-type="float">
            <text:p>60</text:p>
          </table:table-cell>
          <table:table-cell table:formula="of:=[.D226]*[.C226]*VLOOKUP([.B226];[.$B$3:.$C$20];2;0)/1024" office:value-type="float" office:value="7.5" calcext:value-type="float">
            <text:p>7,50</text:p>
          </table:table-cell>
          <table:table-cell table:formula="of:=[.E226]*24*30/1024" office:value-type="float" office:value="5.2734375" calcext:value-type="float">
            <text:p>5,27</text:p>
          </table:table-cell>
          <table:table-cell table:formula="of:=[.E226]*8/(60*60)" office:value-type="float" office:value="0.0166666666666667" calcext:value-type="float">
            <text:p>0,016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Monitoreo de la cadena de frio</text:p>
          </table:table-cell>
          <table:table-cell table:formula="of:=[TEstimacionesxUnidadProductiva.A227]*VLOOKUP([TEstimacionesxUnidadProductiva.$C$213];[TIndicadores.$I$26:.$N$39];2;0)/100" office:value-type="float" office:value="2" calcext:value-type="float">
            <text:p>2,00</text:p>
          </table:table-cell>
          <table:table-cell table:formula="of:=60" office:value-type="float" office:value="60" calcext:value-type="float">
            <text:p>60</text:p>
          </table:table-cell>
          <table:table-cell table:formula="of:=[.D227]*[.C227]*VLOOKUP([.B227];[.$B$3:.$C$20];2;0)/1024" office:value-type="float" office:value="7.5" calcext:value-type="float">
            <text:p>7,50</text:p>
          </table:table-cell>
          <table:table-cell table:formula="of:=[.E227]*24*30/1024" office:value-type="float" office:value="5.2734375" calcext:value-type="float">
            <text:p>5,27</text:p>
          </table:table-cell>
          <table:table-cell table:formula="of:=[.E227]*8/(60*60)" office:value-type="float" office:value="0.0166666666666667" calcext:value-type="float">
            <text:p>0,0167</text:p>
          </table:table-cell>
          <table:table-cell table:number-columns-repeated="1016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formula="of:=SUM([.C215:.C227])" office:value-type="float" office:value="104" calcext:value-type="float">
            <text:p>104,00</text:p>
          </table:table-cell>
          <table:table-cell table:style-name="ce14" table:formula="of:=SUM([.D215:.D227])" office:value-type="float" office:value="437" calcext:value-type="float">
            <text:p>437,00</text:p>
          </table:table-cell>
          <table:table-cell table:formula="of:=SUM([.E215:.E227])" office:value-type="float" office:value="132.1875" calcext:value-type="float">
            <text:p>132,19</text:p>
          </table:table-cell>
          <table:table-cell table:formula="of:=SUM([.F215:.F227])" office:value-type="float" office:value="92.9443359375" calcext:value-type="float">
            <text:p>92,94</text:p>
          </table:table-cell>
          <table:table-cell table:formula="of:=SUM([.G215:.G227])" office:value-type="float" office:value="0.29375" calcext:value-type="float">
            <text:p>0,2938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Cantidad Estimada</text:p>
          </table:table-cell>
          <table:table-cell table:style-name="ce29" office:value-type="string" calcext:value-type="string">
            <text:p>Servicio Internet Transaccional</text:p>
          </table:table-cell>
          <table:table-cell table:style-name="ce33" office:value-type="string" calcext:value-type="string">
            <text:p>Cantidad</text:p>
          </table:table-cell>
          <table:table-cell table:style-name="ce39" office:value-type="string" calcext:value-type="string">
            <text:p>Accesos / Hora</text:p>
          </table:table-cell>
          <table:table-cell table:style-name="ce39" office:value-type="string" calcext:value-type="string">
            <text:p>Tráfico / hora (Mbyte)</text:p>
          </table:table-cell>
          <table:table-cell table:style-name="ce33" office:value-type="string" calcext:value-type="string">
            <text:p>Tráfico Mensual MB</text:p>
          </table:table-cell>
          <table:table-cell table:style-name="ce45" office:value-type="string" calcext:value-type="string">
            <text:p>Banda Ancha Promedio (Mbp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Sistemas de Información Geográfica del Predio</text:p>
          </table:table-cell>
          <table:table-cell table:formula="of:=[TEstimacionesxUnidadProductiva.A230]*VLOOKUP([TEstimacionesxUnidadProductiva.$C$213];[TIndicadores.$I$26:.$N$39];2;0)/100" office:value-type="float" office:value="0.5" calcext:value-type="float">
            <text:p>0,50</text:p>
          </table:table-cell>
          <table:table-cell office:value-type="float" office:value="10" calcext:value-type="float">
            <text:p>10</text:p>
          </table:table-cell>
          <table:table-cell table:formula="of:=[.D230]*[.C230]*VLOOKUP([.B230];[.$B$3:.$C$20];2;0)/(1024*1024)" office:value-type="float" office:value="0.625" calcext:value-type="float">
            <text:p>0,63</text:p>
          </table:table-cell>
          <table:table-cell table:formula="of:=[.E230]*24*30" office:value-type="float" office:value="450" calcext:value-type="float">
            <text:p>450,00</text:p>
          </table:table-cell>
          <table:table-cell table:formula="of:=[.E230]*8/(60*60)" office:value-type="float" office:value="0.00138888888888889" calcext:value-type="float">
            <text:p>0,001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Teledetección y Robótica</text:p>
          </table:table-cell>
          <table:table-cell table:formula="of:=[TEstimacionesxUnidadProductiva.A231]*VLOOKUP([TEstimacionesxUnidadProductiva.$C$213];[TIndicadores.$I$26:.$N$39];2;0)/100" office:value-type="float" office:value="0.5" calcext:value-type="float">
            <text:p>0,50</text:p>
          </table:table-cell>
          <table:table-cell office:value-type="float" office:value="10" calcext:value-type="float">
            <text:p>10</text:p>
          </table:table-cell>
          <table:table-cell table:formula="of:=[.D231]*[.C231]*VLOOKUP([.B231];[.$B$3:.$C$20];2;0)/(1024*1024)" office:value-type="float" office:value="2.5" calcext:value-type="float">
            <text:p>2,50</text:p>
          </table:table-cell>
          <table:table-cell table:formula="of:=[.E231]*24*30" office:value-type="float" office:value="1800" calcext:value-type="float">
            <text:p>1.800,00</text:p>
          </table:table-cell>
          <table:table-cell table:formula="of:=[.E231]*8/(60*60)" office:value-type="float" office:value="0.00555555555555556" calcext:value-type="float">
            <text:p>0,005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Aplicaciones agrícolas móviles</text:p>
          </table:table-cell>
          <table:table-cell table:formula="of:=[TEstimacionesxUnidadProductiva.A232]*VLOOKUP([TEstimacionesxUnidadProductiva.$C$213];[TIndicadores.$I$26:.$N$39];2;0)/100" office:value-type="float" office:value="1" calcext:value-type="float">
            <text:p>1,00</text:p>
          </table:table-cell>
          <table:table-cell office:value-type="float" office:value="20" calcext:value-type="float">
            <text:p>20</text:p>
          </table:table-cell>
          <table:table-cell table:formula="of:=[.D232]*[.C232]*VLOOKUP([.B232];[.$B$3:.$C$20];2;0)/(1024*1024)" office:value-type="float" office:value="0.0390625" calcext:value-type="float">
            <text:p>0,04</text:p>
          </table:table-cell>
          <table:table-cell table:formula="of:=[.E232]*24*30" office:value-type="float" office:value="28.125" calcext:value-type="float">
            <text:p>28,13</text:p>
          </table:table-cell>
          <table:table-cell table:formula="of:=[.E232]*8/(60*60)" office:value-type="float" office:value="0.0000868055555555556" calcext:value-type="float">
            <text:p>0,000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plicaciones de ofimática</text:p>
          </table:table-cell>
          <table:table-cell table:formula="of:=[TEstimacionesxUnidadProductiva.A233]*VLOOKUP([TEstimacionesxUnidadProductiva.$C$213];[TIndicadores.$I$26:.$N$39];2;0)/100" office:value-type="float" office:value="0.5" calcext:value-type="float">
            <text:p>0,50</text:p>
          </table:table-cell>
          <table:table-cell office:value-type="float" office:value="30" calcext:value-type="float">
            <text:p>30</text:p>
          </table:table-cell>
          <table:table-cell table:formula="of:=[.D233]*[.C233]*VLOOKUP([.B233];[.$B$3:.$C$20];2;0)/(1024*1024)" office:value-type="float" office:value="0.029296875" calcext:value-type="float">
            <text:p>0,03</text:p>
          </table:table-cell>
          <table:table-cell table:formula="of:=[.E233]*24*30" office:value-type="float" office:value="21.09375" calcext:value-type="float">
            <text:p>21,09</text:p>
          </table:table-cell>
          <table:table-cell table:formula="of:=[.E233]*8/(60*60)" office:value-type="float" office:value="0.0000651041666666667" calcext:value-type="float">
            <text:p>0,0001</text:p>
          </table:table-cell>
          <table:table-cell table:number-columns-repeated="1016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formula="of:=SUM([.C230:.C233])" office:value-type="float" office:value="2.5" calcext:value-type="float">
            <text:p>2,50</text:p>
          </table:table-cell>
          <table:table-cell table:style-name="ce14" table:formula="of:=SUM([.D230:.D233])" office:value-type="float" office:value="70" calcext:value-type="float">
            <text:p>70,00</text:p>
          </table:table-cell>
          <table:table-cell table:formula="of:=SUM([.E230:.E233])" office:value-type="float" office:value="3.193359375" calcext:value-type="float">
            <text:p>3,19</text:p>
          </table:table-cell>
          <table:table-cell table:formula="of:=SUM([.F230:.F233])" office:value-type="float" office:value="2299.21875" calcext:value-type="float">
            <text:p>2.299,22</text:p>
          </table:table-cell>
          <table:table-cell table:formula="of:=SUM([.G230:.G233])" office:value-type="float" office:value="0.00709635416666667" calcext:value-type="float">
            <text:p>0,0071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Cantidad Estimada</text:p>
          </table:table-cell>
          <table:table-cell table:style-name="ce29" office:value-type="string" calcext:value-type="string">
            <text:p>Servicio Internet Tradicional</text:p>
          </table:table-cell>
          <table:table-cell table:style-name="ce33" office:value-type="string" calcext:value-type="string">
            <text:p>Cantidad</text:p>
          </table:table-cell>
          <table:table-cell table:style-name="ce39" office:value-type="string" calcext:value-type="string">
            <text:p>Accesos / Hora</text:p>
          </table:table-cell>
          <table:table-cell table:style-name="ce39" office:value-type="string" calcext:value-type="string">
            <text:p>Tráfico / hora (Mbyte)</text:p>
          </table:table-cell>
          <table:table-cell table:style-name="ce33" office:value-type="string" calcext:value-type="string">
            <text:p>Tráfico Mensual GB</text:p>
          </table:table-cell>
          <table:table-cell table:style-name="ce45" office:value-type="string" calcext:value-type="string">
            <text:p>Banda Ancha Promedio (Mbp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plicaciones de TeleVigilancia</text:p>
          </table:table-cell>
          <table:table-cell table:formula="of:=[TEstimacionesxUnidadProductiva.A236]*VLOOKUP([TEstimacionesxUnidadProductiva.$C$213];[TIndicadores.$I$26:.$N$39];2;0)/100" office:value-type="float" office:value="0.5" calcext:value-type="float">
            <text:p>0,50</text:p>
          </table:table-cell>
          <table:table-cell office:value-type="float" office:value="60" calcext:value-type="float">
            <text:p>60</text:p>
          </table:table-cell>
          <table:table-cell table:formula="of:=[.D236]*[.C236]*60*VLOOKUP([.B236];[.$B$3:.$C$20];2;0)/(1024*1024)" office:value-type="float" office:value="65.91796875" calcext:value-type="float">
            <text:p>65,92</text:p>
          </table:table-cell>
          <table:table-cell table:formula="of:=[.E236]*24*30/1024" office:value-type="float" office:value="46.3485717773438" calcext:value-type="float">
            <text:p>46,35</text:p>
          </table:table-cell>
          <table:table-cell table:formula="of:=[.E236]*8/(60*60)" office:value-type="float" office:value="0.146484375" calcext:value-type="float">
            <text:p>0,1465</text:p>
          </table:table-cell>
          <table:table-cell table:number-columns-repeated="1016"/>
        </table:table-row>
        <table:table-row table:style-name="ro1">
          <table:table-cell table:style-name="ce20"/>
          <table:table-cell table:style-name="ce30" office:value-type="string" calcext:value-type="string">
            <text:p>TOTAL</text:p>
          </table:table-cell>
          <table:table-cell table:style-name="ce34" table:formula="of:=SUM([.C236:.C236])" office:value-type="float" office:value="0.5" calcext:value-type="float">
            <text:p>0,5000</text:p>
          </table:table-cell>
          <table:table-cell table:style-name="ce34" table:formula="of:=SUM([.D236:.D236])" office:value-type="float" office:value="60" calcext:value-type="float">
            <text:p>60,0000</text:p>
          </table:table-cell>
          <table:table-cell table:style-name="ce34" table:formula="of:=SUM([.E236:.E236])" office:value-type="float" office:value="65.91796875" calcext:value-type="float">
            <text:p>65,9180</text:p>
          </table:table-cell>
          <table:table-cell table:style-name="ce34" table:formula="of:=SUM([.F236:.F236])" office:value-type="float" office:value="46.3485717773438" calcext:value-type="float">
            <text:p>46,3486</text:p>
          </table:table-cell>
          <table:table-cell table:style-name="ce46" table:formula="of:=SUM([.G236:.G236])" office:value-type="float" office:value="0.146484375" calcext:value-type="float">
            <text:p>0,1465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6"/>
          <table:table-cell table:style-name="ce24" office:value-type="string" calcext:value-type="string">
            <text:p>Especie</text:p>
          </table:table-cell>
          <table:table-cell table:style-name="ce31" office:value-type="string" calcext:value-type="string" table:number-columns-spanned="5" table:number-rows-spanned="1">
            <text:p>UVA DE MESA</text:p>
          </table:table-cell>
          <table:covered-table-cell table:number-columns-repeated="3" table:style-name="ce37"/>
          <table:covered-table-cell table:style-name="ce42"/>
          <table:table-cell table:number-columns-repeated="1016"/>
        </table:table-row>
        <table:table-row table:style-name="ro5">
          <table:table-cell table:style-name="ce17" office:value-type="string" calcext:value-type="string">
            <text:p>Cantidad Estimada</text:p>
          </table:table-cell>
          <table:table-cell table:style-name="ce25" office:value-type="string" calcext:value-type="string">
            <text:p>Servicio IoT</text:p>
          </table:table-cell>
          <table:table-cell table:style-name="ce32" office:value-type="string" calcext:value-type="string">
            <text:p>Cantidad</text:p>
          </table:table-cell>
          <table:table-cell table:style-name="ce38" office:value-type="string" calcext:value-type="string">
            <text:p>Accesos / Hora</text:p>
          </table:table-cell>
          <table:table-cell table:style-name="ce38" office:value-type="string" calcext:value-type="string">
            <text:p>Tráfico / hora (Kbyte)</text:p>
          </table:table-cell>
          <table:table-cell table:style-name="ce32" office:value-type="string" calcext:value-type="string">
            <text:p>Tráfico Mensual MB</text:p>
          </table:table-cell>
          <table:table-cell table:style-name="ce43" office:value-type="string" calcext:value-type="string">
            <text:p>Banda Ancha Promedio (Kbps)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Sistemas de Posicionamiento global</text:p>
          </table:table-cell>
          <table:table-cell table:formula="of:=[TEstimacionesxUnidadProductiva.A242]*VLOOKUP([TEstimacionesxUnidadProductiva.$C$240];[TIndicadores.$I$26:.$N$39];2;0)/100" office:value-type="float" office:value="3.67626702388926" calcext:value-type="float">
            <text:p>3,68</text:p>
          </table:table-cell>
          <table:table-cell table:formula="of:=60" office:value-type="float" office:value="60" calcext:value-type="float">
            <text:p>60</text:p>
          </table:table-cell>
          <table:table-cell table:formula="of:=[.D242]*[.C242]*VLOOKUP([.B242];[.$B$3:.$C$20];2;0)/1024" office:value-type="float" office:value="13.7860013395847" calcext:value-type="float">
            <text:p>13,79</text:p>
          </table:table-cell>
          <table:table-cell table:formula="of:=[.E242]*24*30/1024" office:value-type="float" office:value="9.69328219189551" calcext:value-type="float">
            <text:p>9,69</text:p>
          </table:table-cell>
          <table:table-cell table:formula="of:=[.E242]*8/(60*60)" office:value-type="float" office:value="0.0306355585324105" calcext:value-type="float">
            <text:p>0,0306</text:p>
          </table:table-cell>
          <table:table-cell table:number-columns-repeated="1016"/>
        </table:table-row>
        <table:table-row table:style-name="ro1">
          <table:table-cell/>
          <table:table-cell table:style-name="ce26" office:value-type="string" calcext:value-type="string">
            <text:p>Monitoreo de Riego</text:p>
          </table:table-cell>
          <table:table-cell table:number-columns-repeated="1021"/>
        </table:table-row>
        <table:table-row table:style-name="ro1">
          <table:table-cell table:formula="of:=10*10" office:value-type="float" office:value="100" calcext:value-type="float">
            <text:p>100</text:p>
          </table:table-cell>
          <table:table-cell office:value-type="string" calcext:value-type="string">
            <text:p>Humedad de suelo</text:p>
          </table:table-cell>
          <table:table-cell table:formula="of:=[TEstimacionesxUnidadProductiva.A244]*VLOOKUP([TEstimacionesxUnidadProductiva.$C$240];[TIndicadores.$I$26:.$N$39];2;0)/100" office:value-type="float" office:value="91.9066755972315" calcext:value-type="float">
            <text:p>91,91</text:p>
          </table:table-cell>
          <table:table-cell table:formula="of:=60/12" office:value-type="float" office:value="5" calcext:value-type="float">
            <text:p>5</text:p>
          </table:table-cell>
          <table:table-cell table:formula="of:=[.D244]*[.C244]*VLOOKUP([.B244];[.$B$3:.$C$20];2;0)/1024" office:value-type="float" office:value="57.4416722482697" calcext:value-type="float">
            <text:p>57,44</text:p>
          </table:table-cell>
          <table:table-cell table:formula="of:=[.E244]*24*30/1024" office:value-type="float" office:value="40.3886757995646" calcext:value-type="float">
            <text:p>40,39</text:p>
          </table:table-cell>
          <table:table-cell table:formula="of:=[.E244]*8/(60*60)" office:value-type="float" office:value="0.12764816055171" calcext:value-type="float">
            <text:p>0,1276</text:p>
          </table:table-cell>
          <table:table-cell table:number-columns-repeated="1016"/>
        </table:table-row>
        <table:table-row table:style-name="ro1">
          <table:table-cell table:formula="of:=2*10" office:value-type="float" office:value="20" calcext:value-type="float">
            <text:p>20</text:p>
          </table:table-cell>
          <table:table-cell office:value-type="string" calcext:value-type="string">
            <text:p>Dendrómetros</text:p>
          </table:table-cell>
          <table:table-cell table:formula="of:=[TEstimacionesxUnidadProductiva.A245]*VLOOKUP([TEstimacionesxUnidadProductiva.$C$240];[TIndicadores.$I$26:.$N$39];2;0)/100" office:value-type="float" office:value="18.3813351194463" calcext:value-type="float">
            <text:p>18,38</text:p>
          </table:table-cell>
          <table:table-cell table:formula="of:=1" office:value-type="float" office:value="1" calcext:value-type="float">
            <text:p>1</text:p>
          </table:table-cell>
          <table:table-cell table:formula="of:=[.D245]*[.C245]*VLOOKUP([.B245];[.$B$3:.$C$20];2;0)/1024" office:value-type="float" office:value="1.14883344496539" calcext:value-type="float">
            <text:p>1,15</text:p>
          </table:table-cell>
          <table:table-cell table:formula="of:=[.E245]*24*30/1024" office:value-type="float" office:value="0.807773515991293" calcext:value-type="float">
            <text:p>0,81</text:p>
          </table:table-cell>
          <table:table-cell table:formula="of:=[.E245]*8/(60*60)" office:value-type="float" office:value="0.00255296321103421" calcext:value-type="float">
            <text:p>0,0026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medad de la hoja</text:p>
          </table:table-cell>
          <table:table-cell table:formula="of:=[TEstimacionesxUnidadProductiva.A246]*VLOOKUP([TEstimacionesxUnidadProductiva.$C$240];[TIndicadores.$I$26:.$N$39];2;0)/100" office:value-type="float" office:value="18.3813351194463" calcext:value-type="float">
            <text:p>18,38</text:p>
          </table:table-cell>
          <table:table-cell table:formula="of:=60/12" office:value-type="float" office:value="5" calcext:value-type="float">
            <text:p>5</text:p>
          </table:table-cell>
          <table:table-cell table:formula="of:=[.D246]*[.C246]*VLOOKUP([.B246];[.$B$3:.$C$20];2;0)/1024" office:value-type="float" office:value="5.74416722482697" calcext:value-type="float">
            <text:p>5,74</text:p>
          </table:table-cell>
          <table:table-cell table:formula="of:=[.E246]*24*30/1024" office:value-type="float" office:value="4.03886757995646" calcext:value-type="float">
            <text:p>4,04</text:p>
          </table:table-cell>
          <table:table-cell table:formula="of:=[.E246]*8/(60*60)" office:value-type="float" office:value="0.012764816055171" calcext:value-type="float">
            <text:p>0,0128</text:p>
          </table:table-cell>
          <table:table-cell table:number-columns-repeated="1016"/>
        </table:table-row>
        <table:table-row table:style-name="ro1">
          <table:table-cell table:formula="of:=10" office:value-type="float" office:value="10" calcext:value-type="float">
            <text:p>10</text:p>
          </table:table-cell>
          <table:table-cell office:value-type="string" calcext:value-type="string">
            <text:p>Temperatura y Humedad Relativa</text:p>
          </table:table-cell>
          <table:table-cell table:formula="of:=[TEstimacionesxUnidadProductiva.A247]*VLOOKUP([TEstimacionesxUnidadProductiva.$C$240];[TIndicadores.$I$26:.$N$39];2;0)/100" office:value-type="float" office:value="9.19066755972315" calcext:value-type="float">
            <text:p>9,19</text:p>
          </table:table-cell>
          <table:table-cell table:formula="of:=60/12" office:value-type="float" office:value="5" calcext:value-type="float">
            <text:p>5</text:p>
          </table:table-cell>
          <table:table-cell table:formula="of:=[.D247]*[.C247]*VLOOKUP([.B247];[.$B$3:.$C$20];2;0)/1024" office:value-type="float" office:value="5.74416722482697" calcext:value-type="float">
            <text:p>5,74</text:p>
          </table:table-cell>
          <table:table-cell table:formula="of:=[.E247]*24*30/1024" office:value-type="float" office:value="4.03886757995646" calcext:value-type="float">
            <text:p>4,04</text:p>
          </table:table-cell>
          <table:table-cell table:formula="of:=[.E247]*8/(60*60)" office:value-type="float" office:value="0.012764816055171" calcext:value-type="float">
            <text:p>0,0128</text:p>
          </table:table-cell>
          <table:table-cell table:number-columns-repeated="1016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Válvulas <text:s/>Inalámbricas</text:p>
          </table:table-cell>
          <table:table-cell table:formula="of:=[TEstimacionesxUnidadProductiva.A248]*VLOOKUP([TEstimacionesxUnidadProductiva.$C$240];[TIndicadores.$I$26:.$N$39];2;0)/100" office:value-type="float" office:value="18.3813351194463" calcext:value-type="float">
            <text:p>18,38</text:p>
          </table:table-cell>
          <table:table-cell table:formula="of:=60" office:value-type="float" office:value="60" calcext:value-type="float">
            <text:p>60</text:p>
          </table:table-cell>
          <table:table-cell table:formula="of:=[.D248]*[.C248]*VLOOKUP([.B248];[.$B$3:.$C$20];2;0)/1024" office:value-type="float" office:value="68.9300066979236" calcext:value-type="float">
            <text:p>68,93</text:p>
          </table:table-cell>
          <table:table-cell table:formula="of:=[.E248]*24*30/1024" office:value-type="float" office:value="48.4664109594776" calcext:value-type="float">
            <text:p>48,47</text:p>
          </table:table-cell>
          <table:table-cell table:formula="of:=[.E248]*8/(60*60)" office:value-type="float" office:value="0.153177792662053" calcext:value-type="float">
            <text:p>0,1532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ndrómetro</text:p>
          </table:table-cell>
          <table:table-cell table:formula="of:=[TEstimacionesxUnidadProductiva.A249]*VLOOKUP([TEstimacionesxUnidadProductiva.$C$240];[TIndicadores.$I$26:.$N$39];2;0)/100" office:value-type="float" office:value="9.19066755972315" calcext:value-type="float">
            <text:p>9,19</text:p>
          </table:table-cell>
          <table:table-cell office:value-type="float" office:value="1" calcext:value-type="float">
            <text:p>1</text:p>
          </table:table-cell>
          <table:table-cell table:formula="of:=[.D249]*[.C249]*VLOOKUP([.B249];[.$B$3:.$C$20];2;0)/1024" office:value-type="float" office:value="0.574416722482697" calcext:value-type="float">
            <text:p>0,57</text:p>
          </table:table-cell>
          <table:table-cell table:formula="of:=[.E249]*24*30/1024" office:value-type="float" office:value="0.403886757995646" calcext:value-type="float">
            <text:p>0,40</text:p>
          </table:table-cell>
          <table:table-cell table:formula="of:=[.E249]*8/(60*60)" office:value-type="float" office:value="0.0012764816055171" calcext:value-type="float">
            <text:p>0,001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rol de Compuertas y Válvulas</text:p>
          </table:table-cell>
          <table:table-cell table:formula="of:=[TEstimacionesxUnidadProductiva.A250]*VLOOKUP([TEstimacionesxUnidadProductiva.$C$240];[TIndicadores.$I$26:.$N$39];2;0)/100" office:value-type="float" office:value="1.83813351194463" calcext:value-type="float">
            <text:p>1,84</text:p>
          </table:table-cell>
          <table:table-cell table:formula="of:=60" office:value-type="float" office:value="60" calcext:value-type="float">
            <text:p>60</text:p>
          </table:table-cell>
          <table:table-cell table:formula="of:=[.D250]*[.C250]*VLOOKUP([.B250];[.$B$3:.$C$20];2;0)/1024" office:value-type="float" office:value="13.7860013395847" calcext:value-type="float">
            <text:p>13,79</text:p>
          </table:table-cell>
          <table:table-cell table:formula="of:=[.E250]*24*30/1024" office:value-type="float" office:value="9.69328219189551" calcext:value-type="float">
            <text:p>9,69</text:p>
          </table:table-cell>
          <table:table-cell table:formula="of:=[.E250]*8/(60*60)" office:value-type="float" office:value="0.0306355585324105" calcext:value-type="float">
            <text:p>0,030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nsores de Flujo</text:p>
          </table:table-cell>
          <table:table-cell table:formula="of:=[TEstimacionesxUnidadProductiva.A251]*VLOOKUP([TEstimacionesxUnidadProductiva.$C$240];[TIndicadores.$I$26:.$N$39];2;0)/100" office:value-type="float" office:value="9.19066755972315" calcext:value-type="float">
            <text:p>9,19</text:p>
          </table:table-cell>
          <table:table-cell table:formula="of:=60" office:value-type="float" office:value="60" calcext:value-type="float">
            <text:p>60</text:p>
          </table:table-cell>
          <table:table-cell table:formula="of:=[.D251]*[.C251]*VLOOKUP([.B251];[.$B$3:.$C$20];2;0)/1024" office:value-type="float" office:value="34.4650033489618" calcext:value-type="float">
            <text:p>34,47</text:p>
          </table:table-cell>
          <table:table-cell table:formula="of:=[.E251]*24*30/1024" office:value-type="float" office:value="24.2332054797388" calcext:value-type="float">
            <text:p>24,23</text:p>
          </table:table-cell>
          <table:table-cell table:formula="of:=[.E251]*8/(60*60)" office:value-type="float" office:value="0.0765888963310263" calcext:value-type="float">
            <text:p>0,076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bleros de Riego</text:p>
          </table:table-cell>
          <table:table-cell table:formula="of:=[TEstimacionesxUnidadProductiva.A252]*VLOOKUP([TEstimacionesxUnidadProductiva.$C$240];[TIndicadores.$I$26:.$N$39];2;0)/100" office:value-type="float" office:value="3.67626702388926" calcext:value-type="float">
            <text:p>3,68</text:p>
          </table:table-cell>
          <table:table-cell table:formula="of:=60" office:value-type="float" office:value="60" calcext:value-type="float">
            <text:p>60</text:p>
          </table:table-cell>
          <table:table-cell table:formula="of:=[.D252]*[.C252]*VLOOKUP([.B252];[.$B$3:.$C$20];2;0)/1024" office:value-type="float" office:value="13.7860013395847" calcext:value-type="float">
            <text:p>13,79</text:p>
          </table:table-cell>
          <table:table-cell table:formula="of:=[.E252]*24*30/1024" office:value-type="float" office:value="9.69328219189551" calcext:value-type="float">
            <text:p>9,69</text:p>
          </table:table-cell>
          <table:table-cell table:formula="of:=[.E252]*8/(60*60)" office:value-type="float" office:value="0.0306355585324105" calcext:value-type="float">
            <text:p>0,030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sores de Nivel</text:p>
          </table:table-cell>
          <table:table-cell table:formula="of:=[TEstimacionesxUnidadProductiva.A253]*VLOOKUP([TEstimacionesxUnidadProductiva.$C$240];[TIndicadores.$I$26:.$N$39];2;0)/100" office:value-type="float" office:value="3.67626702388926" calcext:value-type="float">
            <text:p>3,68</text:p>
          </table:table-cell>
          <table:table-cell table:formula="of:=60" office:value-type="float" office:value="60" calcext:value-type="float">
            <text:p>60</text:p>
          </table:table-cell>
          <table:table-cell table:formula="of:=[.D253]*[.C253]*VLOOKUP([.B253];[.$B$3:.$C$20];2;0)/1024" office:value-type="float" office:value="13.7860013395847" calcext:value-type="float">
            <text:p>13,79</text:p>
          </table:table-cell>
          <table:table-cell table:formula="of:=[.E253]*24*30/1024" office:value-type="float" office:value="9.69328219189551" calcext:value-type="float">
            <text:p>9,69</text:p>
          </table:table-cell>
          <table:table-cell table:formula="of:=[.E253]*8/(60*60)" office:value-type="float" office:value="0.0306355585324105" calcext:value-type="float">
            <text:p>0,030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Monitoreo de la cadena de frio</text:p>
          </table:table-cell>
          <table:table-cell table:formula="of:=[TEstimacionesxUnidadProductiva.A254]*VLOOKUP([TEstimacionesxUnidadProductiva.$C$240];[TIndicadores.$I$26:.$N$39];2;0)/100" office:value-type="float" office:value="3.67626702388926" calcext:value-type="float">
            <text:p>3,68</text:p>
          </table:table-cell>
          <table:table-cell table:formula="of:=60" office:value-type="float" office:value="60" calcext:value-type="float">
            <text:p>60</text:p>
          </table:table-cell>
          <table:table-cell table:formula="of:=[.D254]*[.C254]*VLOOKUP([.B254];[.$B$3:.$C$20];2;0)/1024" office:value-type="float" office:value="13.7860013395847" calcext:value-type="float">
            <text:p>13,79</text:p>
          </table:table-cell>
          <table:table-cell table:formula="of:=[.E254]*24*30/1024" office:value-type="float" office:value="9.69328219189551" calcext:value-type="float">
            <text:p>9,69</text:p>
          </table:table-cell>
          <table:table-cell table:formula="of:=[.E254]*8/(60*60)" office:value-type="float" office:value="0.0306355585324105" calcext:value-type="float">
            <text:p>0,0306</text:p>
          </table:table-cell>
          <table:table-cell table:number-columns-repeated="1016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formula="of:=SUM([.C242:.C254])" office:value-type="float" office:value="191.165885242242" calcext:value-type="float">
            <text:p>191,17</text:p>
          </table:table-cell>
          <table:table-cell table:style-name="ce14" table:formula="of:=SUM([.D242:.D254])" office:value-type="float" office:value="437" calcext:value-type="float">
            <text:p>437,00</text:p>
          </table:table-cell>
          <table:table-cell table:formula="of:=SUM([.E242:.E254])" office:value-type="float" office:value="242.978273610181" calcext:value-type="float">
            <text:p>242,98</text:p>
          </table:table-cell>
          <table:table-cell table:formula="of:=SUM([.F242:.F254])" office:value-type="float" office:value="170.844098632158" calcext:value-type="float">
            <text:p>170,84</text:p>
          </table:table-cell>
          <table:table-cell table:formula="of:=SUM([.G242:.G254])" office:value-type="float" office:value="0.539951719133735" calcext:value-type="float">
            <text:p>0,5400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Cantidad Estimada</text:p>
          </table:table-cell>
          <table:table-cell table:style-name="ce29" office:value-type="string" calcext:value-type="string">
            <text:p>Servicio Internet Transaccional</text:p>
          </table:table-cell>
          <table:table-cell table:style-name="ce33" office:value-type="string" calcext:value-type="string">
            <text:p>Cantidad</text:p>
          </table:table-cell>
          <table:table-cell table:style-name="ce39" office:value-type="string" calcext:value-type="string">
            <text:p>Accesos / Hora</text:p>
          </table:table-cell>
          <table:table-cell table:style-name="ce39" office:value-type="string" calcext:value-type="string">
            <text:p>Tráfico / hora (Mbyte)</text:p>
          </table:table-cell>
          <table:table-cell table:style-name="ce33" office:value-type="string" calcext:value-type="string">
            <text:p>Tráfico Mensual MB</text:p>
          </table:table-cell>
          <table:table-cell table:style-name="ce45" office:value-type="string" calcext:value-type="string">
            <text:p>Banda Ancha Promedio (Mbp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Sistemas de Información Geográfica del Predio</text:p>
          </table:table-cell>
          <table:table-cell table:formula="of:=[TEstimacionesxUnidadProductiva.A257]*VLOOKUP([TEstimacionesxUnidadProductiva.$C$240];[TIndicadores.$I$26:.$N$39];2;0)/100" office:value-type="float" office:value="0.919066755972315" calcext:value-type="float">
            <text:p>0,92</text:p>
          </table:table-cell>
          <table:table-cell office:value-type="float" office:value="10" calcext:value-type="float">
            <text:p>10</text:p>
          </table:table-cell>
          <table:table-cell table:formula="of:=[.D257]*[.C257]*VLOOKUP([.B257];[.$B$3:.$C$20];2;0)/(1024*1024)" office:value-type="float" office:value="1.14883344496539" calcext:value-type="float">
            <text:p>1,15</text:p>
          </table:table-cell>
          <table:table-cell table:formula="of:=[.E257]*24*30" office:value-type="float" office:value="827.160080375084" calcext:value-type="float">
            <text:p>827,16</text:p>
          </table:table-cell>
          <table:table-cell table:formula="of:=[.E257]*8/(60*60)" office:value-type="float" office:value="0.00255296321103421" calcext:value-type="float">
            <text:p>0,002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Teledetección y Robótica</text:p>
          </table:table-cell>
          <table:table-cell table:formula="of:=[TEstimacionesxUnidadProductiva.A258]*VLOOKUP([TEstimacionesxUnidadProductiva.$C$240];[TIndicadores.$I$26:.$N$39];2;0)/100" office:value-type="float" office:value="0.919066755972315" calcext:value-type="float">
            <text:p>0,92</text:p>
          </table:table-cell>
          <table:table-cell office:value-type="float" office:value="10" calcext:value-type="float">
            <text:p>10</text:p>
          </table:table-cell>
          <table:table-cell table:formula="of:=[.D258]*[.C258]*VLOOKUP([.B258];[.$B$3:.$C$20];2;0)/(1024*1024)" office:value-type="float" office:value="4.59533377986158" calcext:value-type="float">
            <text:p>4,60</text:p>
          </table:table-cell>
          <table:table-cell table:formula="of:=[.E258]*24*30" office:value-type="float" office:value="3308.64032150033" calcext:value-type="float">
            <text:p>3.308,64</text:p>
          </table:table-cell>
          <table:table-cell table:formula="of:=[.E258]*8/(60*60)" office:value-type="float" office:value="0.0102118528441368" calcext:value-type="float">
            <text:p>0,010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Aplicaciones agrícolas móviles</text:p>
          </table:table-cell>
          <table:table-cell table:formula="of:=[TEstimacionesxUnidadProductiva.A259]*VLOOKUP([TEstimacionesxUnidadProductiva.$C$240];[TIndicadores.$I$26:.$N$39];2;0)/100" office:value-type="float" office:value="1.83813351194463" calcext:value-type="float">
            <text:p>1,84</text:p>
          </table:table-cell>
          <table:table-cell office:value-type="float" office:value="20" calcext:value-type="float">
            <text:p>20</text:p>
          </table:table-cell>
          <table:table-cell table:formula="of:=[.D259]*[.C259]*VLOOKUP([.B259];[.$B$3:.$C$20];2;0)/(1024*1024)" office:value-type="float" office:value="0.0718020903103371" calcext:value-type="float">
            <text:p>0,07</text:p>
          </table:table-cell>
          <table:table-cell table:formula="of:=[.E259]*24*30" office:value-type="float" office:value="51.6975050234427" calcext:value-type="float">
            <text:p>51,70</text:p>
          </table:table-cell>
          <table:table-cell table:formula="of:=[.E259]*8/(60*60)" office:value-type="float" office:value="0.000159560200689638" calcext:value-type="float">
            <text:p>0,000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plicaciones de ofimática</text:p>
          </table:table-cell>
          <table:table-cell table:formula="of:=[TEstimacionesxUnidadProductiva.A260]*VLOOKUP([TEstimacionesxUnidadProductiva.$C$240];[TIndicadores.$I$26:.$N$39];2;0)/100" office:value-type="float" office:value="0.919066755972315" calcext:value-type="float">
            <text:p>0,92</text:p>
          </table:table-cell>
          <table:table-cell office:value-type="float" office:value="30" calcext:value-type="float">
            <text:p>30</text:p>
          </table:table-cell>
          <table:table-cell table:formula="of:=[.D260]*[.C260]*VLOOKUP([.B260];[.$B$3:.$C$20];2;0)/(1024*1024)" office:value-type="float" office:value="0.0538515677327529" calcext:value-type="float">
            <text:p>0,05</text:p>
          </table:table-cell>
          <table:table-cell table:formula="of:=[.E260]*24*30" office:value-type="float" office:value="38.773128767582" calcext:value-type="float">
            <text:p>38,77</text:p>
          </table:table-cell>
          <table:table-cell table:formula="of:=[.E260]*8/(60*60)" office:value-type="float" office:value="0.000119670150517229" calcext:value-type="float">
            <text:p>0,0001</text:p>
          </table:table-cell>
          <table:table-cell table:number-columns-repeated="1016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formula="of:=SUM([.C257:.C260])" office:value-type="float" office:value="4.59533377986158" calcext:value-type="float">
            <text:p>4,60</text:p>
          </table:table-cell>
          <table:table-cell table:style-name="ce14" table:formula="of:=SUM([.D257:.D260])" office:value-type="float" office:value="70" calcext:value-type="float">
            <text:p>70,00</text:p>
          </table:table-cell>
          <table:table-cell table:formula="of:=SUM([.E257:.E260])" office:value-type="float" office:value="5.86982088287006" calcext:value-type="float">
            <text:p>5,87</text:p>
          </table:table-cell>
          <table:table-cell table:formula="of:=SUM([.F257:.F260])" office:value-type="float" office:value="4226.27103566644" calcext:value-type="float">
            <text:p>4.226,27</text:p>
          </table:table-cell>
          <table:table-cell table:formula="of:=SUM([.G257:.G260])" office:value-type="float" office:value="0.0130440464063779" calcext:value-type="float">
            <text:p>0,0130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Cantidad Estimada</text:p>
          </table:table-cell>
          <table:table-cell table:style-name="ce29" office:value-type="string" calcext:value-type="string">
            <text:p>Servicio Internet Tradicional</text:p>
          </table:table-cell>
          <table:table-cell table:style-name="ce33" office:value-type="string" calcext:value-type="string">
            <text:p>Cantidad</text:p>
          </table:table-cell>
          <table:table-cell table:style-name="ce39" office:value-type="string" calcext:value-type="string">
            <text:p>Accesos / Hora</text:p>
          </table:table-cell>
          <table:table-cell table:style-name="ce39" office:value-type="string" calcext:value-type="string">
            <text:p>Tráfico / hora (Mbyte)</text:p>
          </table:table-cell>
          <table:table-cell table:style-name="ce33" office:value-type="string" calcext:value-type="string">
            <text:p>Tráfico Mensual GB</text:p>
          </table:table-cell>
          <table:table-cell table:style-name="ce45" office:value-type="string" calcext:value-type="string">
            <text:p>Banda Ancha Promedio (Mbp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plicaciones de TeleVigilancia</text:p>
          </table:table-cell>
          <table:table-cell table:formula="of:=[TEstimacionesxUnidadProductiva.A263]*VLOOKUP([TEstimacionesxUnidadProductiva.$C$240];[TIndicadores.$I$26:.$N$39];2;0)/100" office:value-type="float" office:value="0.919066755972315" calcext:value-type="float">
            <text:p>0,92</text:p>
          </table:table-cell>
          <table:table-cell office:value-type="float" office:value="60" calcext:value-type="float">
            <text:p>60</text:p>
          </table:table-cell>
          <table:table-cell table:formula="of:=[.D263]*[.C263]*60*VLOOKUP([.B263];[.$B$3:.$C$20];2;0)/(1024*1024)" office:value-type="float" office:value="121.166027398694" calcext:value-type="float">
            <text:p>121,17</text:p>
          </table:table-cell>
          <table:table-cell table:formula="of:=[.E263]*24*30/1024" office:value-type="float" office:value="85.1948630147066" calcext:value-type="float">
            <text:p>85,19</text:p>
          </table:table-cell>
          <table:table-cell table:formula="of:=[.E263]*8/(60*60)" office:value-type="float" office:value="0.269257838663764" calcext:value-type="float">
            <text:p>0,2693</text:p>
          </table:table-cell>
          <table:table-cell table:number-columns-repeated="1016"/>
        </table:table-row>
        <table:table-row table:style-name="ro1">
          <table:table-cell table:style-name="ce20"/>
          <table:table-cell table:style-name="ce30" office:value-type="string" calcext:value-type="string">
            <text:p>TOTAL</text:p>
          </table:table-cell>
          <table:table-cell table:style-name="ce34" table:formula="of:=SUM([.C263:.C263])" office:value-type="float" office:value="0.919066755972315" calcext:value-type="float">
            <text:p>0,9191</text:p>
          </table:table-cell>
          <table:table-cell table:style-name="ce34" table:formula="of:=SUM([.D263:.D263])" office:value-type="float" office:value="60" calcext:value-type="float">
            <text:p>60,0000</text:p>
          </table:table-cell>
          <table:table-cell table:style-name="ce34" table:formula="of:=SUM([.E263:.E263])" office:value-type="float" office:value="121.166027398694" calcext:value-type="float">
            <text:p>121,1660</text:p>
          </table:table-cell>
          <table:table-cell table:style-name="ce34" table:formula="of:=SUM([.F263:.F263])" office:value-type="float" office:value="85.1948630147066" calcext:value-type="float">
            <text:p>85,1949</text:p>
          </table:table-cell>
          <table:table-cell table:style-name="ce46" table:formula="of:=SUM([.G263:.G263])" office:value-type="float" office:value="0.269257838663764" calcext:value-type="float">
            <text:p>0,2693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6"/>
          <table:table-cell table:style-name="ce24" office:value-type="string" calcext:value-type="string">
            <text:p>Especie</text:p>
          </table:table-cell>
          <table:table-cell table:style-name="ce31" office:value-type="string" calcext:value-type="string" table:number-columns-spanned="5" table:number-rows-spanned="1">
            <text:p>ARANDANO</text:p>
          </table:table-cell>
          <table:covered-table-cell table:number-columns-repeated="3" table:style-name="ce37"/>
          <table:covered-table-cell table:style-name="ce42"/>
          <table:table-cell table:number-columns-repeated="1016"/>
        </table:table-row>
        <table:table-row table:style-name="ro5">
          <table:table-cell table:style-name="ce17" office:value-type="string" calcext:value-type="string">
            <text:p>Cantidad Estimada</text:p>
          </table:table-cell>
          <table:table-cell table:style-name="ce25" office:value-type="string" calcext:value-type="string">
            <text:p>Servicio IoT</text:p>
          </table:table-cell>
          <table:table-cell table:style-name="ce32" office:value-type="string" calcext:value-type="string">
            <text:p>Cantidad</text:p>
          </table:table-cell>
          <table:table-cell table:style-name="ce38" office:value-type="string" calcext:value-type="string">
            <text:p>Accesos / Hora</text:p>
          </table:table-cell>
          <table:table-cell table:style-name="ce38" office:value-type="string" calcext:value-type="string">
            <text:p>Tráfico / hora (Kbyte)</text:p>
          </table:table-cell>
          <table:table-cell table:style-name="ce32" office:value-type="string" calcext:value-type="string">
            <text:p>Tráfico Mensual MB</text:p>
          </table:table-cell>
          <table:table-cell table:style-name="ce43" office:value-type="string" calcext:value-type="string">
            <text:p>Banda Ancha Promedio (Kbps)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Sistemas de Posicionamiento global</text:p>
          </table:table-cell>
          <table:table-cell table:formula="of:=[TEstimacionesxUnidadProductiva.A269]*VLOOKUP([TEstimacionesxUnidadProductiva.$C$267];[TIndicadores.$I$26:.$N$39];2;0)/100" office:value-type="float" office:value="4" calcext:value-type="float">
            <text:p>4,00</text:p>
          </table:table-cell>
          <table:table-cell table:formula="of:=60" office:value-type="float" office:value="60" calcext:value-type="float">
            <text:p>60</text:p>
          </table:table-cell>
          <table:table-cell table:formula="of:=[.D269]*[.C269]*VLOOKUP([.B269];[.$B$3:.$C$20];2;0)/1024" office:value-type="float" office:value="15" calcext:value-type="float">
            <text:p>15,00</text:p>
          </table:table-cell>
          <table:table-cell table:formula="of:=[.E269]*24*30/1024" office:value-type="float" office:value="10.546875" calcext:value-type="float">
            <text:p>10,55</text:p>
          </table:table-cell>
          <table:table-cell table:formula="of:=[.E269]*8/(60*60)" office:value-type="float" office:value="0.0333333333333333" calcext:value-type="float">
            <text:p>0,0333</text:p>
          </table:table-cell>
          <table:table-cell table:number-columns-repeated="1016"/>
        </table:table-row>
        <table:table-row table:style-name="ro1">
          <table:table-cell/>
          <table:table-cell table:style-name="ce26" office:value-type="string" calcext:value-type="string">
            <text:p>Monitoreo de Riego</text:p>
          </table:table-cell>
          <table:table-cell table:number-columns-repeated="1021"/>
        </table:table-row>
        <table:table-row table:style-name="ro1">
          <table:table-cell table:formula="of:=10*10" office:value-type="float" office:value="100" calcext:value-type="float">
            <text:p>100</text:p>
          </table:table-cell>
          <table:table-cell office:value-type="string" calcext:value-type="string">
            <text:p>Humedad de suelo</text:p>
          </table:table-cell>
          <table:table-cell table:formula="of:=[TEstimacionesxUnidadProductiva.A271]*VLOOKUP([TEstimacionesxUnidadProductiva.$C$267];[TIndicadores.$I$26:.$N$39];2;0)/100" office:value-type="float" office:value="100" calcext:value-type="float">
            <text:p>100,00</text:p>
          </table:table-cell>
          <table:table-cell table:formula="of:=60/12" office:value-type="float" office:value="5" calcext:value-type="float">
            <text:p>5</text:p>
          </table:table-cell>
          <table:table-cell table:formula="of:=[.D271]*[.C271]*VLOOKUP([.B271];[.$B$3:.$C$20];2;0)/1024" office:value-type="float" office:value="62.5" calcext:value-type="float">
            <text:p>62,50</text:p>
          </table:table-cell>
          <table:table-cell table:formula="of:=[.E271]*24*30/1024" office:value-type="float" office:value="43.9453125" calcext:value-type="float">
            <text:p>43,95</text:p>
          </table:table-cell>
          <table:table-cell table:formula="of:=[.E271]*8/(60*60)" office:value-type="float" office:value="0.138888888888889" calcext:value-type="float">
            <text:p>0,1389</text:p>
          </table:table-cell>
          <table:table-cell table:number-columns-repeated="1016"/>
        </table:table-row>
        <table:table-row table:style-name="ro1">
          <table:table-cell table:formula="of:=2*10" office:value-type="float" office:value="20" calcext:value-type="float">
            <text:p>20</text:p>
          </table:table-cell>
          <table:table-cell office:value-type="string" calcext:value-type="string">
            <text:p>Dendrómetros</text:p>
          </table:table-cell>
          <table:table-cell table:formula="of:=[TEstimacionesxUnidadProductiva.A272]*VLOOKUP([TEstimacionesxUnidadProductiva.$C$267];[TIndicadores.$I$26:.$N$39];2;0)/100" office:value-type="float" office:value="20" calcext:value-type="float">
            <text:p>20,00</text:p>
          </table:table-cell>
          <table:table-cell table:formula="of:=1" office:value-type="float" office:value="1" calcext:value-type="float">
            <text:p>1</text:p>
          </table:table-cell>
          <table:table-cell table:formula="of:=[.D272]*[.C272]*VLOOKUP([.B272];[.$B$3:.$C$20];2;0)/1024" office:value-type="float" office:value="1.25" calcext:value-type="float">
            <text:p>1,25</text:p>
          </table:table-cell>
          <table:table-cell table:formula="of:=[.E272]*24*30/1024" office:value-type="float" office:value="0.87890625" calcext:value-type="float">
            <text:p>0,88</text:p>
          </table:table-cell>
          <table:table-cell table:formula="of:=[.E272]*8/(60*60)" office:value-type="float" office:value="0.00277777777777778" calcext:value-type="float">
            <text:p>0,0028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medad de la hoja</text:p>
          </table:table-cell>
          <table:table-cell table:formula="of:=[TEstimacionesxUnidadProductiva.A273]*VLOOKUP([TEstimacionesxUnidadProductiva.$C$267];[TIndicadores.$I$26:.$N$39];2;0)/100" office:value-type="float" office:value="20" calcext:value-type="float">
            <text:p>20,00</text:p>
          </table:table-cell>
          <table:table-cell table:formula="of:=60/12" office:value-type="float" office:value="5" calcext:value-type="float">
            <text:p>5</text:p>
          </table:table-cell>
          <table:table-cell table:formula="of:=[.D273]*[.C273]*VLOOKUP([.B273];[.$B$3:.$C$20];2;0)/1024" office:value-type="float" office:value="6.25" calcext:value-type="float">
            <text:p>6,25</text:p>
          </table:table-cell>
          <table:table-cell table:formula="of:=[.E273]*24*30/1024" office:value-type="float" office:value="4.39453125" calcext:value-type="float">
            <text:p>4,39</text:p>
          </table:table-cell>
          <table:table-cell table:formula="of:=[.E273]*8/(60*60)" office:value-type="float" office:value="0.0138888888888889" calcext:value-type="float">
            <text:p>0,0139</text:p>
          </table:table-cell>
          <table:table-cell table:number-columns-repeated="1016"/>
        </table:table-row>
        <table:table-row table:style-name="ro1">
          <table:table-cell table:formula="of:=10" office:value-type="float" office:value="10" calcext:value-type="float">
            <text:p>10</text:p>
          </table:table-cell>
          <table:table-cell office:value-type="string" calcext:value-type="string">
            <text:p>Temperatura y Humedad Relativa</text:p>
          </table:table-cell>
          <table:table-cell table:formula="of:=[TEstimacionesxUnidadProductiva.A274]*VLOOKUP([TEstimacionesxUnidadProductiva.$C$267];[TIndicadores.$I$26:.$N$39];2;0)/100" office:value-type="float" office:value="10" calcext:value-type="float">
            <text:p>10,00</text:p>
          </table:table-cell>
          <table:table-cell table:formula="of:=60/12" office:value-type="float" office:value="5" calcext:value-type="float">
            <text:p>5</text:p>
          </table:table-cell>
          <table:table-cell table:formula="of:=[.D274]*[.C274]*VLOOKUP([.B274];[.$B$3:.$C$20];2;0)/1024" office:value-type="float" office:value="6.25" calcext:value-type="float">
            <text:p>6,25</text:p>
          </table:table-cell>
          <table:table-cell table:formula="of:=[.E274]*24*30/1024" office:value-type="float" office:value="4.39453125" calcext:value-type="float">
            <text:p>4,39</text:p>
          </table:table-cell>
          <table:table-cell table:formula="of:=[.E274]*8/(60*60)" office:value-type="float" office:value="0.0138888888888889" calcext:value-type="float">
            <text:p>0,0139</text:p>
          </table:table-cell>
          <table:table-cell table:number-columns-repeated="1016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Válvulas <text:s/>Inalámbricas</text:p>
          </table:table-cell>
          <table:table-cell table:formula="of:=[TEstimacionesxUnidadProductiva.A275]*VLOOKUP([TEstimacionesxUnidadProductiva.$C$267];[TIndicadores.$I$26:.$N$39];2;0)/100" office:value-type="float" office:value="20" calcext:value-type="float">
            <text:p>20,00</text:p>
          </table:table-cell>
          <table:table-cell table:formula="of:=60" office:value-type="float" office:value="60" calcext:value-type="float">
            <text:p>60</text:p>
          </table:table-cell>
          <table:table-cell table:formula="of:=[.D275]*[.C275]*VLOOKUP([.B275];[.$B$3:.$C$20];2;0)/1024" office:value-type="float" office:value="75" calcext:value-type="float">
            <text:p>75,00</text:p>
          </table:table-cell>
          <table:table-cell table:formula="of:=[.E275]*24*30/1024" office:value-type="float" office:value="52.734375" calcext:value-type="float">
            <text:p>52,73</text:p>
          </table:table-cell>
          <table:table-cell table:formula="of:=[.E275]*8/(60*60)" office:value-type="float" office:value="0.166666666666667" calcext:value-type="float">
            <text:p>0,1667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ndrómetro</text:p>
          </table:table-cell>
          <table:table-cell table:formula="of:=[TEstimacionesxUnidadProductiva.A276]*VLOOKUP([TEstimacionesxUnidadProductiva.$C$267];[TIndicadores.$I$26:.$N$39];2;0)/100" office:value-type="float" office:value="10" calcext:value-type="float">
            <text:p>10,00</text:p>
          </table:table-cell>
          <table:table-cell office:value-type="float" office:value="1" calcext:value-type="float">
            <text:p>1</text:p>
          </table:table-cell>
          <table:table-cell table:formula="of:=[.D276]*[.C276]*VLOOKUP([.B276];[.$B$3:.$C$20];2;0)/1024" office:value-type="float" office:value="0.625" calcext:value-type="float">
            <text:p>0,63</text:p>
          </table:table-cell>
          <table:table-cell table:formula="of:=[.E276]*24*30/1024" office:value-type="float" office:value="0.439453125" calcext:value-type="float">
            <text:p>0,44</text:p>
          </table:table-cell>
          <table:table-cell table:formula="of:=[.E276]*8/(60*60)" office:value-type="float" office:value="0.00138888888888889" calcext:value-type="float">
            <text:p>0,001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rol de Compuertas y Válvulas</text:p>
          </table:table-cell>
          <table:table-cell table:formula="of:=[TEstimacionesxUnidadProductiva.A277]*VLOOKUP([TEstimacionesxUnidadProductiva.$C$267];[TIndicadores.$I$26:.$N$39];2;0)/100" office:value-type="float" office:value="2" calcext:value-type="float">
            <text:p>2,00</text:p>
          </table:table-cell>
          <table:table-cell table:formula="of:=60" office:value-type="float" office:value="60" calcext:value-type="float">
            <text:p>60</text:p>
          </table:table-cell>
          <table:table-cell table:formula="of:=[.D277]*[.C277]*VLOOKUP([.B277];[.$B$3:.$C$20];2;0)/1024" office:value-type="float" office:value="15" calcext:value-type="float">
            <text:p>15,00</text:p>
          </table:table-cell>
          <table:table-cell table:formula="of:=[.E277]*24*30/1024" office:value-type="float" office:value="10.546875" calcext:value-type="float">
            <text:p>10,55</text:p>
          </table:table-cell>
          <table:table-cell table:formula="of:=[.E277]*8/(60*60)" office:value-type="float" office:value="0.0333333333333333" calcext:value-type="float">
            <text:p>0,033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nsores de Flujo</text:p>
          </table:table-cell>
          <table:table-cell table:formula="of:=[TEstimacionesxUnidadProductiva.A278]*VLOOKUP([TEstimacionesxUnidadProductiva.$C$267];[TIndicadores.$I$26:.$N$39];2;0)/100" office:value-type="float" office:value="10" calcext:value-type="float">
            <text:p>10,00</text:p>
          </table:table-cell>
          <table:table-cell table:formula="of:=60" office:value-type="float" office:value="60" calcext:value-type="float">
            <text:p>60</text:p>
          </table:table-cell>
          <table:table-cell table:formula="of:=[.D278]*[.C278]*VLOOKUP([.B278];[.$B$3:.$C$20];2;0)/1024" office:value-type="float" office:value="37.5" calcext:value-type="float">
            <text:p>37,50</text:p>
          </table:table-cell>
          <table:table-cell table:formula="of:=[.E278]*24*30/1024" office:value-type="float" office:value="26.3671875" calcext:value-type="float">
            <text:p>26,37</text:p>
          </table:table-cell>
          <table:table-cell table:formula="of:=[.E278]*8/(60*60)" office:value-type="float" office:value="0.0833333333333333" calcext:value-type="float">
            <text:p>0,083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bleros de Riego</text:p>
          </table:table-cell>
          <table:table-cell table:formula="of:=[TEstimacionesxUnidadProductiva.A279]*VLOOKUP([TEstimacionesxUnidadProductiva.$C$267];[TIndicadores.$I$26:.$N$39];2;0)/100" office:value-type="float" office:value="4" calcext:value-type="float">
            <text:p>4,00</text:p>
          </table:table-cell>
          <table:table-cell table:formula="of:=60" office:value-type="float" office:value="60" calcext:value-type="float">
            <text:p>60</text:p>
          </table:table-cell>
          <table:table-cell table:formula="of:=[.D279]*[.C279]*VLOOKUP([.B279];[.$B$3:.$C$20];2;0)/1024" office:value-type="float" office:value="15" calcext:value-type="float">
            <text:p>15,00</text:p>
          </table:table-cell>
          <table:table-cell table:formula="of:=[.E279]*24*30/1024" office:value-type="float" office:value="10.546875" calcext:value-type="float">
            <text:p>10,55</text:p>
          </table:table-cell>
          <table:table-cell table:formula="of:=[.E279]*8/(60*60)" office:value-type="float" office:value="0.0333333333333333" calcext:value-type="float">
            <text:p>0,033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sores de Nivel</text:p>
          </table:table-cell>
          <table:table-cell table:formula="of:=[TEstimacionesxUnidadProductiva.A280]*VLOOKUP([TEstimacionesxUnidadProductiva.$C$267];[TIndicadores.$I$26:.$N$39];2;0)/100" office:value-type="float" office:value="4" calcext:value-type="float">
            <text:p>4,00</text:p>
          </table:table-cell>
          <table:table-cell table:formula="of:=60" office:value-type="float" office:value="60" calcext:value-type="float">
            <text:p>60</text:p>
          </table:table-cell>
          <table:table-cell table:formula="of:=[.D280]*[.C280]*VLOOKUP([.B280];[.$B$3:.$C$20];2;0)/1024" office:value-type="float" office:value="15" calcext:value-type="float">
            <text:p>15,00</text:p>
          </table:table-cell>
          <table:table-cell table:formula="of:=[.E280]*24*30/1024" office:value-type="float" office:value="10.546875" calcext:value-type="float">
            <text:p>10,55</text:p>
          </table:table-cell>
          <table:table-cell table:formula="of:=[.E280]*8/(60*60)" office:value-type="float" office:value="0.0333333333333333" calcext:value-type="float">
            <text:p>0,033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Monitoreo de la cadena de frio</text:p>
          </table:table-cell>
          <table:table-cell table:formula="of:=[TEstimacionesxUnidadProductiva.A281]*VLOOKUP([TEstimacionesxUnidadProductiva.$C$267];[TIndicadores.$I$26:.$N$39];2;0)/100" office:value-type="float" office:value="4" calcext:value-type="float">
            <text:p>4,00</text:p>
          </table:table-cell>
          <table:table-cell table:formula="of:=60" office:value-type="float" office:value="60" calcext:value-type="float">
            <text:p>60</text:p>
          </table:table-cell>
          <table:table-cell table:formula="of:=[.D281]*[.C281]*VLOOKUP([.B281];[.$B$3:.$C$20];2;0)/1024" office:value-type="float" office:value="15" calcext:value-type="float">
            <text:p>15,00</text:p>
          </table:table-cell>
          <table:table-cell table:formula="of:=[.E281]*24*30/1024" office:value-type="float" office:value="10.546875" calcext:value-type="float">
            <text:p>10,55</text:p>
          </table:table-cell>
          <table:table-cell table:formula="of:=[.E281]*8/(60*60)" office:value-type="float" office:value="0.0333333333333333" calcext:value-type="float">
            <text:p>0,0333</text:p>
          </table:table-cell>
          <table:table-cell table:number-columns-repeated="1016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formula="of:=SUM([.C269:.C281])" office:value-type="float" office:value="208" calcext:value-type="float">
            <text:p>208,00</text:p>
          </table:table-cell>
          <table:table-cell table:style-name="ce14" table:formula="of:=SUM([.D269:.D281])" office:value-type="float" office:value="437" calcext:value-type="float">
            <text:p>437,00</text:p>
          </table:table-cell>
          <table:table-cell table:formula="of:=SUM([.E269:.E281])" office:value-type="float" office:value="264.375" calcext:value-type="float">
            <text:p>264,38</text:p>
          </table:table-cell>
          <table:table-cell table:formula="of:=SUM([.F269:.F281])" office:value-type="float" office:value="185.888671875" calcext:value-type="float">
            <text:p>185,89</text:p>
          </table:table-cell>
          <table:table-cell table:formula="of:=SUM([.G269:.G281])" office:value-type="float" office:value="0.5875" calcext:value-type="float">
            <text:p>0,5875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Cantidad Estimada</text:p>
          </table:table-cell>
          <table:table-cell table:style-name="ce29" office:value-type="string" calcext:value-type="string">
            <text:p>Servicio Internet Transaccional</text:p>
          </table:table-cell>
          <table:table-cell table:style-name="ce33" office:value-type="string" calcext:value-type="string">
            <text:p>Cantidad</text:p>
          </table:table-cell>
          <table:table-cell table:style-name="ce39" office:value-type="string" calcext:value-type="string">
            <text:p>Accesos / Hora</text:p>
          </table:table-cell>
          <table:table-cell table:style-name="ce39" office:value-type="string" calcext:value-type="string">
            <text:p>Tráfico / hora (Mbyte)</text:p>
          </table:table-cell>
          <table:table-cell table:style-name="ce33" office:value-type="string" calcext:value-type="string">
            <text:p>Tráfico Mensual MB</text:p>
          </table:table-cell>
          <table:table-cell table:style-name="ce45" office:value-type="string" calcext:value-type="string">
            <text:p>Banda Ancha Promedio (Mbp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Sistemas de Información Geográfica del Predio</text:p>
          </table:table-cell>
          <table:table-cell table:formula="of:=[TEstimacionesxUnidadProductiva.A284]*VLOOKUP([TEstimacionesxUnidadProductiva.$C$267];[TIndicadores.$I$26:.$N$39];2;0)/100" office:value-type="float" office:value="1" calcext:value-type="float">
            <text:p>1,00</text:p>
          </table:table-cell>
          <table:table-cell office:value-type="float" office:value="10" calcext:value-type="float">
            <text:p>10</text:p>
          </table:table-cell>
          <table:table-cell table:formula="of:=[.D284]*[.C284]*VLOOKUP([.B284];[.$B$3:.$C$20];2;0)/(1024*1024)" office:value-type="float" office:value="1.25" calcext:value-type="float">
            <text:p>1,25</text:p>
          </table:table-cell>
          <table:table-cell table:formula="of:=[.E284]*24*30" office:value-type="float" office:value="900" calcext:value-type="float">
            <text:p>900,00</text:p>
          </table:table-cell>
          <table:table-cell table:formula="of:=[.E284]*8/(60*60)" office:value-type="float" office:value="0.00277777777777778" calcext:value-type="float">
            <text:p>0,0028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Teledetección y Robótica</text:p>
          </table:table-cell>
          <table:table-cell table:formula="of:=[TEstimacionesxUnidadProductiva.A285]*VLOOKUP([TEstimacionesxUnidadProductiva.$C$267];[TIndicadores.$I$26:.$N$39];2;0)/100" office:value-type="float" office:value="1" calcext:value-type="float">
            <text:p>1,00</text:p>
          </table:table-cell>
          <table:table-cell office:value-type="float" office:value="10" calcext:value-type="float">
            <text:p>10</text:p>
          </table:table-cell>
          <table:table-cell table:formula="of:=[.D285]*[.C285]*VLOOKUP([.B285];[.$B$3:.$C$20];2;0)/(1024*1024)" office:value-type="float" office:value="5" calcext:value-type="float">
            <text:p>5,00</text:p>
          </table:table-cell>
          <table:table-cell table:formula="of:=[.E285]*24*30" office:value-type="float" office:value="3600" calcext:value-type="float">
            <text:p>3.600,00</text:p>
          </table:table-cell>
          <table:table-cell table:formula="of:=[.E285]*8/(60*60)" office:value-type="float" office:value="0.0111111111111111" calcext:value-type="float">
            <text:p>0,01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Aplicaciones agrícolas móviles</text:p>
          </table:table-cell>
          <table:table-cell table:formula="of:=[TEstimacionesxUnidadProductiva.A286]*VLOOKUP([TEstimacionesxUnidadProductiva.$C$267];[TIndicadores.$I$26:.$N$39];2;0)/100" office:value-type="float" office:value="2" calcext:value-type="float">
            <text:p>2,00</text:p>
          </table:table-cell>
          <table:table-cell office:value-type="float" office:value="20" calcext:value-type="float">
            <text:p>20</text:p>
          </table:table-cell>
          <table:table-cell table:formula="of:=[.D286]*[.C286]*VLOOKUP([.B286];[.$B$3:.$C$20];2;0)/(1024*1024)" office:value-type="float" office:value="0.078125" calcext:value-type="float">
            <text:p>0,08</text:p>
          </table:table-cell>
          <table:table-cell table:formula="of:=[.E286]*24*30" office:value-type="float" office:value="56.25" calcext:value-type="float">
            <text:p>56,25</text:p>
          </table:table-cell>
          <table:table-cell table:formula="of:=[.E286]*8/(60*60)" office:value-type="float" office:value="0.000173611111111111" calcext:value-type="float">
            <text:p>0,000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plicaciones de ofimática</text:p>
          </table:table-cell>
          <table:table-cell table:formula="of:=[TEstimacionesxUnidadProductiva.A287]*VLOOKUP([TEstimacionesxUnidadProductiva.$C$267];[TIndicadores.$I$26:.$N$39];2;0)/100" office:value-type="float" office:value="1" calcext:value-type="float">
            <text:p>1,00</text:p>
          </table:table-cell>
          <table:table-cell office:value-type="float" office:value="30" calcext:value-type="float">
            <text:p>30</text:p>
          </table:table-cell>
          <table:table-cell table:formula="of:=[.D287]*[.C287]*VLOOKUP([.B287];[.$B$3:.$C$20];2;0)/(1024*1024)" office:value-type="float" office:value="0.05859375" calcext:value-type="float">
            <text:p>0,06</text:p>
          </table:table-cell>
          <table:table-cell table:formula="of:=[.E287]*24*30" office:value-type="float" office:value="42.1875" calcext:value-type="float">
            <text:p>42,19</text:p>
          </table:table-cell>
          <table:table-cell table:formula="of:=[.E287]*8/(60*60)" office:value-type="float" office:value="0.000130208333333333" calcext:value-type="float">
            <text:p>0,0001</text:p>
          </table:table-cell>
          <table:table-cell table:number-columns-repeated="1016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formula="of:=SUM([.C284:.C287])" office:value-type="float" office:value="5" calcext:value-type="float">
            <text:p>5,00</text:p>
          </table:table-cell>
          <table:table-cell table:style-name="ce14" table:formula="of:=SUM([.D284:.D287])" office:value-type="float" office:value="70" calcext:value-type="float">
            <text:p>70,00</text:p>
          </table:table-cell>
          <table:table-cell table:formula="of:=SUM([.E284:.E287])" office:value-type="float" office:value="6.38671875" calcext:value-type="float">
            <text:p>6,39</text:p>
          </table:table-cell>
          <table:table-cell table:formula="of:=SUM([.F284:.F287])" office:value-type="float" office:value="4598.4375" calcext:value-type="float">
            <text:p>4.598,44</text:p>
          </table:table-cell>
          <table:table-cell table:formula="of:=SUM([.G284:.G287])" office:value-type="float" office:value="0.0141927083333333" calcext:value-type="float">
            <text:p>0,0142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Cantidad Estimada</text:p>
          </table:table-cell>
          <table:table-cell table:style-name="ce29" office:value-type="string" calcext:value-type="string">
            <text:p>Servicio Internet Tradicional</text:p>
          </table:table-cell>
          <table:table-cell table:style-name="ce33" office:value-type="string" calcext:value-type="string">
            <text:p>Cantidad</text:p>
          </table:table-cell>
          <table:table-cell table:style-name="ce39" office:value-type="string" calcext:value-type="string">
            <text:p>Accesos / Hora</text:p>
          </table:table-cell>
          <table:table-cell table:style-name="ce39" office:value-type="string" calcext:value-type="string">
            <text:p>Tráfico / hora (Mbyte)</text:p>
          </table:table-cell>
          <table:table-cell table:style-name="ce33" office:value-type="string" calcext:value-type="string">
            <text:p>Tráfico Mensual GB</text:p>
          </table:table-cell>
          <table:table-cell table:style-name="ce45" office:value-type="string" calcext:value-type="string">
            <text:p>Banda Ancha Promedio (Mbp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plicaciones de TeleVigilancia</text:p>
          </table:table-cell>
          <table:table-cell table:formula="of:=[TEstimacionesxUnidadProductiva.A290]*VLOOKUP([TEstimacionesxUnidadProductiva.$C$267];[TIndicadores.$I$26:.$N$39];2;0)/100" office:value-type="float" office:value="1" calcext:value-type="float">
            <text:p>1,00</text:p>
          </table:table-cell>
          <table:table-cell office:value-type="float" office:value="60" calcext:value-type="float">
            <text:p>60</text:p>
          </table:table-cell>
          <table:table-cell table:formula="of:=[.D290]*[.C290]*60*VLOOKUP([.B290];[.$B$3:.$C$20];2;0)/(1024*1024)" office:value-type="float" office:value="131.8359375" calcext:value-type="float">
            <text:p>131,84</text:p>
          </table:table-cell>
          <table:table-cell table:formula="of:=[.E290]*24*30/1024" office:value-type="float" office:value="92.6971435546875" calcext:value-type="float">
            <text:p>92,70</text:p>
          </table:table-cell>
          <table:table-cell table:formula="of:=[.E290]*8/(60*60)" office:value-type="float" office:value="0.29296875" calcext:value-type="float">
            <text:p>0,2930</text:p>
          </table:table-cell>
          <table:table-cell table:number-columns-repeated="1016"/>
        </table:table-row>
        <table:table-row table:style-name="ro1">
          <table:table-cell table:style-name="ce20"/>
          <table:table-cell table:style-name="ce30" office:value-type="string" calcext:value-type="string">
            <text:p>TOTAL</text:p>
          </table:table-cell>
          <table:table-cell table:style-name="ce34" table:formula="of:=SUM([.C290:.C290])" office:value-type="float" office:value="1" calcext:value-type="float">
            <text:p>1,0000</text:p>
          </table:table-cell>
          <table:table-cell table:style-name="ce34" table:formula="of:=SUM([.D290:.D290])" office:value-type="float" office:value="60" calcext:value-type="float">
            <text:p>60,0000</text:p>
          </table:table-cell>
          <table:table-cell table:style-name="ce34" table:formula="of:=SUM([.E290:.E290])" office:value-type="float" office:value="131.8359375" calcext:value-type="float">
            <text:p>131,8359</text:p>
          </table:table-cell>
          <table:table-cell table:style-name="ce34" table:formula="of:=SUM([.F290:.F290])" office:value-type="float" office:value="92.6971435546875" calcext:value-type="float">
            <text:p>92,6971</text:p>
          </table:table-cell>
          <table:table-cell table:style-name="ce46" table:formula="of:=SUM([.G290:.G290])" office:value-type="float" office:value="0.29296875" calcext:value-type="float">
            <text:p>0,2930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6"/>
          <table:table-cell table:style-name="ce24" office:value-type="string" calcext:value-type="string">
            <text:p>Especie</text:p>
          </table:table-cell>
          <table:table-cell table:style-name="ce31" office:value-type="string" calcext:value-type="string" table:number-columns-spanned="5" table:number-rows-spanned="1">
            <text:p>BERRIES Y ESPECIES MENORES</text:p>
          </table:table-cell>
          <table:covered-table-cell table:number-columns-repeated="3" table:style-name="ce37"/>
          <table:covered-table-cell table:style-name="ce42"/>
          <table:table-cell table:number-columns-repeated="1016"/>
        </table:table-row>
        <table:table-row table:style-name="ro5">
          <table:table-cell table:style-name="ce17" office:value-type="string" calcext:value-type="string">
            <text:p>Cantidad Estimada</text:p>
          </table:table-cell>
          <table:table-cell table:style-name="ce25" office:value-type="string" calcext:value-type="string">
            <text:p>Servicio IoT</text:p>
          </table:table-cell>
          <table:table-cell table:style-name="ce32" office:value-type="string" calcext:value-type="string">
            <text:p>Cantidad</text:p>
          </table:table-cell>
          <table:table-cell table:style-name="ce38" office:value-type="string" calcext:value-type="string">
            <text:p>Accesos / Hora</text:p>
          </table:table-cell>
          <table:table-cell table:style-name="ce38" office:value-type="string" calcext:value-type="string">
            <text:p>Tráfico / hora (Kbyte)</text:p>
          </table:table-cell>
          <table:table-cell table:style-name="ce32" office:value-type="string" calcext:value-type="string">
            <text:p>Tráfico Mensual MB</text:p>
          </table:table-cell>
          <table:table-cell table:style-name="ce43" office:value-type="string" calcext:value-type="string">
            <text:p>Banda Ancha Promedio (Kbps)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Sistemas de Posicionamiento global</text:p>
          </table:table-cell>
          <table:table-cell table:formula="of:=[TEstimacionesxUnidadProductiva.A296]*VLOOKUP([TEstimacionesxUnidadProductiva.$C$294];[TIndicadores.$I$26:.$N$39];2;0)/100" office:value-type="float" office:value="2.00357222594329" calcext:value-type="float">
            <text:p>2,00</text:p>
          </table:table-cell>
          <table:table-cell table:formula="of:=60" office:value-type="float" office:value="60" calcext:value-type="float">
            <text:p>60</text:p>
          </table:table-cell>
          <table:table-cell table:formula="of:=[.D296]*[.C296]*VLOOKUP([.B296];[.$B$3:.$C$20];2;0)/1024" office:value-type="float" office:value="7.51339584728734" calcext:value-type="float">
            <text:p>7,51</text:p>
          </table:table-cell>
          <table:table-cell table:formula="of:=[.E296]*24*30/1024" office:value-type="float" office:value="5.28285645512391" calcext:value-type="float">
            <text:p>5,28</text:p>
          </table:table-cell>
          <table:table-cell table:formula="of:=[.E296]*8/(60*60)" office:value-type="float" office:value="0.0166964352161941" calcext:value-type="float">
            <text:p>0,0167</text:p>
          </table:table-cell>
          <table:table-cell table:number-columns-repeated="1016"/>
        </table:table-row>
        <table:table-row table:style-name="ro1">
          <table:table-cell/>
          <table:table-cell table:style-name="ce26" office:value-type="string" calcext:value-type="string">
            <text:p>Monitoreo de Riego</text:p>
          </table:table-cell>
          <table:table-cell table:number-columns-repeated="1021"/>
        </table:table-row>
        <table:table-row table:style-name="ro1">
          <table:table-cell table:formula="of:=10*10" office:value-type="float" office:value="100" calcext:value-type="float">
            <text:p>100</text:p>
          </table:table-cell>
          <table:table-cell office:value-type="string" calcext:value-type="string">
            <text:p>Humedad de suelo</text:p>
          </table:table-cell>
          <table:table-cell table:formula="of:=[TEstimacionesxUnidadProductiva.A298]*VLOOKUP([TEstimacionesxUnidadProductiva.$C$294];[TIndicadores.$I$26:.$N$39];2;0)/100" office:value-type="float" office:value="50.0893056485823" calcext:value-type="float">
            <text:p>50,09</text:p>
          </table:table-cell>
          <table:table-cell table:formula="of:=60/12" office:value-type="float" office:value="5" calcext:value-type="float">
            <text:p>5</text:p>
          </table:table-cell>
          <table:table-cell table:formula="of:=[.D298]*[.C298]*VLOOKUP([.B298];[.$B$3:.$C$20];2;0)/1024" office:value-type="float" office:value="31.3058160303639" calcext:value-type="float">
            <text:p>31,31</text:p>
          </table:table-cell>
          <table:table-cell table:formula="of:=[.E298]*24*30/1024" office:value-type="float" office:value="22.0119018963496" calcext:value-type="float">
            <text:p>22,01</text:p>
          </table:table-cell>
          <table:table-cell table:formula="of:=[.E298]*8/(60*60)" office:value-type="float" office:value="0.0695684800674754" calcext:value-type="float">
            <text:p>0,0696</text:p>
          </table:table-cell>
          <table:table-cell table:number-columns-repeated="1016"/>
        </table:table-row>
        <table:table-row table:style-name="ro1">
          <table:table-cell table:formula="of:=2*10" office:value-type="float" office:value="20" calcext:value-type="float">
            <text:p>20</text:p>
          </table:table-cell>
          <table:table-cell office:value-type="string" calcext:value-type="string">
            <text:p>Dendrómetros</text:p>
          </table:table-cell>
          <table:table-cell table:formula="of:=[TEstimacionesxUnidadProductiva.A299]*VLOOKUP([TEstimacionesxUnidadProductiva.$C$294];[TIndicadores.$I$26:.$N$39];2;0)/100" office:value-type="float" office:value="10.0178611297165" calcext:value-type="float">
            <text:p>10,02</text:p>
          </table:table-cell>
          <table:table-cell table:formula="of:=1" office:value-type="float" office:value="1" calcext:value-type="float">
            <text:p>1</text:p>
          </table:table-cell>
          <table:table-cell table:formula="of:=[.D299]*[.C299]*VLOOKUP([.B299];[.$B$3:.$C$20];2;0)/1024" office:value-type="float" office:value="0.626116320607279" calcext:value-type="float">
            <text:p>0,63</text:p>
          </table:table-cell>
          <table:table-cell table:formula="of:=[.E299]*24*30/1024" office:value-type="float" office:value="0.440238037926993" calcext:value-type="float">
            <text:p>0,44</text:p>
          </table:table-cell>
          <table:table-cell table:formula="of:=[.E299]*8/(60*60)" office:value-type="float" office:value="0.00139136960134951" calcext:value-type="float">
            <text:p>0,0014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medad de la hoja</text:p>
          </table:table-cell>
          <table:table-cell table:formula="of:=[TEstimacionesxUnidadProductiva.A300]*VLOOKUP([TEstimacionesxUnidadProductiva.$C$294];[TIndicadores.$I$26:.$N$39];2;0)/100" office:value-type="float" office:value="10.0178611297165" calcext:value-type="float">
            <text:p>10,02</text:p>
          </table:table-cell>
          <table:table-cell table:formula="of:=60/12" office:value-type="float" office:value="5" calcext:value-type="float">
            <text:p>5</text:p>
          </table:table-cell>
          <table:table-cell table:formula="of:=[.D300]*[.C300]*VLOOKUP([.B300];[.$B$3:.$C$20];2;0)/1024" office:value-type="float" office:value="3.13058160303639" calcext:value-type="float">
            <text:p>3,13</text:p>
          </table:table-cell>
          <table:table-cell table:formula="of:=[.E300]*24*30/1024" office:value-type="float" office:value="2.20119018963496" calcext:value-type="float">
            <text:p>2,20</text:p>
          </table:table-cell>
          <table:table-cell table:formula="of:=[.E300]*8/(60*60)" office:value-type="float" office:value="0.00695684800674754" calcext:value-type="float">
            <text:p>0,0070</text:p>
          </table:table-cell>
          <table:table-cell table:number-columns-repeated="1016"/>
        </table:table-row>
        <table:table-row table:style-name="ro1">
          <table:table-cell table:formula="of:=10" office:value-type="float" office:value="10" calcext:value-type="float">
            <text:p>10</text:p>
          </table:table-cell>
          <table:table-cell office:value-type="string" calcext:value-type="string">
            <text:p>Temperatura y Humedad Relativa</text:p>
          </table:table-cell>
          <table:table-cell table:formula="of:=[TEstimacionesxUnidadProductiva.A301]*VLOOKUP([TEstimacionesxUnidadProductiva.$C$294];[TIndicadores.$I$26:.$N$39];2;0)/100" office:value-type="float" office:value="5.00893056485823" calcext:value-type="float">
            <text:p>5,01</text:p>
          </table:table-cell>
          <table:table-cell table:formula="of:=60/12" office:value-type="float" office:value="5" calcext:value-type="float">
            <text:p>5</text:p>
          </table:table-cell>
          <table:table-cell table:formula="of:=[.D301]*[.C301]*VLOOKUP([.B301];[.$B$3:.$C$20];2;0)/1024" office:value-type="float" office:value="3.13058160303639" calcext:value-type="float">
            <text:p>3,13</text:p>
          </table:table-cell>
          <table:table-cell table:formula="of:=[.E301]*24*30/1024" office:value-type="float" office:value="2.20119018963496" calcext:value-type="float">
            <text:p>2,20</text:p>
          </table:table-cell>
          <table:table-cell table:formula="of:=[.E301]*8/(60*60)" office:value-type="float" office:value="0.00695684800674754" calcext:value-type="float">
            <text:p>0,0070</text:p>
          </table:table-cell>
          <table:table-cell table:number-columns-repeated="1016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Válvulas <text:s/>Inalámbricas</text:p>
          </table:table-cell>
          <table:table-cell table:formula="of:=[TEstimacionesxUnidadProductiva.A302]*VLOOKUP([TEstimacionesxUnidadProductiva.$C$294];[TIndicadores.$I$26:.$N$39];2;0)/100" office:value-type="float" office:value="10.0178611297165" calcext:value-type="float">
            <text:p>10,02</text:p>
          </table:table-cell>
          <table:table-cell table:formula="of:=60" office:value-type="float" office:value="60" calcext:value-type="float">
            <text:p>60</text:p>
          </table:table-cell>
          <table:table-cell table:formula="of:=[.D302]*[.C302]*VLOOKUP([.B302];[.$B$3:.$C$20];2;0)/1024" office:value-type="float" office:value="37.5669792364367" calcext:value-type="float">
            <text:p>37,57</text:p>
          </table:table-cell>
          <table:table-cell table:formula="of:=[.E302]*24*30/1024" office:value-type="float" office:value="26.4142822756196" calcext:value-type="float">
            <text:p>26,41</text:p>
          </table:table-cell>
          <table:table-cell table:formula="of:=[.E302]*8/(60*60)" office:value-type="float" office:value="0.0834821760809705" calcext:value-type="float">
            <text:p>0,0835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ndrómetro</text:p>
          </table:table-cell>
          <table:table-cell table:formula="of:=[TEstimacionesxUnidadProductiva.A303]*VLOOKUP([TEstimacionesxUnidadProductiva.$C$294];[TIndicadores.$I$26:.$N$39];2;0)/100" office:value-type="float" office:value="5.00893056485823" calcext:value-type="float">
            <text:p>5,01</text:p>
          </table:table-cell>
          <table:table-cell office:value-type="float" office:value="1" calcext:value-type="float">
            <text:p>1</text:p>
          </table:table-cell>
          <table:table-cell table:formula="of:=[.D303]*[.C303]*VLOOKUP([.B303];[.$B$3:.$C$20];2;0)/1024" office:value-type="float" office:value="0.313058160303639" calcext:value-type="float">
            <text:p>0,31</text:p>
          </table:table-cell>
          <table:table-cell table:formula="of:=[.E303]*24*30/1024" office:value-type="float" office:value="0.220119018963496" calcext:value-type="float">
            <text:p>0,22</text:p>
          </table:table-cell>
          <table:table-cell table:formula="of:=[.E303]*8/(60*60)" office:value-type="float" office:value="0.000695684800674754" calcext:value-type="float">
            <text:p>0,000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rol de Compuertas y Válvulas</text:p>
          </table:table-cell>
          <table:table-cell table:formula="of:=[TEstimacionesxUnidadProductiva.A304]*VLOOKUP([TEstimacionesxUnidadProductiva.$C$294];[TIndicadores.$I$26:.$N$39];2;0)/100" office:value-type="float" office:value="1.00178611297165" calcext:value-type="float">
            <text:p>1,00</text:p>
          </table:table-cell>
          <table:table-cell table:formula="of:=60" office:value-type="float" office:value="60" calcext:value-type="float">
            <text:p>60</text:p>
          </table:table-cell>
          <table:table-cell table:formula="of:=[.D304]*[.C304]*VLOOKUP([.B304];[.$B$3:.$C$20];2;0)/1024" office:value-type="float" office:value="7.51339584728734" calcext:value-type="float">
            <text:p>7,51</text:p>
          </table:table-cell>
          <table:table-cell table:formula="of:=[.E304]*24*30/1024" office:value-type="float" office:value="5.28285645512391" calcext:value-type="float">
            <text:p>5,28</text:p>
          </table:table-cell>
          <table:table-cell table:formula="of:=[.E304]*8/(60*60)" office:value-type="float" office:value="0.0166964352161941" calcext:value-type="float">
            <text:p>0,0167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nsores de Flujo</text:p>
          </table:table-cell>
          <table:table-cell table:formula="of:=[TEstimacionesxUnidadProductiva.A305]*VLOOKUP([TEstimacionesxUnidadProductiva.$C$294];[TIndicadores.$I$26:.$N$39];2;0)/100" office:value-type="float" office:value="5.00893056485823" calcext:value-type="float">
            <text:p>5,01</text:p>
          </table:table-cell>
          <table:table-cell table:formula="of:=60" office:value-type="float" office:value="60" calcext:value-type="float">
            <text:p>60</text:p>
          </table:table-cell>
          <table:table-cell table:formula="of:=[.D305]*[.C305]*VLOOKUP([.B305];[.$B$3:.$C$20];2;0)/1024" office:value-type="float" office:value="18.7834896182184" calcext:value-type="float">
            <text:p>18,78</text:p>
          </table:table-cell>
          <table:table-cell table:formula="of:=[.E305]*24*30/1024" office:value-type="float" office:value="13.2071411378098" calcext:value-type="float">
            <text:p>13,21</text:p>
          </table:table-cell>
          <table:table-cell table:formula="of:=[.E305]*8/(60*60)" office:value-type="float" office:value="0.0417410880404852" calcext:value-type="float">
            <text:p>0,041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bleros de Riego</text:p>
          </table:table-cell>
          <table:table-cell table:formula="of:=[TEstimacionesxUnidadProductiva.A306]*VLOOKUP([TEstimacionesxUnidadProductiva.$C$294];[TIndicadores.$I$26:.$N$39];2;0)/100" office:value-type="float" office:value="2.00357222594329" calcext:value-type="float">
            <text:p>2,00</text:p>
          </table:table-cell>
          <table:table-cell table:formula="of:=60" office:value-type="float" office:value="60" calcext:value-type="float">
            <text:p>60</text:p>
          </table:table-cell>
          <table:table-cell table:formula="of:=[.D306]*[.C306]*VLOOKUP([.B306];[.$B$3:.$C$20];2;0)/1024" office:value-type="float" office:value="7.51339584728734" calcext:value-type="float">
            <text:p>7,51</text:p>
          </table:table-cell>
          <table:table-cell table:formula="of:=[.E306]*24*30/1024" office:value-type="float" office:value="5.28285645512391" calcext:value-type="float">
            <text:p>5,28</text:p>
          </table:table-cell>
          <table:table-cell table:formula="of:=[.E306]*8/(60*60)" office:value-type="float" office:value="0.0166964352161941" calcext:value-type="float">
            <text:p>0,016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sores de Nivel</text:p>
          </table:table-cell>
          <table:table-cell table:formula="of:=[TEstimacionesxUnidadProductiva.A307]*VLOOKUP([TEstimacionesxUnidadProductiva.$C$294];[TIndicadores.$I$26:.$N$39];2;0)/100" office:value-type="float" office:value="2.00357222594329" calcext:value-type="float">
            <text:p>2,00</text:p>
          </table:table-cell>
          <table:table-cell table:formula="of:=60" office:value-type="float" office:value="60" calcext:value-type="float">
            <text:p>60</text:p>
          </table:table-cell>
          <table:table-cell table:formula="of:=[.D307]*[.C307]*VLOOKUP([.B307];[.$B$3:.$C$20];2;0)/1024" office:value-type="float" office:value="7.51339584728734" calcext:value-type="float">
            <text:p>7,51</text:p>
          </table:table-cell>
          <table:table-cell table:formula="of:=[.E307]*24*30/1024" office:value-type="float" office:value="5.28285645512391" calcext:value-type="float">
            <text:p>5,28</text:p>
          </table:table-cell>
          <table:table-cell table:formula="of:=[.E307]*8/(60*60)" office:value-type="float" office:value="0.0166964352161941" calcext:value-type="float">
            <text:p>0,016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Monitoreo de la cadena de frio</text:p>
          </table:table-cell>
          <table:table-cell table:formula="of:=[TEstimacionesxUnidadProductiva.A308]*VLOOKUP([TEstimacionesxUnidadProductiva.$C$294];[TIndicadores.$I$26:.$N$39];2;0)/100" office:value-type="float" office:value="2.00357222594329" calcext:value-type="float">
            <text:p>2,00</text:p>
          </table:table-cell>
          <table:table-cell table:formula="of:=60" office:value-type="float" office:value="60" calcext:value-type="float">
            <text:p>60</text:p>
          </table:table-cell>
          <table:table-cell table:formula="of:=[.D308]*[.C308]*VLOOKUP([.B308];[.$B$3:.$C$20];2;0)/1024" office:value-type="float" office:value="7.51339584728734" calcext:value-type="float">
            <text:p>7,51</text:p>
          </table:table-cell>
          <table:table-cell table:formula="of:=[.E308]*24*30/1024" office:value-type="float" office:value="5.28285645512391" calcext:value-type="float">
            <text:p>5,28</text:p>
          </table:table-cell>
          <table:table-cell table:formula="of:=[.E308]*8/(60*60)" office:value-type="float" office:value="0.0166964352161941" calcext:value-type="float">
            <text:p>0,0167</text:p>
          </table:table-cell>
          <table:table-cell table:number-columns-repeated="1016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formula="of:=SUM([.C296:.C308])" office:value-type="float" office:value="104.185755749051" calcext:value-type="float">
            <text:p>104,19</text:p>
          </table:table-cell>
          <table:table-cell table:style-name="ce14" table:formula="of:=SUM([.D296:.D308])" office:value-type="float" office:value="437" calcext:value-type="float">
            <text:p>437,00</text:p>
          </table:table-cell>
          <table:table-cell table:formula="of:=SUM([.E296:.E308])" office:value-type="float" office:value="132.423601808439" calcext:value-type="float">
            <text:p>132,42</text:p>
          </table:table-cell>
          <table:table-cell table:formula="of:=SUM([.F296:.F308])" office:value-type="float" office:value="93.110345021559" calcext:value-type="float">
            <text:p>93,11</text:p>
          </table:table-cell>
          <table:table-cell table:formula="of:=SUM([.G296:.G308])" office:value-type="float" office:value="0.294274670685421" calcext:value-type="float">
            <text:p>0,2943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Cantidad Estimada</text:p>
          </table:table-cell>
          <table:table-cell table:style-name="ce29" office:value-type="string" calcext:value-type="string">
            <text:p>Servicio Internet Transaccional</text:p>
          </table:table-cell>
          <table:table-cell table:style-name="ce33" office:value-type="string" calcext:value-type="string">
            <text:p>Cantidad</text:p>
          </table:table-cell>
          <table:table-cell table:style-name="ce39" office:value-type="string" calcext:value-type="string">
            <text:p>Accesos / Hora</text:p>
          </table:table-cell>
          <table:table-cell table:style-name="ce39" office:value-type="string" calcext:value-type="string">
            <text:p>Tráfico / hora (Mbyte)</text:p>
          </table:table-cell>
          <table:table-cell table:style-name="ce33" office:value-type="string" calcext:value-type="string">
            <text:p>Tráfico Mensual MB</text:p>
          </table:table-cell>
          <table:table-cell table:style-name="ce45" office:value-type="string" calcext:value-type="string">
            <text:p>Banda Ancha Promedio (Mbp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Sistemas de Información Geográfica del Predio</text:p>
          </table:table-cell>
          <table:table-cell table:formula="of:=[TEstimacionesxUnidadProductiva.A311]*VLOOKUP([TEstimacionesxUnidadProductiva.$C$294];[TIndicadores.$I$26:.$N$39];2;0)/100" office:value-type="float" office:value="0.500893056485823" calcext:value-type="float">
            <text:p>0,50</text:p>
          </table:table-cell>
          <table:table-cell office:value-type="float" office:value="10" calcext:value-type="float">
            <text:p>10</text:p>
          </table:table-cell>
          <table:table-cell table:formula="of:=[.D311]*[.C311]*VLOOKUP([.B311];[.$B$3:.$C$20];2;0)/(1024*1024)" office:value-type="float" office:value="0.626116320607278" calcext:value-type="float">
            <text:p>0,63</text:p>
          </table:table-cell>
          <table:table-cell table:formula="of:=[.E311]*24*30" office:value-type="float" office:value="450.803750837241" calcext:value-type="float">
            <text:p>450,80</text:p>
          </table:table-cell>
          <table:table-cell table:formula="of:=[.E311]*8/(60*60)" office:value-type="float" office:value="0.00139136960134951" calcext:value-type="float">
            <text:p>0,001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Teledetección y Robótica</text:p>
          </table:table-cell>
          <table:table-cell table:formula="of:=[TEstimacionesxUnidadProductiva.A312]*VLOOKUP([TEstimacionesxUnidadProductiva.$C$294];[TIndicadores.$I$26:.$N$39];2;0)/100" office:value-type="float" office:value="0.500893056485823" calcext:value-type="float">
            <text:p>0,50</text:p>
          </table:table-cell>
          <table:table-cell office:value-type="float" office:value="10" calcext:value-type="float">
            <text:p>10</text:p>
          </table:table-cell>
          <table:table-cell table:formula="of:=[.D312]*[.C312]*VLOOKUP([.B312];[.$B$3:.$C$20];2;0)/(1024*1024)" office:value-type="float" office:value="2.50446528242911" calcext:value-type="float">
            <text:p>2,50</text:p>
          </table:table-cell>
          <table:table-cell table:formula="of:=[.E312]*24*30" office:value-type="float" office:value="1803.21500334896" calcext:value-type="float">
            <text:p>1.803,22</text:p>
          </table:table-cell>
          <table:table-cell table:formula="of:=[.E312]*8/(60*60)" office:value-type="float" office:value="0.00556547840539803" calcext:value-type="float">
            <text:p>0,005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Aplicaciones agrícolas móviles</text:p>
          </table:table-cell>
          <table:table-cell table:formula="of:=[TEstimacionesxUnidadProductiva.A313]*VLOOKUP([TEstimacionesxUnidadProductiva.$C$294];[TIndicadores.$I$26:.$N$39];2;0)/100" office:value-type="float" office:value="1.00178611297165" calcext:value-type="float">
            <text:p>1,00</text:p>
          </table:table-cell>
          <table:table-cell office:value-type="float" office:value="20" calcext:value-type="float">
            <text:p>20</text:p>
          </table:table-cell>
          <table:table-cell table:formula="of:=[.D313]*[.C313]*VLOOKUP([.B313];[.$B$3:.$C$20];2;0)/(1024*1024)" office:value-type="float" office:value="0.0391322700379549" calcext:value-type="float">
            <text:p>0,04</text:p>
          </table:table-cell>
          <table:table-cell table:formula="of:=[.E313]*24*30" office:value-type="float" office:value="28.1752344273275" calcext:value-type="float">
            <text:p>28,18</text:p>
          </table:table-cell>
          <table:table-cell table:formula="of:=[.E313]*8/(60*60)" office:value-type="float" office:value="0.0000869606000843442" calcext:value-type="float">
            <text:p>0,000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plicaciones de ofimática</text:p>
          </table:table-cell>
          <table:table-cell table:formula="of:=[TEstimacionesxUnidadProductiva.A314]*VLOOKUP([TEstimacionesxUnidadProductiva.$C$294];[TIndicadores.$I$26:.$N$39];2;0)/100" office:value-type="float" office:value="0.500893056485823" calcext:value-type="float">
            <text:p>0,50</text:p>
          </table:table-cell>
          <table:table-cell office:value-type="float" office:value="30" calcext:value-type="float">
            <text:p>30</text:p>
          </table:table-cell>
          <table:table-cell table:formula="of:=[.D314]*[.C314]*VLOOKUP([.B314];[.$B$3:.$C$20];2;0)/(1024*1024)" office:value-type="float" office:value="0.0293492025284662" calcext:value-type="float">
            <text:p>0,03</text:p>
          </table:table-cell>
          <table:table-cell table:formula="of:=[.E314]*24*30" office:value-type="float" office:value="21.1314258204956" calcext:value-type="float">
            <text:p>21,13</text:p>
          </table:table-cell>
          <table:table-cell table:formula="of:=[.E314]*8/(60*60)" office:value-type="float" office:value="0.0000652204500632582" calcext:value-type="float">
            <text:p>0,0001</text:p>
          </table:table-cell>
          <table:table-cell table:number-columns-repeated="1016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formula="of:=SUM([.C311:.C314])" office:value-type="float" office:value="2.50446528242911" calcext:value-type="float">
            <text:p>2,50</text:p>
          </table:table-cell>
          <table:table-cell table:style-name="ce14" table:formula="of:=SUM([.D311:.D314])" office:value-type="float" office:value="70" calcext:value-type="float">
            <text:p>70,00</text:p>
          </table:table-cell>
          <table:table-cell table:formula="of:=SUM([.E311:.E314])" office:value-type="float" office:value="3.19906307560281" calcext:value-type="float">
            <text:p>3,20</text:p>
          </table:table-cell>
          <table:table-cell table:formula="of:=SUM([.F311:.F314])" office:value-type="float" office:value="2303.32541443403" calcext:value-type="float">
            <text:p>2.303,33</text:p>
          </table:table-cell>
          <table:table-cell table:formula="of:=SUM([.G311:.G314])" office:value-type="float" office:value="0.00710902905689514" calcext:value-type="float">
            <text:p>0,0071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Cantidad Estimada</text:p>
          </table:table-cell>
          <table:table-cell table:style-name="ce29" office:value-type="string" calcext:value-type="string">
            <text:p>Servicio Internet Tradicional</text:p>
          </table:table-cell>
          <table:table-cell table:style-name="ce33" office:value-type="string" calcext:value-type="string">
            <text:p>Cantidad</text:p>
          </table:table-cell>
          <table:table-cell table:style-name="ce39" office:value-type="string" calcext:value-type="string">
            <text:p>Accesos / Hora</text:p>
          </table:table-cell>
          <table:table-cell table:style-name="ce39" office:value-type="string" calcext:value-type="string">
            <text:p>Tráfico / hora (Mbyte)</text:p>
          </table:table-cell>
          <table:table-cell table:style-name="ce33" office:value-type="string" calcext:value-type="string">
            <text:p>Tráfico Mensual GB</text:p>
          </table:table-cell>
          <table:table-cell table:style-name="ce45" office:value-type="string" calcext:value-type="string">
            <text:p>Banda Ancha Promedio (Mbp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plicaciones de TeleVigilancia</text:p>
          </table:table-cell>
          <table:table-cell table:formula="of:=[TEstimacionesxUnidadProductiva.A317]*VLOOKUP([TEstimacionesxUnidadProductiva.$C$294];[TIndicadores.$I$26:.$N$39];2;0)/100" office:value-type="float" office:value="0.500893056485823" calcext:value-type="float">
            <text:p>0,50</text:p>
          </table:table-cell>
          <table:table-cell office:value-type="float" office:value="60" calcext:value-type="float">
            <text:p>60</text:p>
          </table:table-cell>
          <table:table-cell table:formula="of:=[.D317]*[.C317]*60*VLOOKUP([.B317];[.$B$3:.$C$20];2;0)/(1024*1024)" office:value-type="float" office:value="66.0357056890489" calcext:value-type="float">
            <text:p>66,04</text:p>
          </table:table-cell>
          <table:table-cell table:formula="of:=[.E317]*24*30/1024" office:value-type="float" office:value="46.4313555626125" calcext:value-type="float">
            <text:p>46,43</text:p>
          </table:table-cell>
          <table:table-cell table:formula="of:=[.E317]*8/(60*60)" office:value-type="float" office:value="0.146746012642331" calcext:value-type="float">
            <text:p>0,1467</text:p>
          </table:table-cell>
          <table:table-cell table:number-columns-repeated="1016"/>
        </table:table-row>
        <table:table-row table:style-name="ro1">
          <table:table-cell table:style-name="ce20"/>
          <table:table-cell table:style-name="ce30" office:value-type="string" calcext:value-type="string">
            <text:p>TOTAL</text:p>
          </table:table-cell>
          <table:table-cell table:style-name="ce34" table:formula="of:=SUM([.C317:.C317])" office:value-type="float" office:value="0.500893056485823" calcext:value-type="float">
            <text:p>0,5009</text:p>
          </table:table-cell>
          <table:table-cell table:style-name="ce34" table:formula="of:=SUM([.D317:.D317])" office:value-type="float" office:value="60" calcext:value-type="float">
            <text:p>60,0000</text:p>
          </table:table-cell>
          <table:table-cell table:style-name="ce34" table:formula="of:=SUM([.E317:.E317])" office:value-type="float" office:value="66.0357056890489" calcext:value-type="float">
            <text:p>66,0357</text:p>
          </table:table-cell>
          <table:table-cell table:style-name="ce34" table:formula="of:=SUM([.F317:.F317])" office:value-type="float" office:value="46.4313555626125" calcext:value-type="float">
            <text:p>46,4314</text:p>
          </table:table-cell>
          <table:table-cell table:style-name="ce46" table:formula="of:=SUM([.G317:.G317])" office:value-type="float" office:value="0.146746012642331" calcext:value-type="float">
            <text:p>0,1467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6"/>
          <table:table-cell table:style-name="ce24" office:value-type="string" calcext:value-type="string">
            <text:p>Especie</text:p>
          </table:table-cell>
          <table:table-cell table:style-name="ce31" office:value-type="string" calcext:value-type="string" table:number-columns-spanned="5" table:number-rows-spanned="1">
            <text:p>ALMENDRO</text:p>
          </table:table-cell>
          <table:covered-table-cell table:number-columns-repeated="3" table:style-name="ce37"/>
          <table:covered-table-cell table:style-name="ce42"/>
          <table:table-cell table:number-columns-repeated="1016"/>
        </table:table-row>
        <table:table-row table:style-name="ro5">
          <table:table-cell table:style-name="ce17" office:value-type="string" calcext:value-type="string">
            <text:p>Cantidad Estimada</text:p>
          </table:table-cell>
          <table:table-cell table:style-name="ce25" office:value-type="string" calcext:value-type="string">
            <text:p>Servicio IoT</text:p>
          </table:table-cell>
          <table:table-cell table:style-name="ce32" office:value-type="string" calcext:value-type="string">
            <text:p>Cantidad</text:p>
          </table:table-cell>
          <table:table-cell table:style-name="ce38" office:value-type="string" calcext:value-type="string">
            <text:p>Accesos / Hora</text:p>
          </table:table-cell>
          <table:table-cell table:style-name="ce38" office:value-type="string" calcext:value-type="string">
            <text:p>Tráfico / hora (Kbyte)</text:p>
          </table:table-cell>
          <table:table-cell table:style-name="ce32" office:value-type="string" calcext:value-type="string">
            <text:p>Tráfico Mensual MB</text:p>
          </table:table-cell>
          <table:table-cell table:style-name="ce43" office:value-type="string" calcext:value-type="string">
            <text:p>Banda Ancha Promedio (Kbps)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Sistemas de Posicionamiento global</text:p>
          </table:table-cell>
          <table:table-cell table:formula="of:=[TEstimacionesxUnidadProductiva.A323]*VLOOKUP([TEstimacionesxUnidadProductiva.$C$321];[TIndicadores.$I$26:.$N$39];2;0)/100" office:value-type="float" office:value="3.06630944407234" calcext:value-type="float">
            <text:p>3,07</text:p>
          </table:table-cell>
          <table:table-cell table:formula="of:=60" office:value-type="float" office:value="60" calcext:value-type="float">
            <text:p>60</text:p>
          </table:table-cell>
          <table:table-cell table:formula="of:=[.D323]*[.C323]*VLOOKUP([.B323];[.$B$3:.$C$20];2;0)/1024" office:value-type="float" office:value="11.4986604152713" calcext:value-type="float">
            <text:p>11,50</text:p>
          </table:table-cell>
          <table:table-cell table:formula="of:=[.E323]*24*30/1024" office:value-type="float" office:value="8.08499560448761" calcext:value-type="float">
            <text:p>8,08</text:p>
          </table:table-cell>
          <table:table-cell table:formula="of:=[.E323]*8/(60*60)" office:value-type="float" office:value="0.0255525787006028" calcext:value-type="float">
            <text:p>0,0256</text:p>
          </table:table-cell>
          <table:table-cell table:number-columns-repeated="1016"/>
        </table:table-row>
        <table:table-row table:style-name="ro1">
          <table:table-cell/>
          <table:table-cell table:style-name="ce26" office:value-type="string" calcext:value-type="string">
            <text:p>Monitoreo de Riego</text:p>
          </table:table-cell>
          <table:table-cell table:number-columns-repeated="1021"/>
        </table:table-row>
        <table:table-row table:style-name="ro1">
          <table:table-cell table:formula="of:=10*10" office:value-type="float" office:value="100" calcext:value-type="float">
            <text:p>100</text:p>
          </table:table-cell>
          <table:table-cell office:value-type="string" calcext:value-type="string">
            <text:p>Humedad de suelo</text:p>
          </table:table-cell>
          <table:table-cell table:formula="of:=[TEstimacionesxUnidadProductiva.A325]*VLOOKUP([TEstimacionesxUnidadProductiva.$C$321];[TIndicadores.$I$26:.$N$39];2;0)/100" office:value-type="float" office:value="76.6577361018084" calcext:value-type="float">
            <text:p>76,66</text:p>
          </table:table-cell>
          <table:table-cell table:formula="of:=60/12" office:value-type="float" office:value="5" calcext:value-type="float">
            <text:p>5</text:p>
          </table:table-cell>
          <table:table-cell table:formula="of:=[.D325]*[.C325]*VLOOKUP([.B325];[.$B$3:.$C$20];2;0)/1024" office:value-type="float" office:value="47.9110850636303" calcext:value-type="float">
            <text:p>47,91</text:p>
          </table:table-cell>
          <table:table-cell table:formula="of:=[.E325]*24*30/1024" office:value-type="float" office:value="33.687481685365" calcext:value-type="float">
            <text:p>33,69</text:p>
          </table:table-cell>
          <table:table-cell table:formula="of:=[.E325]*8/(60*60)" office:value-type="float" office:value="0.106469077919178" calcext:value-type="float">
            <text:p>0,1065</text:p>
          </table:table-cell>
          <table:table-cell table:number-columns-repeated="1016"/>
        </table:table-row>
        <table:table-row table:style-name="ro1">
          <table:table-cell table:formula="of:=2*10" office:value-type="float" office:value="20" calcext:value-type="float">
            <text:p>20</text:p>
          </table:table-cell>
          <table:table-cell office:value-type="string" calcext:value-type="string">
            <text:p>Dendrómetros</text:p>
          </table:table-cell>
          <table:table-cell table:formula="of:=[TEstimacionesxUnidadProductiva.A326]*VLOOKUP([TEstimacionesxUnidadProductiva.$C$321];[TIndicadores.$I$26:.$N$39];2;0)/100" office:value-type="float" office:value="15.3315472203617" calcext:value-type="float">
            <text:p>15,33</text:p>
          </table:table-cell>
          <table:table-cell table:formula="of:=1" office:value-type="float" office:value="1" calcext:value-type="float">
            <text:p>1</text:p>
          </table:table-cell>
          <table:table-cell table:formula="of:=[.D326]*[.C326]*VLOOKUP([.B326];[.$B$3:.$C$20];2;0)/1024" office:value-type="float" office:value="0.958221701272606" calcext:value-type="float">
            <text:p>0,96</text:p>
          </table:table-cell>
          <table:table-cell table:formula="of:=[.E326]*24*30/1024" office:value-type="float" office:value="0.673749633707301" calcext:value-type="float">
            <text:p>0,67</text:p>
          </table:table-cell>
          <table:table-cell table:formula="of:=[.E326]*8/(60*60)" office:value-type="float" office:value="0.00212938155838357" calcext:value-type="float">
            <text:p>0,0021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medad de la hoja</text:p>
          </table:table-cell>
          <table:table-cell table:formula="of:=[TEstimacionesxUnidadProductiva.A327]*VLOOKUP([TEstimacionesxUnidadProductiva.$C$321];[TIndicadores.$I$26:.$N$39];2;0)/100" office:value-type="float" office:value="15.3315472203617" calcext:value-type="float">
            <text:p>15,33</text:p>
          </table:table-cell>
          <table:table-cell table:formula="of:=60/12" office:value-type="float" office:value="5" calcext:value-type="float">
            <text:p>5</text:p>
          </table:table-cell>
          <table:table-cell table:formula="of:=[.D327]*[.C327]*VLOOKUP([.B327];[.$B$3:.$C$20];2;0)/1024" office:value-type="float" office:value="4.79110850636303" calcext:value-type="float">
            <text:p>4,79</text:p>
          </table:table-cell>
          <table:table-cell table:formula="of:=[.E327]*24*30/1024" office:value-type="float" office:value="3.3687481685365" calcext:value-type="float">
            <text:p>3,37</text:p>
          </table:table-cell>
          <table:table-cell table:formula="of:=[.E327]*8/(60*60)" office:value-type="float" office:value="0.0106469077919178" calcext:value-type="float">
            <text:p>0,0106</text:p>
          </table:table-cell>
          <table:table-cell table:number-columns-repeated="1016"/>
        </table:table-row>
        <table:table-row table:style-name="ro1">
          <table:table-cell table:formula="of:=10" office:value-type="float" office:value="10" calcext:value-type="float">
            <text:p>10</text:p>
          </table:table-cell>
          <table:table-cell office:value-type="string" calcext:value-type="string">
            <text:p>Temperatura y Humedad Relativa</text:p>
          </table:table-cell>
          <table:table-cell table:formula="of:=[TEstimacionesxUnidadProductiva.A328]*VLOOKUP([TEstimacionesxUnidadProductiva.$C$321];[TIndicadores.$I$26:.$N$39];2;0)/100" office:value-type="float" office:value="7.66577361018084" calcext:value-type="float">
            <text:p>7,67</text:p>
          </table:table-cell>
          <table:table-cell table:formula="of:=60/12" office:value-type="float" office:value="5" calcext:value-type="float">
            <text:p>5</text:p>
          </table:table-cell>
          <table:table-cell table:formula="of:=[.D328]*[.C328]*VLOOKUP([.B328];[.$B$3:.$C$20];2;0)/1024" office:value-type="float" office:value="4.79110850636303" calcext:value-type="float">
            <text:p>4,79</text:p>
          </table:table-cell>
          <table:table-cell table:formula="of:=[.E328]*24*30/1024" office:value-type="float" office:value="3.3687481685365" calcext:value-type="float">
            <text:p>3,37</text:p>
          </table:table-cell>
          <table:table-cell table:formula="of:=[.E328]*8/(60*60)" office:value-type="float" office:value="0.0106469077919178" calcext:value-type="float">
            <text:p>0,0106</text:p>
          </table:table-cell>
          <table:table-cell table:number-columns-repeated="1016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Válvulas <text:s/>Inalámbricas</text:p>
          </table:table-cell>
          <table:table-cell table:formula="of:=[TEstimacionesxUnidadProductiva.A329]*VLOOKUP([TEstimacionesxUnidadProductiva.$C$321];[TIndicadores.$I$26:.$N$39];2;0)/100" office:value-type="float" office:value="15.3315472203617" calcext:value-type="float">
            <text:p>15,33</text:p>
          </table:table-cell>
          <table:table-cell table:formula="of:=60" office:value-type="float" office:value="60" calcext:value-type="float">
            <text:p>60</text:p>
          </table:table-cell>
          <table:table-cell table:formula="of:=[.D329]*[.C329]*VLOOKUP([.B329];[.$B$3:.$C$20];2;0)/1024" office:value-type="float" office:value="57.4933020763563" calcext:value-type="float">
            <text:p>57,49</text:p>
          </table:table-cell>
          <table:table-cell table:formula="of:=[.E329]*24*30/1024" office:value-type="float" office:value="40.4249780224381" calcext:value-type="float">
            <text:p>40,42</text:p>
          </table:table-cell>
          <table:table-cell table:formula="of:=[.E329]*8/(60*60)" office:value-type="float" office:value="0.127762893503014" calcext:value-type="float">
            <text:p>0,1278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ndrómetro</text:p>
          </table:table-cell>
          <table:table-cell table:formula="of:=[TEstimacionesxUnidadProductiva.A330]*VLOOKUP([TEstimacionesxUnidadProductiva.$C$321];[TIndicadores.$I$26:.$N$39];2;0)/100" office:value-type="float" office:value="7.66577361018084" calcext:value-type="float">
            <text:p>7,67</text:p>
          </table:table-cell>
          <table:table-cell office:value-type="float" office:value="1" calcext:value-type="float">
            <text:p>1</text:p>
          </table:table-cell>
          <table:table-cell table:formula="of:=[.D330]*[.C330]*VLOOKUP([.B330];[.$B$3:.$C$20];2;0)/1024" office:value-type="float" office:value="0.479110850636303" calcext:value-type="float">
            <text:p>0,48</text:p>
          </table:table-cell>
          <table:table-cell table:formula="of:=[.E330]*24*30/1024" office:value-type="float" office:value="0.33687481685365" calcext:value-type="float">
            <text:p>0,34</text:p>
          </table:table-cell>
          <table:table-cell table:formula="of:=[.E330]*8/(60*60)" office:value-type="float" office:value="0.00106469077919178" calcext:value-type="float">
            <text:p>0,00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rol de Compuertas y Válvulas</text:p>
          </table:table-cell>
          <table:table-cell table:formula="of:=[TEstimacionesxUnidadProductiva.A331]*VLOOKUP([TEstimacionesxUnidadProductiva.$C$321];[TIndicadores.$I$26:.$N$39];2;0)/100" office:value-type="float" office:value="1.53315472203617" calcext:value-type="float">
            <text:p>1,53</text:p>
          </table:table-cell>
          <table:table-cell table:formula="of:=60" office:value-type="float" office:value="60" calcext:value-type="float">
            <text:p>60</text:p>
          </table:table-cell>
          <table:table-cell table:formula="of:=[.D331]*[.C331]*VLOOKUP([.B331];[.$B$3:.$C$20];2;0)/1024" office:value-type="float" office:value="11.4986604152713" calcext:value-type="float">
            <text:p>11,50</text:p>
          </table:table-cell>
          <table:table-cell table:formula="of:=[.E331]*24*30/1024" office:value-type="float" office:value="8.08499560448761" calcext:value-type="float">
            <text:p>8,08</text:p>
          </table:table-cell>
          <table:table-cell table:formula="of:=[.E331]*8/(60*60)" office:value-type="float" office:value="0.0255525787006028" calcext:value-type="float">
            <text:p>0,025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nsores de Flujo</text:p>
          </table:table-cell>
          <table:table-cell table:formula="of:=[TEstimacionesxUnidadProductiva.A332]*VLOOKUP([TEstimacionesxUnidadProductiva.$C$321];[TIndicadores.$I$26:.$N$39];2;0)/100" office:value-type="float" office:value="7.66577361018084" calcext:value-type="float">
            <text:p>7,67</text:p>
          </table:table-cell>
          <table:table-cell table:formula="of:=60" office:value-type="float" office:value="60" calcext:value-type="float">
            <text:p>60</text:p>
          </table:table-cell>
          <table:table-cell table:formula="of:=[.D332]*[.C332]*VLOOKUP([.B332];[.$B$3:.$C$20];2;0)/1024" office:value-type="float" office:value="28.7466510381782" calcext:value-type="float">
            <text:p>28,75</text:p>
          </table:table-cell>
          <table:table-cell table:formula="of:=[.E332]*24*30/1024" office:value-type="float" office:value="20.212489011219" calcext:value-type="float">
            <text:p>20,21</text:p>
          </table:table-cell>
          <table:table-cell table:formula="of:=[.E332]*8/(60*60)" office:value-type="float" office:value="0.063881446751507" calcext:value-type="float">
            <text:p>0,063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bleros de Riego</text:p>
          </table:table-cell>
          <table:table-cell table:formula="of:=[TEstimacionesxUnidadProductiva.A333]*VLOOKUP([TEstimacionesxUnidadProductiva.$C$321];[TIndicadores.$I$26:.$N$39];2;0)/100" office:value-type="float" office:value="3.06630944407234" calcext:value-type="float">
            <text:p>3,07</text:p>
          </table:table-cell>
          <table:table-cell table:formula="of:=60" office:value-type="float" office:value="60" calcext:value-type="float">
            <text:p>60</text:p>
          </table:table-cell>
          <table:table-cell table:formula="of:=[.D333]*[.C333]*VLOOKUP([.B333];[.$B$3:.$C$20];2;0)/1024" office:value-type="float" office:value="11.4986604152713" calcext:value-type="float">
            <text:p>11,50</text:p>
          </table:table-cell>
          <table:table-cell table:formula="of:=[.E333]*24*30/1024" office:value-type="float" office:value="8.08499560448761" calcext:value-type="float">
            <text:p>8,08</text:p>
          </table:table-cell>
          <table:table-cell table:formula="of:=[.E333]*8/(60*60)" office:value-type="float" office:value="0.0255525787006028" calcext:value-type="float">
            <text:p>0,025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sores de Nivel</text:p>
          </table:table-cell>
          <table:table-cell table:formula="of:=[TEstimacionesxUnidadProductiva.A334]*VLOOKUP([TEstimacionesxUnidadProductiva.$C$321];[TIndicadores.$I$26:.$N$39];2;0)/100" office:value-type="float" office:value="3.06630944407234" calcext:value-type="float">
            <text:p>3,07</text:p>
          </table:table-cell>
          <table:table-cell table:formula="of:=60" office:value-type="float" office:value="60" calcext:value-type="float">
            <text:p>60</text:p>
          </table:table-cell>
          <table:table-cell table:formula="of:=[.D334]*[.C334]*VLOOKUP([.B334];[.$B$3:.$C$20];2;0)/1024" office:value-type="float" office:value="11.4986604152713" calcext:value-type="float">
            <text:p>11,50</text:p>
          </table:table-cell>
          <table:table-cell table:formula="of:=[.E334]*24*30/1024" office:value-type="float" office:value="8.08499560448761" calcext:value-type="float">
            <text:p>8,08</text:p>
          </table:table-cell>
          <table:table-cell table:formula="of:=[.E334]*8/(60*60)" office:value-type="float" office:value="0.0255525787006028" calcext:value-type="float">
            <text:p>0,025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Monitoreo de la cadena de frio</text:p>
          </table:table-cell>
          <table:table-cell table:formula="of:=[TEstimacionesxUnidadProductiva.A335]*VLOOKUP([TEstimacionesxUnidadProductiva.$C$321];[TIndicadores.$I$26:.$N$39];2;0)/100" office:value-type="float" office:value="3.06630944407234" calcext:value-type="float">
            <text:p>3,07</text:p>
          </table:table-cell>
          <table:table-cell table:formula="of:=60" office:value-type="float" office:value="60" calcext:value-type="float">
            <text:p>60</text:p>
          </table:table-cell>
          <table:table-cell table:formula="of:=[.D335]*[.C335]*VLOOKUP([.B335];[.$B$3:.$C$20];2;0)/1024" office:value-type="float" office:value="11.4986604152713" calcext:value-type="float">
            <text:p>11,50</text:p>
          </table:table-cell>
          <table:table-cell table:formula="of:=[.E335]*24*30/1024" office:value-type="float" office:value="8.08499560448761" calcext:value-type="float">
            <text:p>8,08</text:p>
          </table:table-cell>
          <table:table-cell table:formula="of:=[.E335]*8/(60*60)" office:value-type="float" office:value="0.0255525787006028" calcext:value-type="float">
            <text:p>0,0256</text:p>
          </table:table-cell>
          <table:table-cell table:number-columns-repeated="1016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formula="of:=SUM([.C323:.C335])" office:value-type="float" office:value="159.448091091762" calcext:value-type="float">
            <text:p>159,45</text:p>
          </table:table-cell>
          <table:table-cell table:style-name="ce14" table:formula="of:=SUM([.D323:.D335])" office:value-type="float" office:value="437" calcext:value-type="float">
            <text:p>437,00</text:p>
          </table:table-cell>
          <table:table-cell table:formula="of:=SUM([.E323:.E335])" office:value-type="float" office:value="202.663889819156" calcext:value-type="float">
            <text:p>202,66</text:p>
          </table:table-cell>
          <table:table-cell table:formula="of:=SUM([.F323:.F335])" office:value-type="float" office:value="142.498047529094" calcext:value-type="float">
            <text:p>142,50</text:p>
          </table:table-cell>
          <table:table-cell table:formula="of:=SUM([.G323:.G335])" office:value-type="float" office:value="0.450364199598124" calcext:value-type="float">
            <text:p>0,4504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Cantidad Estimada</text:p>
          </table:table-cell>
          <table:table-cell table:style-name="ce29" office:value-type="string" calcext:value-type="string">
            <text:p>Servicio Internet Transaccional</text:p>
          </table:table-cell>
          <table:table-cell table:style-name="ce33" office:value-type="string" calcext:value-type="string">
            <text:p>Cantidad</text:p>
          </table:table-cell>
          <table:table-cell table:style-name="ce39" office:value-type="string" calcext:value-type="string">
            <text:p>Accesos / Hora</text:p>
          </table:table-cell>
          <table:table-cell table:style-name="ce39" office:value-type="string" calcext:value-type="string">
            <text:p>Tráfico / hora (Mbyte)</text:p>
          </table:table-cell>
          <table:table-cell table:style-name="ce33" office:value-type="string" calcext:value-type="string">
            <text:p>Tráfico Mensual MB</text:p>
          </table:table-cell>
          <table:table-cell table:style-name="ce45" office:value-type="string" calcext:value-type="string">
            <text:p>Banda Ancha Promedio (Mbp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Sistemas de Información Geográfica del Predio</text:p>
          </table:table-cell>
          <table:table-cell table:formula="of:=[TEstimacionesxUnidadProductiva.A338]*VLOOKUP([TEstimacionesxUnidadProductiva.$C$321];[TIndicadores.$I$26:.$N$39];2;0)/100" office:value-type="float" office:value="0.766577361018084" calcext:value-type="float">
            <text:p>0,77</text:p>
          </table:table-cell>
          <table:table-cell office:value-type="float" office:value="10" calcext:value-type="float">
            <text:p>10</text:p>
          </table:table-cell>
          <table:table-cell table:formula="of:=[.D338]*[.C338]*VLOOKUP([.B338];[.$B$3:.$C$20];2;0)/(1024*1024)" office:value-type="float" office:value="0.958221701272606" calcext:value-type="float">
            <text:p>0,96</text:p>
          </table:table-cell>
          <table:table-cell table:formula="of:=[.E338]*24*30" office:value-type="float" office:value="689.919624916276" calcext:value-type="float">
            <text:p>689,92</text:p>
          </table:table-cell>
          <table:table-cell table:formula="of:=[.E338]*8/(60*60)" office:value-type="float" office:value="0.00212938155838357" calcext:value-type="float">
            <text:p>0,002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Teledetección y Robótica</text:p>
          </table:table-cell>
          <table:table-cell table:formula="of:=[TEstimacionesxUnidadProductiva.A339]*VLOOKUP([TEstimacionesxUnidadProductiva.$C$321];[TIndicadores.$I$26:.$N$39];2;0)/100" office:value-type="float" office:value="0.766577361018084" calcext:value-type="float">
            <text:p>0,77</text:p>
          </table:table-cell>
          <table:table-cell office:value-type="float" office:value="10" calcext:value-type="float">
            <text:p>10</text:p>
          </table:table-cell>
          <table:table-cell table:formula="of:=[.D339]*[.C339]*VLOOKUP([.B339];[.$B$3:.$C$20];2;0)/(1024*1024)" office:value-type="float" office:value="3.83288680509042" calcext:value-type="float">
            <text:p>3,83</text:p>
          </table:table-cell>
          <table:table-cell table:formula="of:=[.E339]*24*30" office:value-type="float" office:value="2759.6784996651" calcext:value-type="float">
            <text:p>2.759,68</text:p>
          </table:table-cell>
          <table:table-cell table:formula="of:=[.E339]*8/(60*60)" office:value-type="float" office:value="0.00851752623353427" calcext:value-type="float">
            <text:p>0,008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Aplicaciones agrícolas móviles</text:p>
          </table:table-cell>
          <table:table-cell table:formula="of:=[TEstimacionesxUnidadProductiva.A340]*VLOOKUP([TEstimacionesxUnidadProductiva.$C$321];[TIndicadores.$I$26:.$N$39];2;0)/100" office:value-type="float" office:value="1.53315472203617" calcext:value-type="float">
            <text:p>1,53</text:p>
          </table:table-cell>
          <table:table-cell office:value-type="float" office:value="20" calcext:value-type="float">
            <text:p>20</text:p>
          </table:table-cell>
          <table:table-cell table:formula="of:=[.D340]*[.C340]*VLOOKUP([.B340];[.$B$3:.$C$20];2;0)/(1024*1024)" office:value-type="float" office:value="0.0598888563295378" calcext:value-type="float">
            <text:p>0,06</text:p>
          </table:table-cell>
          <table:table-cell table:formula="of:=[.E340]*24*30" office:value-type="float" office:value="43.1199765572673" calcext:value-type="float">
            <text:p>43,12</text:p>
          </table:table-cell>
          <table:table-cell table:formula="of:=[.E340]*8/(60*60)" office:value-type="float" office:value="0.000133086347398973" calcext:value-type="float">
            <text:p>0,000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plicaciones de ofimática</text:p>
          </table:table-cell>
          <table:table-cell table:formula="of:=[TEstimacionesxUnidadProductiva.A341]*VLOOKUP([TEstimacionesxUnidadProductiva.$C$321];[TIndicadores.$I$26:.$N$39];2;0)/100" office:value-type="float" office:value="0.766577361018084" calcext:value-type="float">
            <text:p>0,77</text:p>
          </table:table-cell>
          <table:table-cell office:value-type="float" office:value="30" calcext:value-type="float">
            <text:p>30</text:p>
          </table:table-cell>
          <table:table-cell table:formula="of:=[.D341]*[.C341]*VLOOKUP([.B341];[.$B$3:.$C$20];2;0)/(1024*1024)" office:value-type="float" office:value="0.0449166422471534" calcext:value-type="float">
            <text:p>0,04</text:p>
          </table:table-cell>
          <table:table-cell table:formula="of:=[.E341]*24*30" office:value-type="float" office:value="32.3399824179504" calcext:value-type="float">
            <text:p>32,34</text:p>
          </table:table-cell>
          <table:table-cell table:formula="of:=[.E341]*8/(60*60)" office:value-type="float" office:value="0.0000998147605492297" calcext:value-type="float">
            <text:p>0,0001</text:p>
          </table:table-cell>
          <table:table-cell table:number-columns-repeated="1016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formula="of:=SUM([.C338:.C341])" office:value-type="float" office:value="3.83288680509042" calcext:value-type="float">
            <text:p>3,83</text:p>
          </table:table-cell>
          <table:table-cell table:style-name="ce14" table:formula="of:=SUM([.D338:.D341])" office:value-type="float" office:value="70" calcext:value-type="float">
            <text:p>70,00</text:p>
          </table:table-cell>
          <table:table-cell table:formula="of:=SUM([.E338:.E341])" office:value-type="float" office:value="4.89591400493972" calcext:value-type="float">
            <text:p>4,90</text:p>
          </table:table-cell>
          <table:table-cell table:formula="of:=SUM([.F338:.F341])" office:value-type="float" office:value="3525.0580835566" calcext:value-type="float">
            <text:p>3.525,06</text:p>
          </table:table-cell>
          <table:table-cell table:formula="of:=SUM([.G338:.G341])" office:value-type="float" office:value="0.010879808899866" calcext:value-type="float">
            <text:p>0,0109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Cantidad Estimada</text:p>
          </table:table-cell>
          <table:table-cell table:style-name="ce29" office:value-type="string" calcext:value-type="string">
            <text:p>Servicio Internet Tradicional</text:p>
          </table:table-cell>
          <table:table-cell table:style-name="ce33" office:value-type="string" calcext:value-type="string">
            <text:p>Cantidad</text:p>
          </table:table-cell>
          <table:table-cell table:style-name="ce39" office:value-type="string" calcext:value-type="string">
            <text:p>Accesos / Hora</text:p>
          </table:table-cell>
          <table:table-cell table:style-name="ce39" office:value-type="string" calcext:value-type="string">
            <text:p>Tráfico / hora (Mbyte)</text:p>
          </table:table-cell>
          <table:table-cell table:style-name="ce33" office:value-type="string" calcext:value-type="string">
            <text:p>Tráfico Mensual GB</text:p>
          </table:table-cell>
          <table:table-cell table:style-name="ce45" office:value-type="string" calcext:value-type="string">
            <text:p>Banda Ancha Promedio (Mbp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plicaciones de TeleVigilancia</text:p>
          </table:table-cell>
          <table:table-cell table:formula="of:=[TEstimacionesxUnidadProductiva.A344]*VLOOKUP([TEstimacionesxUnidadProductiva.$C$321];[TIndicadores.$I$26:.$N$39];2;0)/100" office:value-type="float" office:value="0.766577361018084" calcext:value-type="float">
            <text:p>0,77</text:p>
          </table:table-cell>
          <table:table-cell office:value-type="float" office:value="60" calcext:value-type="float">
            <text:p>60</text:p>
          </table:table-cell>
          <table:table-cell table:formula="of:=[.D344]*[.C344]*60*VLOOKUP([.B344];[.$B$3:.$C$20];2;0)/(1024*1024)" office:value-type="float" office:value="101.062445056095" calcext:value-type="float">
            <text:p>101,06</text:p>
          </table:table-cell>
          <table:table-cell table:formula="of:=[.E344]*24*30/1024" office:value-type="float" office:value="71.0595316800669" calcext:value-type="float">
            <text:p>71,06</text:p>
          </table:table-cell>
          <table:table-cell table:formula="of:=[.E344]*8/(60*60)" office:value-type="float" office:value="0.224583211235767" calcext:value-type="float">
            <text:p>0,2246</text:p>
          </table:table-cell>
          <table:table-cell table:number-columns-repeated="1016"/>
        </table:table-row>
        <table:table-row table:style-name="ro1">
          <table:table-cell table:style-name="ce20"/>
          <table:table-cell table:style-name="ce30" office:value-type="string" calcext:value-type="string">
            <text:p>TOTAL</text:p>
          </table:table-cell>
          <table:table-cell table:style-name="ce34" table:formula="of:=SUM([.C344:.C344])" office:value-type="float" office:value="0.766577361018084" calcext:value-type="float">
            <text:p>0,7666</text:p>
          </table:table-cell>
          <table:table-cell table:style-name="ce34" table:formula="of:=SUM([.D344:.D344])" office:value-type="float" office:value="60" calcext:value-type="float">
            <text:p>60,0000</text:p>
          </table:table-cell>
          <table:table-cell table:style-name="ce34" table:formula="of:=SUM([.E344:.E344])" office:value-type="float" office:value="101.062445056095" calcext:value-type="float">
            <text:p>101,0624</text:p>
          </table:table-cell>
          <table:table-cell table:style-name="ce34" table:formula="of:=SUM([.F344:.F344])" office:value-type="float" office:value="71.0595316800669" calcext:value-type="float">
            <text:p>71,0595</text:p>
          </table:table-cell>
          <table:table-cell table:style-name="ce46" table:formula="of:=SUM([.G344:.G344])" office:value-type="float" office:value="0.224583211235767" calcext:value-type="float">
            <text:p>0,2246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6"/>
          <table:table-cell table:style-name="ce24" office:value-type="string" calcext:value-type="string">
            <text:p>Especie</text:p>
          </table:table-cell>
          <table:table-cell table:style-name="ce31" office:value-type="string" calcext:value-type="string" table:number-columns-spanned="5" table:number-rows-spanned="1">
            <text:p>AVELLANO Y CASTAÑO</text:p>
          </table:table-cell>
          <table:covered-table-cell table:number-columns-repeated="3" table:style-name="ce37"/>
          <table:covered-table-cell table:style-name="ce42"/>
          <table:table-cell table:number-columns-repeated="1016"/>
        </table:table-row>
        <table:table-row table:style-name="ro5">
          <table:table-cell table:style-name="ce17" office:value-type="string" calcext:value-type="string">
            <text:p>Cantidad Estimada</text:p>
          </table:table-cell>
          <table:table-cell table:style-name="ce25" office:value-type="string" calcext:value-type="string">
            <text:p>Servicio IoT</text:p>
          </table:table-cell>
          <table:table-cell table:style-name="ce32" office:value-type="string" calcext:value-type="string">
            <text:p>Cantidad</text:p>
          </table:table-cell>
          <table:table-cell table:style-name="ce38" office:value-type="string" calcext:value-type="string">
            <text:p>Accesos / Hora</text:p>
          </table:table-cell>
          <table:table-cell table:style-name="ce38" office:value-type="string" calcext:value-type="string">
            <text:p>Tráfico / hora (Kbyte)</text:p>
          </table:table-cell>
          <table:table-cell table:style-name="ce32" office:value-type="string" calcext:value-type="string">
            <text:p>Tráfico Mensual MB</text:p>
          </table:table-cell>
          <table:table-cell table:style-name="ce43" office:value-type="string" calcext:value-type="string">
            <text:p>Banda Ancha Promedio (Kbps)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Sistemas de Posicionamiento global</text:p>
          </table:table-cell>
          <table:table-cell table:formula="of:=[TEstimacionesxUnidadProductiva.A350]*VLOOKUP([TEstimacionesxUnidadProductiva.$C$348];[TIndicadores.$I$26:.$N$39];2;0)/100" office:value-type="float" office:value="2.79482027238223" calcext:value-type="float">
            <text:p>2,79</text:p>
          </table:table-cell>
          <table:table-cell table:formula="of:=60" office:value-type="float" office:value="60" calcext:value-type="float">
            <text:p>60</text:p>
          </table:table-cell>
          <table:table-cell table:formula="of:=[.D350]*[.C350]*VLOOKUP([.B350];[.$B$3:.$C$20];2;0)/1024" office:value-type="float" office:value="10.4805760214334" calcext:value-type="float">
            <text:p>10,48</text:p>
          </table:table-cell>
          <table:table-cell table:formula="of:=[.E350]*24*30/1024" office:value-type="float" office:value="7.36915501507033" calcext:value-type="float">
            <text:p>7,37</text:p>
          </table:table-cell>
          <table:table-cell table:formula="of:=[.E350]*8/(60*60)" office:value-type="float" office:value="0.0232901689365186" calcext:value-type="float">
            <text:p>0,0233</text:p>
          </table:table-cell>
          <table:table-cell table:number-columns-repeated="1016"/>
        </table:table-row>
        <table:table-row table:style-name="ro1">
          <table:table-cell/>
          <table:table-cell table:style-name="ce26" office:value-type="string" calcext:value-type="string">
            <text:p>Monitoreo de Riego</text:p>
          </table:table-cell>
          <table:table-cell table:number-columns-repeated="1021"/>
        </table:table-row>
        <table:table-row table:style-name="ro1">
          <table:table-cell table:formula="of:=10*10" office:value-type="float" office:value="100" calcext:value-type="float">
            <text:p>100</text:p>
          </table:table-cell>
          <table:table-cell office:value-type="string" calcext:value-type="string">
            <text:p>Humedad de suelo</text:p>
          </table:table-cell>
          <table:table-cell table:formula="of:=[TEstimacionesxUnidadProductiva.A352]*VLOOKUP([TEstimacionesxUnidadProductiva.$C$348];[TIndicadores.$I$26:.$N$39];2;0)/100" office:value-type="float" office:value="69.8705068095557" calcext:value-type="float">
            <text:p>69,87</text:p>
          </table:table-cell>
          <table:table-cell table:formula="of:=60/12" office:value-type="float" office:value="5" calcext:value-type="float">
            <text:p>5</text:p>
          </table:table-cell>
          <table:table-cell table:formula="of:=[.D352]*[.C352]*VLOOKUP([.B352];[.$B$3:.$C$20];2;0)/1024" office:value-type="float" office:value="43.6690667559723" calcext:value-type="float">
            <text:p>43,67</text:p>
          </table:table-cell>
          <table:table-cell table:formula="of:=[.E352]*24*30/1024" office:value-type="float" office:value="30.704812562793" calcext:value-type="float">
            <text:p>30,70</text:p>
          </table:table-cell>
          <table:table-cell table:formula="of:=[.E352]*8/(60*60)" office:value-type="float" office:value="0.0970423705688274" calcext:value-type="float">
            <text:p>0,0970</text:p>
          </table:table-cell>
          <table:table-cell table:number-columns-repeated="1016"/>
        </table:table-row>
        <table:table-row table:style-name="ro1">
          <table:table-cell table:formula="of:=2*10" office:value-type="float" office:value="20" calcext:value-type="float">
            <text:p>20</text:p>
          </table:table-cell>
          <table:table-cell office:value-type="string" calcext:value-type="string">
            <text:p>Dendrómetros</text:p>
          </table:table-cell>
          <table:table-cell table:formula="of:=[TEstimacionesxUnidadProductiva.A353]*VLOOKUP([TEstimacionesxUnidadProductiva.$C$348];[TIndicadores.$I$26:.$N$39];2;0)/100" office:value-type="float" office:value="13.9741013619111" calcext:value-type="float">
            <text:p>13,97</text:p>
          </table:table-cell>
          <table:table-cell table:formula="of:=1" office:value-type="float" office:value="1" calcext:value-type="float">
            <text:p>1</text:p>
          </table:table-cell>
          <table:table-cell table:formula="of:=[.D353]*[.C353]*VLOOKUP([.B353];[.$B$3:.$C$20];2;0)/1024" office:value-type="float" office:value="0.873381335119447" calcext:value-type="float">
            <text:p>0,87</text:p>
          </table:table-cell>
          <table:table-cell table:formula="of:=[.E353]*24*30/1024" office:value-type="float" office:value="0.614096251255861" calcext:value-type="float">
            <text:p>0,61</text:p>
          </table:table-cell>
          <table:table-cell table:formula="of:=[.E353]*8/(60*60)" office:value-type="float" office:value="0.00194084741137655" calcext:value-type="float">
            <text:p>0,0019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medad de la hoja</text:p>
          </table:table-cell>
          <table:table-cell table:formula="of:=[TEstimacionesxUnidadProductiva.A354]*VLOOKUP([TEstimacionesxUnidadProductiva.$C$348];[TIndicadores.$I$26:.$N$39];2;0)/100" office:value-type="float" office:value="13.9741013619111" calcext:value-type="float">
            <text:p>13,97</text:p>
          </table:table-cell>
          <table:table-cell table:formula="of:=60/12" office:value-type="float" office:value="5" calcext:value-type="float">
            <text:p>5</text:p>
          </table:table-cell>
          <table:table-cell table:formula="of:=[.D354]*[.C354]*VLOOKUP([.B354];[.$B$3:.$C$20];2;0)/1024" office:value-type="float" office:value="4.36690667559723" calcext:value-type="float">
            <text:p>4,37</text:p>
          </table:table-cell>
          <table:table-cell table:formula="of:=[.E354]*24*30/1024" office:value-type="float" office:value="3.0704812562793" calcext:value-type="float">
            <text:p>3,07</text:p>
          </table:table-cell>
          <table:table-cell table:formula="of:=[.E354]*8/(60*60)" office:value-type="float" office:value="0.00970423705688274" calcext:value-type="float">
            <text:p>0,0097</text:p>
          </table:table-cell>
          <table:table-cell table:number-columns-repeated="1016"/>
        </table:table-row>
        <table:table-row table:style-name="ro1">
          <table:table-cell table:formula="of:=10" office:value-type="float" office:value="10" calcext:value-type="float">
            <text:p>10</text:p>
          </table:table-cell>
          <table:table-cell office:value-type="string" calcext:value-type="string">
            <text:p>Temperatura y Humedad Relativa</text:p>
          </table:table-cell>
          <table:table-cell table:formula="of:=[TEstimacionesxUnidadProductiva.A355]*VLOOKUP([TEstimacionesxUnidadProductiva.$C$348];[TIndicadores.$I$26:.$N$39];2;0)/100" office:value-type="float" office:value="6.98705068095557" calcext:value-type="float">
            <text:p>6,99</text:p>
          </table:table-cell>
          <table:table-cell table:formula="of:=60/12" office:value-type="float" office:value="5" calcext:value-type="float">
            <text:p>5</text:p>
          </table:table-cell>
          <table:table-cell table:formula="of:=[.D355]*[.C355]*VLOOKUP([.B355];[.$B$3:.$C$20];2;0)/1024" office:value-type="float" office:value="4.36690667559723" calcext:value-type="float">
            <text:p>4,37</text:p>
          </table:table-cell>
          <table:table-cell table:formula="of:=[.E355]*24*30/1024" office:value-type="float" office:value="3.0704812562793" calcext:value-type="float">
            <text:p>3,07</text:p>
          </table:table-cell>
          <table:table-cell table:formula="of:=[.E355]*8/(60*60)" office:value-type="float" office:value="0.00970423705688274" calcext:value-type="float">
            <text:p>0,0097</text:p>
          </table:table-cell>
          <table:table-cell table:number-columns-repeated="1016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Válvulas <text:s/>Inalámbricas</text:p>
          </table:table-cell>
          <table:table-cell table:formula="of:=[TEstimacionesxUnidadProductiva.A356]*VLOOKUP([TEstimacionesxUnidadProductiva.$C$348];[TIndicadores.$I$26:.$N$39];2;0)/100" office:value-type="float" office:value="13.9741013619111" calcext:value-type="float">
            <text:p>13,97</text:p>
          </table:table-cell>
          <table:table-cell table:formula="of:=60" office:value-type="float" office:value="60" calcext:value-type="float">
            <text:p>60</text:p>
          </table:table-cell>
          <table:table-cell table:formula="of:=[.D356]*[.C356]*VLOOKUP([.B356];[.$B$3:.$C$20];2;0)/1024" office:value-type="float" office:value="52.4028801071668" calcext:value-type="float">
            <text:p>52,40</text:p>
          </table:table-cell>
          <table:table-cell table:formula="of:=[.E356]*24*30/1024" office:value-type="float" office:value="36.8457750753516" calcext:value-type="float">
            <text:p>36,85</text:p>
          </table:table-cell>
          <table:table-cell table:formula="of:=[.E356]*8/(60*60)" office:value-type="float" office:value="0.116450844682593" calcext:value-type="float">
            <text:p>0,1165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ndrómetro</text:p>
          </table:table-cell>
          <table:table-cell table:formula="of:=[TEstimacionesxUnidadProductiva.A357]*VLOOKUP([TEstimacionesxUnidadProductiva.$C$348];[TIndicadores.$I$26:.$N$39];2;0)/100" office:value-type="float" office:value="6.98705068095557" calcext:value-type="float">
            <text:p>6,99</text:p>
          </table:table-cell>
          <table:table-cell office:value-type="float" office:value="1" calcext:value-type="float">
            <text:p>1</text:p>
          </table:table-cell>
          <table:table-cell table:formula="of:=[.D357]*[.C357]*VLOOKUP([.B357];[.$B$3:.$C$20];2;0)/1024" office:value-type="float" office:value="0.436690667559723" calcext:value-type="float">
            <text:p>0,44</text:p>
          </table:table-cell>
          <table:table-cell table:formula="of:=[.E357]*24*30/1024" office:value-type="float" office:value="0.30704812562793" calcext:value-type="float">
            <text:p>0,31</text:p>
          </table:table-cell>
          <table:table-cell table:formula="of:=[.E357]*8/(60*60)" office:value-type="float" office:value="0.000970423705688274" calcext:value-type="float">
            <text:p>0,001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rol de Compuertas y Válvulas</text:p>
          </table:table-cell>
          <table:table-cell table:formula="of:=[TEstimacionesxUnidadProductiva.A358]*VLOOKUP([TEstimacionesxUnidadProductiva.$C$348];[TIndicadores.$I$26:.$N$39];2;0)/100" office:value-type="float" office:value="1.39741013619111" calcext:value-type="float">
            <text:p>1,40</text:p>
          </table:table-cell>
          <table:table-cell table:formula="of:=60" office:value-type="float" office:value="60" calcext:value-type="float">
            <text:p>60</text:p>
          </table:table-cell>
          <table:table-cell table:formula="of:=[.D358]*[.C358]*VLOOKUP([.B358];[.$B$3:.$C$20];2;0)/1024" office:value-type="float" office:value="10.4805760214334" calcext:value-type="float">
            <text:p>10,48</text:p>
          </table:table-cell>
          <table:table-cell table:formula="of:=[.E358]*24*30/1024" office:value-type="float" office:value="7.36915501507033" calcext:value-type="float">
            <text:p>7,37</text:p>
          </table:table-cell>
          <table:table-cell table:formula="of:=[.E358]*8/(60*60)" office:value-type="float" office:value="0.0232901689365186" calcext:value-type="float">
            <text:p>0,023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nsores de Flujo</text:p>
          </table:table-cell>
          <table:table-cell table:formula="of:=[TEstimacionesxUnidadProductiva.A359]*VLOOKUP([TEstimacionesxUnidadProductiva.$C$348];[TIndicadores.$I$26:.$N$39];2;0)/100" office:value-type="float" office:value="6.98705068095557" calcext:value-type="float">
            <text:p>6,99</text:p>
          </table:table-cell>
          <table:table-cell table:formula="of:=60" office:value-type="float" office:value="60" calcext:value-type="float">
            <text:p>60</text:p>
          </table:table-cell>
          <table:table-cell table:formula="of:=[.D359]*[.C359]*VLOOKUP([.B359];[.$B$3:.$C$20];2;0)/1024" office:value-type="float" office:value="26.2014400535834" calcext:value-type="float">
            <text:p>26,20</text:p>
          </table:table-cell>
          <table:table-cell table:formula="of:=[.E359]*24*30/1024" office:value-type="float" office:value="18.4228875376758" calcext:value-type="float">
            <text:p>18,42</text:p>
          </table:table-cell>
          <table:table-cell table:formula="of:=[.E359]*8/(60*60)" office:value-type="float" office:value="0.0582254223412964" calcext:value-type="float">
            <text:p>0,058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bleros de Riego</text:p>
          </table:table-cell>
          <table:table-cell table:formula="of:=[TEstimacionesxUnidadProductiva.A360]*VLOOKUP([TEstimacionesxUnidadProductiva.$C$348];[TIndicadores.$I$26:.$N$39];2;0)/100" office:value-type="float" office:value="2.79482027238223" calcext:value-type="float">
            <text:p>2,79</text:p>
          </table:table-cell>
          <table:table-cell table:formula="of:=60" office:value-type="float" office:value="60" calcext:value-type="float">
            <text:p>60</text:p>
          </table:table-cell>
          <table:table-cell table:formula="of:=[.D360]*[.C360]*VLOOKUP([.B360];[.$B$3:.$C$20];2;0)/1024" office:value-type="float" office:value="10.4805760214334" calcext:value-type="float">
            <text:p>10,48</text:p>
          </table:table-cell>
          <table:table-cell table:formula="of:=[.E360]*24*30/1024" office:value-type="float" office:value="7.36915501507033" calcext:value-type="float">
            <text:p>7,37</text:p>
          </table:table-cell>
          <table:table-cell table:formula="of:=[.E360]*8/(60*60)" office:value-type="float" office:value="0.0232901689365186" calcext:value-type="float">
            <text:p>0,023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sores de Nivel</text:p>
          </table:table-cell>
          <table:table-cell table:formula="of:=[TEstimacionesxUnidadProductiva.A361]*VLOOKUP([TEstimacionesxUnidadProductiva.$C$348];[TIndicadores.$I$26:.$N$39];2;0)/100" office:value-type="float" office:value="2.79482027238223" calcext:value-type="float">
            <text:p>2,79</text:p>
          </table:table-cell>
          <table:table-cell table:formula="of:=60" office:value-type="float" office:value="60" calcext:value-type="float">
            <text:p>60</text:p>
          </table:table-cell>
          <table:table-cell table:formula="of:=[.D361]*[.C361]*VLOOKUP([.B361];[.$B$3:.$C$20];2;0)/1024" office:value-type="float" office:value="10.4805760214334" calcext:value-type="float">
            <text:p>10,48</text:p>
          </table:table-cell>
          <table:table-cell table:formula="of:=[.E361]*24*30/1024" office:value-type="float" office:value="7.36915501507033" calcext:value-type="float">
            <text:p>7,37</text:p>
          </table:table-cell>
          <table:table-cell table:formula="of:=[.E361]*8/(60*60)" office:value-type="float" office:value="0.0232901689365186" calcext:value-type="float">
            <text:p>0,023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Monitoreo de la cadena de frio</text:p>
          </table:table-cell>
          <table:table-cell table:formula="of:=[TEstimacionesxUnidadProductiva.A362]*VLOOKUP([TEstimacionesxUnidadProductiva.$C$348];[TIndicadores.$I$26:.$N$39];2;0)/100" office:value-type="float" office:value="2.79482027238223" calcext:value-type="float">
            <text:p>2,79</text:p>
          </table:table-cell>
          <table:table-cell table:formula="of:=60" office:value-type="float" office:value="60" calcext:value-type="float">
            <text:p>60</text:p>
          </table:table-cell>
          <table:table-cell table:formula="of:=[.D362]*[.C362]*VLOOKUP([.B362];[.$B$3:.$C$20];2;0)/1024" office:value-type="float" office:value="10.4805760214334" calcext:value-type="float">
            <text:p>10,48</text:p>
          </table:table-cell>
          <table:table-cell table:formula="of:=[.E362]*24*30/1024" office:value-type="float" office:value="7.36915501507033" calcext:value-type="float">
            <text:p>7,37</text:p>
          </table:table-cell>
          <table:table-cell table:formula="of:=[.E362]*8/(60*60)" office:value-type="float" office:value="0.0232901689365186" calcext:value-type="float">
            <text:p>0,0233</text:p>
          </table:table-cell>
          <table:table-cell table:number-columns-repeated="1016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formula="of:=SUM([.C350:.C362])" office:value-type="float" office:value="145.330654163876" calcext:value-type="float">
            <text:p>145,33</text:p>
          </table:table-cell>
          <table:table-cell table:style-name="ce14" table:formula="of:=SUM([.D350:.D362])" office:value-type="float" office:value="437" calcext:value-type="float">
            <text:p>437,00</text:p>
          </table:table-cell>
          <table:table-cell table:formula="of:=SUM([.E350:.E362])" office:value-type="float" office:value="184.720152377763" calcext:value-type="float">
            <text:p>184,72</text:p>
          </table:table-cell>
          <table:table-cell table:formula="of:=SUM([.F350:.F362])" office:value-type="float" office:value="129.881357140615" calcext:value-type="float">
            <text:p>129,88</text:p>
          </table:table-cell>
          <table:table-cell table:formula="of:=SUM([.G350:.G362])" office:value-type="float" office:value="0.41048922750614" calcext:value-type="float">
            <text:p>0,4105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Cantidad Estimada</text:p>
          </table:table-cell>
          <table:table-cell table:style-name="ce29" office:value-type="string" calcext:value-type="string">
            <text:p>Servicio Internet Transaccional</text:p>
          </table:table-cell>
          <table:table-cell table:style-name="ce33" office:value-type="string" calcext:value-type="string">
            <text:p>Cantidad</text:p>
          </table:table-cell>
          <table:table-cell table:style-name="ce39" office:value-type="string" calcext:value-type="string">
            <text:p>Accesos / Hora</text:p>
          </table:table-cell>
          <table:table-cell table:style-name="ce39" office:value-type="string" calcext:value-type="string">
            <text:p>Tráfico / hora (Mbyte)</text:p>
          </table:table-cell>
          <table:table-cell table:style-name="ce33" office:value-type="string" calcext:value-type="string">
            <text:p>Tráfico Mensual MB</text:p>
          </table:table-cell>
          <table:table-cell table:style-name="ce45" office:value-type="string" calcext:value-type="string">
            <text:p>Banda Ancha Promedio (Mbp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Sistemas de Información Geográfica del Predio</text:p>
          </table:table-cell>
          <table:table-cell table:formula="of:=[TEstimacionesxUnidadProductiva.A365]*VLOOKUP([TEstimacionesxUnidadProductiva.$C$348];[TIndicadores.$I$26:.$N$39];2;0)/100" office:value-type="float" office:value="0.698705068095557" calcext:value-type="float">
            <text:p>0,70</text:p>
          </table:table-cell>
          <table:table-cell office:value-type="float" office:value="10" calcext:value-type="float">
            <text:p>10</text:p>
          </table:table-cell>
          <table:table-cell table:formula="of:=[.D365]*[.C365]*VLOOKUP([.B365];[.$B$3:.$C$20];2;0)/(1024*1024)" office:value-type="float" office:value="0.873381335119447" calcext:value-type="float">
            <text:p>0,87</text:p>
          </table:table-cell>
          <table:table-cell table:formula="of:=[.E365]*24*30" office:value-type="float" office:value="628.834561286001" calcext:value-type="float">
            <text:p>628,83</text:p>
          </table:table-cell>
          <table:table-cell table:formula="of:=[.E365]*8/(60*60)" office:value-type="float" office:value="0.00194084741137655" calcext:value-type="float">
            <text:p>0,0019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Teledetección y Robótica</text:p>
          </table:table-cell>
          <table:table-cell table:formula="of:=[TEstimacionesxUnidadProductiva.A366]*VLOOKUP([TEstimacionesxUnidadProductiva.$C$348];[TIndicadores.$I$26:.$N$39];2;0)/100" office:value-type="float" office:value="0.698705068095557" calcext:value-type="float">
            <text:p>0,70</text:p>
          </table:table-cell>
          <table:table-cell office:value-type="float" office:value="10" calcext:value-type="float">
            <text:p>10</text:p>
          </table:table-cell>
          <table:table-cell table:formula="of:=[.D366]*[.C366]*VLOOKUP([.B366];[.$B$3:.$C$20];2;0)/(1024*1024)" office:value-type="float" office:value="3.49352534047779" calcext:value-type="float">
            <text:p>3,49</text:p>
          </table:table-cell>
          <table:table-cell table:formula="of:=[.E366]*24*30" office:value-type="float" office:value="2515.33824514401" calcext:value-type="float">
            <text:p>2.515,34</text:p>
          </table:table-cell>
          <table:table-cell table:formula="of:=[.E366]*8/(60*60)" office:value-type="float" office:value="0.00776338964550619" calcext:value-type="float">
            <text:p>0,007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Aplicaciones agrícolas móviles</text:p>
          </table:table-cell>
          <table:table-cell table:formula="of:=[TEstimacionesxUnidadProductiva.A367]*VLOOKUP([TEstimacionesxUnidadProductiva.$C$348];[TIndicadores.$I$26:.$N$39];2;0)/100" office:value-type="float" office:value="1.39741013619111" calcext:value-type="float">
            <text:p>1,40</text:p>
          </table:table-cell>
          <table:table-cell office:value-type="float" office:value="20" calcext:value-type="float">
            <text:p>20</text:p>
          </table:table-cell>
          <table:table-cell table:formula="of:=[.D367]*[.C367]*VLOOKUP([.B367];[.$B$3:.$C$20];2;0)/(1024*1024)" office:value-type="float" office:value="0.0545863334449654" calcext:value-type="float">
            <text:p>0,05</text:p>
          </table:table-cell>
          <table:table-cell table:formula="of:=[.E367]*24*30" office:value-type="float" office:value="39.3021600803751" calcext:value-type="float">
            <text:p>39,30</text:p>
          </table:table-cell>
          <table:table-cell table:formula="of:=[.E367]*8/(60*60)" office:value-type="float" office:value="0.000121302963211034" calcext:value-type="float">
            <text:p>0,000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plicaciones de ofimática</text:p>
          </table:table-cell>
          <table:table-cell table:formula="of:=[TEstimacionesxUnidadProductiva.A368]*VLOOKUP([TEstimacionesxUnidadProductiva.$C$348];[TIndicadores.$I$26:.$N$39];2;0)/100" office:value-type="float" office:value="0.698705068095557" calcext:value-type="float">
            <text:p>0,70</text:p>
          </table:table-cell>
          <table:table-cell office:value-type="float" office:value="30" calcext:value-type="float">
            <text:p>30</text:p>
          </table:table-cell>
          <table:table-cell table:formula="of:=[.D368]*[.C368]*VLOOKUP([.B368];[.$B$3:.$C$20];2;0)/(1024*1024)" office:value-type="float" office:value="0.0409397500837241" calcext:value-type="float">
            <text:p>0,04</text:p>
          </table:table-cell>
          <table:table-cell table:formula="of:=[.E368]*24*30" office:value-type="float" office:value="29.4766200602813" calcext:value-type="float">
            <text:p>29,48</text:p>
          </table:table-cell>
          <table:table-cell table:formula="of:=[.E368]*8/(60*60)" office:value-type="float" office:value="0.0000909772224082757" calcext:value-type="float">
            <text:p>0,0001</text:p>
          </table:table-cell>
          <table:table-cell table:number-columns-repeated="1016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formula="of:=SUM([.C365:.C368])" office:value-type="float" office:value="3.49352534047779" calcext:value-type="float">
            <text:p>3,49</text:p>
          </table:table-cell>
          <table:table-cell table:style-name="ce14" table:formula="of:=SUM([.D365:.D368])" office:value-type="float" office:value="70" calcext:value-type="float">
            <text:p>70,00</text:p>
          </table:table-cell>
          <table:table-cell table:formula="of:=SUM([.E365:.E368])" office:value-type="float" office:value="4.46243275912592" calcext:value-type="float">
            <text:p>4,46</text:p>
          </table:table-cell>
          <table:table-cell table:formula="of:=SUM([.F365:.F368])" office:value-type="float" office:value="3212.95158657066" calcext:value-type="float">
            <text:p>3.212,95</text:p>
          </table:table-cell>
          <table:table-cell table:formula="of:=SUM([.G365:.G368])" office:value-type="float" office:value="0.00991651724250205" calcext:value-type="float">
            <text:p>0,0099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Cantidad Estimada</text:p>
          </table:table-cell>
          <table:table-cell table:style-name="ce29" office:value-type="string" calcext:value-type="string">
            <text:p>Servicio Internet Tradicional</text:p>
          </table:table-cell>
          <table:table-cell table:style-name="ce33" office:value-type="string" calcext:value-type="string">
            <text:p>Cantidad</text:p>
          </table:table-cell>
          <table:table-cell table:style-name="ce39" office:value-type="string" calcext:value-type="string">
            <text:p>Accesos / Hora</text:p>
          </table:table-cell>
          <table:table-cell table:style-name="ce39" office:value-type="string" calcext:value-type="string">
            <text:p>Tráfico / hora (Mbyte)</text:p>
          </table:table-cell>
          <table:table-cell table:style-name="ce33" office:value-type="string" calcext:value-type="string">
            <text:p>Tráfico Mensual GB</text:p>
          </table:table-cell>
          <table:table-cell table:style-name="ce45" office:value-type="string" calcext:value-type="string">
            <text:p>Banda Ancha Promedio (Mbp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plicaciones de TeleVigilancia</text:p>
          </table:table-cell>
          <table:table-cell table:formula="of:=[TEstimacionesxUnidadProductiva.A371]*VLOOKUP([TEstimacionesxUnidadProductiva.$C$348];[TIndicadores.$I$26:.$N$39];2;0)/100" office:value-type="float" office:value="0.698705068095557" calcext:value-type="float">
            <text:p>0,70</text:p>
          </table:table-cell>
          <table:table-cell office:value-type="float" office:value="60" calcext:value-type="float">
            <text:p>60</text:p>
          </table:table-cell>
          <table:table-cell table:formula="of:=[.D371]*[.C371]*60*VLOOKUP([.B371];[.$B$3:.$C$20];2;0)/(1024*1024)" office:value-type="float" office:value="92.1144376883791" calcext:value-type="float">
            <text:p>92,11</text:p>
          </table:table-cell>
          <table:table-cell table:formula="of:=[.E371]*24*30/1024" office:value-type="float" office:value="64.7679639996416" calcext:value-type="float">
            <text:p>64,77</text:p>
          </table:table-cell>
          <table:table-cell table:formula="of:=[.E371]*8/(60*60)" office:value-type="float" office:value="0.20469875041862" calcext:value-type="float">
            <text:p>0,2047</text:p>
          </table:table-cell>
          <table:table-cell table:number-columns-repeated="1016"/>
        </table:table-row>
        <table:table-row table:style-name="ro1">
          <table:table-cell table:style-name="ce20"/>
          <table:table-cell table:style-name="ce30" office:value-type="string" calcext:value-type="string">
            <text:p>TOTAL</text:p>
          </table:table-cell>
          <table:table-cell table:style-name="ce34" table:formula="of:=SUM([.C371:.C371])" office:value-type="float" office:value="0.698705068095557" calcext:value-type="float">
            <text:p>0,6987</text:p>
          </table:table-cell>
          <table:table-cell table:style-name="ce34" table:formula="of:=SUM([.D371:.D371])" office:value-type="float" office:value="60" calcext:value-type="float">
            <text:p>60,0000</text:p>
          </table:table-cell>
          <table:table-cell table:style-name="ce34" table:formula="of:=SUM([.E371:.E371])" office:value-type="float" office:value="92.1144376883791" calcext:value-type="float">
            <text:p>92,1144</text:p>
          </table:table-cell>
          <table:table-cell table:style-name="ce34" table:formula="of:=SUM([.F371:.F371])" office:value-type="float" office:value="64.7679639996416" calcext:value-type="float">
            <text:p>64,7680</text:p>
          </table:table-cell>
          <table:table-cell table:style-name="ce46" table:formula="of:=SUM([.G371:.G371])" office:value-type="float" office:value="0.20469875041862" calcext:value-type="float">
            <text:p>0,2047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6"/>
          <table:table-cell table:style-name="ce24" office:value-type="string" calcext:value-type="string">
            <text:p>Especie</text:p>
          </table:table-cell>
          <table:table-cell table:style-name="ce31" office:value-type="string" calcext:value-type="string" table:number-columns-spanned="5" table:number-rows-spanned="1">
            <text:p>NUEZ</text:p>
          </table:table-cell>
          <table:covered-table-cell table:number-columns-repeated="3" table:style-name="ce37"/>
          <table:covered-table-cell table:style-name="ce42"/>
          <table:table-cell table:number-columns-repeated="1016"/>
        </table:table-row>
        <table:table-row table:style-name="ro5">
          <table:table-cell table:style-name="ce17" office:value-type="string" calcext:value-type="string">
            <text:p>Cantidad Estimada</text:p>
          </table:table-cell>
          <table:table-cell table:style-name="ce25" office:value-type="string" calcext:value-type="string">
            <text:p>Servicio IoT</text:p>
          </table:table-cell>
          <table:table-cell table:style-name="ce32" office:value-type="string" calcext:value-type="string">
            <text:p>Cantidad</text:p>
          </table:table-cell>
          <table:table-cell table:style-name="ce38" office:value-type="string" calcext:value-type="string">
            <text:p>Accesos / Hora</text:p>
          </table:table-cell>
          <table:table-cell table:style-name="ce38" office:value-type="string" calcext:value-type="string">
            <text:p>Tráfico / hora (Kbyte)</text:p>
          </table:table-cell>
          <table:table-cell table:style-name="ce32" office:value-type="string" calcext:value-type="string">
            <text:p>Tráfico Mensual MB</text:p>
          </table:table-cell>
          <table:table-cell table:style-name="ce43" office:value-type="string" calcext:value-type="string">
            <text:p>Banda Ancha Promedio (Kbps)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Sistemas de Posicionamiento global</text:p>
          </table:table-cell>
          <table:table-cell table:formula="of:=[TEstimacionesxUnidadProductiva.A377]*VLOOKUP([TEstimacionesxUnidadProductiva.$C$375];[TIndicadores.$I$26:.$N$39];2;0)/100" office:value-type="float" office:value="3.26501451216789" calcext:value-type="float">
            <text:p>3,27</text:p>
          </table:table-cell>
          <table:table-cell table:formula="of:=60" office:value-type="float" office:value="60" calcext:value-type="float">
            <text:p>60</text:p>
          </table:table-cell>
          <table:table-cell table:formula="of:=[.D377]*[.C377]*VLOOKUP([.B377];[.$B$3:.$C$20];2;0)/1024" office:value-type="float" office:value="12.2438044206296" calcext:value-type="float">
            <text:p>12,24</text:p>
          </table:table-cell>
          <table:table-cell table:formula="of:=[.E377]*24*30/1024" office:value-type="float" office:value="8.60892498325519" calcext:value-type="float">
            <text:p>8,61</text:p>
          </table:table-cell>
          <table:table-cell table:formula="of:=[.E377]*8/(60*60)" office:value-type="float" office:value="0.0272084542680658" calcext:value-type="float">
            <text:p>0,0272</text:p>
          </table:table-cell>
          <table:table-cell table:number-columns-repeated="1016"/>
        </table:table-row>
        <table:table-row table:style-name="ro1">
          <table:table-cell/>
          <table:table-cell table:style-name="ce26" office:value-type="string" calcext:value-type="string">
            <text:p>Monitoreo de Riego</text:p>
          </table:table-cell>
          <table:table-cell table:number-columns-repeated="1021"/>
        </table:table-row>
        <table:table-row table:style-name="ro1">
          <table:table-cell table:formula="of:=10*10" office:value-type="float" office:value="100" calcext:value-type="float">
            <text:p>100</text:p>
          </table:table-cell>
          <table:table-cell office:value-type="string" calcext:value-type="string">
            <text:p>Humedad de suelo</text:p>
          </table:table-cell>
          <table:table-cell table:formula="of:=[TEstimacionesxUnidadProductiva.A379]*VLOOKUP([TEstimacionesxUnidadProductiva.$C$375];[TIndicadores.$I$26:.$N$39];2;0)/100" office:value-type="float" office:value="81.6253628041974" calcext:value-type="float">
            <text:p>81,63</text:p>
          </table:table-cell>
          <table:table-cell table:formula="of:=60/12" office:value-type="float" office:value="5" calcext:value-type="float">
            <text:p>5</text:p>
          </table:table-cell>
          <table:table-cell table:formula="of:=[.D379]*[.C379]*VLOOKUP([.B379];[.$B$3:.$C$20];2;0)/1024" office:value-type="float" office:value="51.0158517526234" calcext:value-type="float">
            <text:p>51,02</text:p>
          </table:table-cell>
          <table:table-cell table:formula="of:=[.E379]*24*30/1024" office:value-type="float" office:value="35.8705207635633" calcext:value-type="float">
            <text:p>35,87</text:p>
          </table:table-cell>
          <table:table-cell table:formula="of:=[.E379]*8/(60*60)" office:value-type="float" office:value="0.113368559450274" calcext:value-type="float">
            <text:p>0,1134</text:p>
          </table:table-cell>
          <table:table-cell table:number-columns-repeated="1016"/>
        </table:table-row>
        <table:table-row table:style-name="ro1">
          <table:table-cell table:formula="of:=2*10" office:value-type="float" office:value="20" calcext:value-type="float">
            <text:p>20</text:p>
          </table:table-cell>
          <table:table-cell office:value-type="string" calcext:value-type="string">
            <text:p>Dendrómetros</text:p>
          </table:table-cell>
          <table:table-cell table:formula="of:=[TEstimacionesxUnidadProductiva.A380]*VLOOKUP([TEstimacionesxUnidadProductiva.$C$375];[TIndicadores.$I$26:.$N$39];2;0)/100" office:value-type="float" office:value="16.3250725608395" calcext:value-type="float">
            <text:p>16,33</text:p>
          </table:table-cell>
          <table:table-cell table:formula="of:=1" office:value-type="float" office:value="1" calcext:value-type="float">
            <text:p>1</text:p>
          </table:table-cell>
          <table:table-cell table:formula="of:=[.D380]*[.C380]*VLOOKUP([.B380];[.$B$3:.$C$20];2;0)/1024" office:value-type="float" office:value="1.02031703505247" calcext:value-type="float">
            <text:p>1,02</text:p>
          </table:table-cell>
          <table:table-cell table:formula="of:=[.E380]*24*30/1024" office:value-type="float" office:value="0.717410415271266" calcext:value-type="float">
            <text:p>0,72</text:p>
          </table:table-cell>
          <table:table-cell table:formula="of:=[.E380]*8/(60*60)" office:value-type="float" office:value="0.00226737118900548" calcext:value-type="float">
            <text:p>0,0023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medad de la hoja</text:p>
          </table:table-cell>
          <table:table-cell table:formula="of:=[TEstimacionesxUnidadProductiva.A381]*VLOOKUP([TEstimacionesxUnidadProductiva.$C$375];[TIndicadores.$I$26:.$N$39];2;0)/100" office:value-type="float" office:value="16.3250725608395" calcext:value-type="float">
            <text:p>16,33</text:p>
          </table:table-cell>
          <table:table-cell table:formula="of:=60/12" office:value-type="float" office:value="5" calcext:value-type="float">
            <text:p>5</text:p>
          </table:table-cell>
          <table:table-cell table:formula="of:=[.D381]*[.C381]*VLOOKUP([.B381];[.$B$3:.$C$20];2;0)/1024" office:value-type="float" office:value="5.10158517526234" calcext:value-type="float">
            <text:p>5,10</text:p>
          </table:table-cell>
          <table:table-cell table:formula="of:=[.E381]*24*30/1024" office:value-type="float" office:value="3.58705207635633" calcext:value-type="float">
            <text:p>3,59</text:p>
          </table:table-cell>
          <table:table-cell table:formula="of:=[.E381]*8/(60*60)" office:value-type="float" office:value="0.0113368559450274" calcext:value-type="float">
            <text:p>0,0113</text:p>
          </table:table-cell>
          <table:table-cell table:number-columns-repeated="1016"/>
        </table:table-row>
        <table:table-row table:style-name="ro1">
          <table:table-cell table:formula="of:=10" office:value-type="float" office:value="10" calcext:value-type="float">
            <text:p>10</text:p>
          </table:table-cell>
          <table:table-cell office:value-type="string" calcext:value-type="string">
            <text:p>Temperatura y Humedad Relativa</text:p>
          </table:table-cell>
          <table:table-cell table:formula="of:=[TEstimacionesxUnidadProductiva.A382]*VLOOKUP([TEstimacionesxUnidadProductiva.$C$375];[TIndicadores.$I$26:.$N$39];2;0)/100" office:value-type="float" office:value="8.16253628041974" calcext:value-type="float">
            <text:p>8,16</text:p>
          </table:table-cell>
          <table:table-cell table:formula="of:=60/12" office:value-type="float" office:value="5" calcext:value-type="float">
            <text:p>5</text:p>
          </table:table-cell>
          <table:table-cell table:formula="of:=[.D382]*[.C382]*VLOOKUP([.B382];[.$B$3:.$C$20];2;0)/1024" office:value-type="float" office:value="5.10158517526234" calcext:value-type="float">
            <text:p>5,10</text:p>
          </table:table-cell>
          <table:table-cell table:formula="of:=[.E382]*24*30/1024" office:value-type="float" office:value="3.58705207635633" calcext:value-type="float">
            <text:p>3,59</text:p>
          </table:table-cell>
          <table:table-cell table:formula="of:=[.E382]*8/(60*60)" office:value-type="float" office:value="0.0113368559450274" calcext:value-type="float">
            <text:p>0,0113</text:p>
          </table:table-cell>
          <table:table-cell table:number-columns-repeated="1016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Válvulas <text:s/>Inalámbricas</text:p>
          </table:table-cell>
          <table:table-cell table:formula="of:=[TEstimacionesxUnidadProductiva.A383]*VLOOKUP([TEstimacionesxUnidadProductiva.$C$375];[TIndicadores.$I$26:.$N$39];2;0)/100" office:value-type="float" office:value="16.3250725608395" calcext:value-type="float">
            <text:p>16,33</text:p>
          </table:table-cell>
          <table:table-cell table:formula="of:=60" office:value-type="float" office:value="60" calcext:value-type="float">
            <text:p>60</text:p>
          </table:table-cell>
          <table:table-cell table:formula="of:=[.D383]*[.C383]*VLOOKUP([.B383];[.$B$3:.$C$20];2;0)/1024" office:value-type="float" office:value="61.219022103148" calcext:value-type="float">
            <text:p>61,22</text:p>
          </table:table-cell>
          <table:table-cell table:formula="of:=[.E383]*24*30/1024" office:value-type="float" office:value="43.044624916276" calcext:value-type="float">
            <text:p>43,04</text:p>
          </table:table-cell>
          <table:table-cell table:formula="of:=[.E383]*8/(60*60)" office:value-type="float" office:value="0.136042271340329" calcext:value-type="float">
            <text:p>0,1360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ndrómetro</text:p>
          </table:table-cell>
          <table:table-cell table:formula="of:=[TEstimacionesxUnidadProductiva.A384]*VLOOKUP([TEstimacionesxUnidadProductiva.$C$375];[TIndicadores.$I$26:.$N$39];2;0)/100" office:value-type="float" office:value="8.16253628041974" calcext:value-type="float">
            <text:p>8,16</text:p>
          </table:table-cell>
          <table:table-cell office:value-type="float" office:value="1" calcext:value-type="float">
            <text:p>1</text:p>
          </table:table-cell>
          <table:table-cell table:formula="of:=[.D384]*[.C384]*VLOOKUP([.B384];[.$B$3:.$C$20];2;0)/1024" office:value-type="float" office:value="0.510158517526234" calcext:value-type="float">
            <text:p>0,51</text:p>
          </table:table-cell>
          <table:table-cell table:formula="of:=[.E384]*24*30/1024" office:value-type="float" office:value="0.358705207635633" calcext:value-type="float">
            <text:p>0,36</text:p>
          </table:table-cell>
          <table:table-cell table:formula="of:=[.E384]*8/(60*60)" office:value-type="float" office:value="0.00113368559450274" calcext:value-type="float">
            <text:p>0,00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rol de Compuertas y Válvulas</text:p>
          </table:table-cell>
          <table:table-cell table:formula="of:=[TEstimacionesxUnidadProductiva.A385]*VLOOKUP([TEstimacionesxUnidadProductiva.$C$375];[TIndicadores.$I$26:.$N$39];2;0)/100" office:value-type="float" office:value="1.63250725608395" calcext:value-type="float">
            <text:p>1,63</text:p>
          </table:table-cell>
          <table:table-cell table:formula="of:=60" office:value-type="float" office:value="60" calcext:value-type="float">
            <text:p>60</text:p>
          </table:table-cell>
          <table:table-cell table:formula="of:=[.D385]*[.C385]*VLOOKUP([.B385];[.$B$3:.$C$20];2;0)/1024" office:value-type="float" office:value="12.2438044206296" calcext:value-type="float">
            <text:p>12,24</text:p>
          </table:table-cell>
          <table:table-cell table:formula="of:=[.E385]*24*30/1024" office:value-type="float" office:value="8.60892498325519" calcext:value-type="float">
            <text:p>8,61</text:p>
          </table:table-cell>
          <table:table-cell table:formula="of:=[.E385]*8/(60*60)" office:value-type="float" office:value="0.0272084542680658" calcext:value-type="float">
            <text:p>0,0272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nsores de Flujo</text:p>
          </table:table-cell>
          <table:table-cell table:formula="of:=[TEstimacionesxUnidadProductiva.A386]*VLOOKUP([TEstimacionesxUnidadProductiva.$C$375];[TIndicadores.$I$26:.$N$39];2;0)/100" office:value-type="float" office:value="8.16253628041974" calcext:value-type="float">
            <text:p>8,16</text:p>
          </table:table-cell>
          <table:table-cell table:formula="of:=60" office:value-type="float" office:value="60" calcext:value-type="float">
            <text:p>60</text:p>
          </table:table-cell>
          <table:table-cell table:formula="of:=[.D386]*[.C386]*VLOOKUP([.B386];[.$B$3:.$C$20];2;0)/1024" office:value-type="float" office:value="30.609511051574" calcext:value-type="float">
            <text:p>30,61</text:p>
          </table:table-cell>
          <table:table-cell table:formula="of:=[.E386]*24*30/1024" office:value-type="float" office:value="21.522312458138" calcext:value-type="float">
            <text:p>21,52</text:p>
          </table:table-cell>
          <table:table-cell table:formula="of:=[.E386]*8/(60*60)" office:value-type="float" office:value="0.0680211356701645" calcext:value-type="float">
            <text:p>0,068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bleros de Riego</text:p>
          </table:table-cell>
          <table:table-cell table:formula="of:=[TEstimacionesxUnidadProductiva.A387]*VLOOKUP([TEstimacionesxUnidadProductiva.$C$375];[TIndicadores.$I$26:.$N$39];2;0)/100" office:value-type="float" office:value="3.26501451216789" calcext:value-type="float">
            <text:p>3,27</text:p>
          </table:table-cell>
          <table:table-cell table:formula="of:=60" office:value-type="float" office:value="60" calcext:value-type="float">
            <text:p>60</text:p>
          </table:table-cell>
          <table:table-cell table:formula="of:=[.D387]*[.C387]*VLOOKUP([.B387];[.$B$3:.$C$20];2;0)/1024" office:value-type="float" office:value="12.2438044206296" calcext:value-type="float">
            <text:p>12,24</text:p>
          </table:table-cell>
          <table:table-cell table:formula="of:=[.E387]*24*30/1024" office:value-type="float" office:value="8.60892498325519" calcext:value-type="float">
            <text:p>8,61</text:p>
          </table:table-cell>
          <table:table-cell table:formula="of:=[.E387]*8/(60*60)" office:value-type="float" office:value="0.0272084542680658" calcext:value-type="float">
            <text:p>0,027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sores de Nivel</text:p>
          </table:table-cell>
          <table:table-cell table:formula="of:=[TEstimacionesxUnidadProductiva.A388]*VLOOKUP([TEstimacionesxUnidadProductiva.$C$375];[TIndicadores.$I$26:.$N$39];2;0)/100" office:value-type="float" office:value="3.26501451216789" calcext:value-type="float">
            <text:p>3,27</text:p>
          </table:table-cell>
          <table:table-cell table:formula="of:=60" office:value-type="float" office:value="60" calcext:value-type="float">
            <text:p>60</text:p>
          </table:table-cell>
          <table:table-cell table:formula="of:=[.D388]*[.C388]*VLOOKUP([.B388];[.$B$3:.$C$20];2;0)/1024" office:value-type="float" office:value="12.2438044206296" calcext:value-type="float">
            <text:p>12,24</text:p>
          </table:table-cell>
          <table:table-cell table:formula="of:=[.E388]*24*30/1024" office:value-type="float" office:value="8.60892498325519" calcext:value-type="float">
            <text:p>8,61</text:p>
          </table:table-cell>
          <table:table-cell table:formula="of:=[.E388]*8/(60*60)" office:value-type="float" office:value="0.0272084542680658" calcext:value-type="float">
            <text:p>0,027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Monitoreo de la cadena de frio</text:p>
          </table:table-cell>
          <table:table-cell table:formula="of:=[TEstimacionesxUnidadProductiva.A389]*VLOOKUP([TEstimacionesxUnidadProductiva.$C$375];[TIndicadores.$I$26:.$N$39];2;0)/100" office:value-type="float" office:value="3.26501451216789" calcext:value-type="float">
            <text:p>3,27</text:p>
          </table:table-cell>
          <table:table-cell table:formula="of:=60" office:value-type="float" office:value="60" calcext:value-type="float">
            <text:p>60</text:p>
          </table:table-cell>
          <table:table-cell table:formula="of:=[.D389]*[.C389]*VLOOKUP([.B389];[.$B$3:.$C$20];2;0)/1024" office:value-type="float" office:value="12.2438044206296" calcext:value-type="float">
            <text:p>12,24</text:p>
          </table:table-cell>
          <table:table-cell table:formula="of:=[.E389]*24*30/1024" office:value-type="float" office:value="8.60892498325519" calcext:value-type="float">
            <text:p>8,61</text:p>
          </table:table-cell>
          <table:table-cell table:formula="of:=[.E389]*8/(60*60)" office:value-type="float" office:value="0.0272084542680658" calcext:value-type="float">
            <text:p>0,0272</text:p>
          </table:table-cell>
          <table:table-cell table:number-columns-repeated="1016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formula="of:=SUM([.C377:.C389])" office:value-type="float" office:value="169.780754632731" calcext:value-type="float">
            <text:p>169,78</text:p>
          </table:table-cell>
          <table:table-cell table:style-name="ce14" table:formula="of:=SUM([.D377:.D389])" office:value-type="float" office:value="437" calcext:value-type="float">
            <text:p>437,00</text:p>
          </table:table-cell>
          <table:table-cell table:formula="of:=SUM([.E377:.E389])" office:value-type="float" office:value="215.797052913597" calcext:value-type="float">
            <text:p>215,80</text:p>
          </table:table-cell>
          <table:table-cell table:formula="of:=SUM([.F377:.F389])" office:value-type="float" office:value="151.732302829873" calcext:value-type="float">
            <text:p>151,73</text:p>
          </table:table-cell>
          <table:table-cell table:formula="of:=SUM([.G377:.G389])" office:value-type="float" office:value="0.47954900647466" calcext:value-type="float">
            <text:p>0,4795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Cantidad Estimada</text:p>
          </table:table-cell>
          <table:table-cell table:style-name="ce29" office:value-type="string" calcext:value-type="string">
            <text:p>Servicio Internet Transaccional</text:p>
          </table:table-cell>
          <table:table-cell table:style-name="ce33" office:value-type="string" calcext:value-type="string">
            <text:p>Cantidad</text:p>
          </table:table-cell>
          <table:table-cell table:style-name="ce39" office:value-type="string" calcext:value-type="string">
            <text:p>Accesos / Hora</text:p>
          </table:table-cell>
          <table:table-cell table:style-name="ce39" office:value-type="string" calcext:value-type="string">
            <text:p>Tráfico / hora (Mbyte)</text:p>
          </table:table-cell>
          <table:table-cell table:style-name="ce33" office:value-type="string" calcext:value-type="string">
            <text:p>Tráfico Mensual MB</text:p>
          </table:table-cell>
          <table:table-cell table:style-name="ce45" office:value-type="string" calcext:value-type="string">
            <text:p>Banda Ancha Promedio (Mbp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Sistemas de Información Geográfica del Predio</text:p>
          </table:table-cell>
          <table:table-cell table:formula="of:=[TEstimacionesxUnidadProductiva.A392]*VLOOKUP([TEstimacionesxUnidadProductiva.$C$375];[TIndicadores.$I$26:.$N$39];2;0)/100" office:value-type="float" office:value="0.816253628041974" calcext:value-type="float">
            <text:p>0,82</text:p>
          </table:table-cell>
          <table:table-cell office:value-type="float" office:value="10" calcext:value-type="float">
            <text:p>10</text:p>
          </table:table-cell>
          <table:table-cell table:formula="of:=[.D392]*[.C392]*VLOOKUP([.B392];[.$B$3:.$C$20];2;0)/(1024*1024)" office:value-type="float" office:value="1.02031703505247" calcext:value-type="float">
            <text:p>1,02</text:p>
          </table:table-cell>
          <table:table-cell table:formula="of:=[.E392]*24*30" office:value-type="float" office:value="734.628265237777" calcext:value-type="float">
            <text:p>734,63</text:p>
          </table:table-cell>
          <table:table-cell table:formula="of:=[.E392]*8/(60*60)" office:value-type="float" office:value="0.00226737118900548" calcext:value-type="float">
            <text:p>0,002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Teledetección y Robótica</text:p>
          </table:table-cell>
          <table:table-cell table:formula="of:=[TEstimacionesxUnidadProductiva.A393]*VLOOKUP([TEstimacionesxUnidadProductiva.$C$375];[TIndicadores.$I$26:.$N$39];2;0)/100" office:value-type="float" office:value="0.816253628041974" calcext:value-type="float">
            <text:p>0,82</text:p>
          </table:table-cell>
          <table:table-cell office:value-type="float" office:value="10" calcext:value-type="float">
            <text:p>10</text:p>
          </table:table-cell>
          <table:table-cell table:formula="of:=[.D393]*[.C393]*VLOOKUP([.B393];[.$B$3:.$C$20];2;0)/(1024*1024)" office:value-type="float" office:value="4.08126814020987" calcext:value-type="float">
            <text:p>4,08</text:p>
          </table:table-cell>
          <table:table-cell table:formula="of:=[.E393]*24*30" office:value-type="float" office:value="2938.51306095111" calcext:value-type="float">
            <text:p>2.938,51</text:p>
          </table:table-cell>
          <table:table-cell table:formula="of:=[.E393]*8/(60*60)" office:value-type="float" office:value="0.00906948475602193" calcext:value-type="float">
            <text:p>0,009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Aplicaciones agrícolas móviles</text:p>
          </table:table-cell>
          <table:table-cell table:formula="of:=[TEstimacionesxUnidadProductiva.A394]*VLOOKUP([TEstimacionesxUnidadProductiva.$C$375];[TIndicadores.$I$26:.$N$39];2;0)/100" office:value-type="float" office:value="1.63250725608395" calcext:value-type="float">
            <text:p>1,63</text:p>
          </table:table-cell>
          <table:table-cell office:value-type="float" office:value="20" calcext:value-type="float">
            <text:p>20</text:p>
          </table:table-cell>
          <table:table-cell table:formula="of:=[.D394]*[.C394]*VLOOKUP([.B394];[.$B$3:.$C$20];2;0)/(1024*1024)" office:value-type="float" office:value="0.0637698146907792" calcext:value-type="float">
            <text:p>0,06</text:p>
          </table:table-cell>
          <table:table-cell table:formula="of:=[.E394]*24*30" office:value-type="float" office:value="45.914266577361" calcext:value-type="float">
            <text:p>45,91</text:p>
          </table:table-cell>
          <table:table-cell table:formula="of:=[.E394]*8/(60*60)" office:value-type="float" office:value="0.000141710699312843" calcext:value-type="float">
            <text:p>0,000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plicaciones de ofimática</text:p>
          </table:table-cell>
          <table:table-cell table:formula="of:=[TEstimacionesxUnidadProductiva.A395]*VLOOKUP([TEstimacionesxUnidadProductiva.$C$375];[TIndicadores.$I$26:.$N$39];2;0)/100" office:value-type="float" office:value="0.816253628041974" calcext:value-type="float">
            <text:p>0,82</text:p>
          </table:table-cell>
          <table:table-cell office:value-type="float" office:value="30" calcext:value-type="float">
            <text:p>30</text:p>
          </table:table-cell>
          <table:table-cell table:formula="of:=[.D395]*[.C395]*VLOOKUP([.B395];[.$B$3:.$C$20];2;0)/(1024*1024)" office:value-type="float" office:value="0.0478273610180844" calcext:value-type="float">
            <text:p>0,05</text:p>
          </table:table-cell>
          <table:table-cell table:formula="of:=[.E395]*24*30" office:value-type="float" office:value="34.4356999330208" calcext:value-type="float">
            <text:p>34,44</text:p>
          </table:table-cell>
          <table:table-cell table:formula="of:=[.E395]*8/(60*60)" office:value-type="float" office:value="0.000106283024484632" calcext:value-type="float">
            <text:p>0,0001</text:p>
          </table:table-cell>
          <table:table-cell table:number-columns-repeated="1016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formula="of:=SUM([.C392:.C395])" office:value-type="float" office:value="4.08126814020987" calcext:value-type="float">
            <text:p>4,08</text:p>
          </table:table-cell>
          <table:table-cell table:style-name="ce14" table:formula="of:=SUM([.D392:.D395])" office:value-type="float" office:value="70" calcext:value-type="float">
            <text:p>70,00</text:p>
          </table:table-cell>
          <table:table-cell table:formula="of:=SUM([.E392:.E395])" office:value-type="float" office:value="5.2131823509712" calcext:value-type="float">
            <text:p>5,21</text:p>
          </table:table-cell>
          <table:table-cell table:formula="of:=SUM([.F392:.F395])" office:value-type="float" office:value="3753.49129269926" calcext:value-type="float">
            <text:p>3.753,49</text:p>
          </table:table-cell>
          <table:table-cell table:formula="of:=SUM([.G392:.G395])" office:value-type="float" office:value="0.0115848496688249" calcext:value-type="float">
            <text:p>0,0116</text:p>
          </table:table-cell>
          <table:table-cell table:number-columns-repeated="1016"/>
        </table:table-row>
        <table:table-row table:style-name="ro5">
          <table:table-cell table:style-name="ce19" office:value-type="string" calcext:value-type="string">
            <text:p>Cantidad Estimada</text:p>
          </table:table-cell>
          <table:table-cell table:style-name="ce29" office:value-type="string" calcext:value-type="string">
            <text:p>Servicio Internet Tradicional</text:p>
          </table:table-cell>
          <table:table-cell table:style-name="ce33" office:value-type="string" calcext:value-type="string">
            <text:p>Cantidad</text:p>
          </table:table-cell>
          <table:table-cell table:style-name="ce39" office:value-type="string" calcext:value-type="string">
            <text:p>Accesos / Hora</text:p>
          </table:table-cell>
          <table:table-cell table:style-name="ce39" office:value-type="string" calcext:value-type="string">
            <text:p>Tráfico / hora (Mbyte)</text:p>
          </table:table-cell>
          <table:table-cell table:style-name="ce33" office:value-type="string" calcext:value-type="string">
            <text:p>Tráfico Mensual GB</text:p>
          </table:table-cell>
          <table:table-cell table:style-name="ce45" office:value-type="string" calcext:value-type="string">
            <text:p>Banda Ancha Promedio (Mbps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plicaciones de TeleVigilancia</text:p>
          </table:table-cell>
          <table:table-cell table:formula="of:=[TEstimacionesxUnidadProductiva.A398]*VLOOKUP([TEstimacionesxUnidadProductiva.$C$375];[TIndicadores.$I$26:.$N$39];2;0)/100" office:value-type="float" office:value="0.816253628041974" calcext:value-type="float">
            <text:p>0,82</text:p>
          </table:table-cell>
          <table:table-cell office:value-type="float" office:value="60" calcext:value-type="float">
            <text:p>60</text:p>
          </table:table-cell>
          <table:table-cell table:formula="of:=[.D398]*[.C398]*60*VLOOKUP([.B398];[.$B$3:.$C$20];2;0)/(1024*1024)" office:value-type="float" office:value="107.61156229069" calcext:value-type="float">
            <text:p>107,61</text:p>
          </table:table-cell>
          <table:table-cell table:formula="of:=[.E398]*24*30/1024" office:value-type="float" office:value="75.6643797356413" calcext:value-type="float">
            <text:p>75,66</text:p>
          </table:table-cell>
          <table:table-cell table:formula="of:=[.E398]*8/(60*60)" office:value-type="float" office:value="0.239136805090422" calcext:value-type="float">
            <text:p>0,2391</text:p>
          </table:table-cell>
          <table:table-cell table:number-columns-repeated="1016"/>
        </table:table-row>
        <table:table-row table:style-name="ro1">
          <table:table-cell table:style-name="ce20"/>
          <table:table-cell table:style-name="ce30" office:value-type="string" calcext:value-type="string">
            <text:p>TOTAL</text:p>
          </table:table-cell>
          <table:table-cell table:style-name="ce34" table:formula="of:=SUM([.C398:.C398])" office:value-type="float" office:value="0.816253628041974" calcext:value-type="float">
            <text:p>0,8163</text:p>
          </table:table-cell>
          <table:table-cell table:style-name="ce34" table:formula="of:=SUM([.D398:.D398])" office:value-type="float" office:value="60" calcext:value-type="float">
            <text:p>60,0000</text:p>
          </table:table-cell>
          <table:table-cell table:style-name="ce34" table:formula="of:=SUM([.E398:.E398])" office:value-type="float" office:value="107.61156229069" calcext:value-type="float">
            <text:p>107,6116</text:p>
          </table:table-cell>
          <table:table-cell table:style-name="ce34" table:formula="of:=SUM([.F398:.F398])" office:value-type="float" office:value="75.6643797356413" calcext:value-type="float">
            <text:p>75,6644</text:p>
          </table:table-cell>
          <table:table-cell table:style-name="ce46" table:formula="of:=SUM([.G398:.G398])" office:value-type="float" office:value="0.239136805090422" calcext:value-type="float">
            <text:p>0,2391</text:p>
          </table:table-cell>
          <table:table-cell table:number-columns-repeated="1016"/>
        </table:table-row>
      </table:table>
      <table:table table:name="TIndicadores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default-cell-style-name="ce14"/>
        <table:table-column table:style-name="co1" table:number-columns-repeated="24" table:default-cell-style-name="Default"/>
        <table:table-row table:style-name="ro1">
          <table:table-cell table:style-name="ce4" office:value-type="string" calcext:value-type="string">
            <text:p>ESPECIE</text:p>
          </table:table-cell>
          <table:table-cell table:style-name="ce4" office:value-type="string" calcext:value-type="string">
            <text:p>TIPO_ESPECIE</text:p>
          </table:table-cell>
          <table:table-cell table:style-name="ce4" office:value-type="string" calcext:value-type="string">
            <text:p>KPI</text:p>
          </table:table-cell>
          <table:table-cell table:style-name="ce49" office:value-type="string" calcext:value-type="string">
            <text:p>VALO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UTAFRESCA</text:p>
          </table:table-cell>
          <table:table-cell office:value-type="string" calcext:value-type="string">
            <text:p>CEREZO</text:p>
          </table:table-cell>
          <table:table-cell office:value-type="string" calcext:value-type="string">
            <text:p>KPIAP</text:p>
          </table:table-cell>
          <table:table-cell office:value-type="float" office:value="74.0567090868498" calcext:value-type="float">
            <text:p>74,0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UTAFRESCA</text:p>
          </table:table-cell>
          <table:table-cell office:value-type="string" calcext:value-type="string">
            <text:p>CIRUELAS</text:p>
          </table:table-cell>
          <table:table-cell office:value-type="string" calcext:value-type="string">
            <text:p>KPIAP</text:p>
          </table:table-cell>
          <table:table-cell office:value-type="float" office:value="58.841259209645" calcext:value-type="float">
            <text:p>58,8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UTAFRESCA</text:p>
          </table:table-cell>
          <table:table-cell office:value-type="string" calcext:value-type="string">
            <text:p>CÍTRICOS</text:p>
          </table:table-cell>
          <table:table-cell office:value-type="string" calcext:value-type="string">
            <text:p>KPIAP</text:p>
          </table:table-cell>
          <table:table-cell office:value-type="float" office:value="80.8551015851753" calcext:value-type="float">
            <text:p>80,86</text:p>
          </table:table-cell>
          <table:table-cell table:number-columns-repeated="3"/>
          <table:table-cell table:style-name="ce50" office:value-type="string" calcext:value-type="string" table:number-columns-spanned="3" table:number-rows-spanned="1">
            <text:p>INDICADOR DE TECNIFICACION</text:p>
          </table:table-cell>
          <table:covered-table-cell table:style-name="ce59"/>
          <table:covered-table-cell table:style-name="ce61"/>
          <table:table-cell/>
          <table:table-cell table:style-name="ce50"/>
          <table:table-cell table:style-name="ce50" office:value-type="string" calcext:value-type="string">
            <text:p>M3/ha año</text:p>
          </table:table-cell>
          <table:table-cell table:style-name="ce50" table:number-columns-repeated="3"/>
          <table:table-cell table:style-name="ce50" office:value-type="string" calcext:value-type="string">
            <text:p>INDICADOR RIEGO</text:p>
          </table:table-cell>
          <table:table-cell table:style-name="ce50"/>
          <table:table-cell table:style-name="ce50" office:value-type="string" calcext:value-type="string">
            <text:p>Período de Riego</text:p>
          </table:table-cell>
          <table:table-cell table:style-name="ce50"/>
          <table:table-cell/>
          <table:table-cell table:style-name="ce50"/>
          <table:table-cell table:style-name="ce50" office:value-type="string" calcext:value-type="string">
            <text:p>INDICADOR DE ARBOL POR HECTAREA</text:p>
          </table:table-cell>
          <table:table-cell table:style-name="ce50"/>
          <table:table-cell/>
          <table:table-cell table:style-name="ce50"/>
          <table:table-cell table:style-name="ce50" office:value-type="string" calcext:value-type="string">
            <text:p>INDICADOR DE AÑO PLANTACIÓN</text:p>
          </table:table-cell>
          <table:table-cell table:style-name="ce50"/>
        </table:table-row>
        <table:table-row table:style-name="ro1">
          <table:table-cell office:value-type="string" calcext:value-type="string">
            <text:p>FRUTAFRESCA</text:p>
          </table:table-cell>
          <table:table-cell office:value-type="string" calcext:value-type="string">
            <text:p>DURAZNOS Y NECTARINAS</text:p>
          </table:table-cell>
          <table:table-cell office:value-type="string" calcext:value-type="string">
            <text:p>KPIAP</text:p>
          </table:table-cell>
          <table:table-cell office:value-type="float" office:value="53.9629381558384" calcext:value-type="float">
            <text:p>53,96</text:p>
          </table:table-cell>
          <table:table-cell table:number-columns-repeated="3"/>
          <table:table-cell table:style-name="ce50" office:value-type="string" calcext:value-type="string">
            <text:p>TIPO ESPECIE</text:p>
          </table:table-cell>
          <table:table-cell table:style-name="ce50" office:value-type="string" calcext:value-type="string">
            <text:p>% TEC</text:p>
          </table:table-cell>
          <table:table-cell table:style-name="ce50" office:value-type="string" calcext:value-type="string">
            <text:p>KPI AP</text:p>
          </table:table-cell>
          <table:table-cell/>
          <table:table-cell table:style-name="ce50"/>
          <table:table-cell table:style-name="ce50" office:value-type="string" calcext:value-type="string">
            <text:p>Norte</text:p>
          </table:table-cell>
          <table:table-cell table:style-name="ce50" office:value-type="string" calcext:value-type="string">
            <text:p>Centro</text:p>
          </table:table-cell>
          <table:table-cell table:style-name="ce50" office:value-type="string" calcext:value-type="string">
            <text:p>Centro Sur</text:p>
          </table:table-cell>
          <table:table-cell table:style-name="ce50" office:value-type="string" calcext:value-type="string">
            <text:p>Sur</text:p>
          </table:table-cell>
          <table:table-cell table:style-name="ce50" office:value-type="string" calcext:value-type="string">
            <text:p>Promedio</text:p>
          </table:table-cell>
          <table:table-cell table:style-name="ce50" office:value-type="string" calcext:value-type="string">
            <text:p>KPI RIEGO</text:p>
          </table:table-cell>
          <table:table-cell table:style-name="ce50" office:value-type="string" calcext:value-type="string">
            <text:p>Inicio</text:p>
          </table:table-cell>
          <table:table-cell table:style-name="ce50" office:value-type="string" calcext:value-type="string">
            <text:p>Fin</text:p>
          </table:table-cell>
          <table:table-cell/>
          <table:table-cell table:style-name="ce50" office:value-type="string" calcext:value-type="string">
            <text:p>TIPO_ESPECIE</text:p>
          </table:table-cell>
          <table:table-cell table:style-name="ce50" office:value-type="string" calcext:value-type="string">
            <text:p>ARLBOLxHA</text:p>
          </table:table-cell>
          <table:table-cell table:style-name="ce50" office:value-type="string" calcext:value-type="string">
            <text:p>KPI ARBHA</text:p>
          </table:table-cell>
          <table:table-cell/>
          <table:table-cell table:style-name="ce50" office:value-type="string" calcext:value-type="string">
            <text:p>TIPO_ESPECIE</text:p>
          </table:table-cell>
          <table:table-cell table:style-name="ce50" office:value-type="string" calcext:value-type="string">
            <text:p>AÑO PLANTAC</text:p>
          </table:table-cell>
          <table:table-cell table:style-name="ce50" office:value-type="string" calcext:value-type="string">
            <text:p>KPI ANNO</text:p>
          </table:table-cell>
        </table:table-row>
        <table:table-row table:style-name="ro6">
          <table:table-cell office:value-type="string" calcext:value-type="string">
            <text:p>FRUTAFRESCA</text:p>
          </table:table-cell>
          <table:table-cell office:value-type="string" calcext:value-type="string">
            <text:p>KIWI</text:p>
          </table:table-cell>
          <table:table-cell office:value-type="string" calcext:value-type="string">
            <text:p>KPIAP</text:p>
          </table:table-cell>
          <table:table-cell office:value-type="float" office:value="70.7189104710873" calcext:value-type="float">
            <text:p>70,72</text:p>
          </table:table-cell>
          <table:table-cell table:number-columns-repeated="3"/>
          <table:table-cell table:style-name="ce51" office:value-type="string" calcext:value-type="string">
            <text:p>ARANDANO</text:p>
          </table:table-cell>
          <table:table-cell table:style-name="ce60" office:value-type="percentage" office:value="0.9934" calcext:value-type="percentage">
            <text:p>99,34%</text:p>
          </table:table-cell>
          <table:table-cell table:style-name="ce62" office:value-type="float" office:value="100" calcext:value-type="float">
            <text:p>100,00</text:p>
          </table:table-cell>
          <table:table-cell/>
          <table:table-cell table:style-name="ce51" office:value-type="string" calcext:value-type="string">
            <text:p>KIWI</text:p>
          </table:table-cell>
          <table:table-cell table:style-name="ce66"/>
          <table:table-cell table:style-name="ce67" office:value-type="float" office:value="12000" calcext:value-type="float">
            <text:p>12.000</text:p>
          </table:table-cell>
          <table:table-cell table:style-name="ce67" office:value-type="float" office:value="10000" calcext:value-type="float">
            <text:p>10.000</text:p>
          </table:table-cell>
          <table:table-cell table:style-name="ce66"/>
          <table:table-cell table:style-name="ce52" office:value-type="float" office:value="11000" calcext:value-type="float">
            <text:p>11.000,00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1" office:value-type="string" calcext:value-type="string">
            <text:p>Septiembre</text:p>
          </table:table-cell>
          <table:table-cell table:style-name="ce51" office:value-type="string" calcext:value-type="string">
            <text:p>Mayo</text:p>
          </table:table-cell>
          <table:table-cell/>
          <table:table-cell table:style-name="ce69" office:value-type="string" calcext:value-type="string">
            <text:p>BERRIES Y ESPECIES MENORES</text:p>
          </table:table-cell>
          <table:table-cell table:style-name="ce70" office:value-type="float" office:value="23037.37" calcext:value-type="float">
            <text:p>23.037,37</text:p>
          </table:table-cell>
          <table:table-cell table:style-name="ce70" office:value-type="float" office:value="100" calcext:value-type="float">
            <text:p>100,00</text:p>
          </table:table-cell>
          <table:table-cell/>
          <table:table-cell table:style-name="ce69" office:value-type="string" calcext:value-type="string">
            <text:p>AVELLANO Y CASTAÑO</text:p>
          </table:table-cell>
          <table:table-cell table:style-name="ce71" office:value-type="float" office:value="2009.4398782344" calcext:value-type="float">
            <text:p>2.009</text:p>
          </table:table-cell>
          <table:table-cell table:style-name="ce70" office:value-type="float" office:value="100" calcext:value-type="float">
            <text:p>100,00</text:p>
          </table:table-cell>
        </table:table-row>
        <table:table-row table:style-name="ro6">
          <table:table-cell office:value-type="string" calcext:value-type="string">
            <text:p>FRUTAFRESCA</text:p>
          </table:table-cell>
          <table:table-cell office:value-type="string" calcext:value-type="string">
            <text:p>OLIVO</text:p>
          </table:table-cell>
          <table:table-cell office:value-type="string" calcext:value-type="string">
            <text:p>KPIAP</text:p>
          </table:table-cell>
          <table:table-cell office:value-type="float" office:value="92.1634293369056" calcext:value-type="float">
            <text:p>92,16</text:p>
          </table:table-cell>
          <table:table-cell table:number-columns-repeated="3"/>
          <table:table-cell table:style-name="ce51" office:value-type="string" calcext:value-type="string">
            <text:p>PALTAS</text:p>
          </table:table-cell>
          <table:table-cell table:style-name="ce60" office:value-type="percentage" office:value="0.9486" calcext:value-type="percentage">
            <text:p>94,86%</text:p>
          </table:table-cell>
          <table:table-cell table:style-name="ce62" table:formula="of:=[TIndicadores.$J$21]+[TIndicadores.$J$22]*[TIndicadores.I7]" office:value-type="float" office:value="94.9988836793927" calcext:value-type="float">
            <text:p>95,00</text:p>
          </table:table-cell>
          <table:table-cell/>
          <table:table-cell table:style-name="ce51" office:value-type="string" calcext:value-type="string">
            <text:p>CÍTRICOS</text:p>
          </table:table-cell>
          <table:table-cell table:style-name="ce67" office:value-type="float" office:value="10000" calcext:value-type="float">
            <text:p>10.000</text:p>
          </table:table-cell>
          <table:table-cell table:style-name="ce67" office:value-type="float" office:value="9000" calcext:value-type="float">
            <text:p>9.000</text:p>
          </table:table-cell>
          <table:table-cell table:style-name="ce66" table:number-columns-repeated="2"/>
          <table:table-cell table:style-name="ce52" office:value-type="float" office:value="9500" calcext:value-type="float">
            <text:p>9.500,00</text:p>
          </table:table-cell>
          <table:table-cell table:style-name="ce52" table:formula="of:=[TIndicadores.$R$21]+[TIndicadores.$R$22]*[TIndicadores.Q7]" office:value-type="float" office:value="90.5263197783917" calcext:value-type="float">
            <text:p>90,53</text:p>
          </table:table-cell>
          <table:table-cell table:style-name="ce51" office:value-type="string" calcext:value-type="string">
            <text:p>Agosto</text:p>
          </table:table-cell>
          <table:table-cell table:style-name="ce51" office:value-type="string" calcext:value-type="string">
            <text:p>Mayo</text:p>
          </table:table-cell>
          <table:table-cell/>
          <table:table-cell table:style-name="ce69" office:value-type="string" calcext:value-type="string">
            <text:p>ARANDANO</text:p>
          </table:table-cell>
          <table:table-cell table:style-name="ce70" office:value-type="float" office:value="4101.77" calcext:value-type="float">
            <text:p>4.101,77</text:p>
          </table:table-cell>
          <table:table-cell table:style-name="ce70" table:formula="of:=[TIndicadores.$X$21]+[TIndicadores.$X$22]*[TIndicadores.W7]" office:value-type="float" office:value="58.4260037052048" calcext:value-type="float">
            <text:p>58,43</text:p>
          </table:table-cell>
          <table:table-cell/>
          <table:table-cell table:style-name="ce69" office:value-type="string" calcext:value-type="string">
            <text:p>ARANDANO</text:p>
          </table:table-cell>
          <table:table-cell table:style-name="ce71" office:value-type="float" office:value="2007.9659079903" calcext:value-type="float">
            <text:p>2.008</text:p>
          </table:table-cell>
          <table:table-cell table:style-name="ce70" table:formula="of:=[TIndicadores.$AB$21]+[TIndicadores.$AB$22]*[TIndicadores.AA7]" office:value-type="float" office:value="92.9360282849739" calcext:value-type="float">
            <text:p>92,94</text:p>
          </table:table-cell>
        </table:table-row>
        <table:table-row table:style-name="ro6">
          <table:table-cell office:value-type="string" calcext:value-type="string">
            <text:p>FRUTAFRESCA</text:p>
          </table:table-cell>
          <table:table-cell office:value-type="string" calcext:value-type="string">
            <text:p>PALTAS</text:p>
          </table:table-cell>
          <table:table-cell office:value-type="string" calcext:value-type="string">
            <text:p>KPIAP</text:p>
          </table:table-cell>
          <table:table-cell office:value-type="float" office:value="94.9988836793927" calcext:value-type="float">
            <text:p>95,00</text:p>
          </table:table-cell>
          <table:table-cell table:number-columns-repeated="3"/>
          <table:table-cell table:style-name="ce51" office:value-type="string" calcext:value-type="string">
            <text:p>OLIVO</text:p>
          </table:table-cell>
          <table:table-cell table:style-name="ce60" office:value-type="percentage" office:value="0.9232" calcext:value-type="percentage">
            <text:p>92,32%</text:p>
          </table:table-cell>
          <table:table-cell table:style-name="ce62" table:formula="of:=[TIndicadores.$J$21]+[TIndicadores.$J$22]*[TIndicadores.I8]" office:value-type="float" office:value="92.1634293369056" calcext:value-type="float">
            <text:p>92,16</text:p>
          </table:table-cell>
          <table:table-cell/>
          <table:table-cell table:style-name="ce51" office:value-type="string" calcext:value-type="string">
            <text:p>UVA DE MESA</text:p>
          </table:table-cell>
          <table:table-cell table:style-name="ce67" office:value-type="float" office:value="9500" calcext:value-type="float">
            <text:p>9.500</text:p>
          </table:table-cell>
          <table:table-cell table:style-name="ce67" office:value-type="float" office:value="8500" calcext:value-type="float">
            <text:p>8.500</text:p>
          </table:table-cell>
          <table:table-cell table:style-name="ce66" table:number-columns-repeated="2"/>
          <table:table-cell table:style-name="ce52" office:value-type="float" office:value="9000" calcext:value-type="float">
            <text:p>9.000,00</text:p>
          </table:table-cell>
          <table:table-cell table:style-name="ce52" table:formula="of:=[TIndicadores.$R$21]+[TIndicadores.$R$22]*[TIndicadores.Q8]" office:value-type="float" office:value="87.3684263711889" calcext:value-type="float">
            <text:p>87,37</text:p>
          </table:table-cell>
          <table:table-cell table:style-name="ce51" office:value-type="string" calcext:value-type="string">
            <text:p>Septiembre</text:p>
          </table:table-cell>
          <table:table-cell table:style-name="ce51" office:value-type="string" calcext:value-type="string">
            <text:p>Abril</text:p>
          </table:table-cell>
          <table:table-cell/>
          <table:table-cell table:style-name="ce69" office:value-type="string" calcext:value-type="string">
            <text:p>POMÁCEAS</text:p>
          </table:table-cell>
          <table:table-cell table:style-name="ce70" office:value-type="float" office:value="1463.85" calcext:value-type="float">
            <text:p>1.463,85</text:p>
          </table:table-cell>
          <table:table-cell table:style-name="ce70" table:formula="of:=[TIndicadores.$X$21]+[TIndicadores.$X$22]*[TIndicadores.W8]" office:value-type="float" office:value="52.6343268475417" calcext:value-type="float">
            <text:p>52,63</text:p>
          </table:table-cell>
          <table:table-cell/>
          <table:table-cell table:style-name="ce69" office:value-type="string" calcext:value-type="string">
            <text:p>CEREZO</text:p>
          </table:table-cell>
          <table:table-cell table:style-name="ce71" office:value-type="float" office:value="2007.4616416052" calcext:value-type="float">
            <text:p>2.007</text:p>
          </table:table-cell>
          <table:table-cell table:style-name="ce70" table:formula="of:=[TIndicadores.$AB$21]+[TIndicadores.$AB$22]*[TIndicadores.AA8]" office:value-type="float" office:value="90.519342130392" calcext:value-type="float">
            <text:p>90,52</text:p>
          </table:table-cell>
        </table:table-row>
        <table:table-row table:style-name="ro6">
          <table:table-cell office:value-type="string" calcext:value-type="string">
            <text:p>FRUTAFRESCA</text:p>
          </table:table-cell>
          <table:table-cell office:value-type="string" calcext:value-type="string">
            <text:p>POMÁCEAS</text:p>
          </table:table-cell>
          <table:table-cell office:value-type="string" calcext:value-type="string">
            <text:p>KPIAP</text:p>
          </table:table-cell>
          <table:table-cell office:value-type="float" office:value="50" calcext:value-type="float">
            <text:p>50,00</text:p>
          </table:table-cell>
          <table:table-cell table:number-columns-repeated="3"/>
          <table:table-cell table:style-name="ce51" office:value-type="string" calcext:value-type="string">
            <text:p>UVA DE MESA</text:p>
          </table:table-cell>
          <table:table-cell table:style-name="ce60" office:value-type="percentage" office:value="0.9209" calcext:value-type="percentage">
            <text:p>92,09%</text:p>
          </table:table-cell>
          <table:table-cell table:style-name="ce62" table:formula="of:=[TIndicadores.$J$21]+[TIndicadores.$J$22]*[TIndicadores.I9]" office:value-type="float" office:value="91.9066755972315" calcext:value-type="float">
            <text:p>91,91</text:p>
          </table:table-cell>
          <table:table-cell/>
          <table:table-cell table:style-name="ce51" office:value-type="string" calcext:value-type="string">
            <text:p>PALTAS</text:p>
          </table:table-cell>
          <table:table-cell table:style-name="ce67" office:value-type="float" office:value="10000" calcext:value-type="float">
            <text:p>10.000</text:p>
          </table:table-cell>
          <table:table-cell table:style-name="ce67" office:value-type="float" office:value="8000" calcext:value-type="float">
            <text:p>8.000</text:p>
          </table:table-cell>
          <table:table-cell table:style-name="ce67" office:value-type="float" office:value="6000" calcext:value-type="float">
            <text:p>6.000</text:p>
          </table:table-cell>
          <table:table-cell table:style-name="ce66"/>
          <table:table-cell table:style-name="ce52" office:value-type="float" office:value="8000" calcext:value-type="float">
            <text:p>8.000,00</text:p>
          </table:table-cell>
          <table:table-cell table:style-name="ce52" table:formula="of:=[TIndicadores.$R$21]+[TIndicadores.$R$22]*[TIndicadores.Q9]" office:value-type="float" office:value="81.0526395567834" calcext:value-type="float">
            <text:p>81,05</text:p>
          </table:table-cell>
          <table:table-cell table:style-name="ce51" office:value-type="string" calcext:value-type="string">
            <text:p>Agosto</text:p>
          </table:table-cell>
          <table:table-cell table:style-name="ce51" office:value-type="string" calcext:value-type="string">
            <text:p>Mayo</text:p>
          </table:table-cell>
          <table:table-cell/>
          <table:table-cell table:style-name="ce69" office:value-type="string" calcext:value-type="string">
            <text:p>UVA DE MESA</text:p>
          </table:table-cell>
          <table:table-cell table:style-name="ce70" office:value-type="float" office:value="1320.75" calcext:value-type="float">
            <text:p>1.320,75</text:p>
          </table:table-cell>
          <table:table-cell table:style-name="ce70" table:formula="of:=[TIndicadores.$X$21]+[TIndicadores.$X$22]*[TIndicadores.W9]" office:value-type="float" office:value="52.3201440981286" calcext:value-type="float">
            <text:p>52,32</text:p>
          </table:table-cell>
          <table:table-cell/>
          <table:table-cell table:style-name="ce69" office:value-type="string" calcext:value-type="string">
            <text:p>NUEZ</text:p>
          </table:table-cell>
          <table:table-cell table:style-name="ce71" office:value-type="float" office:value="2007.2750948603" calcext:value-type="float">
            <text:p>2.007</text:p>
          </table:table-cell>
          <table:table-cell table:style-name="ce70" table:formula="of:=[TIndicadores.$AB$21]+[TIndicadores.$AB$22]*[TIndicadores.AA9]" office:value-type="float" office:value="89.6253207383197" calcext:value-type="float">
            <text:p>89,63</text:p>
          </table:table-cell>
        </table:table-row>
        <table:table-row table:style-name="ro6">
          <table:table-cell office:value-type="string" calcext:value-type="string">
            <text:p>FRUTAFRESCA</text:p>
          </table:table-cell>
          <table:table-cell office:value-type="string" calcext:value-type="string">
            <text:p>UVA DE MESA</text:p>
          </table:table-cell>
          <table:table-cell office:value-type="string" calcext:value-type="string">
            <text:p>KPIAP</text:p>
          </table:table-cell>
          <table:table-cell office:value-type="float" office:value="91.9066755972315" calcext:value-type="float">
            <text:p>91,91</text:p>
          </table:table-cell>
          <table:table-cell table:number-columns-repeated="3"/>
          <table:table-cell table:style-name="ce51" office:value-type="string" calcext:value-type="string">
            <text:p>NUEZ</text:p>
          </table:table-cell>
          <table:table-cell table:style-name="ce60" office:value-type="percentage" office:value="0.8288" calcext:value-type="percentage">
            <text:p>82,88%</text:p>
          </table:table-cell>
          <table:table-cell table:style-name="ce62" table:formula="of:=[TIndicadores.$J$21]+[TIndicadores.$J$22]*[TIndicadores.I10]" office:value-type="float" office:value="81.6253628041974" calcext:value-type="float">
            <text:p>81,63</text:p>
          </table:table-cell>
          <table:table-cell/>
          <table:table-cell table:style-name="ce51" office:value-type="string" calcext:value-type="string">
            <text:p>NUEZ</text:p>
          </table:table-cell>
          <table:table-cell table:style-name="ce67" office:value-type="float" office:value="9000" calcext:value-type="float">
            <text:p>9.000</text:p>
          </table:table-cell>
          <table:table-cell table:style-name="ce67" office:value-type="float" office:value="7500" calcext:value-type="float">
            <text:p>7.500</text:p>
          </table:table-cell>
          <table:table-cell table:style-name="ce67" office:value-type="float" office:value="6500" calcext:value-type="float">
            <text:p>6.500</text:p>
          </table:table-cell>
          <table:table-cell table:style-name="ce66"/>
          <table:table-cell table:style-name="ce52" office:value-type="float" office:value="7666.67" calcext:value-type="float">
            <text:p>7.666,67</text:p>
          </table:table-cell>
          <table:table-cell table:style-name="ce52" table:formula="of:=[TIndicadores.$R$21]+[TIndicadores.$R$22]*[TIndicadores.Q10]" office:value-type="float" office:value="78.9473983379375" calcext:value-type="float">
            <text:p>78,95</text:p>
          </table:table-cell>
          <table:table-cell table:style-name="ce51" office:value-type="string" calcext:value-type="string">
            <text:p>Agosto</text:p>
          </table:table-cell>
          <table:table-cell table:style-name="ce51" office:value-type="string" calcext:value-type="string">
            <text:p>Mayo</text:p>
          </table:table-cell>
          <table:table-cell/>
          <table:table-cell table:style-name="ce69" office:value-type="string" calcext:value-type="string">
            <text:p>CEREZO</text:p>
          </table:table-cell>
          <table:table-cell table:style-name="ce70" office:value-type="float" office:value="962.14" calcext:value-type="float">
            <text:p>962,14</text:p>
          </table:table-cell>
          <table:table-cell table:style-name="ce70" table:formula="of:=[TIndicadores.$X$21]+[TIndicadores.$X$22]*[TIndicadores.W10]" office:value-type="float" office:value="51.5327990543341" calcext:value-type="float">
            <text:p>51,53</text:p>
          </table:table-cell>
          <table:table-cell/>
          <table:table-cell table:style-name="ce69" office:value-type="string" calcext:value-type="string">
            <text:p>POMÁCEAS</text:p>
          </table:table-cell>
          <table:table-cell table:style-name="ce71" office:value-type="float" office:value="2004.729017271" calcext:value-type="float">
            <text:p>2.005</text:p>
          </table:table-cell>
          <table:table-cell table:style-name="ce70" table:formula="of:=[TIndicadores.$AB$21]+[TIndicadores.$AB$22]*[TIndicadores.AA10]" office:value-type="float" office:value="77.4232968867109" calcext:value-type="float">
            <text:p>77,42</text:p>
          </table:table-cell>
        </table:table-row>
        <table:table-row table:style-name="ro6">
          <table:table-cell office:value-type="string" calcext:value-type="string">
            <text:p>FRUTALES MENORES</text:p>
          </table:table-cell>
          <table:table-cell office:value-type="string" calcext:value-type="string">
            <text:p>ARANDANO</text:p>
          </table:table-cell>
          <table:table-cell office:value-type="string" calcext:value-type="string">
            <text:p>KPIAP</text:p>
          </table:table-cell>
          <table:table-cell office:value-type="float" office:value="100" calcext:value-type="float">
            <text:p>100,00</text:p>
          </table:table-cell>
          <table:table-cell table:number-columns-repeated="3"/>
          <table:table-cell table:style-name="ce51" office:value-type="string" calcext:value-type="string">
            <text:p>CÍTRICOS</text:p>
          </table:table-cell>
          <table:table-cell table:style-name="ce60" office:value-type="percentage" office:value="0.8219" calcext:value-type="percentage">
            <text:p>82,19%</text:p>
          </table:table-cell>
          <table:table-cell table:style-name="ce62" table:formula="of:=[TIndicadores.$J$21]+[TIndicadores.$J$22]*[TIndicadores.I11]" office:value-type="float" office:value="80.8551015851753" calcext:value-type="float">
            <text:p>80,86</text:p>
          </table:table-cell>
          <table:table-cell/>
          <table:table-cell table:style-name="ce51" office:value-type="string" calcext:value-type="string">
            <text:p>ARANDANO</text:p>
          </table:table-cell>
          <table:table-cell table:style-name="ce66"/>
          <table:table-cell table:style-name="ce67" office:value-type="float" office:value="9000" calcext:value-type="float">
            <text:p>9.000</text:p>
          </table:table-cell>
          <table:table-cell table:style-name="ce67" office:value-type="float" office:value="7500" calcext:value-type="float">
            <text:p>7.500</text:p>
          </table:table-cell>
          <table:table-cell table:style-name="ce67" office:value-type="float" office:value="6000" calcext:value-type="float">
            <text:p>6.000</text:p>
          </table:table-cell>
          <table:table-cell table:style-name="ce52" office:value-type="float" office:value="7500" calcext:value-type="float">
            <text:p>7.500,00</text:p>
          </table:table-cell>
          <table:table-cell table:style-name="ce52" table:formula="of:=[TIndicadores.$R$21]+[TIndicadores.$R$22]*[TIndicadores.Q11]" office:value-type="float" office:value="77.8947461495806" calcext:value-type="float">
            <text:p>77,89</text:p>
          </table:table-cell>
          <table:table-cell table:style-name="ce51" office:value-type="string" calcext:value-type="string">
            <text:p>Septiembre</text:p>
          </table:table-cell>
          <table:table-cell table:style-name="ce51" office:value-type="string" calcext:value-type="string">
            <text:p>Febrero</text:p>
          </table:table-cell>
          <table:table-cell/>
          <table:table-cell table:style-name="ce69" office:value-type="string" calcext:value-type="string">
            <text:p>OLIVO</text:p>
          </table:table-cell>
          <table:table-cell table:style-name="ce70" office:value-type="float" office:value="826.53" calcext:value-type="float">
            <text:p>826,53</text:p>
          </table:table-cell>
          <table:table-cell table:style-name="ce70" table:formula="of:=[TIndicadores.$X$21]+[TIndicadores.$X$22]*[TIndicadores.W11]" office:value-type="float" office:value="51.2350609505752" calcext:value-type="float">
            <text:p>51,24</text:p>
          </table:table-cell>
          <table:table-cell/>
          <table:table-cell table:style-name="ce69" office:value-type="string" calcext:value-type="string">
            <text:p>CIRUELAS</text:p>
          </table:table-cell>
          <table:table-cell table:style-name="ce71" office:value-type="float" office:value="2003.9667483374" calcext:value-type="float">
            <text:p>2.004</text:p>
          </table:table-cell>
          <table:table-cell table:style-name="ce70" table:formula="of:=[TIndicadores.$AB$21]+[TIndicadores.$AB$22]*[TIndicadores.AA11]" office:value-type="float" office:value="73.7701388886144" calcext:value-type="float">
            <text:p>73,77</text:p>
          </table:table-cell>
        </table:table-row>
        <table:table-row table:style-name="ro6">
          <table:table-cell office:value-type="string" calcext:value-type="string">
            <text:p>FRUTALES MENORES</text:p>
          </table:table-cell>
          <table:table-cell office:value-type="string" calcext:value-type="string">
            <text:p>BERRIES Y ESPECIES MENORES</text:p>
          </table:table-cell>
          <table:table-cell office:value-type="string" calcext:value-type="string">
            <text:p>KPIAP</text:p>
          </table:table-cell>
          <table:table-cell office:value-type="float" office:value="50.0893056485823" calcext:value-type="float">
            <text:p>50,09</text:p>
          </table:table-cell>
          <table:table-cell table:number-columns-repeated="3"/>
          <table:table-cell table:style-name="ce51" office:value-type="string" calcext:value-type="string">
            <text:p>ALMENDRO</text:p>
          </table:table-cell>
          <table:table-cell table:style-name="ce60" office:value-type="percentage" office:value="0.7843" calcext:value-type="percentage">
            <text:p>78,43%</text:p>
          </table:table-cell>
          <table:table-cell table:style-name="ce62" table:formula="of:=[TIndicadores.$J$21]+[TIndicadores.$J$22]*[TIndicadores.I12]" office:value-type="float" office:value="76.6577361018084" calcext:value-type="float">
            <text:p>76,66</text:p>
          </table:table-cell>
          <table:table-cell/>
          <table:table-cell table:style-name="ce51" office:value-type="string" calcext:value-type="string">
            <text:p>CEREZO</text:p>
          </table:table-cell>
          <table:table-cell table:style-name="ce66"/>
          <table:table-cell table:style-name="ce67" office:value-type="float" office:value="8000" calcext:value-type="float">
            <text:p>8.000</text:p>
          </table:table-cell>
          <table:table-cell table:style-name="ce67" office:value-type="float" office:value="6000" calcext:value-type="float">
            <text:p>6.000</text:p>
          </table:table-cell>
          <table:table-cell table:style-name="ce66"/>
          <table:table-cell table:style-name="ce52" office:value-type="float" office:value="7000" calcext:value-type="float">
            <text:p>7.000,00</text:p>
          </table:table-cell>
          <table:table-cell table:style-name="ce52" table:formula="of:=[TIndicadores.$R$21]+[TIndicadores.$R$22]*[TIndicadores.Q12]" office:value-type="float" office:value="74.7368527423778" calcext:value-type="float">
            <text:p>74,74</text:p>
          </table:table-cell>
          <table:table-cell table:style-name="ce51" office:value-type="string" calcext:value-type="string">
            <text:p>Septiembre</text:p>
          </table:table-cell>
          <table:table-cell table:style-name="ce51" office:value-type="string" calcext:value-type="string">
            <text:p>Marzo</text:p>
          </table:table-cell>
          <table:table-cell/>
          <table:table-cell table:style-name="ce69" office:value-type="string" calcext:value-type="string">
            <text:p>CIRUELAS</text:p>
          </table:table-cell>
          <table:table-cell table:style-name="ce70" office:value-type="float" office:value="773.69" calcext:value-type="float">
            <text:p>773,69</text:p>
          </table:table-cell>
          <table:table-cell table:style-name="ce70" table:formula="of:=[TIndicadores.$X$21]+[TIndicadores.$X$22]*[TIndicadores.W12]" office:value-type="float" office:value="51.1190482568017" calcext:value-type="float">
            <text:p>51,12</text:p>
          </table:table-cell>
          <table:table-cell/>
          <table:table-cell table:style-name="ce69" office:value-type="string" calcext:value-type="string">
            <text:p>CÍTRICOS</text:p>
          </table:table-cell>
          <table:table-cell table:style-name="ce71" office:value-type="float" office:value="2003.8419787015" calcext:value-type="float">
            <text:p>2.004</text:p>
          </table:table-cell>
          <table:table-cell table:style-name="ce70" table:formula="of:=[TIndicadores.$AB$21]+[TIndicadores.$AB$22]*[TIndicadores.AA12]" office:value-type="float" office:value="73.1721830055703" calcext:value-type="float">
            <text:p>73,17</text:p>
          </table:table-cell>
        </table:table-row>
        <table:table-row table:style-name="ro6">
          <table:table-cell office:value-type="string" calcext:value-type="string">
            <text:p>FRUTOS SECOS</text:p>
          </table:table-cell>
          <table:table-cell office:value-type="string" calcext:value-type="string">
            <text:p>ALMENDRO</text:p>
          </table:table-cell>
          <table:table-cell office:value-type="string" calcext:value-type="string">
            <text:p>KPIAP</text:p>
          </table:table-cell>
          <table:table-cell office:value-type="float" office:value="76.6577361018084" calcext:value-type="float">
            <text:p>76,66</text:p>
          </table:table-cell>
          <table:table-cell table:number-columns-repeated="3"/>
          <table:table-cell table:style-name="ce51" office:value-type="string" calcext:value-type="string">
            <text:p>CEREZO</text:p>
          </table:table-cell>
          <table:table-cell table:style-name="ce60" office:value-type="percentage" office:value="0.761" calcext:value-type="percentage">
            <text:p>76,10%</text:p>
          </table:table-cell>
          <table:table-cell table:style-name="ce62" table:formula="of:=[TIndicadores.$J$21]+[TIndicadores.$J$22]*[TIndicadores.I13]" office:value-type="float" office:value="74.0567090868498" calcext:value-type="float">
            <text:p>74,06</text:p>
          </table:table-cell>
          <table:table-cell/>
          <table:table-cell table:style-name="ce51" office:value-type="string" calcext:value-type="string">
            <text:p>ALMENDRO</text:p>
          </table:table-cell>
          <table:table-cell table:number-columns-repeated="2" table:style-name="ce67" office:value-type="float" office:value="6500" calcext:value-type="float">
            <text:p>6.500</text:p>
          </table:table-cell>
          <table:table-cell table:style-name="ce66" table:number-columns-repeated="2"/>
          <table:table-cell table:style-name="ce52" office:value-type="float" office:value="6500" calcext:value-type="float">
            <text:p>6.500,00</text:p>
          </table:table-cell>
          <table:table-cell table:style-name="ce52" table:formula="of:=[TIndicadores.$R$21]+[TIndicadores.$R$22]*[TIndicadores.Q13]" office:value-type="float" office:value="71.578959335175" calcext:value-type="float">
            <text:p>71,58</text:p>
          </table:table-cell>
          <table:table-cell table:style-name="ce51" office:value-type="string" calcext:value-type="string">
            <text:p>Septiembre</text:p>
          </table:table-cell>
          <table:table-cell table:style-name="ce51" office:value-type="string" calcext:value-type="string">
            <text:p>Marzo</text:p>
          </table:table-cell>
          <table:table-cell/>
          <table:table-cell table:style-name="ce69" office:value-type="string" calcext:value-type="string">
            <text:p>KIWI</text:p>
          </table:table-cell>
          <table:table-cell table:style-name="ce70" office:value-type="float" office:value="749.52" calcext:value-type="float">
            <text:p>749,52</text:p>
          </table:table-cell>
          <table:table-cell table:style-name="ce70" table:formula="of:=[TIndicadores.$X$21]+[TIndicadores.$X$22]*[TIndicadores.W13]" office:value-type="float" office:value="51.0659818902516" calcext:value-type="float">
            <text:p>51,07</text:p>
          </table:table-cell>
          <table:table-cell/>
          <table:table-cell table:style-name="ce69" office:value-type="string" calcext:value-type="string">
            <text:p>UVA DE MESA</text:p>
          </table:table-cell>
          <table:table-cell table:style-name="ce71" office:value-type="float" office:value="2003.5059822204" calcext:value-type="float">
            <text:p>2.004</text:p>
          </table:table-cell>
          <table:table-cell table:style-name="ce70" table:formula="of:=[TIndicadores.$AB$21]+[TIndicadores.$AB$22]*[TIndicadores.AA13]" office:value-type="float" office:value="71.5619268634673" calcext:value-type="float">
            <text:p>71,56</text:p>
          </table:table-cell>
        </table:table-row>
        <table:table-row table:style-name="ro6">
          <table:table-cell office:value-type="string" calcext:value-type="string">
            <text:p>FRUTOS SECOS</text:p>
          </table:table-cell>
          <table:table-cell office:value-type="string" calcext:value-type="string">
            <text:p>AVELLANO Y CASTAÑO</text:p>
          </table:table-cell>
          <table:table-cell office:value-type="string" calcext:value-type="string">
            <text:p>KPIAP</text:p>
          </table:table-cell>
          <table:table-cell office:value-type="float" office:value="69.8705068095557" calcext:value-type="float">
            <text:p>69,87</text:p>
          </table:table-cell>
          <table:table-cell table:number-columns-repeated="3"/>
          <table:table-cell table:style-name="ce51" office:value-type="string" calcext:value-type="string">
            <text:p>KIWI</text:p>
          </table:table-cell>
          <table:table-cell table:style-name="ce60" office:value-type="percentage" office:value="0.7311" calcext:value-type="percentage">
            <text:p>73,11%</text:p>
          </table:table-cell>
          <table:table-cell table:style-name="ce62" table:formula="of:=[TIndicadores.$J$21]+[TIndicadores.$J$22]*[TIndicadores.I14]" office:value-type="float" office:value="70.7189104710873" calcext:value-type="float">
            <text:p>70,72</text:p>
          </table:table-cell>
          <table:table-cell/>
          <table:table-cell table:style-name="ce51" office:value-type="string" calcext:value-type="string">
            <text:p>CIRUELAS</text:p>
          </table:table-cell>
          <table:table-cell table:number-columns-repeated="2" table:style-name="ce67" office:value-type="float" office:value="6500" calcext:value-type="float">
            <text:p>6.500</text:p>
          </table:table-cell>
          <table:table-cell table:style-name="ce66" table:number-columns-repeated="2"/>
          <table:table-cell table:style-name="ce52" office:value-type="float" office:value="6500" calcext:value-type="float">
            <text:p>6.500,00</text:p>
          </table:table-cell>
          <table:table-cell table:style-name="ce52" table:formula="of:=[TIndicadores.$R$21]+[TIndicadores.$R$22]*[TIndicadores.Q14]" office:value-type="float" office:value="71.578959335175" calcext:value-type="float">
            <text:p>71,58</text:p>
          </table:table-cell>
          <table:table-cell table:style-name="ce51" office:value-type="string" calcext:value-type="string">
            <text:p>Septiembre</text:p>
          </table:table-cell>
          <table:table-cell table:style-name="ce51" office:value-type="string" calcext:value-type="string">
            <text:p>Marzo</text:p>
          </table:table-cell>
          <table:table-cell/>
          <table:table-cell table:style-name="ce69" office:value-type="string" calcext:value-type="string">
            <text:p>CÍTRICOS</text:p>
          </table:table-cell>
          <table:table-cell table:style-name="ce70" office:value-type="float" office:value="732.56" calcext:value-type="float">
            <text:p>732,56</text:p>
          </table:table-cell>
          <table:table-cell table:style-name="ce70" table:formula="of:=[TIndicadores.$X$21]+[TIndicadores.$X$22]*[TIndicadores.W14]" office:value-type="float" office:value="51.0287454162471" calcext:value-type="float">
            <text:p>51,03</text:p>
          </table:table-cell>
          <table:table-cell/>
          <table:table-cell table:style-name="ce69" office:value-type="string" calcext:value-type="string">
            <text:p>DURAZNOS Y NECTARINAS</text:p>
          </table:table-cell>
          <table:table-cell table:style-name="ce71" office:value-type="float" office:value="2003.3919239905" calcext:value-type="float">
            <text:p>2.003</text:p>
          </table:table-cell>
          <table:table-cell table:style-name="ce70" table:formula="of:=[TIndicadores.$AB$21]+[TIndicadores.$AB$22]*[TIndicadores.AA14]" office:value-type="float" office:value="71.0153051707257" calcext:value-type="float">
            <text:p>71,02</text:p>
          </table:table-cell>
        </table:table-row>
        <table:table-row table:style-name="ro6">
          <table:table-cell office:value-type="string" calcext:value-type="string">
            <text:p>FRUTOS SECOS</text:p>
          </table:table-cell>
          <table:table-cell office:value-type="string" calcext:value-type="string">
            <text:p>NUEZ</text:p>
          </table:table-cell>
          <table:table-cell office:value-type="string" calcext:value-type="string">
            <text:p>KPIAP</text:p>
          </table:table-cell>
          <table:table-cell office:value-type="float" office:value="81.6253628041974" calcext:value-type="float">
            <text:p>81,63</text:p>
          </table:table-cell>
          <table:table-cell table:number-columns-repeated="3"/>
          <table:table-cell table:style-name="ce51" office:value-type="string" calcext:value-type="string">
            <text:p>AVELLANO Y CASTAÑO</text:p>
          </table:table-cell>
          <table:table-cell table:style-name="ce60" office:value-type="percentage" office:value="0.7235" calcext:value-type="percentage">
            <text:p>72,35%</text:p>
          </table:table-cell>
          <table:table-cell table:style-name="ce62" table:formula="of:=[TIndicadores.$J$21]+[TIndicadores.$J$22]*[TIndicadores.I15]" office:value-type="float" office:value="69.8705068095557" calcext:value-type="float">
            <text:p>69,87</text:p>
          </table:table-cell>
          <table:table-cell/>
          <table:table-cell table:style-name="ce51" office:value-type="string" calcext:value-type="string">
            <text:p>DURAZNOS Y NECTARINAS</text:p>
          </table:table-cell>
          <table:table-cell table:number-columns-repeated="2" table:style-name="ce67" office:value-type="float" office:value="6500" calcext:value-type="float">
            <text:p>6.500</text:p>
          </table:table-cell>
          <table:table-cell table:style-name="ce66" table:number-columns-repeated="2"/>
          <table:table-cell table:style-name="ce52" office:value-type="float" office:value="6500" calcext:value-type="float">
            <text:p>6.500,00</text:p>
          </table:table-cell>
          <table:table-cell table:style-name="ce52" table:formula="of:=[TIndicadores.$R$21]+[TIndicadores.$R$22]*[TIndicadores.Q15]" office:value-type="float" office:value="71.578959335175" calcext:value-type="float">
            <text:p>71,58</text:p>
          </table:table-cell>
          <table:table-cell table:style-name="ce51" office:value-type="string" calcext:value-type="string">
            <text:p>Septiembre</text:p>
          </table:table-cell>
          <table:table-cell table:style-name="ce51" office:value-type="string" calcext:value-type="string">
            <text:p>Marzo</text:p>
          </table:table-cell>
          <table:table-cell/>
          <table:table-cell table:style-name="ce69" office:value-type="string" calcext:value-type="string">
            <text:p>DURAZNOS Y NECTARINAS</text:p>
          </table:table-cell>
          <table:table-cell table:style-name="ce70" office:value-type="float" office:value="692.58" calcext:value-type="float">
            <text:p>692,58</text:p>
          </table:table-cell>
          <table:table-cell table:style-name="ce70" table:formula="of:=[TIndicadores.$X$21]+[TIndicadores.$X$22]*[TIndicadores.W15]" office:value-type="float" office:value="50.9409674545313" calcext:value-type="float">
            <text:p>50,94</text:p>
          </table:table-cell>
          <table:table-cell/>
          <table:table-cell table:style-name="ce69" office:value-type="string" calcext:value-type="string">
            <text:p>BERRIES Y ESPECIES MENORES</text:p>
          </table:table-cell>
          <table:table-cell table:style-name="ce71" office:value-type="float" office:value="2003.0481099656" calcext:value-type="float">
            <text:p>2.003</text:p>
          </table:table-cell>
          <table:table-cell table:style-name="ce70" table:formula="of:=[TIndicadores.$AB$21]+[TIndicadores.$AB$22]*[TIndicadores.AA15]" office:value-type="float" office:value="69.3675836126804" calcext:value-type="float">
            <text:p>69,37</text:p>
          </table:table-cell>
        </table:table-row>
        <table:table-row table:style-name="ro6">
          <table:table-cell office:value-type="string" calcext:value-type="string">
            <text:p>FRUTAFRESCA</text:p>
          </table:table-cell>
          <table:table-cell office:value-type="string" calcext:value-type="string">
            <text:p>CEREZO</text:p>
          </table:table-cell>
          <table:table-cell office:value-type="string" calcext:value-type="string">
            <text:p>KPIRIEGO</text:p>
          </table:table-cell>
          <table:table-cell office:value-type="float" office:value="74.7368527423778" calcext:value-type="float">
            <text:p>74,74</text:p>
          </table:table-cell>
          <table:table-cell table:number-columns-repeated="3"/>
          <table:table-cell table:style-name="ce51" office:value-type="string" calcext:value-type="string">
            <text:p>CIRUELAS</text:p>
          </table:table-cell>
          <table:table-cell table:style-name="ce60" office:value-type="percentage" office:value="0.6247" calcext:value-type="percentage">
            <text:p>62,47%</text:p>
          </table:table-cell>
          <table:table-cell table:style-name="ce62" table:formula="of:=[TIndicadores.$J$21]+[TIndicadores.$J$22]*[TIndicadores.I16]" office:value-type="float" office:value="58.841259209645" calcext:value-type="float">
            <text:p>58,84</text:p>
          </table:table-cell>
          <table:table-cell/>
          <table:table-cell table:style-name="ce51" office:value-type="string" calcext:value-type="string">
            <text:p>POMÁCEAS</text:p>
          </table:table-cell>
          <table:table-cell table:number-columns-repeated="2" table:style-name="ce67" office:value-type="float" office:value="6500" calcext:value-type="float">
            <text:p>6.500</text:p>
          </table:table-cell>
          <table:table-cell table:style-name="ce66" table:number-columns-repeated="2"/>
          <table:table-cell table:style-name="ce52" office:value-type="float" office:value="6500" calcext:value-type="float">
            <text:p>6.500,00</text:p>
          </table:table-cell>
          <table:table-cell table:style-name="ce52" table:formula="of:=[TIndicadores.$R$21]+[TIndicadores.$R$22]*[TIndicadores.Q16]" office:value-type="float" office:value="71.578959335175" calcext:value-type="float">
            <text:p>71,58</text:p>
          </table:table-cell>
          <table:table-cell table:style-name="ce51" office:value-type="string" calcext:value-type="string">
            <text:p>Agosto</text:p>
          </table:table-cell>
          <table:table-cell table:style-name="ce51" office:value-type="string" calcext:value-type="string">
            <text:p>Mayo</text:p>
          </table:table-cell>
          <table:table-cell/>
          <table:table-cell table:style-name="ce69" office:value-type="string" calcext:value-type="string">
            <text:p>AVELLANO Y CASTAÑO</text:p>
          </table:table-cell>
          <table:table-cell table:style-name="ce70" office:value-type="float" office:value="552.02" calcext:value-type="float">
            <text:p>552,02</text:p>
          </table:table-cell>
          <table:table-cell table:style-name="ce70" table:formula="of:=[TIndicadores.$X$21]+[TIndicadores.$X$22]*[TIndicadores.W16]" office:value-type="float" office:value="50.6323613940317" calcext:value-type="float">
            <text:p>50,63</text:p>
          </table:table-cell>
          <table:table-cell/>
          <table:table-cell table:style-name="ce69" office:value-type="string" calcext:value-type="string">
            <text:p>OLIVO</text:p>
          </table:table-cell>
          <table:table-cell table:style-name="ce71" office:value-type="float" office:value="2002.9662888695" calcext:value-type="float">
            <text:p>2.003</text:p>
          </table:table-cell>
          <table:table-cell table:style-name="ce70" table:formula="of:=[TIndicadores.$AB$21]+[TIndicadores.$AB$22]*[TIndicadores.AA16]" office:value-type="float" office:value="68.9754577126805" calcext:value-type="float">
            <text:p>68,98</text:p>
          </table:table-cell>
        </table:table-row>
        <table:table-row table:style-name="ro6">
          <table:table-cell office:value-type="string" calcext:value-type="string">
            <text:p>FRUTAFRESCA</text:p>
          </table:table-cell>
          <table:table-cell office:value-type="string" calcext:value-type="string">
            <text:p>CIRUELAS</text:p>
          </table:table-cell>
          <table:table-cell office:value-type="string" calcext:value-type="string">
            <text:p>KPIRIEGO</text:p>
          </table:table-cell>
          <table:table-cell office:value-type="float" office:value="71.578959335175" calcext:value-type="float">
            <text:p>71,58</text:p>
          </table:table-cell>
          <table:table-cell table:number-columns-repeated="3"/>
          <table:table-cell table:style-name="ce51" office:value-type="string" calcext:value-type="string">
            <text:p>DURAZNOS Y NECTARINAS</text:p>
          </table:table-cell>
          <table:table-cell table:style-name="ce60" office:value-type="percentage" office:value="0.581" calcext:value-type="percentage">
            <text:p>58,10%</text:p>
          </table:table-cell>
          <table:table-cell table:style-name="ce62" table:formula="of:=[TIndicadores.$J$21]+[TIndicadores.$J$22]*[TIndicadores.I17]" office:value-type="float" office:value="53.9629381558384" calcext:value-type="float">
            <text:p>53,96</text:p>
          </table:table-cell>
          <table:table-cell/>
          <table:table-cell table:style-name="ce51" office:value-type="string" calcext:value-type="string">
            <text:p>AVELLANO Y CASTAÑO</text:p>
          </table:table-cell>
          <table:table-cell table:style-name="ce66" table:number-columns-repeated="2"/>
          <table:table-cell table:number-columns-repeated="2" table:style-name="ce67" office:value-type="float" office:value="6000" calcext:value-type="float">
            <text:p>6.000</text:p>
          </table:table-cell>
          <table:table-cell table:style-name="ce52" office:value-type="float" office:value="6000" calcext:value-type="float">
            <text:p>6.000,00</text:p>
          </table:table-cell>
          <table:table-cell table:style-name="ce52" table:formula="of:=[TIndicadores.$R$21]+[TIndicadores.$R$22]*[TIndicadores.Q17]" office:value-type="float" office:value="68.4210659279723" calcext:value-type="float">
            <text:p>68,42</text:p>
          </table:table-cell>
          <table:table-cell table:style-name="ce51" office:value-type="string" calcext:value-type="string">
            <text:p>Septiembre</text:p>
          </table:table-cell>
          <table:table-cell table:style-name="ce51" office:value-type="string" calcext:value-type="string">
            <text:p>Abril</text:p>
          </table:table-cell>
          <table:table-cell/>
          <table:table-cell table:style-name="ce69" office:value-type="string" calcext:value-type="string">
            <text:p>PALTAS</text:p>
          </table:table-cell>
          <table:table-cell table:style-name="ce70" office:value-type="float" office:value="520.11" calcext:value-type="float">
            <text:p>520,11</text:p>
          </table:table-cell>
          <table:table-cell table:style-name="ce70" table:formula="of:=[TIndicadores.$X$21]+[TIndicadores.$X$22]*[TIndicadores.W17]" office:value-type="float" office:value="50.5623014951235" calcext:value-type="float">
            <text:p>50,56</text:p>
          </table:table-cell>
          <table:table-cell/>
          <table:table-cell table:style-name="ce69" office:value-type="string" calcext:value-type="string">
            <text:p>ALMENDRO</text:p>
          </table:table-cell>
          <table:table-cell table:style-name="ce71" office:value-type="float" office:value="2001.8967927632" calcext:value-type="float">
            <text:p>2.002</text:p>
          </table:table-cell>
          <table:table-cell table:style-name="ce70" table:formula="of:=[TIndicadores.$AB$21]+[TIndicadores.$AB$22]*[TIndicadores.AA17]" office:value-type="float" office:value="63.849919884171" calcext:value-type="float">
            <text:p>63,85</text:p>
          </table:table-cell>
        </table:table-row>
        <table:table-row table:style-name="ro6">
          <table:table-cell office:value-type="string" calcext:value-type="string">
            <text:p>FRUTAFRESCA</text:p>
          </table:table-cell>
          <table:table-cell office:value-type="string" calcext:value-type="string">
            <text:p>CÍTRICOS</text:p>
          </table:table-cell>
          <table:table-cell office:value-type="string" calcext:value-type="string">
            <text:p>KPIRIEGO</text:p>
          </table:table-cell>
          <table:table-cell office:value-type="float" office:value="90.5263197783917" calcext:value-type="float">
            <text:p>90,53</text:p>
          </table:table-cell>
          <table:table-cell table:number-columns-repeated="3"/>
          <table:table-cell table:style-name="ce51" office:value-type="string" calcext:value-type="string">
            <text:p>BERRIES Y ESPECIES MENORES</text:p>
          </table:table-cell>
          <table:table-cell table:style-name="ce60" office:value-type="percentage" office:value="0.5463" calcext:value-type="percentage">
            <text:p>54,63%</text:p>
          </table:table-cell>
          <table:table-cell table:style-name="ce62" table:formula="of:=[TIndicadores.$J$21]+[TIndicadores.$J$22]*[TIndicadores.I18]" office:value-type="float" office:value="50.0893056485823" calcext:value-type="float">
            <text:p>50,09</text:p>
          </table:table-cell>
          <table:table-cell/>
          <table:table-cell table:style-name="ce51" office:value-type="string" calcext:value-type="string">
            <text:p>BERRIES Y ESPECIES MENORES</text:p>
          </table:table-cell>
          <table:table-cell table:style-name="ce66"/>
          <table:table-cell table:style-name="ce67" office:value-type="float" office:value="5500" calcext:value-type="float">
            <text:p>5.500</text:p>
          </table:table-cell>
          <table:table-cell table:style-name="ce67" office:value-type="float" office:value="5000" calcext:value-type="float">
            <text:p>5.000</text:p>
          </table:table-cell>
          <table:table-cell table:style-name="ce67" office:value-type="float" office:value="4500" calcext:value-type="float">
            <text:p>4.500</text:p>
          </table:table-cell>
          <table:table-cell table:style-name="ce52" office:value-type="float" office:value="5000" calcext:value-type="float">
            <text:p>5.000,00</text:p>
          </table:table-cell>
          <table:table-cell table:style-name="ce52" table:formula="of:=[TIndicadores.$R$21]+[TIndicadores.$R$22]*[TIndicadores.Q18]" office:value-type="float" office:value="62.1052791135667" calcext:value-type="float">
            <text:p>62,11</text:p>
          </table:table-cell>
          <table:table-cell table:style-name="ce51" office:value-type="string" calcext:value-type="string">
            <text:p>Septiembre</text:p>
          </table:table-cell>
          <table:table-cell table:style-name="ce51" office:value-type="string" calcext:value-type="string">
            <text:p>Abril</text:p>
          </table:table-cell>
          <table:table-cell/>
          <table:table-cell table:style-name="ce69" office:value-type="string" calcext:value-type="string">
            <text:p>ALMENDRO</text:p>
          </table:table-cell>
          <table:table-cell table:style-name="ce70" office:value-type="float" office:value="443.93" calcext:value-type="float">
            <text:p>443,93</text:p>
          </table:table-cell>
          <table:table-cell table:style-name="ce70" table:formula="of:=[TIndicadores.$X$21]+[TIndicadores.$X$22]*[TIndicadores.W18]" office:value-type="float" office:value="50.3950447386575" calcext:value-type="float">
            <text:p>50,40</text:p>
          </table:table-cell>
          <table:table-cell/>
          <table:table-cell table:style-name="ce69" office:value-type="string" calcext:value-type="string">
            <text:p>KIWI</text:p>
          </table:table-cell>
          <table:table-cell table:style-name="ce71" office:value-type="float" office:value="2000.1186592179" calcext:value-type="float">
            <text:p>2.000</text:p>
          </table:table-cell>
          <table:table-cell table:style-name="ce70" table:formula="of:=[TIndicadores.$AB$21]+[TIndicadores.$AB$22]*[TIndicadores.AA18]" office:value-type="float" office:value="55.3282518791275" calcext:value-type="float">
            <text:p>55,33</text:p>
          </table:table-cell>
        </table:table-row>
        <table:table-row table:style-name="ro6">
          <table:table-cell office:value-type="string" calcext:value-type="string">
            <text:p>FRUTAFRESCA</text:p>
          </table:table-cell>
          <table:table-cell office:value-type="string" calcext:value-type="string">
            <text:p>DURAZNOS Y NECTARINAS</text:p>
          </table:table-cell>
          <table:table-cell office:value-type="string" calcext:value-type="string">
            <text:p>KPIRIEGO</text:p>
          </table:table-cell>
          <table:table-cell office:value-type="float" office:value="71.578959335175" calcext:value-type="float">
            <text:p>71,58</text:p>
          </table:table-cell>
          <table:table-cell table:number-columns-repeated="3"/>
          <table:table-cell table:style-name="ce51" office:value-type="string" calcext:value-type="string">
            <text:p>POMÁCEAS</text:p>
          </table:table-cell>
          <table:table-cell table:style-name="ce60" office:value-type="percentage" office:value="0.5455" calcext:value-type="percentage">
            <text:p>54,55%</text:p>
          </table:table-cell>
          <table:table-cell table:style-name="ce62" office:value-type="float" office:value="50" calcext:value-type="float">
            <text:p>50,00</text:p>
          </table:table-cell>
          <table:table-cell/>
          <table:table-cell table:style-name="ce51" office:value-type="string" calcext:value-type="string">
            <text:p>OLIVO</text:p>
          </table:table-cell>
          <table:table-cell table:style-name="ce67" office:value-type="float" office:value="3500" calcext:value-type="float">
            <text:p>3.500</text:p>
          </table:table-cell>
          <table:table-cell table:style-name="ce67" office:value-type="float" office:value="3000" calcext:value-type="float">
            <text:p>3.000</text:p>
          </table:table-cell>
          <table:table-cell table:style-name="ce67" office:value-type="float" office:value="2750" calcext:value-type="float">
            <text:p>2.750</text:p>
          </table:table-cell>
          <table:table-cell table:style-name="ce66"/>
          <table:table-cell table:style-name="ce52" office:value-type="float" office:value="3083.33" calcext:value-type="float">
            <text:p>3.083,33</text:p>
          </table:table-cell>
          <table:table-cell table:style-name="ce52" office:value-type="float" office:value="50" calcext:value-type="float">
            <text:p>50,00</text:p>
          </table:table-cell>
          <table:table-cell table:style-name="ce51" office:value-type="string" calcext:value-type="string">
            <text:p>Agosto</text:p>
          </table:table-cell>
          <table:table-cell table:style-name="ce51" office:value-type="string" calcext:value-type="string">
            <text:p>Mayo</text:p>
          </table:table-cell>
          <table:table-cell/>
          <table:table-cell table:style-name="ce69" office:value-type="string" calcext:value-type="string">
            <text:p>NUEZ</text:p>
          </table:table-cell>
          <table:table-cell table:style-name="ce70" office:value-type="float" office:value="264" calcext:value-type="float">
            <text:p>264,00</text:p>
          </table:table-cell>
          <table:table-cell table:style-name="ce70" office:value-type="float" office:value="50" calcext:value-type="float">
            <text:p>50,00</text:p>
          </table:table-cell>
          <table:table-cell/>
          <table:table-cell table:style-name="ce69" office:value-type="string" calcext:value-type="string">
            <text:p>PALTAS</text:p>
          </table:table-cell>
          <table:table-cell table:style-name="ce71" office:value-type="float" office:value="1999.0068647431" calcext:value-type="float">
            <text:p>1.999</text:p>
          </table:table-cell>
          <table:table-cell table:style-name="ce70" office:value-type="float" office:value="50" calcext:value-type="float">
            <text:p>50,00</text:p>
          </table:table-cell>
        </table:table-row>
        <table:table-row table:style-name="ro1">
          <table:table-cell office:value-type="string" calcext:value-type="string">
            <text:p>FRUTAFRESCA</text:p>
          </table:table-cell>
          <table:table-cell office:value-type="string" calcext:value-type="string">
            <text:p>KIWI</text:p>
          </table:table-cell>
          <table:table-cell office:value-type="string" calcext:value-type="string">
            <text:p>KPIRIEGO</text:p>
          </table:table-cell>
          <table:table-cell office:value-type="float" office:value="100" calcext:value-type="float">
            <text:p>100,00</text:p>
          </table:table-cell>
          <table:table-cell table:number-columns-repeated="3"/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VALORES</text:p>
          </table:table-cell>
          <table:table-cell table:style-name="ce51"/>
          <table:table-cell table:number-columns-repeated="4"/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VALORES</text:p>
          </table:table-cell>
          <table:table-cell table:number-columns-repeated="3"/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VALORES</text:p>
          </table:table-cell>
          <table:table-cell/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VALORES</text:p>
          </table:table-cell>
        </table:table-row>
        <table:table-row table:style-name="ro1">
          <table:table-cell office:value-type="string" calcext:value-type="string">
            <text:p>FRUTAFRESCA</text:p>
          </table:table-cell>
          <table:table-cell office:value-type="string" calcext:value-type="string">
            <text:p>OLIVO</text:p>
          </table:table-cell>
          <table:table-cell office:value-type="string" calcext:value-type="string">
            <text:p>KPIRIEGO</text:p>
          </table:table-cell>
          <table:table-cell office:value-type="float" office:value="50" calcext:value-type="float">
            <text:p>50,00</text:p>
          </table:table-cell>
          <table:table-cell table:number-columns-repeated="3"/>
          <table:table-cell table:style-name="ce52" table:formula="of:=[TIndicadores.I6]" office:value-type="float" office:value="0.9934" calcext:value-type="float">
            <text:p>0,99</text:p>
          </table:table-cell>
          <table:table-cell table:style-name="ce52" table:formula="of:=[TIndicadores.J6]" office:value-type="float" office:value="100" calcext:value-type="float">
            <text:p>100,00</text:p>
          </table:table-cell>
          <table:table-cell table:style-name="ce52" table:formula="of:=INTERCEPT([TIndicadores.I21:.I22];[TIndicadores.H21:.H22])" office:value-type="float" office:value="-10.8952891270373" calcext:value-type="float">
            <text:p>-10,90</text:p>
          </table:table-cell>
          <table:table-cell table:style-name="ce51" office:value-type="string" calcext:value-type="string">
            <text:p>INTERCEP</text:p>
          </table:table-cell>
          <table:table-cell table:number-columns-repeated="4"/>
          <table:table-cell table:style-name="ce52" table:formula="of:=[TIndicadores.Q6]" office:value-type="float" office:value="11000" calcext:value-type="float">
            <text:p>11.000,00</text:p>
          </table:table-cell>
          <table:table-cell table:style-name="ce52" table:formula="of:=[TIndicadores.R6]" office:value-type="float" office:value="100" calcext:value-type="float">
            <text:p>100,00</text:p>
          </table:table-cell>
          <table:table-cell table:style-name="ce52" table:formula="of:=INTERCEPT([TIndicadores.Q21:.Q22];[TIndicadores.P21:.P22])" office:value-type="float" office:value="30.5263450415389" calcext:value-type="float">
            <text:p>30,53</text:p>
          </table:table-cell>
          <table:table-cell table:number-columns-repeated="3"/>
          <table:table-cell table:style-name="ce52" table:formula="of:=[TIndicadores.W6]" office:value-type="float" office:value="23037.37" calcext:value-type="float">
            <text:p>23.037,37</text:p>
          </table:table-cell>
          <table:table-cell table:style-name="ce52" table:formula="of:=[TIndicadores.X6]" office:value-type="float" office:value="100" calcext:value-type="float">
            <text:p>100,00</text:p>
          </table:table-cell>
          <table:table-cell table:style-name="ce52" table:formula="of:=INTERCEPT([TIndicadores.W21:.W22];[TIndicadores.V21:.V22])" office:value-type="float" office:value="49.4203756404959" calcext:value-type="float">
            <text:p>49,42</text:p>
          </table:table-cell>
          <table:table-cell/>
          <table:table-cell table:style-name="ce52" table:formula="of:=[TIndicadores.AA6]" office:value-type="float" office:value="2009.4398782344" calcext:value-type="float">
            <text:p>2.009,44</text:p>
          </table:table-cell>
          <table:table-cell table:style-name="ce52" table:formula="of:=[TIndicadores.AB6]" office:value-type="float" office:value="100" calcext:value-type="float">
            <text:p>100,00</text:p>
          </table:table-cell>
          <table:table-cell table:style-name="ce52" table:formula="of:=INTERCEPT([TIndicadores.AA21:.AA22];[TIndicadores.Z21:.Z22])" office:value-type="float" office:value="-9530.19879112613" calcext:value-type="float">
            <text:p>-9.530,20</text:p>
          </table:table-cell>
        </table:table-row>
        <table:table-row table:style-name="ro1">
          <table:table-cell office:value-type="string" calcext:value-type="string">
            <text:p>FRUTAFRESCA</text:p>
          </table:table-cell>
          <table:table-cell office:value-type="string" calcext:value-type="string">
            <text:p>PALTAS</text:p>
          </table:table-cell>
          <table:table-cell office:value-type="string" calcext:value-type="string">
            <text:p>KPIRIEGO</text:p>
          </table:table-cell>
          <table:table-cell office:value-type="float" office:value="81.0526395567834" calcext:value-type="float">
            <text:p>81,05</text:p>
          </table:table-cell>
          <table:table-cell table:number-columns-repeated="3"/>
          <table:table-cell table:style-name="ce52" table:formula="of:=[TIndicadores.I19]" office:value-type="float" office:value="0.5455" calcext:value-type="float">
            <text:p>0,55</text:p>
          </table:table-cell>
          <table:table-cell table:style-name="ce52" table:formula="of:=[TIndicadores.J19]" office:value-type="float" office:value="50" calcext:value-type="float">
            <text:p>50,00</text:p>
          </table:table-cell>
          <table:table-cell table:style-name="ce52" table:formula="of:=SLOPE([TIndicadores.I21:.I22];[TIndicadores.H21:.H22])" office:value-type="float" office:value="111.632060727841" calcext:value-type="float">
            <text:p>111,63</text:p>
          </table:table-cell>
          <table:table-cell table:style-name="ce51" office:value-type="string" calcext:value-type="string">
            <text:p>SLOPE</text:p>
          </table:table-cell>
          <table:table-cell table:number-columns-repeated="4"/>
          <table:table-cell table:style-name="ce52" table:formula="of:=[TIndicadores.Q19]" office:value-type="float" office:value="3083.33" calcext:value-type="float">
            <text:p>3.083,33</text:p>
          </table:table-cell>
          <table:table-cell table:style-name="ce52" table:formula="of:=[TIndicadores.R19]" office:value-type="float" office:value="50" calcext:value-type="float">
            <text:p>50,00</text:p>
          </table:table-cell>
          <table:table-cell table:style-name="ce52" table:formula="of:=SLOPE([TIndicadores.Q21:.Q22];[TIndicadores.P21:.P22])" office:value-type="float" office:value="0.00631578681440555" calcext:value-type="float">
            <text:p>0,01</text:p>
          </table:table-cell>
          <table:table-cell table:number-columns-repeated="3"/>
          <table:table-cell table:style-name="ce52" table:formula="of:=[TIndicadores.W19]" office:value-type="float" office:value="264" calcext:value-type="float">
            <text:p>264,00</text:p>
          </table:table-cell>
          <table:table-cell table:style-name="ce52" table:formula="of:=[TIndicadores.X19]" office:value-type="float" office:value="50" calcext:value-type="float">
            <text:p>50,00</text:p>
          </table:table-cell>
          <table:table-cell table:style-name="ce52" table:formula="of:=SLOPE([TIndicadores.W21:.W22];[TIndicadores.V21:.V22])" office:value-type="float" office:value="0.00219554681630343" calcext:value-type="float">
            <text:p>0,00</text:p>
          </table:table-cell>
          <table:table-cell/>
          <table:table-cell table:style-name="ce52" table:formula="of:=[TIndicadores.AA19]" office:value-type="float" office:value="1999.0068647431" calcext:value-type="float">
            <text:p>1.999,01</text:p>
          </table:table-cell>
          <table:table-cell table:style-name="ce52" table:formula="of:=[TIndicadores.AB19]" office:value-type="float" office:value="50" calcext:value-type="float">
            <text:p>50,00</text:p>
          </table:table-cell>
          <table:table-cell table:style-name="ce52" table:formula="of:=SLOPE([TIndicadores.AA21:.AA22];[TIndicadores.Z21:.Z22])" office:value-type="float" office:value="4.79247918558665" calcext:value-type="float">
            <text:p>4,79</text:p>
          </table:table-cell>
        </table:table-row>
        <table:table-row table:style-name="ro1">
          <table:table-cell office:value-type="string" calcext:value-type="string">
            <text:p>FRUTAFRESCA</text:p>
          </table:table-cell>
          <table:table-cell office:value-type="string" calcext:value-type="string">
            <text:p>POMÁCEAS</text:p>
          </table:table-cell>
          <table:table-cell office:value-type="string" calcext:value-type="string">
            <text:p>KPIRIEGO</text:p>
          </table:table-cell>
          <table:table-cell office:value-type="float" office:value="71.578959335175" calcext:value-type="float">
            <text:p>71,5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UTAFRESCA</text:p>
          </table:table-cell>
          <table:table-cell office:value-type="string" calcext:value-type="string">
            <text:p>UVA DE MESA</text:p>
          </table:table-cell>
          <table:table-cell office:value-type="string" calcext:value-type="string">
            <text:p>KPIRIEGO</text:p>
          </table:table-cell>
          <table:table-cell office:value-type="float" office:value="87.3684263711889" calcext:value-type="float">
            <text:p>87,3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UTALES MENORES</text:p>
          </table:table-cell>
          <table:table-cell office:value-type="string" calcext:value-type="string">
            <text:p>ARANDANO</text:p>
          </table:table-cell>
          <table:table-cell office:value-type="string" calcext:value-type="string">
            <text:p>KPIRIEGO</text:p>
          </table:table-cell>
          <table:table-cell office:value-type="float" office:value="77.8947461495806" calcext:value-type="float">
            <text:p>77,89</text:p>
          </table:table-cell>
          <table:table-cell table:number-columns-repeated="3"/>
          <table:table-cell table:style-name="ce53" office:value-type="string" calcext:value-type="string">
            <text:p>CLASIFICACIÓN</text:p>
          </table:table-cell>
          <table:table-cell table:style-name="ce53" office:value-type="string" calcext:value-type="string">
            <text:p>TIPO_ESPECIE</text:p>
          </table:table-cell>
          <table:table-cell table:style-name="ce53" office:value-type="string" calcext:value-type="string">
            <text:p>KPI AP</text:p>
          </table:table-cell>
          <table:table-cell table:style-name="ce53" office:value-type="string" calcext:value-type="string">
            <text:p>KPI RIEGO</text:p>
          </table:table-cell>
          <table:table-cell table:style-name="ce53" office:value-type="string" calcext:value-type="string">
            <text:p>KPI ARBHA</text:p>
          </table:table-cell>
          <table:table-cell table:style-name="ce53" office:value-type="string" calcext:value-type="string">
            <text:p>KPI ANNO</text:p>
          </table:table-cell>
          <table:table-cell table:style-name="ce53" office:value-type="string" calcext:value-type="string">
            <text:p>KPI_AV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UTALES MENORES</text:p>
          </table:table-cell>
          <table:table-cell office:value-type="string" calcext:value-type="string">
            <text:p>BERRIES Y ESPECIES MENORES</text:p>
          </table:table-cell>
          <table:table-cell office:value-type="string" calcext:value-type="string">
            <text:p>KPIRIEGO</text:p>
          </table:table-cell>
          <table:table-cell office:value-type="float" office:value="62.1052791135667" calcext:value-type="float">
            <text:p>62,11</text:p>
          </table:table-cell>
          <table:table-cell table:number-columns-repeated="3"/>
          <table:table-cell table:style-name="ce54" office:value-type="string" calcext:value-type="string">
            <text:p>FRUTAFRESCA</text:p>
          </table:table-cell>
          <table:table-cell table:style-name="ce56" office:value-type="string" calcext:value-type="string">
            <text:p>CEREZO</text:p>
          </table:table-cell>
          <table:table-cell table:style-name="ce63" table:formula="of:=VLOOKUP([TIndicadores.I26];[TIndicadores.$H$6:.$J$19];3;0)" office:value-type="float" office:value="74.0567090868498" calcext:value-type="float">
            <text:p>74,06</text:p>
          </table:table-cell>
          <table:table-cell table:style-name="ce63" table:formula="of:=VLOOKUP([TIndicadores.I26];[TIndicadores.$L$6:.$T$19];7;0)" office:value-type="float" office:value="74.7368527423778" calcext:value-type="float">
            <text:p>74,74</text:p>
          </table:table-cell>
          <table:table-cell table:style-name="ce63" table:formula="of:=VLOOKUP([TIndicadores.I26];[TIndicadores.$V$6:.$X$19];3;0)" office:value-type="float" office:value="51.5327990543341" calcext:value-type="float">
            <text:p>51,53</text:p>
          </table:table-cell>
          <table:table-cell table:style-name="ce63" table:formula="of:=VLOOKUP([TIndicadores.I26];[TIndicadores.$Z$6:.$AB$19];3;0)" office:value-type="float" office:value="90.519342130392" calcext:value-type="float">
            <text:p>90,52</text:p>
          </table:table-cell>
          <table:table-cell table:style-name="ce63" table:formula="of:=AVERAGE([TIndicadores.J26:.M26])" office:value-type="float" office:value="72.7114257534884" calcext:value-type="float">
            <text:p>72,71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FRUTOS SECOS</text:p>
          </table:table-cell>
          <table:table-cell office:value-type="string" calcext:value-type="string">
            <text:p>ALMENDRO</text:p>
          </table:table-cell>
          <table:table-cell office:value-type="string" calcext:value-type="string">
            <text:p>KPIRIEGO</text:p>
          </table:table-cell>
          <table:table-cell office:value-type="float" office:value="71.578959335175" calcext:value-type="float">
            <text:p>71,58</text:p>
          </table:table-cell>
          <table:table-cell table:number-columns-repeated="3"/>
          <table:table-cell table:style-name="ce55"/>
          <table:table-cell table:style-name="ce56" office:value-type="string" calcext:value-type="string">
            <text:p>CIRUELAS</text:p>
          </table:table-cell>
          <table:table-cell table:style-name="ce63" table:formula="of:=VLOOKUP([TIndicadores.I27];[TIndicadores.$H$6:.$J$19];3;0)" office:value-type="float" office:value="58.841259209645" calcext:value-type="float">
            <text:p>58,84</text:p>
          </table:table-cell>
          <table:table-cell table:style-name="ce63" table:formula="of:=VLOOKUP([TIndicadores.I27];[TIndicadores.$L$6:.$T$19];7;0)" office:value-type="float" office:value="71.578959335175" calcext:value-type="float">
            <text:p>71,58</text:p>
          </table:table-cell>
          <table:table-cell table:style-name="ce63" table:formula="of:=VLOOKUP([TIndicadores.I27];[TIndicadores.$V$6:.$X$19];3;0)" office:value-type="float" office:value="51.1190482568017" calcext:value-type="float">
            <text:p>51,12</text:p>
          </table:table-cell>
          <table:table-cell table:style-name="ce63" table:formula="of:=VLOOKUP([TIndicadores.I27];[TIndicadores.$Z$6:.$AB$19];3;0)" office:value-type="float" office:value="73.7701388886144" calcext:value-type="float">
            <text:p>73,77</text:p>
          </table:table-cell>
          <table:table-cell table:style-name="ce63" table:formula="of:=AVERAGE([TIndicadores.J27:.M27])" office:value-type="float" office:value="63.827351422559" calcext:value-type="float">
            <text:p>63,83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FRUTOS SECOS</text:p>
          </table:table-cell>
          <table:table-cell office:value-type="string" calcext:value-type="string">
            <text:p>AVELLANO Y CASTAÑO</text:p>
          </table:table-cell>
          <table:table-cell office:value-type="string" calcext:value-type="string">
            <text:p>KPIRIEGO</text:p>
          </table:table-cell>
          <table:table-cell office:value-type="float" office:value="68.4210659279723" calcext:value-type="float">
            <text:p>68,42</text:p>
          </table:table-cell>
          <table:table-cell table:number-columns-repeated="3"/>
          <table:table-cell table:style-name="ce55"/>
          <table:table-cell table:style-name="ce56" office:value-type="string" calcext:value-type="string">
            <text:p>CÍTRICOS</text:p>
          </table:table-cell>
          <table:table-cell table:style-name="ce63" table:formula="of:=VLOOKUP([TIndicadores.I28];[TIndicadores.$H$6:.$J$19];3;0)" office:value-type="float" office:value="80.8551015851753" calcext:value-type="float">
            <text:p>80,86</text:p>
          </table:table-cell>
          <table:table-cell table:style-name="ce63" table:formula="of:=VLOOKUP([TIndicadores.I28];[TIndicadores.$L$6:.$T$19];7;0)" office:value-type="float" office:value="90.5263197783917" calcext:value-type="float">
            <text:p>90,53</text:p>
          </table:table-cell>
          <table:table-cell table:style-name="ce63" table:formula="of:=VLOOKUP([TIndicadores.I28];[TIndicadores.$V$6:.$X$19];3;0)" office:value-type="float" office:value="51.0287454162471" calcext:value-type="float">
            <text:p>51,03</text:p>
          </table:table-cell>
          <table:table-cell table:style-name="ce63" table:formula="of:=VLOOKUP([TIndicadores.I28];[TIndicadores.$Z$6:.$AB$19];3;0)" office:value-type="float" office:value="73.1721830055703" calcext:value-type="float">
            <text:p>73,17</text:p>
          </table:table-cell>
          <table:table-cell table:style-name="ce63" table:formula="of:=AVERAGE([TIndicadores.J28:.M28])" office:value-type="float" office:value="73.8955874463461" calcext:value-type="float">
            <text:p>73,90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FRUTOS SECOS</text:p>
          </table:table-cell>
          <table:table-cell office:value-type="string" calcext:value-type="string">
            <text:p>NUEZ</text:p>
          </table:table-cell>
          <table:table-cell office:value-type="string" calcext:value-type="string">
            <text:p>KPIRIEGO</text:p>
          </table:table-cell>
          <table:table-cell office:value-type="float" office:value="78.9473983379375" calcext:value-type="float">
            <text:p>78,95</text:p>
          </table:table-cell>
          <table:table-cell table:number-columns-repeated="3"/>
          <table:table-cell table:style-name="ce55"/>
          <table:table-cell table:style-name="ce56" office:value-type="string" calcext:value-type="string">
            <text:p>DURAZNOS Y NECTARINAS</text:p>
          </table:table-cell>
          <table:table-cell table:style-name="ce63" table:formula="of:=VLOOKUP([TIndicadores.I29];[TIndicadores.$H$6:.$J$19];3;0)" office:value-type="float" office:value="53.9629381558384" calcext:value-type="float">
            <text:p>53,96</text:p>
          </table:table-cell>
          <table:table-cell table:style-name="ce63" table:formula="of:=VLOOKUP([TIndicadores.I29];[TIndicadores.$L$6:.$T$19];7;0)" office:value-type="float" office:value="71.578959335175" calcext:value-type="float">
            <text:p>71,58</text:p>
          </table:table-cell>
          <table:table-cell table:style-name="ce63" table:formula="of:=VLOOKUP([TIndicadores.I29];[TIndicadores.$V$6:.$X$19];3;0)" office:value-type="float" office:value="50.9409674545313" calcext:value-type="float">
            <text:p>50,94</text:p>
          </table:table-cell>
          <table:table-cell table:style-name="ce63" table:formula="of:=VLOOKUP([TIndicadores.I29];[TIndicadores.$Z$6:.$AB$19];3;0)" office:value-type="float" office:value="71.0153051707257" calcext:value-type="float">
            <text:p>71,02</text:p>
          </table:table-cell>
          <table:table-cell table:style-name="ce63" table:formula="of:=AVERAGE([TIndicadores.J29:.M29])" office:value-type="float" office:value="61.8745425290676" calcext:value-type="float">
            <text:p>61,87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FRUTAFRESCA</text:p>
          </table:table-cell>
          <table:table-cell office:value-type="string" calcext:value-type="string">
            <text:p>CEREZO</text:p>
          </table:table-cell>
          <table:table-cell office:value-type="string" calcext:value-type="string">
            <text:p>KPIARBHA</text:p>
          </table:table-cell>
          <table:table-cell office:value-type="float" office:value="51.5327990543341" calcext:value-type="float">
            <text:p>51,53</text:p>
          </table:table-cell>
          <table:table-cell table:number-columns-repeated="3"/>
          <table:table-cell table:style-name="ce55"/>
          <table:table-cell table:style-name="ce56" office:value-type="string" calcext:value-type="string">
            <text:p>KIWI</text:p>
          </table:table-cell>
          <table:table-cell table:style-name="ce63" table:formula="of:=VLOOKUP([TIndicadores.I30];[TIndicadores.$H$6:.$J$19];3;0)" office:value-type="float" office:value="70.7189104710873" calcext:value-type="float">
            <text:p>70,72</text:p>
          </table:table-cell>
          <table:table-cell table:style-name="ce63" table:formula="of:=VLOOKUP([TIndicadores.I30];[TIndicadores.$L$6:.$T$19];7;0)" office:value-type="float" office:value="100" calcext:value-type="float">
            <text:p>100,00</text:p>
          </table:table-cell>
          <table:table-cell table:style-name="ce63" table:formula="of:=VLOOKUP([TIndicadores.I30];[TIndicadores.$V$6:.$X$19];3;0)" office:value-type="float" office:value="51.0659818902516" calcext:value-type="float">
            <text:p>51,07</text:p>
          </table:table-cell>
          <table:table-cell table:style-name="ce63" table:formula="of:=VLOOKUP([TIndicadores.I30];[TIndicadores.$Z$6:.$AB$19];3;0)" office:value-type="float" office:value="55.3282518791275" calcext:value-type="float">
            <text:p>55,33</text:p>
          </table:table-cell>
          <table:table-cell table:style-name="ce63" table:formula="of:=AVERAGE([TIndicadores.J30:.M30])" office:value-type="float" office:value="69.2782860601166" calcext:value-type="float">
            <text:p>69,28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FRUTAFRESCA</text:p>
          </table:table-cell>
          <table:table-cell office:value-type="string" calcext:value-type="string">
            <text:p>CIRUELAS</text:p>
          </table:table-cell>
          <table:table-cell office:value-type="string" calcext:value-type="string">
            <text:p>KPIARBHA</text:p>
          </table:table-cell>
          <table:table-cell office:value-type="float" office:value="51.1190482568017" calcext:value-type="float">
            <text:p>51,12</text:p>
          </table:table-cell>
          <table:table-cell table:number-columns-repeated="3"/>
          <table:table-cell table:style-name="ce55"/>
          <table:table-cell table:style-name="ce56" office:value-type="string" calcext:value-type="string">
            <text:p>OLIVO</text:p>
          </table:table-cell>
          <table:table-cell table:style-name="ce63" table:formula="of:=VLOOKUP([TIndicadores.I31];[TIndicadores.$H$6:.$J$19];3;0)" office:value-type="float" office:value="92.1634293369056" calcext:value-type="float">
            <text:p>92,16</text:p>
          </table:table-cell>
          <table:table-cell table:style-name="ce63" table:formula="of:=VLOOKUP([TIndicadores.I31];[TIndicadores.$L$6:.$T$19];7;0)" office:value-type="float" office:value="50" calcext:value-type="float">
            <text:p>50,00</text:p>
          </table:table-cell>
          <table:table-cell table:style-name="ce63" table:formula="of:=VLOOKUP([TIndicadores.I31];[TIndicadores.$V$6:.$X$19];3;0)" office:value-type="float" office:value="51.2350609505752" calcext:value-type="float">
            <text:p>51,24</text:p>
          </table:table-cell>
          <table:table-cell table:style-name="ce63" table:formula="of:=VLOOKUP([TIndicadores.I31];[TIndicadores.$Z$6:.$AB$19];3;0)" office:value-type="float" office:value="68.9754577126805" calcext:value-type="float">
            <text:p>68,98</text:p>
          </table:table-cell>
          <table:table-cell table:style-name="ce63" table:formula="of:=AVERAGE([TIndicadores.J31:.M31])" office:value-type="float" office:value="65.5934870000403" calcext:value-type="float">
            <text:p>65,59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FRUTAFRESCA</text:p>
          </table:table-cell>
          <table:table-cell office:value-type="string" calcext:value-type="string">
            <text:p>CÍTRICOS</text:p>
          </table:table-cell>
          <table:table-cell office:value-type="string" calcext:value-type="string">
            <text:p>KPIARBHA</text:p>
          </table:table-cell>
          <table:table-cell office:value-type="float" office:value="51.0287454162471" calcext:value-type="float">
            <text:p>51,03</text:p>
          </table:table-cell>
          <table:table-cell table:number-columns-repeated="3"/>
          <table:table-cell table:style-name="ce55"/>
          <table:table-cell table:style-name="ce56" office:value-type="string" calcext:value-type="string">
            <text:p>PALTAS</text:p>
          </table:table-cell>
          <table:table-cell table:style-name="ce63" table:formula="of:=VLOOKUP([TIndicadores.I32];[TIndicadores.$H$6:.$J$19];3;0)" office:value-type="float" office:value="94.9988836793927" calcext:value-type="float">
            <text:p>95,00</text:p>
          </table:table-cell>
          <table:table-cell table:style-name="ce63" table:formula="of:=VLOOKUP([TIndicadores.I32];[TIndicadores.$L$6:.$T$19];7;0)" office:value-type="float" office:value="81.0526395567834" calcext:value-type="float">
            <text:p>81,05</text:p>
          </table:table-cell>
          <table:table-cell table:style-name="ce63" table:formula="of:=VLOOKUP([TIndicadores.I32];[TIndicadores.$V$6:.$X$19];3;0)" office:value-type="float" office:value="50.5623014951235" calcext:value-type="float">
            <text:p>50,56</text:p>
          </table:table-cell>
          <table:table-cell table:style-name="ce63" table:formula="of:=VLOOKUP([TIndicadores.I32];[TIndicadores.$Z$6:.$AB$19];3;0)" office:value-type="float" office:value="50" calcext:value-type="float">
            <text:p>50,00</text:p>
          </table:table-cell>
          <table:table-cell table:style-name="ce63" table:formula="of:=AVERAGE([TIndicadores.J32:.M32])" office:value-type="float" office:value="69.1534561828249" calcext:value-type="float">
            <text:p>69,15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FRUTAFRESCA</text:p>
          </table:table-cell>
          <table:table-cell office:value-type="string" calcext:value-type="string">
            <text:p>DURAZNOS Y NECTARINAS</text:p>
          </table:table-cell>
          <table:table-cell office:value-type="string" calcext:value-type="string">
            <text:p>KPIARBHA</text:p>
          </table:table-cell>
          <table:table-cell office:value-type="float" office:value="50.9409674545313" calcext:value-type="float">
            <text:p>50,94</text:p>
          </table:table-cell>
          <table:table-cell table:number-columns-repeated="3"/>
          <table:table-cell table:style-name="ce55"/>
          <table:table-cell table:style-name="ce56" office:value-type="string" calcext:value-type="string">
            <text:p>POMÁCEAS</text:p>
          </table:table-cell>
          <table:table-cell table:style-name="ce63" table:formula="of:=VLOOKUP([TIndicadores.I33];[TIndicadores.$H$6:.$J$19];3;0)" office:value-type="float" office:value="50" calcext:value-type="float">
            <text:p>50,00</text:p>
          </table:table-cell>
          <table:table-cell table:style-name="ce63" table:formula="of:=VLOOKUP([TIndicadores.I33];[TIndicadores.$L$6:.$T$19];7;0)" office:value-type="float" office:value="71.578959335175" calcext:value-type="float">
            <text:p>71,58</text:p>
          </table:table-cell>
          <table:table-cell table:style-name="ce63" table:formula="of:=VLOOKUP([TIndicadores.I33];[TIndicadores.$V$6:.$X$19];3;0)" office:value-type="float" office:value="52.6343268475417" calcext:value-type="float">
            <text:p>52,63</text:p>
          </table:table-cell>
          <table:table-cell table:style-name="ce63" table:formula="of:=VLOOKUP([TIndicadores.I33];[TIndicadores.$Z$6:.$AB$19];3;0)" office:value-type="float" office:value="77.4232968867109" calcext:value-type="float">
            <text:p>77,42</text:p>
          </table:table-cell>
          <table:table-cell table:style-name="ce63" table:formula="of:=AVERAGE([TIndicadores.J33:.M33])" office:value-type="float" office:value="62.9091457673569" calcext:value-type="float">
            <text:p>62,91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FRUTAFRESCA</text:p>
          </table:table-cell>
          <table:table-cell office:value-type="string" calcext:value-type="string">
            <text:p>KIWI</text:p>
          </table:table-cell>
          <table:table-cell office:value-type="string" calcext:value-type="string">
            <text:p>KPIARBHA</text:p>
          </table:table-cell>
          <table:table-cell office:value-type="float" office:value="51.0659818902516" calcext:value-type="float">
            <text:p>51,07</text:p>
          </table:table-cell>
          <table:table-cell table:number-columns-repeated="3"/>
          <table:table-cell table:style-name="ce55"/>
          <table:table-cell table:style-name="ce56" office:value-type="string" calcext:value-type="string">
            <text:p>UVA DE MESA</text:p>
          </table:table-cell>
          <table:table-cell table:style-name="ce63" table:formula="of:=VLOOKUP([TIndicadores.I34];[TIndicadores.$H$6:.$J$19];3;0)" office:value-type="float" office:value="91.9066755972315" calcext:value-type="float">
            <text:p>91,91</text:p>
          </table:table-cell>
          <table:table-cell table:style-name="ce63" table:formula="of:=VLOOKUP([TIndicadores.I34];[TIndicadores.$L$6:.$T$19];7;0)" office:value-type="float" office:value="87.3684263711889" calcext:value-type="float">
            <text:p>87,37</text:p>
          </table:table-cell>
          <table:table-cell table:style-name="ce63" table:formula="of:=VLOOKUP([TIndicadores.I34];[TIndicadores.$V$6:.$X$19];3;0)" office:value-type="float" office:value="52.3201440981286" calcext:value-type="float">
            <text:p>52,32</text:p>
          </table:table-cell>
          <table:table-cell table:style-name="ce63" table:formula="of:=VLOOKUP([TIndicadores.I34];[TIndicadores.$Z$6:.$AB$19];3;0)" office:value-type="float" office:value="71.5619268634673" calcext:value-type="float">
            <text:p>71,56</text:p>
          </table:table-cell>
          <table:table-cell table:style-name="ce63" table:formula="of:=AVERAGE([TIndicadores.J34:.M34])" office:value-type="float" office:value="75.7892932325041" calcext:value-type="float">
            <text:p>75,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UTAFRESCA</text:p>
          </table:table-cell>
          <table:table-cell office:value-type="string" calcext:value-type="string">
            <text:p>OLIVO</text:p>
          </table:table-cell>
          <table:table-cell office:value-type="string" calcext:value-type="string">
            <text:p>KPIARBHA</text:p>
          </table:table-cell>
          <table:table-cell office:value-type="float" office:value="51.2350609505752" calcext:value-type="float">
            <text:p>51,24</text:p>
          </table:table-cell>
          <table:table-cell table:number-columns-repeated="3"/>
          <table:table-cell table:style-name="ce56" office:value-type="string" calcext:value-type="string">
            <text:p>FRUTALES MENORES</text:p>
          </table:table-cell>
          <table:table-cell table:style-name="ce56" office:value-type="string" calcext:value-type="string">
            <text:p>ARANDANO</text:p>
          </table:table-cell>
          <table:table-cell table:style-name="ce63" table:formula="of:=VLOOKUP([TIndicadores.I35];[TIndicadores.$H$6:.$J$19];3;0)" office:value-type="float" office:value="100" calcext:value-type="float">
            <text:p>100,00</text:p>
          </table:table-cell>
          <table:table-cell table:style-name="ce63" table:formula="of:=VLOOKUP([TIndicadores.I35];[TIndicadores.$L$6:.$T$19];7;0)" office:value-type="float" office:value="77.8947461495806" calcext:value-type="float">
            <text:p>77,89</text:p>
          </table:table-cell>
          <table:table-cell table:style-name="ce63" table:formula="of:=VLOOKUP([TIndicadores.I35];[TIndicadores.$V$6:.$X$19];3;0)" office:value-type="float" office:value="58.4260037052048" calcext:value-type="float">
            <text:p>58,43</text:p>
          </table:table-cell>
          <table:table-cell table:style-name="ce63" table:formula="of:=VLOOKUP([TIndicadores.I35];[TIndicadores.$Z$6:.$AB$19];3;0)" office:value-type="float" office:value="92.9360282849739" calcext:value-type="float">
            <text:p>92,94</text:p>
          </table:table-cell>
          <table:table-cell table:style-name="ce63" table:formula="of:=AVERAGE([TIndicadores.J35:.M35])" office:value-type="float" office:value="82.3141945349398" calcext:value-type="float">
            <text:p>82,31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FRUTAFRESCA</text:p>
          </table:table-cell>
          <table:table-cell office:value-type="string" calcext:value-type="string">
            <text:p>PALTAS</text:p>
          </table:table-cell>
          <table:table-cell office:value-type="string" calcext:value-type="string">
            <text:p>KPIARBHA</text:p>
          </table:table-cell>
          <table:table-cell office:value-type="float" office:value="50.5623014951235" calcext:value-type="float">
            <text:p>50,56</text:p>
          </table:table-cell>
          <table:table-cell table:number-columns-repeated="3"/>
          <table:table-cell table:style-name="ce55"/>
          <table:table-cell table:style-name="ce56" office:value-type="string" calcext:value-type="string">
            <text:p>BERRIES Y ESPECIES MENORES</text:p>
          </table:table-cell>
          <table:table-cell table:style-name="ce63" table:formula="of:=VLOOKUP([TIndicadores.I36];[TIndicadores.$H$6:.$J$19];3;0)" office:value-type="float" office:value="50.0893056485823" calcext:value-type="float">
            <text:p>50,09</text:p>
          </table:table-cell>
          <table:table-cell table:style-name="ce63" table:formula="of:=VLOOKUP([TIndicadores.I36];[TIndicadores.$L$6:.$T$19];7;0)" office:value-type="float" office:value="62.1052791135667" calcext:value-type="float">
            <text:p>62,11</text:p>
          </table:table-cell>
          <table:table-cell table:style-name="ce63" table:formula="of:=VLOOKUP([TIndicadores.I36];[TIndicadores.$V$6:.$X$19];3;0)" office:value-type="float" office:value="100" calcext:value-type="float">
            <text:p>100,00</text:p>
          </table:table-cell>
          <table:table-cell table:style-name="ce63" table:formula="of:=VLOOKUP([TIndicadores.I36];[TIndicadores.$Z$6:.$AB$19];3;0)" office:value-type="float" office:value="69.3675836126804" calcext:value-type="float">
            <text:p>69,37</text:p>
          </table:table-cell>
          <table:table-cell table:style-name="ce63" table:formula="of:=AVERAGE([TIndicadores.J36:.M36])" office:value-type="float" office:value="70.3905420937073" calcext:value-type="float">
            <text:p>70,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UTAFRESCA</text:p>
          </table:table-cell>
          <table:table-cell office:value-type="string" calcext:value-type="string">
            <text:p>POMÁCEAS</text:p>
          </table:table-cell>
          <table:table-cell office:value-type="string" calcext:value-type="string">
            <text:p>KPIARBHA</text:p>
          </table:table-cell>
          <table:table-cell office:value-type="float" office:value="52.6343268475417" calcext:value-type="float">
            <text:p>52,63</text:p>
          </table:table-cell>
          <table:table-cell table:number-columns-repeated="3"/>
          <table:table-cell table:style-name="ce56" office:value-type="string" calcext:value-type="string">
            <text:p>FRUTOS SECOS</text:p>
          </table:table-cell>
          <table:table-cell table:style-name="ce56" office:value-type="string" calcext:value-type="string">
            <text:p>ALMENDRO</text:p>
          </table:table-cell>
          <table:table-cell table:style-name="ce63" table:formula="of:=VLOOKUP([TIndicadores.I37];[TIndicadores.$H$6:.$J$19];3;0)" office:value-type="float" office:value="76.6577361018084" calcext:value-type="float">
            <text:p>76,66</text:p>
          </table:table-cell>
          <table:table-cell table:style-name="ce63" table:formula="of:=VLOOKUP([TIndicadores.I37];[TIndicadores.$L$6:.$T$19];7;0)" office:value-type="float" office:value="71.578959335175" calcext:value-type="float">
            <text:p>71,58</text:p>
          </table:table-cell>
          <table:table-cell table:style-name="ce63" table:formula="of:=VLOOKUP([TIndicadores.I37];[TIndicadores.$V$6:.$X$19];3;0)" office:value-type="float" office:value="50.3950447386575" calcext:value-type="float">
            <text:p>50,40</text:p>
          </table:table-cell>
          <table:table-cell table:style-name="ce63" table:formula="of:=VLOOKUP([TIndicadores.I37];[TIndicadores.$Z$6:.$AB$19];3;0)" office:value-type="float" office:value="63.849919884171" calcext:value-type="float">
            <text:p>63,85</text:p>
          </table:table-cell>
          <table:table-cell table:style-name="ce63" table:formula="of:=AVERAGE([TIndicadores.J37:.M37])" office:value-type="float" office:value="65.620415014953" calcext:value-type="float">
            <text:p>65,62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FRUTAFRESCA</text:p>
          </table:table-cell>
          <table:table-cell office:value-type="string" calcext:value-type="string">
            <text:p>UVA DE MESA</text:p>
          </table:table-cell>
          <table:table-cell office:value-type="string" calcext:value-type="string">
            <text:p>KPIARBHA</text:p>
          </table:table-cell>
          <table:table-cell office:value-type="float" office:value="52.3201440981286" calcext:value-type="float">
            <text:p>52,32</text:p>
          </table:table-cell>
          <table:table-cell table:number-columns-repeated="3"/>
          <table:table-cell table:style-name="ce55"/>
          <table:table-cell table:style-name="ce56" office:value-type="string" calcext:value-type="string">
            <text:p>AVELLANO Y CASTAÑO</text:p>
          </table:table-cell>
          <table:table-cell table:style-name="ce63" table:formula="of:=VLOOKUP([TIndicadores.I38];[TIndicadores.$H$6:.$J$19];3;0)" office:value-type="float" office:value="69.8705068095557" calcext:value-type="float">
            <text:p>69,87</text:p>
          </table:table-cell>
          <table:table-cell table:style-name="ce63" table:formula="of:=VLOOKUP([TIndicadores.I38];[TIndicadores.$L$6:.$T$19];7;0)" office:value-type="float" office:value="68.4210659279723" calcext:value-type="float">
            <text:p>68,42</text:p>
          </table:table-cell>
          <table:table-cell table:style-name="ce63" table:formula="of:=VLOOKUP([TIndicadores.I38];[TIndicadores.$V$6:.$X$19];3;0)" office:value-type="float" office:value="50.6323613940317" calcext:value-type="float">
            <text:p>50,63</text:p>
          </table:table-cell>
          <table:table-cell table:style-name="ce63" table:formula="of:=VLOOKUP([TIndicadores.I38];[TIndicadores.$Z$6:.$AB$19];3;0)" office:value-type="float" office:value="100" calcext:value-type="float">
            <text:p>100,00</text:p>
          </table:table-cell>
          <table:table-cell table:style-name="ce63" table:formula="of:=AVERAGE([TIndicadores.J38:.M38])" office:value-type="float" office:value="72.2309835328899" calcext:value-type="float">
            <text:p>72,23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FRUTALES MENORES</text:p>
          </table:table-cell>
          <table:table-cell office:value-type="string" calcext:value-type="string">
            <text:p>ARANDANO</text:p>
          </table:table-cell>
          <table:table-cell office:value-type="string" calcext:value-type="string">
            <text:p>KPIARBHA</text:p>
          </table:table-cell>
          <table:table-cell office:value-type="float" office:value="58.4260037052048" calcext:value-type="float">
            <text:p>58,43</text:p>
          </table:table-cell>
          <table:table-cell table:number-columns-repeated="3"/>
          <table:table-cell table:style-name="ce55"/>
          <table:table-cell table:style-name="ce56" office:value-type="string" calcext:value-type="string">
            <text:p>NUEZ</text:p>
          </table:table-cell>
          <table:table-cell table:style-name="ce63" table:formula="of:=VLOOKUP([TIndicadores.I39];[TIndicadores.$H$6:.$J$19];3;0)" office:value-type="float" office:value="81.6253628041974" calcext:value-type="float">
            <text:p>81,63</text:p>
          </table:table-cell>
          <table:table-cell table:style-name="ce63" table:formula="of:=VLOOKUP([TIndicadores.I39];[TIndicadores.$L$6:.$T$19];7;0)" office:value-type="float" office:value="78.9473983379375" calcext:value-type="float">
            <text:p>78,95</text:p>
          </table:table-cell>
          <table:table-cell table:style-name="ce63" table:formula="of:=VLOOKUP([TIndicadores.I39];[TIndicadores.$V$6:.$X$19];3;0)" office:value-type="float" office:value="50" calcext:value-type="float">
            <text:p>50,00</text:p>
          </table:table-cell>
          <table:table-cell table:style-name="ce63" table:formula="of:=VLOOKUP([TIndicadores.I39];[TIndicadores.$Z$6:.$AB$19];3;0)" office:value-type="float" office:value="89.6253207383197" calcext:value-type="float">
            <text:p>89,63</text:p>
          </table:table-cell>
          <table:table-cell table:style-name="ce63" table:formula="of:=AVERAGE([TIndicadores.J39:.M39])" office:value-type="float" office:value="75.0495204701137" calcext:value-type="float">
            <text:p>75,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UTALES MENORES</text:p>
          </table:table-cell>
          <table:table-cell office:value-type="string" calcext:value-type="string">
            <text:p>BERRIES Y ESPECIES MENORES</text:p>
          </table:table-cell>
          <table:table-cell office:value-type="string" calcext:value-type="string">
            <text:p>KPIARBHA</text:p>
          </table:table-cell>
          <table:table-cell office:value-type="float" office:value="100" calcext:value-type="float">
            <text:p>100,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UTOS SECOS</text:p>
          </table:table-cell>
          <table:table-cell office:value-type="string" calcext:value-type="string">
            <text:p>ALMENDRO</text:p>
          </table:table-cell>
          <table:table-cell office:value-type="string" calcext:value-type="string">
            <text:p>KPIARBHA</text:p>
          </table:table-cell>
          <table:table-cell office:value-type="float" office:value="50.3950447386575" calcext:value-type="float">
            <text:p>50,4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UTOS SECOS</text:p>
          </table:table-cell>
          <table:table-cell office:value-type="string" calcext:value-type="string">
            <text:p>AVELLANO Y CASTAÑO</text:p>
          </table:table-cell>
          <table:table-cell office:value-type="string" calcext:value-type="string">
            <text:p>KPIARBHA</text:p>
          </table:table-cell>
          <table:table-cell office:value-type="float" office:value="50.6323613940317" calcext:value-type="float">
            <text:p>50,63</text:p>
          </table:table-cell>
          <table:table-cell table:number-columns-repeated="3"/>
          <table:table-cell table:style-name="ce57" office:value-type="string" calcext:value-type="string" table:number-columns-spanned="2" table:number-rows-spanned="1">
            <text:p>TIPO ESPECIE</text:p>
          </table:table-cell>
          <table:covered-table-cell table:style-name="ce50"/>
          <table:table-cell table:style-name="ce50" office:value-type="string" calcext:value-type="string">
            <text:p>KPI</text:p>
          </table:table-cell>
          <table:table-cell table:style-name="ce50" office:value-type="string" calcext:value-type="string">
            <text:p>Hectareas</text:p>
          </table:table-cell>
          <table:table-cell table:style-name="ce50" office:value-type="string" calcext:value-type="string">
            <text:p>Estimación</text:p>
          </table:table-cell>
          <table:table-cell table:style-name="ce50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FRUTOS SECOS</text:p>
          </table:table-cell>
          <table:table-cell office:value-type="string" calcext:value-type="string">
            <text:p>NUEZ</text:p>
          </table:table-cell>
          <table:table-cell office:value-type="string" calcext:value-type="string">
            <text:p>KPIARBHA</text:p>
          </table:table-cell>
          <table:table-cell office:value-type="float" office:value="50" calcext:value-type="float">
            <text:p>50,00</text:p>
          </table:table-cell>
          <table:table-cell table:number-columns-repeated="3"/>
          <table:table-cell table:style-name="ce58" office:value-type="string" calcext:value-type="string" table:number-columns-spanned="2" table:number-rows-spanned="1">
            <text:p>VITIVINICOLA</text:p>
          </table:table-cell>
          <table:covered-table-cell table:style-name="ce56"/>
          <table:table-cell table:style-name="ce63" table:formula="of:=[.N34]" office:value-type="float" office:value="75.7892932325041" calcext:value-type="float">
            <text:p>75,79</text:p>
          </table:table-cell>
          <table:table-cell table:style-name="ce63" table:formula="of:=139720" office:value-type="float" office:value="139720" calcext:value-type="float">
            <text:p>139720,00</text:p>
          </table:table-cell>
          <table:table-cell table:style-name="ce65" office:value-type="string" calcext:value-type="string" table:number-columns-spanned="3" table:number-rows-spanned="1">
            <text:p>Se estima igual a la uva de mesa</text:p>
          </table:table-cell>
          <table:covered-table-cell table:number-columns-repeated="2" table:style-name="ce68"/>
          <table:table-cell table:number-columns-repeated="14"/>
        </table:table-row>
        <table:table-row table:style-name="ro7">
          <table:table-cell office:value-type="string" calcext:value-type="string">
            <text:p>FRUTAFRESCA</text:p>
          </table:table-cell>
          <table:table-cell office:value-type="string" calcext:value-type="string">
            <text:p>CEREZO</text:p>
          </table:table-cell>
          <table:table-cell office:value-type="string" calcext:value-type="string">
            <text:p>KPIANNO</text:p>
          </table:table-cell>
          <table:table-cell office:value-type="float" office:value="90.519342130392" calcext:value-type="float">
            <text:p>90,52</text:p>
          </table:table-cell>
          <table:table-cell table:number-columns-repeated="3"/>
          <table:table-cell table:style-name="ce58" office:value-type="string" calcext:value-type="string" table:number-columns-spanned="2" table:number-rows-spanned="1">
            <text:p>HORTALIZAS</text:p>
          </table:table-cell>
          <table:covered-table-cell office:value-type="string" calcext:value-type="string">
            <text:p>CIRUELAS</text:p>
          </table:covered-table-cell>
          <table:table-cell table:style-name="ce63" table:formula="of:=MIN([.N26:.N39])*0.1" office:value-type="float" office:value="6.18745425290676" calcext:value-type="float">
            <text:p>6,19</text:p>
          </table:table-cell>
          <table:table-cell table:style-name="ce63" office:value-type="float" office:value="85190" calcext:value-type="float">
            <text:p>85190,00</text:p>
          </table:table-cell>
          <table:table-cell table:style-name="ce65" office:value-type="string" calcext:value-type="string" table:number-columns-spanned="3" table:number-rows-spanned="1">
            <text:p>Se estima 10% de requerimientos de AP respecto del requerimiento mínimo para las frutas</text:p>
          </table:table-cell>
          <table:covered-table-cell table:number-columns-repeated="2" table:style-name="ce68"/>
          <table:table-cell table:number-columns-repeated="14"/>
        </table:table-row>
        <table:table-row table:style-name="ro7">
          <table:table-cell office:value-type="string" calcext:value-type="string">
            <text:p>FRUTAFRESCA</text:p>
          </table:table-cell>
          <table:table-cell office:value-type="string" calcext:value-type="string">
            <text:p>CIRUELAS</text:p>
          </table:table-cell>
          <table:table-cell office:value-type="string" calcext:value-type="string">
            <text:p>KPIANNO</text:p>
          </table:table-cell>
          <table:table-cell office:value-type="float" office:value="73.7701388886144" calcext:value-type="float">
            <text:p>73,77</text:p>
          </table:table-cell>
          <table:table-cell table:number-columns-repeated="3"/>
          <table:table-cell table:style-name="ce58" office:value-type="string" calcext:value-type="string" table:number-columns-spanned="2" table:number-rows-spanned="1">
            <text:p>CULTIVOS ANUALES</text:p>
          </table:table-cell>
          <table:covered-table-cell office:value-type="string" calcext:value-type="string">
            <text:p>CÍTRICOS</text:p>
          </table:covered-table-cell>
          <table:table-cell table:style-name="ce64" table:formula="of:=MIN([.N26:.N39])*0.05" office:value-type="float" office:value="3.09372712645338" calcext:value-type="float">
            <text:p>3,09</text:p>
          </table:table-cell>
          <table:table-cell table:style-name="ce63" office:value-type="float" office:value="1289870" calcext:value-type="float">
            <text:p>1289870,00</text:p>
          </table:table-cell>
          <table:table-cell table:style-name="ce65" office:value-type="string" calcext:value-type="string" table:number-columns-spanned="3" table:number-rows-spanned="1">
            <text:p>Se estima 5% de requerimientos de AP respecto del requerimiento mínimo para las frutas</text:p>
          </table:table-cell>
          <table:covered-table-cell table:number-columns-repeated="2" table:style-name="ce68"/>
          <table:table-cell table:number-columns-repeated="14"/>
        </table:table-row>
        <table:table-row table:style-name="ro1">
          <table:table-cell office:value-type="string" calcext:value-type="string">
            <text:p>FRUTAFRESCA</text:p>
          </table:table-cell>
          <table:table-cell office:value-type="string" calcext:value-type="string">
            <text:p>CÍTRICOS</text:p>
          </table:table-cell>
          <table:table-cell office:value-type="string" calcext:value-type="string">
            <text:p>KPIANNO</text:p>
          </table:table-cell>
          <table:table-cell office:value-type="float" office:value="73.1721830055703" calcext:value-type="float">
            <text:p>73,17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UTAFRESCA</text:p>
          </table:table-cell>
          <table:table-cell office:value-type="string" calcext:value-type="string">
            <text:p>POMÁCEAS</text:p>
          </table:table-cell>
          <table:table-cell office:value-type="string" calcext:value-type="string">
            <text:p>KPIANNO</text:p>
          </table:table-cell>
          <table:table-cell office:value-type="float" office:value="77.4232968867109" calcext:value-type="float">
            <text:p>77,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UTAFRESCA</text:p>
          </table:table-cell>
          <table:table-cell office:value-type="string" calcext:value-type="string">
            <text:p>UVA DE MESA</text:p>
          </table:table-cell>
          <table:table-cell office:value-type="string" calcext:value-type="string">
            <text:p>KPIANNO</text:p>
          </table:table-cell>
          <table:table-cell office:value-type="float" office:value="71.5619268634673" calcext:value-type="float">
            <text:p>71,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UTALES MENORES</text:p>
          </table:table-cell>
          <table:table-cell office:value-type="string" calcext:value-type="string">
            <text:p>ARANDANO</text:p>
          </table:table-cell>
          <table:table-cell office:value-type="string" calcext:value-type="string">
            <text:p>KPIANNO</text:p>
          </table:table-cell>
          <table:table-cell office:value-type="float" office:value="92.9360282849739" calcext:value-type="float">
            <text:p>92,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UTALES MENORES</text:p>
          </table:table-cell>
          <table:table-cell office:value-type="string" calcext:value-type="string">
            <text:p>BERRIES Y ESPECIES MENORES</text:p>
          </table:table-cell>
          <table:table-cell office:value-type="string" calcext:value-type="string">
            <text:p>KPIANNO</text:p>
          </table:table-cell>
          <table:table-cell office:value-type="float" office:value="69.3675836126804" calcext:value-type="float">
            <text:p>69,3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UTOS SECOS</text:p>
          </table:table-cell>
          <table:table-cell office:value-type="string" calcext:value-type="string">
            <text:p>ALMENDRO</text:p>
          </table:table-cell>
          <table:table-cell office:value-type="string" calcext:value-type="string">
            <text:p>KPIANNO</text:p>
          </table:table-cell>
          <table:table-cell office:value-type="float" office:value="63.849919884171" calcext:value-type="float">
            <text:p>63,8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UTOS SECOS</text:p>
          </table:table-cell>
          <table:table-cell office:value-type="string" calcext:value-type="string">
            <text:p>AVELLANO Y CASTAÑO</text:p>
          </table:table-cell>
          <table:table-cell office:value-type="string" calcext:value-type="string">
            <text:p>KPIANNO</text:p>
          </table:table-cell>
          <table:table-cell office:value-type="float" office:value="100" calcext:value-type="float">
            <text:p>100,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UTOS SECOS</text:p>
          </table:table-cell>
          <table:table-cell office:value-type="string" calcext:value-type="string">
            <text:p>NUEZ</text:p>
          </table:table-cell>
          <table:table-cell office:value-type="string" calcext:value-type="string">
            <text:p>KPIANNO</text:p>
          </table:table-cell>
          <table:table-cell office:value-type="float" office:value="89.6253207383197" calcext:value-type="float">
            <text:p>89,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UTAFRESCA</text:p>
          </table:table-cell>
          <table:table-cell office:value-type="string" calcext:value-type="string">
            <text:p>CEREZO</text:p>
          </table:table-cell>
          <table:table-cell office:value-type="string" calcext:value-type="string">
            <text:p>KPIAVG</text:p>
          </table:table-cell>
          <table:table-cell office:value-type="float" office:value="72.7114257534884" calcext:value-type="float">
            <text:p>72,7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UTAFRESCA</text:p>
          </table:table-cell>
          <table:table-cell office:value-type="string" calcext:value-type="string">
            <text:p>CIRUELAS</text:p>
          </table:table-cell>
          <table:table-cell office:value-type="string" calcext:value-type="string">
            <text:p>KPIAVG</text:p>
          </table:table-cell>
          <table:table-cell office:value-type="float" office:value="63.827351422559" calcext:value-type="float">
            <text:p>63,8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UTAFRESCA</text:p>
          </table:table-cell>
          <table:table-cell office:value-type="string" calcext:value-type="string">
            <text:p>CÍTRICOS</text:p>
          </table:table-cell>
          <table:table-cell office:value-type="string" calcext:value-type="string">
            <text:p>KPIAVG</text:p>
          </table:table-cell>
          <table:table-cell office:value-type="float" office:value="73.8955874463461" calcext:value-type="float">
            <text:p>73,9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UTAFRESCA</text:p>
          </table:table-cell>
          <table:table-cell office:value-type="string" calcext:value-type="string">
            <text:p>DURAZNOS Y NECTARINAS</text:p>
          </table:table-cell>
          <table:table-cell office:value-type="string" calcext:value-type="string">
            <text:p>KPIAVG</text:p>
          </table:table-cell>
          <table:table-cell office:value-type="float" office:value="61.8745425290676" calcext:value-type="float">
            <text:p>61,8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UTAFRESCA</text:p>
          </table:table-cell>
          <table:table-cell office:value-type="string" calcext:value-type="string">
            <text:p>KIWI</text:p>
          </table:table-cell>
          <table:table-cell office:value-type="string" calcext:value-type="string">
            <text:p>KPIAVG</text:p>
          </table:table-cell>
          <table:table-cell office:value-type="float" office:value="69.2782860601166" calcext:value-type="float">
            <text:p>69,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UTAFRESCA</text:p>
          </table:table-cell>
          <table:table-cell office:value-type="string" calcext:value-type="string">
            <text:p>OLIVO</text:p>
          </table:table-cell>
          <table:table-cell office:value-type="string" calcext:value-type="string">
            <text:p>KPIAVG</text:p>
          </table:table-cell>
          <table:table-cell office:value-type="float" office:value="65.5934870000403" calcext:value-type="float">
            <text:p>65,5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UTAFRESCA</text:p>
          </table:table-cell>
          <table:table-cell office:value-type="string" calcext:value-type="string">
            <text:p>PALTAS</text:p>
          </table:table-cell>
          <table:table-cell office:value-type="string" calcext:value-type="string">
            <text:p>KPIAVG</text:p>
          </table:table-cell>
          <table:table-cell office:value-type="float" office:value="69.1534561828249" calcext:value-type="float">
            <text:p>69,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UTAFRESCA</text:p>
          </table:table-cell>
          <table:table-cell office:value-type="string" calcext:value-type="string">
            <text:p>POMÁCEAS</text:p>
          </table:table-cell>
          <table:table-cell office:value-type="string" calcext:value-type="string">
            <text:p>KPIAVG</text:p>
          </table:table-cell>
          <table:table-cell office:value-type="float" office:value="62.9091457673569" calcext:value-type="float">
            <text:p>62,9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UTAFRESCA</text:p>
          </table:table-cell>
          <table:table-cell office:value-type="string" calcext:value-type="string">
            <text:p>UVA DE MESA</text:p>
          </table:table-cell>
          <table:table-cell office:value-type="string" calcext:value-type="string">
            <text:p>KPIAVG</text:p>
          </table:table-cell>
          <table:table-cell office:value-type="float" office:value="75.7892932325041" calcext:value-type="float">
            <text:p>75,7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UTALES MENORES</text:p>
          </table:table-cell>
          <table:table-cell office:value-type="string" calcext:value-type="string">
            <text:p>ARANDANO</text:p>
          </table:table-cell>
          <table:table-cell office:value-type="string" calcext:value-type="string">
            <text:p>KPIAVG</text:p>
          </table:table-cell>
          <table:table-cell office:value-type="float" office:value="82.3141945349398" calcext:value-type="float">
            <text:p>82,3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UTALES MENORES</text:p>
          </table:table-cell>
          <table:table-cell office:value-type="string" calcext:value-type="string">
            <text:p>BERRIES Y ESPECIES MENORES</text:p>
          </table:table-cell>
          <table:table-cell office:value-type="string" calcext:value-type="string">
            <text:p>KPIAVG</text:p>
          </table:table-cell>
          <table:table-cell office:value-type="float" office:value="70.3905420937073" calcext:value-type="float">
            <text:p>70,3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UTOS SECOS</text:p>
          </table:table-cell>
          <table:table-cell office:value-type="string" calcext:value-type="string">
            <text:p>ALMENDRO</text:p>
          </table:table-cell>
          <table:table-cell office:value-type="string" calcext:value-type="string">
            <text:p>KPIAVG</text:p>
          </table:table-cell>
          <table:table-cell office:value-type="float" office:value="65.620415014953" calcext:value-type="float">
            <text:p>65,6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UTOS SECOS</text:p>
          </table:table-cell>
          <table:table-cell office:value-type="string" calcext:value-type="string">
            <text:p>AVELLANO Y CASTAÑO</text:p>
          </table:table-cell>
          <table:table-cell office:value-type="string" calcext:value-type="string">
            <text:p>KPIAVG</text:p>
          </table:table-cell>
          <table:table-cell office:value-type="float" office:value="72.2309835328899" calcext:value-type="float">
            <text:p>72,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UTOS SECOS</text:p>
          </table:table-cell>
          <table:table-cell office:value-type="string" calcext:value-type="string">
            <text:p>NUEZ</text:p>
          </table:table-cell>
          <table:table-cell office:value-type="string" calcext:value-type="string">
            <text:p>KPIAVG</text:p>
          </table:table-cell>
          <table:table-cell office:value-type="float" office:value="75.0495204701137" calcext:value-type="float">
            <text:p>75,05</text:p>
          </table:table-cell>
          <table:table-cell table:number-columns-repeated="24"/>
        </table:table-row>
        <table:table-row table:style-name="ro1" table:number-rows-repeated="1048507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Estimaciones Supuestas" table:style-name="ta1">
        <office:forms form:automatic-focus="false" form:apply-design-mode="false"/>
        <table:table-column table:style-name="co16" table:default-cell-style-name="Default"/>
        <table:table-column table:style-name="co17" table:number-columns-repeated="4" table:default-cell-style-name="Default"/>
        <table:table-column table:style-name="co18" table:number-columns-repeated="1019" table:default-cell-style-name="Default"/>
        <table:table-row table:style-name="ro8" table:number-rows-repeated="2">
          <table:table-cell table:number-columns-repeated="1024"/>
        </table:table-row>
        <table:table-row table:style-name="ro8"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Actual Linea Base</text:p>
          </table:table-cell>
          <table:table-cell table:style-name="ce7" office:value-type="string" calcext:value-type="string">
            <text:p>Escenario 1</text:p>
          </table:table-cell>
          <table:table-cell table:style-name="ce1" office:value-type="string" calcext:value-type="string">
            <text:p>Escenario 2</text:p>
          </table:table-cell>
          <table:table-cell table:style-name="ce1" office:value-type="string" calcext:value-type="string">
            <text:p>Escenario 3</text:p>
          </table:table-cell>
          <table:table-cell table:number-columns-repeated="1019"/>
        </table:table-row>
        <table:table-row table:style-name="ro8">
          <table:table-cell table:style-name="ce51" office:value-type="string" calcext:value-type="string">
            <text:p>Crecimiento por adopción tecnológica</text:p>
          </table:table-cell>
          <table:table-cell table:style-name="ce60" office:value-type="percentage" office:value="0" calcext:value-type="percentage">
            <text:p>0,00%</text:p>
          </table:table-cell>
          <table:table-cell table:style-name="ce60" office:value-type="percentage" office:value="0.5" calcext:value-type="percentage">
            <text:p>50,00%</text:p>
          </table:table-cell>
          <table:table-cell table:style-name="ce60" office:value-type="percentage" office:value="0.25" calcext:value-type="percentage">
            <text:p>25,00%</text:p>
          </table:table-cell>
          <table:table-cell table:style-name="ce60" office:value-type="percentage" office:value="0.1" calcext:value-type="percentage">
            <text:p>10,00%</text:p>
          </table:table-cell>
          <table:table-cell table:number-columns-repeated="1019"/>
        </table:table-row>
        <table:table-row table:style-name="ro8">
          <table:table-cell table:style-name="ce51" office:value-type="string" calcext:value-type="string">
            <text:p>Crecimiento del sector</text:p>
          </table:table-cell>
          <table:table-cell table:style-name="ce60" office:value-type="percentage" office:value="0" calcext:value-type="percentage">
            <text:p>0,00%</text:p>
          </table:table-cell>
          <table:table-cell table:number-columns-repeated="3" table:style-name="ce60" office:value-type="percentage" office:value="0.02" calcext:value-type="percentage">
            <text:p>2,00%</text:p>
          </table:table-cell>
          <table:table-cell table:number-columns-repeated="1019"/>
        </table:table-row>
        <table:table-row table:style-name="ro8">
          <table:table-cell table:style-name="ce51" office:value-type="string" calcext:value-type="string">
            <text:p>Crecimiento Total</text:p>
          </table:table-cell>
          <table:table-cell table:style-name="ce60" table:formula="of:=SUM([.B4:.B5])" office:value-type="percentage" office:value="0" calcext:value-type="percentage">
            <text:p>0,00%</text:p>
          </table:table-cell>
          <table:table-cell table:style-name="ce60" table:formula="of:=SUM([.C4:.C5])" office:value-type="percentage" office:value="0.52" calcext:value-type="percentage">
            <text:p>52,00%</text:p>
          </table:table-cell>
          <table:table-cell table:style-name="ce60" table:formula="of:=SUM([.D4:.D5])" office:value-type="percentage" office:value="0.27" calcext:value-type="percentage">
            <text:p>27,00%</text:p>
          </table:table-cell>
          <table:table-cell table:style-name="ce60" table:formula="of:=SUM([.E4:.E5])" office:value-type="percentage" office:value="0.12" calcext:value-type="percentage">
            <text:p>12,00%</text:p>
          </table:table-cell>
          <table:table-cell table:number-columns-repeated="1019"/>
        </table:table-row>
        <table:table-row table:style-name="ro8" table:number-rows-repeated="1048548">
          <table:table-cell table:number-columns-repeated="1024"/>
        </table:table-row>
        <table:table-row table:style-name="ro9" table:number-rows-repeated="2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dopción" table:style-name="ta2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1021" table:default-cell-style-name="Default"/>
        <table:table-row table:style-name="ro8" table:number-rows-repeated="3">
          <table:table-cell table:number-columns-repeated="1024"/>
        </table:table-row>
        <table:table-row table:style-name="ro10">
          <table:table-cell/>
          <table:table-cell table:style-name="ce73" office:value-type="string" calcext:value-type="string">
            <text:p>Riego Tecnificado</text:p>
          </table:table-cell>
          <table:table-cell table:style-name="ce73" office:value-type="string" calcext:value-type="string">
            <text:p>Adopción Tecnológica</text:p>
          </table:table-cell>
          <table:table-cell table:number-columns-repeated="1021"/>
        </table:table-row>
        <table:table-row table:style-name="ro10">
          <table:table-cell table:style-name="ce72" office:value-type="string" calcext:value-type="string">
            <text:p>Escenario 1</text:p>
          </table:table-cell>
          <table:table-cell table:style-name="ce74" office:value-type="percentage" office:value="0.9" calcext:value-type="percentage">
            <text:p>90%</text:p>
          </table:table-cell>
          <table:table-cell table:style-name="ce74" office:value-type="percentage" office:value="0.5" calcext:value-type="percentage">
            <text:p>50%</text:p>
          </table:table-cell>
          <table:table-cell table:number-columns-repeated="1021"/>
        </table:table-row>
        <table:table-row table:style-name="ro10">
          <table:table-cell table:style-name="ce72" office:value-type="string" calcext:value-type="string">
            <text:p>Escenario 2</text:p>
          </table:table-cell>
          <table:table-cell table:style-name="ce74" office:value-type="percentage" office:value="0.7" calcext:value-type="percentage">
            <text:p>70%</text:p>
          </table:table-cell>
          <table:table-cell table:style-name="ce74" office:value-type="percentage" office:value="0.25" calcext:value-type="percentage">
            <text:p>25%</text:p>
          </table:table-cell>
          <table:table-cell table:number-columns-repeated="1021"/>
        </table:table-row>
        <table:table-row table:style-name="ro10">
          <table:table-cell table:style-name="ce72" office:value-type="string" calcext:value-type="string">
            <text:p>Escenario 3</text:p>
          </table:table-cell>
          <table:table-cell table:style-name="ce74" office:value-type="percentage" office:value="0.4" calcext:value-type="percentage">
            <text:p>40%</text:p>
          </table:table-cell>
          <table:table-cell table:style-name="ce74" office:value-type="percentage" office:value="0.1" calcext:value-type="percentage">
            <text:p>10%</text:p>
          </table:table-cell>
          <table:table-cell table:number-columns-repeated="1021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5"/>
          <table:table-cell>
            <draw:frame table:end-cell-address="Adopción.L28" table:end-x="18.24mm" table:end-y="0.79mm" draw:z-index="0" draw:name="Chart 1" draw:style-name="gr2" draw:text-style-name="P2" svg:width="165.1mm" svg:height="98.09mm" svg:x="19.84mm" svg:y="2.73mm">
              <loext:p draw:notify-on-update-of-ranges="Adopción.A5:Adopción.A7 Adopción.B4:Adopción.B4 Adopción.B5:Adopción.B7 Adopción.C4:Adopción.C4 Adopción.C5:Adopción.C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8" table:number-rows-repeated="104856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abla dinámica_TIndicadores_1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4" table:default-cell-style-name="ce14"/>
        <table:table-row table:style-name="ro1">
          <table:table-cell table:style-name="Campo_20_de_20_la_20_tabla_20_dinámica" office:value-type="string" calcext:value-type="string">
            <text:p>KPI</text:p>
          </table:table-cell>
          <table:table-cell table:style-name="ce80" office:value-type="string" calcext:value-type="string">
            <text:p>KPIAVG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75" office:value-type="string" calcext:value-type="string">
            <text:p>ESPECIE</text:p>
          </table:table-cell>
          <table:table-cell table:style-name="ce81" office:value-type="string" calcext:value-type="string">
            <text:p>TIPO_ESPECIE</text:p>
          </table:table-cell>
          <table:table-cell table:style-name="ce86" office:value-type="string" calcext:value-type="string">
            <text:p>Suma - VALOR</text:p>
          </table:table-cell>
          <table:table-cell table:number-columns-repeated="2"/>
          <table:table-cell table:style-name="ce4" office:value-type="string" calcext:value-type="string">
            <text:p>ESPECIE</text:p>
          </table:table-cell>
          <table:table-cell table:style-name="ce4" office:value-type="string" calcext:value-type="string">
            <text:p>TIPO_ESPECIE</text:p>
          </table:table-cell>
          <table:table-cell table:style-name="ce49" office:value-type="string" calcext:value-type="string">
            <text:p>KPIAVG</text:p>
          </table:table-cell>
        </table:table-row>
        <table:table-row table:style-name="ro1">
          <table:table-cell table:style-name="ce76" office:value-type="string" calcext:value-type="string">
            <text:p>FRUTAFRESCA</text:p>
          </table:table-cell>
          <table:table-cell table:style-name="ce82" office:value-type="string" calcext:value-type="string">
            <text:p>CEREZO</text:p>
          </table:table-cell>
          <table:table-cell table:style-name="ce87" office:value-type="float" office:value="72.7114257534884" calcext:value-type="float">
            <text:p>72,71</text:p>
          </table:table-cell>
          <table:table-cell table:number-columns-repeated="2"/>
          <table:table-cell office:value-type="string" calcext:value-type="string">
            <text:p>FRUTALES MENORES</text:p>
          </table:table-cell>
          <table:table-cell office:value-type="string" calcext:value-type="string">
            <text:p>ARANDANO</text:p>
          </table:table-cell>
          <table:table-cell office:value-type="float" office:value="82.3141945349398" calcext:value-type="float">
            <text:p>82,31</text:p>
          </table:table-cell>
        </table:table-row>
        <table:table-row table:style-name="ro1">
          <table:table-cell table:style-name="ce77"/>
          <table:table-cell table:style-name="ce83" office:value-type="string" calcext:value-type="string">
            <text:p>CIRUELAS</text:p>
          </table:table-cell>
          <table:table-cell table:style-name="ce88" office:value-type="float" office:value="63.827351422559" calcext:value-type="float">
            <text:p>63,83</text:p>
          </table:table-cell>
          <table:table-cell table:number-columns-repeated="2"/>
          <table:table-cell office:value-type="string" calcext:value-type="string">
            <text:p>FRUTAFRESCA</text:p>
          </table:table-cell>
          <table:table-cell office:value-type="string" calcext:value-type="string">
            <text:p>UVA DE MESA</text:p>
          </table:table-cell>
          <table:table-cell office:value-type="float" office:value="75.7892932325041" calcext:value-type="float">
            <text:p>75,79</text:p>
          </table:table-cell>
        </table:table-row>
        <table:table-row table:style-name="ro1">
          <table:table-cell table:style-name="ce77"/>
          <table:table-cell table:style-name="ce83" office:value-type="string" calcext:value-type="string">
            <text:p>CÍTRICOS</text:p>
          </table:table-cell>
          <table:table-cell table:style-name="ce88" office:value-type="float" office:value="73.8955874463461" calcext:value-type="float">
            <text:p>73,90</text:p>
          </table:table-cell>
          <table:table-cell table:number-columns-repeated="2"/>
          <table:table-cell office:value-type="string" calcext:value-type="string">
            <text:p>FRUTOS SECOS</text:p>
          </table:table-cell>
          <table:table-cell office:value-type="string" calcext:value-type="string">
            <text:p>NUEZ</text:p>
          </table:table-cell>
          <table:table-cell office:value-type="float" office:value="75.0495204701137" calcext:value-type="float">
            <text:p>75,05</text:p>
          </table:table-cell>
        </table:table-row>
        <table:table-row table:style-name="ro1">
          <table:table-cell table:style-name="ce77"/>
          <table:table-cell table:style-name="ce83" office:value-type="string" calcext:value-type="string">
            <text:p>DURAZNOS Y NECTARINAS</text:p>
          </table:table-cell>
          <table:table-cell table:style-name="ce88" office:value-type="float" office:value="61.8745425290676" calcext:value-type="float">
            <text:p>61,87</text:p>
          </table:table-cell>
          <table:table-cell table:number-columns-repeated="2"/>
          <table:table-cell office:value-type="string" calcext:value-type="string">
            <text:p>FRUTAFRESCA</text:p>
          </table:table-cell>
          <table:table-cell office:value-type="string" calcext:value-type="string">
            <text:p>CÍTRICOS</text:p>
          </table:table-cell>
          <table:table-cell office:value-type="float" office:value="73.8955874463461" calcext:value-type="float">
            <text:p>73,90</text:p>
          </table:table-cell>
        </table:table-row>
        <table:table-row table:style-name="ro1">
          <table:table-cell table:style-name="ce77"/>
          <table:table-cell table:style-name="ce83" office:value-type="string" calcext:value-type="string">
            <text:p>KIWI</text:p>
          </table:table-cell>
          <table:table-cell table:style-name="ce88" office:value-type="float" office:value="69.2782860601166" calcext:value-type="float">
            <text:p>69,28</text:p>
          </table:table-cell>
          <table:table-cell table:number-columns-repeated="2"/>
          <table:table-cell office:value-type="string" calcext:value-type="string">
            <text:p>FRUTAFRESCA</text:p>
          </table:table-cell>
          <table:table-cell office:value-type="string" calcext:value-type="string">
            <text:p>CEREZO</text:p>
          </table:table-cell>
          <table:table-cell office:value-type="float" office:value="72.7114257534884" calcext:value-type="float">
            <text:p>72,71</text:p>
          </table:table-cell>
        </table:table-row>
        <table:table-row table:style-name="ro1">
          <table:table-cell table:style-name="ce77"/>
          <table:table-cell table:style-name="ce83" office:value-type="string" calcext:value-type="string">
            <text:p>OLIVO</text:p>
          </table:table-cell>
          <table:table-cell table:style-name="ce88" office:value-type="float" office:value="65.5934870000403" calcext:value-type="float">
            <text:p>65,59</text:p>
          </table:table-cell>
          <table:table-cell table:number-columns-repeated="2"/>
          <table:table-cell office:value-type="string" calcext:value-type="string">
            <text:p>FRUTOS SECOS</text:p>
          </table:table-cell>
          <table:table-cell office:value-type="string" calcext:value-type="string">
            <text:p>AVELLANO Y CASTAÑO</text:p>
          </table:table-cell>
          <table:table-cell office:value-type="float" office:value="72.2309835328899" calcext:value-type="float">
            <text:p>72,23</text:p>
          </table:table-cell>
        </table:table-row>
        <table:table-row table:style-name="ro1">
          <table:table-cell table:style-name="ce77"/>
          <table:table-cell table:style-name="ce83" office:value-type="string" calcext:value-type="string">
            <text:p>PALTAS</text:p>
          </table:table-cell>
          <table:table-cell table:style-name="ce88" office:value-type="float" office:value="69.1534561828249" calcext:value-type="float">
            <text:p>69,15</text:p>
          </table:table-cell>
          <table:table-cell table:number-columns-repeated="2"/>
          <table:table-cell office:value-type="string" calcext:value-type="string">
            <text:p>FRUTALES MENORES</text:p>
          </table:table-cell>
          <table:table-cell office:value-type="string" calcext:value-type="string">
            <text:p>BERRIES Y ESPECIES MENORES</text:p>
          </table:table-cell>
          <table:table-cell office:value-type="float" office:value="70.3905420937073" calcext:value-type="float">
            <text:p>70,39</text:p>
          </table:table-cell>
        </table:table-row>
        <table:table-row table:style-name="ro1">
          <table:table-cell table:style-name="ce77"/>
          <table:table-cell table:style-name="ce83" office:value-type="string" calcext:value-type="string">
            <text:p>POMÁCEAS</text:p>
          </table:table-cell>
          <table:table-cell table:style-name="ce88" office:value-type="float" office:value="62.9091457673569" calcext:value-type="float">
            <text:p>62,91</text:p>
          </table:table-cell>
          <table:table-cell table:number-columns-repeated="2"/>
          <table:table-cell office:value-type="string" calcext:value-type="string">
            <text:p>FRUTAFRESCA</text:p>
          </table:table-cell>
          <table:table-cell office:value-type="string" calcext:value-type="string">
            <text:p>KIWI</text:p>
          </table:table-cell>
          <table:table-cell office:value-type="float" office:value="69.2782860601166" calcext:value-type="float">
            <text:p>69,28</text:p>
          </table:table-cell>
        </table:table-row>
        <table:table-row table:style-name="ro1">
          <table:table-cell table:style-name="ce78"/>
          <table:table-cell table:style-name="ce84" office:value-type="string" calcext:value-type="string">
            <text:p>UVA DE MESA</text:p>
          </table:table-cell>
          <table:table-cell table:style-name="ce89" office:value-type="float" office:value="75.7892932325041" calcext:value-type="float">
            <text:p>75,79</text:p>
          </table:table-cell>
          <table:table-cell table:number-columns-repeated="2"/>
          <table:table-cell office:value-type="string" calcext:value-type="string">
            <text:p>FRUTAFRESCA</text:p>
          </table:table-cell>
          <table:table-cell office:value-type="string" calcext:value-type="string">
            <text:p>PALTAS</text:p>
          </table:table-cell>
          <table:table-cell office:value-type="float" office:value="69.1534561828249" calcext:value-type="float">
            <text:p>69,15</text:p>
          </table:table-cell>
        </table:table-row>
        <table:table-row table:style-name="ro1">
          <table:table-cell table:style-name="ce76" office:value-type="string" calcext:value-type="string">
            <text:p>FRUTALES MENORES</text:p>
          </table:table-cell>
          <table:table-cell table:style-name="ce82" office:value-type="string" calcext:value-type="string">
            <text:p>ARANDANO</text:p>
          </table:table-cell>
          <table:table-cell table:style-name="ce87" office:value-type="float" office:value="82.3141945349398" calcext:value-type="float">
            <text:p>82,31</text:p>
          </table:table-cell>
          <table:table-cell table:number-columns-repeated="2"/>
          <table:table-cell office:value-type="string" calcext:value-type="string">
            <text:p>FRUTOS SECOS</text:p>
          </table:table-cell>
          <table:table-cell office:value-type="string" calcext:value-type="string">
            <text:p>ALMENDRO</text:p>
          </table:table-cell>
          <table:table-cell office:value-type="float" office:value="65.620415014953" calcext:value-type="float">
            <text:p>65,62</text:p>
          </table:table-cell>
        </table:table-row>
        <table:table-row table:style-name="ro1">
          <table:table-cell table:style-name="ce78"/>
          <table:table-cell table:style-name="ce84" office:value-type="string" calcext:value-type="string">
            <text:p>BERRIES Y ESPECIES MENORES</text:p>
          </table:table-cell>
          <table:table-cell table:style-name="ce89" office:value-type="float" office:value="70.3905420937073" calcext:value-type="float">
            <text:p>70,39</text:p>
          </table:table-cell>
          <table:table-cell table:number-columns-repeated="2"/>
          <table:table-cell office:value-type="string" calcext:value-type="string">
            <text:p>FRUTAFRESCA</text:p>
          </table:table-cell>
          <table:table-cell office:value-type="string" calcext:value-type="string">
            <text:p>OLIVO</text:p>
          </table:table-cell>
          <table:table-cell office:value-type="float" office:value="65.5934870000403" calcext:value-type="float">
            <text:p>65,59</text:p>
          </table:table-cell>
        </table:table-row>
        <table:table-row table:style-name="ro1">
          <table:table-cell table:style-name="ce76" office:value-type="string" calcext:value-type="string">
            <text:p>FRUTOS SECOS</text:p>
          </table:table-cell>
          <table:table-cell table:style-name="ce82" office:value-type="string" calcext:value-type="string">
            <text:p>ALMENDRO</text:p>
          </table:table-cell>
          <table:table-cell table:style-name="ce87" office:value-type="float" office:value="65.620415014953" calcext:value-type="float">
            <text:p>65,62</text:p>
          </table:table-cell>
          <table:table-cell table:number-columns-repeated="2"/>
          <table:table-cell office:value-type="string" calcext:value-type="string">
            <text:p>FRUTAFRESCA</text:p>
          </table:table-cell>
          <table:table-cell office:value-type="string" calcext:value-type="string">
            <text:p>CIRUELAS</text:p>
          </table:table-cell>
          <table:table-cell office:value-type="float" office:value="63.827351422559" calcext:value-type="float">
            <text:p>63,83</text:p>
          </table:table-cell>
        </table:table-row>
        <table:table-row table:style-name="ro1">
          <table:table-cell table:style-name="ce77"/>
          <table:table-cell table:style-name="ce83" office:value-type="string" calcext:value-type="string">
            <text:p>AVELLANO Y CASTAÑO</text:p>
          </table:table-cell>
          <table:table-cell table:style-name="ce88" office:value-type="float" office:value="72.2309835328899" calcext:value-type="float">
            <text:p>72,23</text:p>
          </table:table-cell>
          <table:table-cell table:number-columns-repeated="2"/>
          <table:table-cell office:value-type="string" calcext:value-type="string">
            <text:p>FRUTAFRESCA</text:p>
          </table:table-cell>
          <table:table-cell office:value-type="string" calcext:value-type="string">
            <text:p>POMÁCEAS</text:p>
          </table:table-cell>
          <table:table-cell office:value-type="float" office:value="62.9091457673569" calcext:value-type="float">
            <text:p>62,91</text:p>
          </table:table-cell>
        </table:table-row>
        <table:table-row table:style-name="ro1">
          <table:table-cell table:style-name="ce79"/>
          <table:table-cell table:style-name="ce85" office:value-type="string" calcext:value-type="string">
            <text:p>NUEZ</text:p>
          </table:table-cell>
          <table:table-cell table:style-name="ce90" office:value-type="float" office:value="75.0495204701137" calcext:value-type="float">
            <text:p>75,05</text:p>
          </table:table-cell>
          <table:table-cell table:number-columns-repeated="2"/>
          <table:table-cell office:value-type="string" calcext:value-type="string">
            <text:p>FRUTAFRESCA</text:p>
          </table:table-cell>
          <table:table-cell office:value-type="string" calcext:value-type="string">
            <text:p>DURAZNOS Y NECTARINAS</text:p>
          </table:table-cell>
          <table:table-cell office:value-type="float" office:value="61.8745425290676" calcext:value-type="float">
            <text:p>61,87</text:p>
          </table:table-cell>
        </table:table-row>
        <table:table-row table:style-name="ro1" table:number-rows-repeated="104855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5" table:target-range-address="'Tabla dinámica_TIndicadores_1'.F3:'Tabla dinámica_TIndicadores_1'.H17">
          <table:sort>
            <table:sort-by table:field-number="2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Tabla dinámica_TIndicadores_1'.A1:'Tabla dinámica_TIndicadores_1'.C17" table:buttons="'Tabla dinámica_TIndicadores_1'.A1 'Tabla dinámica_TIndicadores_1'.A3 'Tabla dinámica_TIndicadores_1'.B3" table:grand-total="column" table:show-filter-button="false" table:drill-down-on-double-click="false">
          <table:source-cell-range table:cell-range-address="TIndicadores.A1:TIndicadores.D68"/>
          <table:data-pilot-field table:source-field-name="KPI" table:orientation="page" table:used-hierarchy="0" table:function="auto" loext:ignore-selected-page="true" table:selected-page="KPIAVG">
            <table:data-pilot-level table:show-empty="false" calcext:repeat-item-labels="false">
              <table:data-pilot-members>
                <table:data-pilot-member table:name="KPIANNO" table:display="false" table:show-details="true"/>
                <table:data-pilot-member table:name="KPIAP" table:display="false" table:show-details="true"/>
                <table:data-pilot-member table:name="KPIARBHA" table:display="false" table:show-details="true"/>
                <table:data-pilot-member table:name="KPIAVG" table:display="true" table:show-details="true"/>
                <table:data-pilot-member table:name="KPIRIEGO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SPECIE" table:orientation="row" table:used-hierarchy="0" table:function="auto">
            <table:data-pilot-level table:show-empty="false" calcext:repeat-item-labels="false">
              <table:data-pilot-members>
                <table:data-pilot-member table:name="FRUTAFRESCA" table:display="true" table:show-details="true"/>
                <table:data-pilot-member table:name="FRUTALES MENORES" table:display="true" table:show-details="true"/>
                <table:data-pilot-member table:name="FRUTOS SECO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_ESPECIE" table:orientation="row" table:used-hierarchy="0" table:function="auto">
            <table:data-pilot-level table:show-empty="false" calcext:repeat-item-labels="false">
              <table:data-pilot-members>
                <table:data-pilot-member table:name="ALMENDRO" table:display="true" table:show-details="true"/>
                <table:data-pilot-member table:name="ARANDANO" table:display="true" table:show-details="true"/>
                <table:data-pilot-member table:name="AVELLANO Y CASTAÑO" table:display="true" table:show-details="true"/>
                <table:data-pilot-member table:name="BERRIES Y ESPECIES MENORES" table:display="true" table:show-details="true"/>
                <table:data-pilot-member table:name="CEREZO" table:display="true" table:show-details="true"/>
                <table:data-pilot-member table:name="CIRUELAS" table:display="true" table:show-details="true"/>
                <table:data-pilot-member table:name="CÍTRICOS" table:display="true" table:show-details="true"/>
                <table:data-pilot-member table:name="DURAZNOS Y NECTARINAS" table:display="true" table:show-details="true"/>
                <table:data-pilot-member table:name="KIWI" table:display="true" table:show-details="true"/>
                <table:data-pilot-member table:name="NUEZ" table:display="true" table:show-details="true"/>
                <table:data-pilot-member table:name="OLIVO" table:display="true" table:show-details="true"/>
                <table:data-pilot-member table:name="PALTAS" table:display="true" table:show-details="true"/>
                <table:data-pilot-member table:name="POMÁCEAS" table:display="true" table:show-details="true"/>
                <table:data-pilot-member table:name="UVA DE MES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OR" table:orientation="data" table:used-hierarchy="0" table:function="sum">
            <table:data-pilot-level table:show-empty="false" calcext:repeat-item-labels="false">
              <table:data-pilot-members>
                <table:data-pilot-member table:name="50,00" table:display="true" table:show-details="true"/>
                <table:data-pilot-member table:name="50,09" table:display="true" table:show-details="true"/>
                <table:data-pilot-member table:name="50,40" table:display="true" table:show-details="true"/>
                <table:data-pilot-member table:name="50,56" table:display="true" table:show-details="true"/>
                <table:data-pilot-member table:name="50,63" table:display="true" table:show-details="true"/>
                <table:data-pilot-member table:name="50,94" table:display="true" table:show-details="true"/>
                <table:data-pilot-member table:name="51,03" table:display="true" table:show-details="true"/>
                <table:data-pilot-member table:name="51,07" table:display="true" table:show-details="true"/>
                <table:data-pilot-member table:name="51,12" table:display="true" table:show-details="true"/>
                <table:data-pilot-member table:name="51,24" table:display="true" table:show-details="true"/>
                <table:data-pilot-member table:name="51,53" table:display="true" table:show-details="true"/>
                <table:data-pilot-member table:name="52,32" table:display="true" table:show-details="true"/>
                <table:data-pilot-member table:name="52,63" table:display="true" table:show-details="true"/>
                <table:data-pilot-member table:name="53,96" table:display="true" table:show-details="true"/>
                <table:data-pilot-member table:name="55,33" table:display="true" table:show-details="true"/>
                <table:data-pilot-member table:name="58,43" table:display="true" table:show-details="true"/>
                <table:data-pilot-member table:name="58,84" table:display="true" table:show-details="true"/>
                <table:data-pilot-member table:name="61,87" table:display="true" table:show-details="true"/>
                <table:data-pilot-member table:name="62,11" table:display="true" table:show-details="true"/>
                <table:data-pilot-member table:name="62,91" table:display="true" table:show-details="true"/>
                <table:data-pilot-member table:name="63,83" table:display="true" table:show-details="true"/>
                <table:data-pilot-member table:name="63,85" table:display="true" table:show-details="true"/>
                <table:data-pilot-member table:name="65,59" table:display="true" table:show-details="true"/>
                <table:data-pilot-member table:name="65,62" table:display="true" table:show-details="true"/>
                <table:data-pilot-member table:name="68,42" table:display="true" table:show-details="true"/>
                <table:data-pilot-member table:name="68,98" table:display="true" table:show-details="true"/>
                <table:data-pilot-member table:name="69,15" table:display="true" table:show-details="true"/>
                <table:data-pilot-member table:name="69,28" table:display="true" table:show-details="true"/>
                <table:data-pilot-member table:name="69,37" table:display="true" table:show-details="true"/>
                <table:data-pilot-member table:name="69,87" table:display="true" table:show-details="true"/>
                <table:data-pilot-member table:name="70,39" table:display="true" table:show-details="true"/>
                <table:data-pilot-member table:name="70,72" table:display="true" table:show-details="true"/>
                <table:data-pilot-member table:name="71,02" table:display="true" table:show-details="true"/>
                <table:data-pilot-member table:name="71,56" table:display="true" table:show-details="true"/>
                <table:data-pilot-member table:name="71,58" table:display="true" table:show-details="true"/>
                <table:data-pilot-member table:name="72,23" table:display="true" table:show-details="true"/>
                <table:data-pilot-member table:name="72,71" table:display="true" table:show-details="true"/>
                <table:data-pilot-member table:name="73,17" table:display="true" table:show-details="true"/>
                <table:data-pilot-member table:name="73,77" table:display="true" table:show-details="true"/>
                <table:data-pilot-member table:name="73,90" table:display="true" table:show-details="true"/>
                <table:data-pilot-member table:name="74,06" table:display="true" table:show-details="true"/>
                <table:data-pilot-member table:name="74,74" table:display="true" table:show-details="true"/>
                <table:data-pilot-member table:name="75,05" table:display="true" table:show-details="true"/>
                <table:data-pilot-member table:name="75,79" table:display="true" table:show-details="true"/>
                <table:data-pilot-member table:name="76,66" table:display="true" table:show-details="true"/>
                <table:data-pilot-member table:name="77,42" table:display="true" table:show-details="true"/>
                <table:data-pilot-member table:name="77,89" table:display="true" table:show-details="true"/>
                <table:data-pilot-member table:name="78,95" table:display="true" table:show-details="true"/>
                <table:data-pilot-member table:name="80,86" table:display="true" table:show-details="true"/>
                <table:data-pilot-member table:name="81,05" table:display="true" table:show-details="true"/>
                <table:data-pilot-member table:name="81,63" table:display="true" table:show-details="true"/>
                <table:data-pilot-member table:name="82,31" table:display="true" table:show-details="true"/>
                <table:data-pilot-member table:name="87,37" table:display="true" table:show-details="true"/>
                <table:data-pilot-member table:name="89,63" table:display="true" table:show-details="true"/>
                <table:data-pilot-member table:name="90,52" table:display="true" table:show-details="true"/>
                <table:data-pilot-member table:name="90,53" table:display="true" table:show-details="true"/>
                <table:data-pilot-member table:name="91,91" table:display="true" table:show-details="true"/>
                <table:data-pilot-member table:name="92,16" table:display="true" table:show-details="true"/>
                <table:data-pilot-member table:name="92,94" table:display="true" table:show-details="true"/>
                <table:data-pilot-member table:name="95,00" table:display="true" table:show-details="true"/>
                <table:data-pilot-member table:name="100,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8" loext:min-decimal-places="8" number:min-integer-digits="1"/>
    </number:number-style>
    <number:currency-style style:name="N11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number-style style:name="N114">
      <number:number number:decimal-places="1" loext:min-decimal-places="1" number:min-integer-digits="1" number:grouping="true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1" loext:min-decimal-places="11"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currency-style style:name="N10105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5" number:language="es" number:country="CL"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5P0"/>
    </number:currency-style>
    <number:currency-style style:name="N10106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6" number:language="es" number:country="CL">
      <style:text-properties fo:color="#ff0000"/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6P0"/>
    </number:currency-style>
    <number:currency-style style:name="N10108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8" number:language="es" number:country="CL"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10109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9" number:language="es" number:country="CL">
      <style:text-properties fo:color="#ff0000"/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9P0"/>
    </number:currency-style>
    <number:date-style style:name="N10110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CL">
      <number:month number:textual="true"/>
      <number:text>-</number:text>
      <number:year/>
    </number:date-style>
    <number:time-style style:name="N10112" number:language="es" number:country="CL">
      <number:hours/>
      <number:text>:</number:text>
      <number:minutes number:style="long"/>
      <number:text> </number:text>
      <number:am-pm/>
    </number:time-style>
    <number:time-style style:name="N10113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CL">
      <number:hours/>
      <number:text>:</number:text>
      <number:minutes number:style="long"/>
    </number:time-style>
    <number:time-style style:name="N10115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s" number:country="CL">
      <number:number number:decimal-places="0" loext:min-decimal-places="0" number:min-integer-digits="1" number:grouping="true"/>
    </number:number-style>
    <number:number-style style:name="N10117" number:language="es" number:country="CL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CL">
      <number:number number:decimal-places="0" loext:min-decimal-places="0" number:min-integer-digits="1" number:grouping="true"/>
    </number:number-style>
    <number:number-style style:name="N10118" number:language="es" number:country="CL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CL">
      <number:number number:decimal-places="2" loext:min-decimal-places="2" number:min-integer-digits="1" number:grouping="true"/>
    </number:number-style>
    <number:number-style style:name="N10119" number:language="es" number:country="CL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CL">
      <number:number number:decimal-places="2" loext:min-decimal-places="2" number:min-integer-digits="1" number:grouping="true"/>
    </number:number-style>
    <number:number-style style:name="N10120" number:language="es" number:country="CL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CL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CL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CL">
      <loext:fill-character> </loext:fill-character>
      <number:text>- </number:text>
    </number:number-style>
    <number:text-style style:name="N10124" number:language="es" number:country="CL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CL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CL">
      <number:text>-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CL">
      <number:currency-symbol/>
      <loext:text> </loext:text>
      <loext:fill-character> </loext:fill-character>
      <number:text>- </number:text>
    </number:currency-style>
    <number:text-style style:name="N10128" number:language="es" number:country="C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CL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CL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CL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C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CL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CL">
      <number:text>-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CL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C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43P2" style:volatile="true" number:language="en" number:country="US">
      <loext:fill-character> </loext:fill-character>
      <number:text>- </number:text>
    </number:number-style>
    <number:text-style style:name="N20143" number:language="en" number:country="US"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loext:fill-character> </loext:fill-character>
      <number:text>- </number:text>
    </number:currency-style>
    <number:text-style style:name="N20147" number:language="en" number:country="US"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51" number:language="en" number:country="US"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55" number:language="en" number:country="US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squina_20_de_20_la_20_tabla_20_dinámica" style:display-name="Esquina de la tabla dinámica" style:family="table-cell" style:parent-style-name="Default"/>
    <style:style style:name="Valor_20_de_20_la_20_tabla_20_dinámica" style:display-name="Valor de la tabla dinámica" style:family="table-cell" style:parent-style-name="Default"/>
    <style:style style:name="Campo_20_de_20_la_20_tabla_20_dinámica" style:display-name="Campo de la tabla dinámica" style:family="table-cell" style:parent-style-name="Default"/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e_20_la_20_tabla_20_dinámica" style:display-name="Título de la tabla diná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e_20_la_20_tabla_20_dinámica" style:display-name="Resultado de la tabla dinámica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8">00-00-0000</text:date>, <text:time style:data-style-name="N2" text:time-value="17:56:30.3667308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dicadores" style:display-name="PageStyle_Indicad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timaciones_20_Supuestas" style:display-name="PageStyle_Estimaciones Supues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opción" style:display-name="PageStyle_Ado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onas_20_Agrícolas" style:display-name="PageStyle_Zonas Agrícol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vicios_20_x_20_UMA" style:display-name="PageStyle_Servicios x U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vicios_20_x_20_UMA_20_5-10-20_20_años" style:display-name="PageStyle_Servicios x UMA 5-10-20 añ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8T21:04:12.125802814</dc:date>
    <meta:editing-duration>PT15H38M18S</meta:editing-duration>
    <meta:editing-cycles>40</meta:editing-cycles>
    <meta:generator>LibreOffice/5.1.4.2$Linux_X86_64 LibreOffice_project/10m0$Build-2</meta:generator>
    <meta:document-statistic meta:table-count="6" meta:cell-count="36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509cm" svg:height="9.816cm" xlink:href=".." xlink:type="simple" chart:class="chart:bar" chart:style-name="ch1">
        <chart:legend chart:legend-position="end" svg:x="12.447cm" svg:y="4.36cm" style:legend-expansion="high" chart:style-name="ch2"/>
        <chart:plot-area chart:style-name="ch3" table:cell-range-address="Adopción.A4:Adopción.C7" chart:data-source-has-labels="both" svg:x="0.33cm" svg:y="0.196cm" svg:width="11.787cm" svg:height="9.424cm">
          <chartooo:coordinate-region svg:x="1.057cm" svg:y="0.395cm" svg:width="11.06cm" svg:height="8.578cm"/>
          <chart:axis chart:dimension="x" chart:name="primary-x" chart:style-name="ch4" chartooo:axis-type="text">
            <chart:categories table:cell-range-address="Adopción.A5:Adopción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dopción.B5:Adopción.B7" chart:label-cell-address="Adopción.B4:Adopción.B4" chart:class="chart:bar">
            <chart:data-point chart:repeated="3"/>
          </chart:series>
          <chart:series chart:style-name="ch8" chart:values-cell-range-address="Adopción.C5:Adopción.C7" chart:label-cell-address="Adopción.C4:Adopción.C4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ego Tecnificado</text:p>
                <draw:g>
                  <svg:desc>Adopción.B4:Adopción.B4</svg:desc>
                </draw:g>
              </table:table-cell>
              <table:table-cell office:value-type="string">
                <text:p>Adopción Tecnológica</text:p>
                <draw:g>
                  <svg:desc>Adopción.C4:Adopción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scenario 1</text:p>
                <draw:g>
                  <svg:desc>Adopción.A5:Adopción.A7</svg:desc>
                </draw:g>
              </table:table-cell>
              <table:table-cell office:value-type="float" office:value="0.9">
                <text:p>0.9</text:p>
                <draw:g>
                  <svg:desc>Adopción.B5:Adopción.B7</svg:desc>
                </draw:g>
              </table:table-cell>
              <table:table-cell office:value-type="float" office:value="0.5">
                <text:p>0.5</text:p>
                <draw:g>
                  <svg:desc>Adopción.C5:Adopción.C7</svg:desc>
                </draw:g>
              </table:table-cell>
            </table:table-row>
            <table:table-row>
              <table:table-cell office:value-type="string">
                <text:p>Escenario 2</text:p>
              </table:table-cell>
              <table:table-cell office:value-type="float" office:value="0.7">
                <text:p>0.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Escenario 3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8.982cm" xlink:href=".." xlink:type="simple" chart:class="chart:circle" chart:style-name="ch1">
        <chart:legend chart:legend-position="end" svg:x="10.896cm" svg:y="3.694cm" style:legend-expansion="high" chart:style-name="ch2"/>
        <chart:plot-area chart:style-name="ch3" table:cell-range-address="TEstimacionesxUnidadProductiva.L5:TEstimacionesxUnidadProductiva.M8" chart:data-source-has-labels="both" svg:x="0.319cm" svg:y="0.179cm" svg:width="10.258cm" svg:height="8.62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1.413cm" svg:width="10.258cm" svg:height="6.15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TEstimacionesxUnidadProductiva.L6:TEstimacionesxUnidadProductiva.L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TEstimacionesxUnidadProductiva.M6:TEstimacionesxUnidadProductiva.M8" chart:label-cell-address="TEstimacionesxUnidadProductiva.M5:TEstimacionesxUnidadProductiva.M5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B</text:p>
                <draw:g>
                  <svg:desc>TEstimacionesxUnidadProductiva.M5:TEstimacionesxUnidadProductiva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oT</text:p>
                <draw:g>
                  <svg:desc>TEstimacionesxUnidadProductiva.L6:TEstimacionesxUnidadProductiva.L8</svg:desc>
                </draw:g>
              </table:table-cell>
              <table:table-cell office:value-type="float" office:value="109.379235259335">
                <text:p>109.379235259335</text:p>
                <draw:g>
                  <svg:desc>TEstimacionesxUnidadProductiva.M6:TEstimacionesxUnidadProductiva.M8</svg:desc>
                </draw:g>
              </table:table-cell>
            </table:table-row>
            <table:table-row>
              <table:table-cell office:value-type="string">
                <text:p>Internet Transaccional</text:p>
              </table:table-cell>
              <table:table-cell office:value-type="float" office:value="2705.77852896852">
                <text:p>2705.77852896852</text:p>
              </table:table-cell>
            </table:table-row>
            <table:table-row>
              <table:table-cell office:value-type="string">
                <text:p>Internet con VideoStreaming</text:p>
              </table:table-cell>
              <table:table-cell office:value-type="float" office:value="55853.2265154052">
                <text:p>55853.22651540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